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S Sans Serif1" svg:font-family="'MS Sans Serif'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0.45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55.16pt"/>
    </style:style>
    <style:style style:name="co6" style:family="table-column">
      <style:table-column-properties fo:break-before="auto" style:column-width="97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TCD by hand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ox no.</text:p>
          </table:table-cell>
          <table:table-cell office:value-type="string" calcext:value-type="string">
            <text:p>Box position</text:p>
          </table:table-cell>
          <table:table-cell office:value-type="string" calcext:value-type="string">
            <text:p>Prøve</text:p>
          </table:table-cell>
          <table:table-cell office:value-type="string" calcext:value-type="string">
            <text:p>Weight </text:p>
            <text:p>(mg)</text:p>
          </table:table-cell>
          <table:table-cell office:value-type="string" calcext:value-type="string">
            <text:p>Area N</text:p>
            <text:p>Flash TCD </text:p>
          </table:table-cell>
          <table:table-cell office:value-type="string" calcext:value-type="string">
            <text:p>Area C</text:p>
            <text:p>Flash TCD </text:p>
          </table:table-cell>
          <table:table-cell office:value-type="string" calcext:value-type="string">
            <text:p>Corrected Area C</text:p>
          </table:table-cell>
          <table:table-cell office:value-type="string" calcext:value-type="string">
            <text:p>µg N/cup </text:p>
            <text:p/>
          </table:table-cell>
          <table:table-cell office:value-type="string" calcext:value-type="string">
            <text:p>mg N/kg dry sample</text:p>
          </table:table-cell>
          <table:table-cell office:value-type="string" calcext:value-type="string">
            <text:p>µg C/cup </text:p>
            <text:p/>
          </table:table-cell>
          <table:table-cell office:value-type="string" calcext:value-type="string">
            <text:p>mg C/kg dry sample</text:p>
          </table:table-cell>
          <table:table-cell office:value-type="string" calcext:value-type="string">
            <text:p/>
            <text:p>C/N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710" calcext:value-type="float">
            <text:p>62710</text:p>
          </table:table-cell>
          <table:table-cell office:value-type="float" office:value="601633" calcext:value-type="float">
            <text:p>601633</text:p>
          </table:table-cell>
          <table:table-cell office:value-type="float" office:value="598215" calcext:value-type="float">
            <text:p>598215</text:p>
          </table:table-cell>
          <table:table-cell office:value-type="float" office:value="47.5199957550304" calcext:value-type="float">
            <text:p>47.519995755</text:p>
          </table:table-cell>
          <table:table-cell office:value-type="string" calcext:value-type="string">
            <text:p>#VALUE!</text:p>
          </table:table-cell>
          <table:table-cell office:value-type="float" office:value="160.625638792083" calcext:value-type="float">
            <text:p>160.6256387921</text:p>
          </table:table-cell>
          <table:table-cell office:value-type="string" calcext:value-type="string">
            <text:p>#VALUE!</text:p>
          </table:table-cell>
          <table:table-cell office:value-type="float" office:value="3.94353104652637" calcext:value-type="float">
            <text:p>3.943531046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4772" calcext:value-type="float">
            <text:p>54772</text:p>
          </table:table-cell>
          <table:table-cell office:value-type="float" office:value="524988" calcext:value-type="float">
            <text:p>524988</text:p>
          </table:table-cell>
          <table:table-cell office:value-type="float" office:value="521570" calcext:value-type="float">
            <text:p>521570</text:p>
          </table:table-cell>
          <table:table-cell office:value-type="float" office:value="41.5047872348034" calcext:value-type="float">
            <text:p>41.5047872348</text:p>
          </table:table-cell>
          <table:table-cell office:value-type="string" calcext:value-type="string">
            <text:p>#VALUE!</text:p>
          </table:table-cell>
          <table:table-cell office:value-type="float" office:value="140.045827043432" calcext:value-type="float">
            <text:p>140.0458270434</text:p>
          </table:table-cell>
          <table:table-cell office:value-type="string" calcext:value-type="string">
            <text:p>#VALUE!</text:p>
          </table:table-cell>
          <table:table-cell office:value-type="float" office:value="3.93657717826658" calcext:value-type="float">
            <text:p>3.936577178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0.357" calcext:value-type="float">
            <text:p>0.357</text:p>
          </table:table-cell>
          <table:table-cell office:value-type="float" office:value="75873" calcext:value-type="float">
            <text:p>75873</text:p>
          </table:table-cell>
          <table:table-cell office:value-type="float" office:value="608385" calcext:value-type="float">
            <text:p>608385</text:p>
          </table:table-cell>
          <table:table-cell office:value-type="float" office:value="604967" calcext:value-type="float">
            <text:p>604967</text:p>
          </table:table-cell>
          <table:table-cell office:value-type="float" office:value="57.4945724433331" calcext:value-type="float">
            <text:p>57.4945724433</text:p>
          </table:table-cell>
          <table:table-cell office:value-type="float" office:value="161049.222530345" calcext:value-type="float">
            <text:p>161049.222530345</text:p>
          </table:table-cell>
          <table:table-cell office:value-type="float" office:value="162.438606225404" calcext:value-type="float">
            <text:p>162.4386062254</text:p>
          </table:table-cell>
          <table:table-cell office:value-type="float" office:value="455010.10147172" calcext:value-type="float">
            <text:p>455010.10147172</text:p>
          </table:table-cell>
          <table:table-cell office:value-type="float" office:value="3.29616691122896" calcext:value-type="float">
            <text:p>3.296166911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0.471" calcext:value-type="float">
            <text:p>0.471</text:p>
          </table:table-cell>
          <table:table-cell office:value-type="float" office:value="101515" calcext:value-type="float">
            <text:p>101515</text:p>
          </table:table-cell>
          <table:table-cell office:value-type="float" office:value="797917" calcext:value-type="float">
            <text:p>797917</text:p>
          </table:table-cell>
          <table:table-cell office:value-type="float" office:value="794499" calcext:value-type="float">
            <text:p>794499</text:p>
          </table:table-cell>
          <table:table-cell office:value-type="float" office:value="76.9254085324814" calcext:value-type="float">
            <text:p>76.9254085325</text:p>
          </table:table-cell>
          <table:table-cell office:value-type="float" office:value="163323.584994653" calcext:value-type="float">
            <text:p>163323.584994653</text:p>
          </table:table-cell>
          <table:table-cell office:value-type="float" office:value="213.329504266311" calcext:value-type="float">
            <text:p>213.3295042663</text:p>
          </table:table-cell>
          <table:table-cell office:value-type="float" office:value="452928.883792592" calcext:value-type="float">
            <text:p>452928.883792592</text:p>
          </table:table-cell>
          <table:table-cell office:value-type="float" office:value="3.23539941343229" calcext:value-type="float">
            <text:p>3.235399413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0.235" calcext:value-type="float">
            <text:p>0.235</text:p>
          </table:table-cell>
          <table:table-cell office:value-type="float" office:value="49403" calcext:value-type="float">
            <text:p>49403</text:p>
          </table:table-cell>
          <table:table-cell office:value-type="float" office:value="413075" calcext:value-type="float">
            <text:p>413075</text:p>
          </table:table-cell>
          <table:table-cell office:value-type="float" office:value="409657" calcext:value-type="float">
            <text:p>409657</text:p>
          </table:table-cell>
          <table:table-cell office:value-type="float" office:value="37.4362996377893" calcext:value-type="float">
            <text:p>37.4362996378</text:p>
          </table:table-cell>
          <table:table-cell office:value-type="float" office:value="159303.402713997" calcext:value-type="float">
            <text:p>159303.402713997</text:p>
          </table:table-cell>
          <table:table-cell office:value-type="float" office:value="109.99626774763" calcext:value-type="float">
            <text:p>109.9962677476</text:p>
          </table:table-cell>
          <table:table-cell office:value-type="float" office:value="468069.224457999" calcext:value-type="float">
            <text:p>468069.224457999</text:p>
          </table:table-cell>
          <table:table-cell office:value-type="float" office:value="3.42792904962654" calcext:value-type="float">
            <text:p>3.427929049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112886" calcext:value-type="float">
            <text:p>112886</text:p>
          </table:table-cell>
          <table:table-cell office:value-type="float" office:value="1067942" calcext:value-type="float">
            <text:p>1067942</text:p>
          </table:table-cell>
          <table:table-cell office:value-type="float" office:value="1064524" calcext:value-type="float">
            <text:p>1064524</text:p>
          </table:table-cell>
          <table:table-cell office:value-type="float" office:value="85.5420545495512" calcext:value-type="float">
            <text:p>85.5420545496</text:p>
          </table:table-cell>
          <table:table-cell office:value-type="string" calcext:value-type="string">
            <text:p>#VALUE!</text:p>
          </table:table-cell>
          <table:table-cell office:value-type="float" office:value="285.833433647607" calcext:value-type="float">
            <text:p>285.8334336476</text:p>
          </table:table-cell>
          <table:table-cell office:value-type="string" calcext:value-type="string">
            <text:p>#VALUE!</text:p>
          </table:table-cell>
          <table:table-cell office:value-type="float" office:value="3.8983438147651" calcext:value-type="float">
            <text:p>3.898343814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9526" calcext:value-type="float">
            <text:p>79526</text:p>
          </table:table-cell>
          <table:table-cell office:value-type="float" office:value="746251" calcext:value-type="float">
            <text:p>746251</text:p>
          </table:table-cell>
          <table:table-cell office:value-type="float" office:value="742833" calcext:value-type="float">
            <text:p>742833</text:p>
          </table:table-cell>
          <table:table-cell office:value-type="float" office:value="60.2627201788318" calcext:value-type="float">
            <text:p>60.2627201788</text:p>
          </table:table-cell>
          <table:table-cell office:value-type="string" calcext:value-type="string">
            <text:p>#VALUE!</text:p>
          </table:table-cell>
          <table:table-cell office:value-type="float" office:value="199.456759093034" calcext:value-type="float">
            <text:p>199.456759093</text:p>
          </table:table-cell>
          <table:table-cell office:value-type="string" calcext:value-type="string">
            <text:p>#VALUE!</text:p>
          </table:table-cell>
          <table:table-cell office:value-type="float" office:value="3.86141799747276" calcext:value-type="float">
            <text:p>3.861417997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4988" calcext:value-type="float">
            <text:p>54988</text:p>
          </table:table-cell>
          <table:table-cell office:value-type="float" office:value="534366" calcext:value-type="float">
            <text:p>534366</text:p>
          </table:table-cell>
          <table:table-cell office:value-type="float" office:value="530948" calcext:value-type="float">
            <text:p>530948</text:p>
          </table:table-cell>
          <table:table-cell office:value-type="float" office:value="41.668466378211" calcext:value-type="float">
            <text:p>41.6684663782</text:p>
          </table:table-cell>
          <table:table-cell office:value-type="string" calcext:value-type="string">
            <text:p>#VALUE!</text:p>
          </table:table-cell>
          <table:table-cell office:value-type="float" office:value="142.56389703598" calcext:value-type="float">
            <text:p>142.563897036</text:p>
          </table:table-cell>
          <table:table-cell office:value-type="string" calcext:value-type="string">
            <text:p>#VALUE!</text:p>
          </table:table-cell>
          <table:table-cell office:value-type="float" office:value="3.99161670679942" calcext:value-type="float">
            <text:p>3.991616706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94878" calcext:value-type="float">
            <text:p>94878</text:p>
          </table:table-cell>
          <table:table-cell office:value-type="float" office:value="889115" calcext:value-type="float">
            <text:p>889115</text:p>
          </table:table-cell>
          <table:table-cell office:value-type="float" office:value="885697" calcext:value-type="float">
            <text:p>885697</text:p>
          </table:table-cell>
          <table:table-cell office:value-type="float" office:value="71.89606374176" calcext:value-type="float">
            <text:p>71.8960637418</text:p>
          </table:table-cell>
          <table:table-cell office:value-type="string" calcext:value-type="string">
            <text:p>#VALUE!</text:p>
          </table:table-cell>
          <table:table-cell office:value-type="float" office:value="237.816915993801" calcext:value-type="float">
            <text:p>237.8169159938</text:p>
          </table:table-cell>
          <table:table-cell office:value-type="string" calcext:value-type="string">
            <text:p>#VALUE!</text:p>
          </table:table-cell>
          <table:table-cell office:value-type="float" office:value="3.85908566087852" calcext:value-type="float">
            <text:p>3.859085660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2562" calcext:value-type="float">
            <text:p>52562</text:p>
          </table:table-cell>
          <table:table-cell office:value-type="float" office:value="504260" calcext:value-type="float">
            <text:p>504260</text:p>
          </table:table-cell>
          <table:table-cell office:value-type="float" office:value="500842" calcext:value-type="float">
            <text:p>500842</text:p>
          </table:table-cell>
          <table:table-cell office:value-type="float" office:value="39.8301071101245" calcext:value-type="float">
            <text:p>39.8301071101</text:p>
          </table:table-cell>
          <table:table-cell office:value-type="string" calcext:value-type="string">
            <text:p>#VALUE!</text:p>
          </table:table-cell>
          <table:table-cell office:value-type="float" office:value="134.480188868391" calcext:value-type="float">
            <text:p>134.4801888684</text:p>
          </table:table-cell>
          <table:table-cell office:value-type="string" calcext:value-type="string">
            <text:p>#VALUE!</text:p>
          </table:table-cell>
          <table:table-cell office:value-type="float" office:value="3.93906933882958" calcext:value-type="float">
            <text:p>3.939069338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0120" calcext:value-type="float">
            <text:p>50120</text:p>
          </table:table-cell>
          <table:table-cell office:value-type="float" office:value="489400" calcext:value-type="float">
            <text:p>489400</text:p>
          </table:table-cell>
          <table:table-cell office:value-type="float" office:value="485982" calcext:value-type="float">
            <text:p>485982</text:p>
          </table:table-cell>
          <table:table-cell office:value-type="float" office:value="37.9796234610448" calcext:value-type="float">
            <text:p>37.979623461</text:p>
          </table:table-cell>
          <table:table-cell office:value-type="string" calcext:value-type="string">
            <text:p>#VALUE!</text:p>
          </table:table-cell>
          <table:table-cell office:value-type="float" office:value="130.490156869109" calcext:value-type="float">
            <text:p>130.4901568691</text:p>
          </table:table-cell>
          <table:table-cell office:value-type="string" calcext:value-type="string">
            <text:p>#VALUE!</text:p>
          </table:table-cell>
          <table:table-cell office:value-type="float" office:value="4.00842616313568" calcext:value-type="float">
            <text:p>4.008426163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4796" calcext:value-type="float">
            <text:p>54796</text:p>
          </table:table-cell>
          <table:table-cell office:value-type="float" office:value="542226" calcext:value-type="float">
            <text:p>542226</text:p>
          </table:table-cell>
          <table:table-cell office:value-type="float" office:value="538808" calcext:value-type="float">
            <text:p>538808</text:p>
          </table:table-cell>
          <table:table-cell office:value-type="float" office:value="41.5229738062932" calcext:value-type="float">
            <text:p>41.5229738063</text:p>
          </table:table-cell>
          <table:table-cell office:value-type="string" calcext:value-type="string">
            <text:p>#VALUE!</text:p>
          </table:table-cell>
          <table:table-cell office:value-type="float" office:value="144.674371565883" calcext:value-type="float">
            <text:p>144.6743715659</text:p>
          </table:table-cell>
          <table:table-cell office:value-type="string" calcext:value-type="string">
            <text:p>#VALUE!</text:p>
          </table:table-cell>
          <table:table-cell office:value-type="float" office:value="4.06490073698147" calcext:value-type="float">
            <text:p>4.06490073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320" calcext:value-type="float">
            <text:p>58320</text:p>
          </table:table-cell>
          <table:table-cell office:value-type="float" office:value="564463" calcext:value-type="float">
            <text:p>564463</text:p>
          </table:table-cell>
          <table:table-cell office:value-type="float" office:value="561045" calcext:value-type="float">
            <text:p>561045</text:p>
          </table:table-cell>
          <table:table-cell office:value-type="float" office:value="44.1933687200346" calcext:value-type="float">
            <text:p>44.19336872</text:p>
          </table:table-cell>
          <table:table-cell office:value-type="string" calcext:value-type="string">
            <text:p>#VALUE!</text:p>
          </table:table-cell>
          <table:table-cell office:value-type="float" office:value="150.64518862968" calcext:value-type="float">
            <text:p>150.6451886297</text:p>
          </table:table-cell>
          <table:table-cell office:value-type="string" calcext:value-type="string">
            <text:p>#VALUE!</text:p>
          </table:table-cell>
          <table:table-cell office:value-type="float" office:value="3.97690253443577" calcext:value-type="float">
            <text:p>3.976902534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9311" calcext:value-type="float">
            <text:p>49311</text:p>
          </table:table-cell>
          <table:table-cell office:value-type="float" office:value="486804" calcext:value-type="float">
            <text:p>486804</text:p>
          </table:table-cell>
          <table:table-cell office:value-type="float" office:value="483386" calcext:value-type="float">
            <text:p>483386</text:p>
          </table:table-cell>
          <table:table-cell office:value-type="float" office:value="37.3665844470786" calcext:value-type="float">
            <text:p>37.3665844471</text:p>
          </table:table-cell>
          <table:table-cell office:value-type="string" calcext:value-type="string">
            <text:p>#VALUE!</text:p>
          </table:table-cell>
          <table:table-cell office:value-type="float" office:value="129.793109556179" calcext:value-type="float">
            <text:p>129.7931095562</text:p>
          </table:table-cell>
          <table:table-cell office:value-type="string" calcext:value-type="string">
            <text:p>#VALUE!</text:p>
          </table:table-cell>
          <table:table-cell office:value-type="float" office:value="4.05242536139927" calcext:value-type="float">
            <text:p>4.052425361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0.303" calcext:value-type="float">
            <text:p>0.303</text:p>
          </table:table-cell>
          <table:table-cell office:value-type="float" office:value="63672" calcext:value-type="float">
            <text:p>63672</text:p>
          </table:table-cell>
          <table:table-cell office:value-type="float" office:value="518578" calcext:value-type="float">
            <text:p>518578</text:p>
          </table:table-cell>
          <table:table-cell office:value-type="float" office:value="515160" calcext:value-type="float">
            <text:p>515160</text:p>
          </table:table-cell>
          <table:table-cell office:value-type="float" office:value="48.2489741622435" calcext:value-type="float">
            <text:p>48.2489741622</text:p>
          </table:table-cell>
          <table:table-cell office:value-type="float" office:value="159237.538489253" calcext:value-type="float">
            <text:p>159237.538489253</text:p>
          </table:table-cell>
          <table:table-cell office:value-type="float" office:value="138.324689417901" calcext:value-type="float">
            <text:p>138.3246894179</text:p>
          </table:table-cell>
          <table:table-cell office:value-type="float" office:value="456517.126791751" calcext:value-type="float">
            <text:p>456517.126791751</text:p>
          </table:table-cell>
          <table:table-cell office:value-type="float" office:value="3.34470954300969" calcext:value-type="float">
            <text:p>3.34470954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0.213" calcext:value-type="float">
            <text:p>0.213</text:p>
          </table:table-cell>
          <table:table-cell office:value-type="float" office:value="44903" calcext:value-type="float">
            <text:p>44903</text:p>
          </table:table-cell>
          <table:table-cell office:value-type="float" office:value="366600" calcext:value-type="float">
            <text:p>366600</text:p>
          </table:table-cell>
          <table:table-cell office:value-type="float" office:value="363182" calcext:value-type="float">
            <text:p>363182</text:p>
          </table:table-cell>
          <table:table-cell office:value-type="float" office:value="34.0263174834656" calcext:value-type="float">
            <text:p>34.0263174835</text:p>
          </table:table-cell>
          <table:table-cell office:value-type="float" office:value="159747.969405942" calcext:value-type="float">
            <text:p>159747.969405942</text:p>
          </table:table-cell>
          <table:table-cell office:value-type="float" office:value="97.5173486920025" calcext:value-type="float">
            <text:p>97.517348692</text:p>
          </table:table-cell>
          <table:table-cell office:value-type="float" office:value="457827.928131467" calcext:value-type="float">
            <text:p>457827.928131467</text:p>
          </table:table-cell>
          <table:table-cell office:value-type="float" office:value="3.34359544478928" calcext:value-type="float">
            <text:p>3.343595444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4330" calcext:value-type="float">
            <text:p>44330</text:p>
          </table:table-cell>
          <table:table-cell office:value-type="float" office:value="412474" calcext:value-type="float">
            <text:p>412474</text:p>
          </table:table-cell>
          <table:table-cell office:value-type="float" office:value="409056" calcext:value-type="float">
            <text:p>409056</text:p>
          </table:table-cell>
          <table:table-cell office:value-type="float" office:value="33.5921130891484" calcext:value-type="float">
            <text:p>33.5921130891</text:p>
          </table:table-cell>
          <table:table-cell office:value-type="string" calcext:value-type="string">
            <text:p>#VALUE!</text:p>
          </table:table-cell>
          <table:table-cell office:value-type="float" office:value="109.834894313473" calcext:value-type="float">
            <text:p>109.8348943135</text:p>
          </table:table-cell>
          <table:table-cell office:value-type="string" calcext:value-type="string">
            <text:p>#VALUE!</text:p>
          </table:table-cell>
          <table:table-cell office:value-type="float" office:value="3.81460700886303" calcext:value-type="float">
            <text:p>3.814607008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5582" calcext:value-type="float">
            <text:p>45582</text:p>
          </table:table-cell>
          <table:table-cell office:value-type="float" office:value="411204" calcext:value-type="float">
            <text:p>411204</text:p>
          </table:table-cell>
          <table:table-cell office:value-type="float" office:value="407786" calcext:value-type="float">
            <text:p>407786</text:p>
          </table:table-cell>
          <table:table-cell office:value-type="float" office:value="34.5408459018624" calcext:value-type="float">
            <text:p>34.5408459019</text:p>
          </table:table-cell>
          <table:table-cell office:value-type="string" calcext:value-type="string">
            <text:p>#VALUE!</text:p>
          </table:table-cell>
          <table:table-cell office:value-type="float" office:value="109.493888886886" calcext:value-type="float">
            <text:p>109.4938888869</text:p>
          </table:table-cell>
          <table:table-cell office:value-type="string" calcext:value-type="string">
            <text:p>#VALUE!</text:p>
          </table:table-cell>
          <table:table-cell office:value-type="float" office:value="3.69831331667373" calcext:value-type="float">
            <text:p>3.698313316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0755" calcext:value-type="float">
            <text:p>40755</text:p>
          </table:table-cell>
          <table:table-cell office:value-type="float" office:value="402153" calcext:value-type="float">
            <text:p>402153</text:p>
          </table:table-cell>
          <table:table-cell office:value-type="float" office:value="398735" calcext:value-type="float">
            <text:p>398735</text:p>
          </table:table-cell>
          <table:table-cell office:value-type="float" office:value="30.8830717109913" calcext:value-type="float">
            <text:p>30.883071711</text:p>
          </table:table-cell>
          <table:table-cell office:value-type="string" calcext:value-type="string">
            <text:p>#VALUE!</text:p>
          </table:table-cell>
          <table:table-cell office:value-type="float" office:value="107.063621078979" calcext:value-type="float">
            <text:p>107.063621079</text:p>
          </table:table-cell>
          <table:table-cell office:value-type="string" calcext:value-type="string">
            <text:p>#VALUE!</text:p>
          </table:table-cell>
          <table:table-cell office:value-type="float" office:value="4.04453155095387" calcext:value-type="float">
            <text:p>4.04453155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5876" calcext:value-type="float">
            <text:p>55876</text:p>
          </table:table-cell>
          <table:table-cell office:value-type="float" office:value="535788" calcext:value-type="float">
            <text:p>535788</text:p>
          </table:table-cell>
          <table:table-cell office:value-type="float" office:value="532370" calcext:value-type="float">
            <text:p>532370</text:p>
          </table:table-cell>
          <table:table-cell office:value-type="float" office:value="42.3413695233308" calcext:value-type="float">
            <text:p>42.3413695233</text:p>
          </table:table-cell>
          <table:table-cell office:value-type="string" calcext:value-type="string">
            <text:p>#VALUE!</text:p>
          </table:table-cell>
          <table:table-cell office:value-type="float" office:value="142.945715710474" calcext:value-type="float">
            <text:p>142.9457157105</text:p>
          </table:table-cell>
          <table:table-cell office:value-type="string" calcext:value-type="string">
            <text:p>#VALUE!</text:p>
          </table:table-cell>
          <table:table-cell office:value-type="float" office:value="3.93870116955774" calcext:value-type="float">
            <text:p>3.938701169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8247" calcext:value-type="float">
            <text:p>88247</text:p>
          </table:table-cell>
          <table:table-cell office:value-type="float" office:value="816709" calcext:value-type="float">
            <text:p>816709</text:p>
          </table:table-cell>
          <table:table-cell office:value-type="float" office:value="813291" calcext:value-type="float">
            <text:p>813291</text:p>
          </table:table-cell>
          <table:table-cell office:value-type="float" office:value="66.8712655939111" calcext:value-type="float">
            <text:p>66.8712655939</text:p>
          </table:table-cell>
          <table:table-cell office:value-type="string" calcext:value-type="string">
            <text:p>#VALUE!</text:p>
          </table:table-cell>
          <table:table-cell office:value-type="float" office:value="218.375310546964" calcext:value-type="float">
            <text:p>218.375310547</text:p>
          </table:table-cell>
          <table:table-cell office:value-type="string" calcext:value-type="string">
            <text:p>#VALUE!</text:p>
          </table:table-cell>
          <table:table-cell office:value-type="float" office:value="3.80987548800515" calcext:value-type="float">
            <text:p>3.80987548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7029" calcext:value-type="float">
            <text:p>87029</text:p>
          </table:table-cell>
          <table:table-cell office:value-type="float" office:value="810243" calcext:value-type="float">
            <text:p>810243</text:p>
          </table:table-cell>
          <table:table-cell office:value-type="float" office:value="806825" calcext:value-type="float">
            <text:p>806825</text:p>
          </table:table-cell>
          <table:table-cell office:value-type="float" office:value="65.9482970908075" calcext:value-type="float">
            <text:p>65.9482970908</text:p>
          </table:table-cell>
          <table:table-cell office:value-type="string" calcext:value-type="string">
            <text:p>#VALUE!</text:p>
          </table:table-cell>
          <table:table-cell office:value-type="float" office:value="216.639136461677" calcext:value-type="float">
            <text:p>216.6391364617</text:p>
          </table:table-cell>
          <table:table-cell office:value-type="string" calcext:value-type="string">
            <text:p>#VALUE!</text:p>
          </table:table-cell>
          <table:table-cell office:value-type="float" office:value="3.83248196473174" calcext:value-type="float">
            <text:p>3.832481964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85273" calcext:value-type="float">
            <text:p>85273</text:p>
          </table:table-cell>
          <table:table-cell office:value-type="float" office:value="807554" calcext:value-type="float">
            <text:p>807554</text:p>
          </table:table-cell>
          <table:table-cell office:value-type="float" office:value="804136" calcext:value-type="float">
            <text:p>804136</text:p>
          </table:table-cell>
          <table:table-cell office:value-type="float" office:value="64.6176462768092" calcext:value-type="float">
            <text:p>64.6176462768</text:p>
          </table:table-cell>
          <table:table-cell office:value-type="string" calcext:value-type="string">
            <text:p>#VALUE!</text:p>
          </table:table-cell>
          <table:table-cell office:value-type="float" office:value="215.917117885226" calcext:value-type="float">
            <text:p>215.9171178852</text:p>
          </table:table-cell>
          <table:table-cell office:value-type="string" calcext:value-type="string">
            <text:p>#VALUE!</text:p>
          </table:table-cell>
          <table:table-cell office:value-type="float" office:value="3.89836706710619" calcext:value-type="float">
            <text:p>3.898367067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8428" calcext:value-type="float">
            <text:p>48428</text:p>
          </table:table-cell>
          <table:table-cell office:value-type="float" office:value="463794" calcext:value-type="float">
            <text:p>463794</text:p>
          </table:table-cell>
          <table:table-cell office:value-type="float" office:value="460376" calcext:value-type="float">
            <text:p>460376</text:p>
          </table:table-cell>
          <table:table-cell office:value-type="float" office:value="36.6974701710191" calcext:value-type="float">
            <text:p>36.697470171</text:p>
          </table:table-cell>
          <table:table-cell office:value-type="string" calcext:value-type="string">
            <text:p>#VALUE!</text:p>
          </table:table-cell>
          <table:table-cell office:value-type="float" office:value="123.61473564612" calcext:value-type="float">
            <text:p>123.6147356461</text:p>
          </table:table-cell>
          <table:table-cell office:value-type="string" calcext:value-type="string">
            <text:p>#VALUE!</text:p>
          </table:table-cell>
          <table:table-cell office:value-type="float" office:value="3.92989464709838" calcext:value-type="float">
            <text:p>3.929894647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128" calcext:value-type="float">
            <text:p>53128</text:p>
          </table:table-cell>
          <table:table-cell office:value-type="float" office:value="508352" calcext:value-type="float">
            <text:p>508352</text:p>
          </table:table-cell>
          <table:table-cell office:value-type="float" office:value="504934" calcext:value-type="float">
            <text:p>504934</text:p>
          </table:table-cell>
          <table:table-cell office:value-type="float" office:value="40.2590070877572" calcext:value-type="float">
            <text:p>40.2590070878</text:p>
          </table:table-cell>
          <table:table-cell office:value-type="string" calcext:value-type="string">
            <text:p>#VALUE!</text:p>
          </table:table-cell>
          <table:table-cell office:value-type="float" office:value="135.578924463348" calcext:value-type="float">
            <text:p>135.5789244633</text:p>
          </table:table-cell>
          <table:table-cell office:value-type="string" calcext:value-type="string">
            <text:p>#VALUE!</text:p>
          </table:table-cell>
          <table:table-cell office:value-type="float" office:value="3.92894468383467" calcext:value-type="float">
            <text:p>3.928944683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1644" calcext:value-type="float">
            <text:p>51644</text:p>
          </table:table-cell>
          <table:table-cell office:value-type="float" office:value="496197" calcext:value-type="float">
            <text:p>496197</text:p>
          </table:table-cell>
          <table:table-cell office:value-type="float" office:value="492779" calcext:value-type="float">
            <text:p>492779</text:p>
          </table:table-cell>
          <table:table-cell office:value-type="float" office:value="39.1344707506424" calcext:value-type="float">
            <text:p>39.1344707506</text:p>
          </table:table-cell>
          <table:table-cell office:value-type="string" calcext:value-type="string">
            <text:p>#VALUE!</text:p>
          </table:table-cell>
          <table:table-cell office:value-type="float" office:value="132.315207171876" calcext:value-type="float">
            <text:p>132.3152071719</text:p>
          </table:table-cell>
          <table:table-cell office:value-type="string" calcext:value-type="string">
            <text:p>#VALUE!</text:p>
          </table:table-cell>
          <table:table-cell office:value-type="float" office:value="3.94454655293857" calcext:value-type="float">
            <text:p>3.944546552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0.328" calcext:value-type="float">
            <text:p>0.328</text:p>
          </table:table-cell>
          <table:table-cell office:value-type="float" office:value="69208" calcext:value-type="float">
            <text:p>69208</text:p>
          </table:table-cell>
          <table:table-cell office:value-type="float" office:value="561128" calcext:value-type="float">
            <text:p>561128</text:p>
          </table:table-cell>
          <table:table-cell office:value-type="float" office:value="557710" calcext:value-type="float">
            <text:p>557710</text:p>
          </table:table-cell>
          <table:table-cell office:value-type="float" office:value="52.4440099858737" calcext:value-type="float">
            <text:p>52.4440099859</text:p>
          </table:table-cell>
          <table:table-cell office:value-type="float" office:value="159890.274347176" calcext:value-type="float">
            <text:p>159890.274347176</text:p>
          </table:table-cell>
          <table:table-cell office:value-type="float" office:value="149.749713749626" calcext:value-type="float">
            <text:p>149.7497137496</text:p>
          </table:table-cell>
          <table:table-cell office:value-type="float" office:value="456554.005334226" calcext:value-type="float">
            <text:p>456554.005334226</text:p>
          </table:table-cell>
          <table:table-cell office:value-type="float" office:value="3.33132419549197" calcext:value-type="float">
            <text:p>3.331324195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0.689" calcext:value-type="float">
            <text:p>0.689</text:p>
          </table:table-cell>
          <table:table-cell office:value-type="float" office:value="151039" calcext:value-type="float">
            <text:p>151039</text:p>
          </table:table-cell>
          <table:table-cell office:value-type="float" office:value="1170052" calcext:value-type="float">
            <text:p>1170052</text:p>
          </table:table-cell>
          <table:table-cell office:value-type="float" office:value="1166634" calcext:value-type="float">
            <text:p>1166634</text:p>
          </table:table-cell>
          <table:table-cell office:value-type="float" office:value="114.453398801531" calcext:value-type="float">
            <text:p>114.4533988015</text:p>
          </table:table-cell>
          <table:table-cell office:value-type="float" office:value="166115.237738072" calcext:value-type="float">
            <text:p>166115.237738072</text:p>
          </table:table-cell>
          <table:table-cell office:value-type="float" office:value="313.250806961649" calcext:value-type="float">
            <text:p>313.2508069616</text:p>
          </table:table-cell>
          <table:table-cell office:value-type="float" office:value="454645.58339862" calcext:value-type="float">
            <text:p>454645.58339862</text:p>
          </table:table-cell>
          <table:table-cell office:value-type="float" office:value="3.19308363591996" calcext:value-type="float">
            <text:p>3.193083635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0.391" calcext:value-type="float">
            <text:p>0.391</text:p>
          </table:table-cell>
          <table:table-cell office:value-type="float" office:value="84240" calcext:value-type="float">
            <text:p>84240</text:p>
          </table:table-cell>
          <table:table-cell office:value-type="float" office:value="665027" calcext:value-type="float">
            <text:p>665027</text:p>
          </table:table-cell>
          <table:table-cell office:value-type="float" office:value="661609" calcext:value-type="float">
            <text:p>661609</text:p>
          </table:table-cell>
          <table:table-cell office:value-type="float" office:value="63.8348659289389" calcext:value-type="float">
            <text:p>63.8348659289</text:p>
          </table:table-cell>
          <table:table-cell office:value-type="float" office:value="163260.526672478" calcext:value-type="float">
            <text:p>163260.526672478</text:p>
          </table:table-cell>
          <table:table-cell office:value-type="float" office:value="177.647448251199" calcext:value-type="float">
            <text:p>177.6474482512</text:p>
          </table:table-cell>
          <table:table-cell office:value-type="float" office:value="454341.29987519" calcext:value-type="float">
            <text:p>454341.29987519</text:p>
          </table:table-cell>
          <table:table-cell office:value-type="float" office:value="3.24674225091634" calcext:value-type="float">
            <text:p>3.246742250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93634" calcext:value-type="float">
            <text:p>93634</text:p>
          </table:table-cell>
          <table:table-cell office:value-type="float" office:value="862050" calcext:value-type="float">
            <text:p>862050</text:p>
          </table:table-cell>
          <table:table-cell office:value-type="float" office:value="858632" calcext:value-type="float">
            <text:p>858632</text:p>
          </table:table-cell>
          <table:table-cell office:value-type="float" office:value="70.9533931195425" calcext:value-type="float">
            <text:p>70.9533931195</text:p>
          </table:table-cell>
          <table:table-cell office:value-type="string" calcext:value-type="string">
            <text:p>#VALUE!</text:p>
          </table:table-cell>
          <table:table-cell office:value-type="float" office:value="230.549741292551" calcext:value-type="float">
            <text:p>230.5497412926</text:p>
          </table:table-cell>
          <table:table-cell office:value-type="string" calcext:value-type="string">
            <text:p>#VALUE!</text:p>
          </table:table-cell>
          <table:table-cell office:value-type="float" office:value="3.79086448651545" calcext:value-type="float">
            <text:p>3.790864486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321" calcext:value-type="float">
            <text:p>62321</text:p>
          </table:table-cell>
          <table:table-cell office:value-type="float" office:value="593456" calcext:value-type="float">
            <text:p>593456</text:p>
          </table:table-cell>
          <table:table-cell office:value-type="float" office:value="590038" calcext:value-type="float">
            <text:p>590038</text:p>
          </table:table-cell>
          <table:table-cell office:value-type="float" office:value="47.2252217421344" calcext:value-type="float">
            <text:p>47.2252217421</text:p>
          </table:table-cell>
          <table:table-cell office:value-type="string" calcext:value-type="string">
            <text:p>#VALUE!</text:p>
          </table:table-cell>
          <table:table-cell office:value-type="float" office:value="158.430047159638" calcext:value-type="float">
            <text:p>158.4300471596</text:p>
          </table:table-cell>
          <table:table-cell office:value-type="string" calcext:value-type="string">
            <text:p>#VALUE!</text:p>
          </table:table-cell>
          <table:table-cell office:value-type="float" office:value="3.91390549797394" calcext:value-type="float">
            <text:p>3.91390549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760" calcext:value-type="float">
            <text:p>62760</text:p>
          </table:table-cell>
          <table:table-cell office:value-type="float" office:value="595310" calcext:value-type="float">
            <text:p>595310</text:p>
          </table:table-cell>
          <table:table-cell office:value-type="float" office:value="591892" calcext:value-type="float">
            <text:p>591892</text:p>
          </table:table-cell>
          <table:table-cell office:value-type="float" office:value="47.557884445634" calcext:value-type="float">
            <text:p>47.5578844456</text:p>
          </table:table-cell>
          <table:table-cell office:value-type="string" calcext:value-type="string">
            <text:p>#VALUE!</text:p>
          </table:table-cell>
          <table:table-cell office:value-type="float" office:value="158.927861380814" calcext:value-type="float">
            <text:p>158.9278613808</text:p>
          </table:table-cell>
          <table:table-cell office:value-type="string" calcext:value-type="string">
            <text:p>#VALUE!</text:p>
          </table:table-cell>
          <table:table-cell office:value-type="float" office:value="3.89874024967564" calcext:value-type="float">
            <text:p>3.898740249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350" calcext:value-type="float">
            <text:p>58350</text:p>
          </table:table-cell>
          <table:table-cell office:value-type="float" office:value="551101" calcext:value-type="float">
            <text:p>551101</text:p>
          </table:table-cell>
          <table:table-cell office:value-type="float" office:value="547683" calcext:value-type="float">
            <text:p>547683</text:p>
          </table:table-cell>
          <table:table-cell office:value-type="float" office:value="44.2161019343968" calcext:value-type="float">
            <text:p>44.2161019344</text:p>
          </table:table-cell>
          <table:table-cell office:value-type="string" calcext:value-type="string">
            <text:p>#VALUE!</text:p>
          </table:table-cell>
          <table:table-cell office:value-type="float" office:value="147.057381928846" calcext:value-type="float">
            <text:p>147.0573819288</text:p>
          </table:table-cell>
          <table:table-cell office:value-type="string" calcext:value-type="string">
            <text:p>#VALUE!</text:p>
          </table:table-cell>
          <table:table-cell office:value-type="float" office:value="3.88019156094326" calcext:value-type="float">
            <text:p>3.880191560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9287" calcext:value-type="float">
            <text:p>69287</text:p>
          </table:table-cell>
          <table:table-cell office:value-type="float" office:value="656023" calcext:value-type="float">
            <text:p>656023</text:p>
          </table:table-cell>
          <table:table-cell office:value-type="float" office:value="652605" calcext:value-type="float">
            <text:p>652605</text:p>
          </table:table-cell>
          <table:table-cell office:value-type="float" office:value="52.5038741170274" calcext:value-type="float">
            <text:p>52.503874117</text:p>
          </table:table-cell>
          <table:table-cell office:value-type="string" calcext:value-type="string">
            <text:p>#VALUE!</text:p>
          </table:table-cell>
          <table:table-cell office:value-type="float" office:value="175.229800329158" calcext:value-type="float">
            <text:p>175.2298003292</text:p>
          </table:table-cell>
          <table:table-cell office:value-type="string" calcext:value-type="string">
            <text:p>#VALUE!</text:p>
          </table:table-cell>
          <table:table-cell office:value-type="float" office:value="3.89370823560589" calcext:value-type="float">
            <text:p>3.893708235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8880" calcext:value-type="float">
            <text:p>48880</text:p>
          </table:table-cell>
          <table:table-cell office:value-type="float" office:value="466933" calcext:value-type="float">
            <text:p>466933</text:p>
          </table:table-cell>
          <table:table-cell office:value-type="float" office:value="463515" calcext:value-type="float">
            <text:p>463515</text:p>
          </table:table-cell>
          <table:table-cell office:value-type="float" office:value="37.0399839340756" calcext:value-type="float">
            <text:p>37.0399839341</text:p>
          </table:table-cell>
          <table:table-cell office:value-type="string" calcext:value-type="string">
            <text:p>#VALUE!</text:p>
          </table:table-cell>
          <table:table-cell office:value-type="float" office:value="124.457582917032" calcext:value-type="float">
            <text:p>124.457582917</text:p>
          </table:table-cell>
          <table:table-cell office:value-type="string" calcext:value-type="string">
            <text:p>#VALUE!</text:p>
          </table:table-cell>
          <table:table-cell office:value-type="float" office:value="3.92010195419183" calcext:value-type="float">
            <text:p>3.920101954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5340" calcext:value-type="float">
            <text:p>55340</text:p>
          </table:table-cell>
          <table:table-cell office:value-type="float" office:value="552372" calcext:value-type="float">
            <text:p>552372</text:p>
          </table:table-cell>
          <table:table-cell office:value-type="float" office:value="548954" calcext:value-type="float">
            <text:p>548954</text:p>
          </table:table-cell>
          <table:table-cell office:value-type="float" office:value="41.9352027600603" calcext:value-type="float">
            <text:p>41.9352027601</text:p>
          </table:table-cell>
          <table:table-cell office:value-type="string" calcext:value-type="string">
            <text:p>#VALUE!</text:p>
          </table:table-cell>
          <table:table-cell office:value-type="float" office:value="147.398655863643" calcext:value-type="float">
            <text:p>147.3986558636</text:p>
          </table:table-cell>
          <table:table-cell office:value-type="string" calcext:value-type="string">
            <text:p>#VALUE!</text:p>
          </table:table-cell>
          <table:table-cell office:value-type="float" office:value="4.1007336840962" calcext:value-type="float">
            <text:p>4.100733684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840" calcext:value-type="float">
            <text:p>53840</text:p>
          </table:table-cell>
          <table:table-cell office:value-type="float" office:value="524656" calcext:value-type="float">
            <text:p>524656</text:p>
          </table:table-cell>
          <table:table-cell office:value-type="float" office:value="521238" calcext:value-type="float">
            <text:p>521238</text:p>
          </table:table-cell>
          <table:table-cell office:value-type="float" office:value="40.7985420419524" calcext:value-type="float">
            <text:p>40.798542042</text:p>
          </table:table-cell>
          <table:table-cell office:value-type="string" calcext:value-type="string">
            <text:p>#VALUE!</text:p>
          </table:table-cell>
          <table:table-cell office:value-type="float" office:value="139.956682317741" calcext:value-type="float">
            <text:p>139.9566823177</text:p>
          </table:table-cell>
          <table:table-cell office:value-type="string" calcext:value-type="string">
            <text:p>#VALUE!</text:p>
          </table:table-cell>
          <table:table-cell office:value-type="float" office:value="4.00217232933138" calcext:value-type="float">
            <text:p>4.002172329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491" calcext:value-type="float">
            <text:p>58491</text:p>
          </table:table-cell>
          <table:table-cell office:value-type="float" office:value="562175" calcext:value-type="float">
            <text:p>562175</text:p>
          </table:table-cell>
          <table:table-cell office:value-type="float" office:value="558757" calcext:value-type="float">
            <text:p>558757</text:p>
          </table:table-cell>
          <table:table-cell office:value-type="float" office:value="44.3229480418989" calcext:value-type="float">
            <text:p>44.3229480419</text:p>
          </table:table-cell>
          <table:table-cell office:value-type="string" calcext:value-type="string">
            <text:p>#VALUE!</text:p>
          </table:table-cell>
          <table:table-cell office:value-type="float" office:value="150.030841845403" calcext:value-type="float">
            <text:p>150.0308418454</text:p>
          </table:table-cell>
          <table:table-cell office:value-type="string" calcext:value-type="string">
            <text:p>#VALUE!</text:p>
          </table:table-cell>
          <table:table-cell office:value-type="float" office:value="3.94910514498059" calcext:value-type="float">
            <text:p>3.94910514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0.368" calcext:value-type="float">
            <text:p>0.368</text:p>
          </table:table-cell>
          <table:table-cell office:value-type="float" office:value="78042" calcext:value-type="float">
            <text:p>78042</text:p>
          </table:table-cell>
          <table:table-cell office:value-type="float" office:value="625915" calcext:value-type="float">
            <text:p>625915</text:p>
          </table:table-cell>
          <table:table-cell office:value-type="float" office:value="622497" calcext:value-type="float">
            <text:p>622497</text:p>
          </table:table-cell>
          <table:table-cell office:value-type="float" office:value="59.1381838417171" calcext:value-type="float">
            <text:p>59.1381838417</text:p>
          </table:table-cell>
          <table:table-cell office:value-type="float" office:value="160701.586526405" calcext:value-type="float">
            <text:p>160701.586526405</text:p>
          </table:table-cell>
          <table:table-cell office:value-type="float" office:value="167.145555145149" calcext:value-type="float">
            <text:p>167.1455551451</text:p>
          </table:table-cell>
          <table:table-cell office:value-type="float" office:value="454199.878111818" calcext:value-type="float">
            <text:p>454199.878111818</text:p>
          </table:table-cell>
          <table:table-cell office:value-type="float" office:value="3.2974152231537" calcext:value-type="float">
            <text:p>3.297415223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0.103" calcext:value-type="float">
            <text:p>0.103</text:p>
          </table:table-cell>
          <table:table-cell office:value-type="float" office:value="20536" calcext:value-type="float">
            <text:p>20536</text:p>
          </table:table-cell>
          <table:table-cell office:value-type="float" office:value="178124" calcext:value-type="float">
            <text:p>178124</text:p>
          </table:table-cell>
          <table:table-cell office:value-type="float" office:value="174706" calcext:value-type="float">
            <text:p>174706</text:p>
          </table:table-cell>
          <table:table-cell office:value-type="float" office:value="15.561643004709" calcext:value-type="float">
            <text:p>15.5616430047</text:p>
          </table:table-cell>
          <table:table-cell office:value-type="float" office:value="151083.912667078" calcext:value-type="float">
            <text:p>151083.912667078</text:p>
          </table:table-cell>
          <table:table-cell office:value-type="float" office:value="46.909995320762" calcext:value-type="float">
            <text:p>46.9099953208</text:p>
          </table:table-cell>
          <table:table-cell office:value-type="float" office:value="455436.847774388" calcext:value-type="float">
            <text:p>455436.847774388</text:p>
          </table:table-cell>
          <table:table-cell office:value-type="float" office:value="3.51687336984027" calcext:value-type="float">
            <text:p>3.516873369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187" calcext:value-type="float">
            <text:p>62187</text:p>
          </table:table-cell>
          <table:table-cell office:value-type="float" office:value="589819" calcext:value-type="float">
            <text:p>589819</text:p>
          </table:table-cell>
          <table:table-cell office:value-type="float" office:value="586401" calcext:value-type="float">
            <text:p>586401</text:p>
          </table:table-cell>
          <table:table-cell office:value-type="float" office:value="47.1236800513167" calcext:value-type="float">
            <text:p>47.1236800513</text:p>
          </table:table-cell>
          <table:table-cell office:value-type="string" calcext:value-type="string">
            <text:p>#VALUE!</text:p>
          </table:table-cell>
          <table:table-cell office:value-type="float" office:value="157.453482800191" calcext:value-type="float">
            <text:p>157.4534828002</text:p>
          </table:table-cell>
          <table:table-cell office:value-type="string" calcext:value-type="string">
            <text:p>#VALUE!</text:p>
          </table:table-cell>
          <table:table-cell office:value-type="float" office:value="3.89816181023034" calcext:value-type="float">
            <text:p>3.898161810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2069" calcext:value-type="float">
            <text:p>52069</text:p>
          </table:table-cell>
          <table:table-cell office:value-type="float" office:value="514832" calcext:value-type="float">
            <text:p>514832</text:p>
          </table:table-cell>
          <table:table-cell office:value-type="float" office:value="511414" calcext:value-type="float">
            <text:p>511414</text:p>
          </table:table-cell>
          <table:table-cell office:value-type="float" office:value="39.456524620773" calcext:value-type="float">
            <text:p>39.4565246208</text:p>
          </table:table-cell>
          <table:table-cell office:value-type="string" calcext:value-type="string">
            <text:p>#VALUE!</text:p>
          </table:table-cell>
          <table:table-cell office:value-type="float" office:value="137.318857663573" calcext:value-type="float">
            <text:p>137.3188576636</text:p>
          </table:table-cell>
          <table:table-cell office:value-type="string" calcext:value-type="string">
            <text:p>#VALUE!</text:p>
          </table:table-cell>
          <table:table-cell office:value-type="float" office:value="4.06030017799617" calcext:value-type="float">
            <text:p>4.06030017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1825" calcext:value-type="float">
            <text:p>51825</text:p>
          </table:table-cell>
          <table:table-cell office:value-type="float" office:value="515799" calcext:value-type="float">
            <text:p>515799</text:p>
          </table:table-cell>
          <table:table-cell office:value-type="float" office:value="512381" calcext:value-type="float">
            <text:p>512381</text:p>
          </table:table-cell>
          <table:table-cell office:value-type="float" office:value="39.2716278106275" calcext:value-type="float">
            <text:p>39.2716278106</text:p>
          </table:table-cell>
          <table:table-cell office:value-type="string" calcext:value-type="string">
            <text:p>#VALUE!</text:p>
          </table:table-cell>
          <table:table-cell office:value-type="float" office:value="137.578505102557" calcext:value-type="float">
            <text:p>137.5785051026</text:p>
          </table:table-cell>
          <table:table-cell office:value-type="string" calcext:value-type="string">
            <text:p>#VALUE!</text:p>
          </table:table-cell>
          <table:table-cell office:value-type="float" office:value="4.08713019809043" calcext:value-type="float">
            <text:p>4.087130198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9991" calcext:value-type="float">
            <text:p>69991</text:p>
          </table:table-cell>
          <table:table-cell office:value-type="float" office:value="662870" calcext:value-type="float">
            <text:p>662870</text:p>
          </table:table-cell>
          <table:table-cell office:value-type="float" office:value="659452" calcext:value-type="float">
            <text:p>659452</text:p>
          </table:table-cell>
          <table:table-cell office:value-type="float" office:value="53.037346880726" calcext:value-type="float">
            <text:p>53.0373468807</text:p>
          </table:table-cell>
          <table:table-cell office:value-type="string" calcext:value-type="string">
            <text:p>#VALUE!</text:p>
          </table:table-cell>
          <table:table-cell office:value-type="float" office:value="177.068276042421" calcext:value-type="float">
            <text:p>177.0682760424</text:p>
          </table:table-cell>
          <table:table-cell office:value-type="string" calcext:value-type="string">
            <text:p>#VALUE!</text:p>
          </table:table-cell>
          <table:table-cell office:value-type="float" office:value="3.89498471421269" calcext:value-type="float">
            <text:p>3.894984714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5959" calcext:value-type="float">
            <text:p>65959</text:p>
          </table:table-cell>
          <table:table-cell office:value-type="float" office:value="637105" calcext:value-type="float">
            <text:p>637105</text:p>
          </table:table-cell>
          <table:table-cell office:value-type="float" office:value="633687" calcext:value-type="float">
            <text:p>633687</text:p>
          </table:table-cell>
          <table:table-cell office:value-type="float" office:value="49.982002870452" calcext:value-type="float">
            <text:p>49.9820028705</text:p>
          </table:table-cell>
          <table:table-cell office:value-type="string" calcext:value-type="string">
            <text:p>#VALUE!</text:p>
          </table:table-cell>
          <table:table-cell office:value-type="float" office:value="170.150162014056" calcext:value-type="float">
            <text:p>170.1501620141</text:p>
          </table:table-cell>
          <table:table-cell office:value-type="string" calcext:value-type="string">
            <text:p>#VALUE!</text:p>
          </table:table-cell>
          <table:table-cell office:value-type="float" office:value="3.97159999498709" calcext:value-type="float">
            <text:p>3.97159999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1322" calcext:value-type="float">
            <text:p>61322</text:p>
          </table:table-cell>
          <table:table-cell office:value-type="float" office:value="591517" calcext:value-type="float">
            <text:p>591517</text:p>
          </table:table-cell>
          <table:table-cell office:value-type="float" office:value="588099" calcext:value-type="float">
            <text:p>588099</text:p>
          </table:table-cell>
          <table:table-cell office:value-type="float" office:value="46.4682057038745" calcext:value-type="float">
            <text:p>46.4682057039</text:p>
          </table:table-cell>
          <table:table-cell office:value-type="string" calcext:value-type="string">
            <text:p>#VALUE!</text:p>
          </table:table-cell>
          <table:table-cell office:value-type="float" office:value="157.90940974062" calcext:value-type="float">
            <text:p>157.9094097406</text:p>
          </table:table-cell>
          <table:table-cell office:value-type="string" calcext:value-type="string">
            <text:p>#VALUE!</text:p>
          </table:table-cell>
          <table:table-cell office:value-type="float" office:value="3.96459561773071" calcext:value-type="float">
            <text:p>3.964595617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97714" calcext:value-type="float">
            <text:p>97714</text:p>
          </table:table-cell>
          <table:table-cell office:value-type="float" office:value="921742" calcext:value-type="float">
            <text:p>921742</text:p>
          </table:table-cell>
          <table:table-cell office:value-type="float" office:value="918324" calcext:value-type="float">
            <text:p>918324</text:p>
          </table:table-cell>
          <table:table-cell office:value-type="float" office:value="74.045110272796" calcext:value-type="float">
            <text:p>74.0451102728</text:p>
          </table:table-cell>
          <table:table-cell office:value-type="string" calcext:value-type="string">
            <text:p>#VALUE!</text:p>
          </table:table-cell>
          <table:table-cell office:value-type="float" office:value="246.577533358576" calcext:value-type="float">
            <text:p>246.5775333586</text:p>
          </table:table-cell>
          <table:table-cell office:value-type="string" calcext:value-type="string">
            <text:p>#VALUE!</text:p>
          </table:table-cell>
          <table:table-cell office:value-type="float" office:value="3.88511527443872" calcext:value-type="float">
            <text:p>3.885115274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332" calcext:value-type="float">
            <text:p>58332</text:p>
          </table:table-cell>
          <table:table-cell office:value-type="float" office:value="545978" calcext:value-type="float">
            <text:p>545978</text:p>
          </table:table-cell>
          <table:table-cell office:value-type="float" office:value="542560" calcext:value-type="float">
            <text:p>542560</text:p>
          </table:table-cell>
          <table:table-cell office:value-type="float" office:value="44.2024620057795" calcext:value-type="float">
            <text:p>44.2024620058</text:p>
          </table:table-cell>
          <table:table-cell office:value-type="string" calcext:value-type="string">
            <text:p>#VALUE!</text:p>
          </table:table-cell>
          <table:table-cell office:value-type="float" office:value="145.68181436947" calcext:value-type="float">
            <text:p>145.6818143695</text:p>
          </table:table-cell>
          <table:table-cell office:value-type="string" calcext:value-type="string">
            <text:p>#VALUE!</text:p>
          </table:table-cell>
          <table:table-cell office:value-type="float" office:value="3.84508258255296" calcext:value-type="float">
            <text:p>3.845082582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9219" calcext:value-type="float">
            <text:p>49219</text:p>
          </table:table-cell>
          <table:table-cell office:value-type="float" office:value="470522" calcext:value-type="float">
            <text:p>470522</text:p>
          </table:table-cell>
          <table:table-cell office:value-type="float" office:value="467104" calcext:value-type="float">
            <text:p>467104</text:p>
          </table:table-cell>
          <table:table-cell office:value-type="float" office:value="37.296869256368" calcext:value-type="float">
            <text:p>37.2968692564</text:p>
          </table:table-cell>
          <table:table-cell office:value-type="string" calcext:value-type="string">
            <text:p>#VALUE!</text:p>
          </table:table-cell>
          <table:table-cell office:value-type="float" office:value="125.421258882404" calcext:value-type="float">
            <text:p>125.4212588824</text:p>
          </table:table-cell>
          <table:table-cell office:value-type="string" calcext:value-type="string">
            <text:p>#VALUE!</text:p>
          </table:table-cell>
          <table:table-cell office:value-type="float" office:value="3.92324623881098" calcext:value-type="float">
            <text:p>3.923246238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3121" calcext:value-type="float">
            <text:p>43121</text:p>
          </table:table-cell>
          <table:table-cell office:value-type="float" office:value="416070" calcext:value-type="float">
            <text:p>416070</text:p>
          </table:table-cell>
          <table:table-cell office:value-type="float" office:value="412652" calcext:value-type="float">
            <text:p>412652</text:p>
          </table:table-cell>
          <table:table-cell office:value-type="float" office:value="32.6759645503534" calcext:value-type="float">
            <text:p>32.6759645504</text:p>
          </table:table-cell>
          <table:table-cell office:value-type="string" calcext:value-type="string">
            <text:p>#VALUE!</text:p>
          </table:table-cell>
          <table:table-cell office:value-type="float" office:value="110.800449836314" calcext:value-type="float">
            <text:p>110.8004498363</text:p>
          </table:table-cell>
          <table:table-cell office:value-type="string" calcext:value-type="string">
            <text:p>#VALUE!</text:p>
          </table:table-cell>
          <table:table-cell office:value-type="float" office:value="3.95603292066558" calcext:value-type="float">
            <text:p>3.956032920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0.338" calcext:value-type="float">
            <text:p>0.338</text:p>
          </table:table-cell>
          <table:table-cell office:value-type="float" office:value="71663" calcext:value-type="float">
            <text:p>71663</text:p>
          </table:table-cell>
          <table:table-cell office:value-type="float" office:value="574607" calcext:value-type="float">
            <text:p>574607</text:p>
          </table:table-cell>
          <table:table-cell office:value-type="float" office:value="571189" calcext:value-type="float">
            <text:p>571189</text:p>
          </table:table-cell>
          <table:table-cell office:value-type="float" office:value="54.3043446945103" calcext:value-type="float">
            <text:p>54.3043446945</text:p>
          </table:table-cell>
          <table:table-cell office:value-type="float" office:value="160663.741699735" calcext:value-type="float">
            <text:p>160663.741699735</text:p>
          </table:table-cell>
          <table:table-cell office:value-type="float" office:value="153.36893591102" calcext:value-type="float">
            <text:p>153.368935911</text:p>
          </table:table-cell>
          <table:table-cell office:value-type="float" office:value="453754.248257457" calcext:value-type="float">
            <text:p>453754.248257457</text:p>
          </table:table-cell>
          <table:table-cell office:value-type="float" office:value="3.29495597886502" calcext:value-type="float">
            <text:p>3.294955978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0.465" calcext:value-type="float">
            <text:p>0.465</text:p>
          </table:table-cell>
          <table:table-cell office:value-type="float" office:value="100117" calcext:value-type="float">
            <text:p>100117</text:p>
          </table:table-cell>
          <table:table-cell office:value-type="float" office:value="786528" calcext:value-type="float">
            <text:p>786528</text:p>
          </table:table-cell>
          <table:table-cell office:value-type="float" office:value="783110" calcext:value-type="float">
            <text:p>783110</text:p>
          </table:table-cell>
          <table:table-cell office:value-type="float" office:value="75.8660407432048" calcext:value-type="float">
            <text:p>75.8660407432</text:p>
          </table:table-cell>
          <table:table-cell office:value-type="float" office:value="163152.775791838" calcext:value-type="float">
            <text:p>163152.775791838</text:p>
          </table:table-cell>
          <table:table-cell office:value-type="float" office:value="210.271464263631" calcext:value-type="float">
            <text:p>210.2714642636</text:p>
          </table:table-cell>
          <table:table-cell office:value-type="float" office:value="452196.697341142" calcext:value-type="float">
            <text:p>452196.697341142</text:p>
          </table:table-cell>
          <table:table-cell office:value-type="float" office:value="3.23355095249968" calcext:value-type="float">
            <text:p>3.233550952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0.333" calcext:value-type="float">
            <text:p>0.333</text:p>
          </table:table-cell>
          <table:table-cell office:value-type="float" office:value="70651" calcext:value-type="float">
            <text:p>70651</text:p>
          </table:table-cell>
          <table:table-cell office:value-type="float" office:value="563432" calcext:value-type="float">
            <text:p>563432</text:p>
          </table:table-cell>
          <table:table-cell office:value-type="float" office:value="560014" calcext:value-type="float">
            <text:p>560014</text:p>
          </table:table-cell>
          <table:table-cell office:value-type="float" office:value="53.5374775966935" calcext:value-type="float">
            <text:p>53.5374775967</text:p>
          </table:table-cell>
          <table:table-cell office:value-type="float" office:value="160773.205996077" calcext:value-type="float">
            <text:p>160773.205996077</text:p>
          </table:table-cell>
          <table:table-cell office:value-type="float" office:value="150.368356665262" calcext:value-type="float">
            <text:p>150.3683566653</text:p>
          </table:table-cell>
          <table:table-cell office:value-type="float" office:value="451556.626622407" calcext:value-type="float">
            <text:p>451556.626622407</text:p>
          </table:table-cell>
          <table:table-cell office:value-type="float" office:value="3.2767653112899" calcext:value-type="float">
            <text:p>3.276765311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37976" calcext:value-type="float">
            <text:p>37976</text:p>
          </table:table-cell>
          <table:table-cell office:value-type="float" office:value="371304" calcext:value-type="float">
            <text:p>371304</text:p>
          </table:table-cell>
          <table:table-cell office:value-type="float" office:value="367886" calcext:value-type="float">
            <text:p>367886</text:p>
          </table:table-cell>
          <table:table-cell office:value-type="float" office:value="28.7772182872434" calcext:value-type="float">
            <text:p>28.7772182872</text:p>
          </table:table-cell>
          <table:table-cell office:value-type="string" calcext:value-type="string">
            <text:p>#VALUE!</text:p>
          </table:table-cell>
          <table:table-cell office:value-type="float" office:value="98.7804113114252" calcext:value-type="float">
            <text:p>98.7804113114</text:p>
          </table:table-cell>
          <table:table-cell office:value-type="string" calcext:value-type="string">
            <text:p>#VALUE!</text:p>
          </table:table-cell>
          <table:table-cell office:value-type="float" office:value="4.00468912757106" calcext:value-type="float">
            <text:p>4.004689127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9710" calcext:value-type="float">
            <text:p>79710</text:p>
          </table:table-cell>
          <table:table-cell office:value-type="float" office:value="758052" calcext:value-type="float">
            <text:p>758052</text:p>
          </table:table-cell>
          <table:table-cell office:value-type="float" office:value="754634" calcext:value-type="float">
            <text:p>754634</text:p>
          </table:table-cell>
          <table:table-cell office:value-type="float" office:value="60.4021505602531" calcext:value-type="float">
            <text:p>60.4021505603</text:p>
          </table:table-cell>
          <table:table-cell office:value-type="string" calcext:value-type="string">
            <text:p>#VALUE!</text:p>
          </table:table-cell>
          <table:table-cell office:value-type="float" office:value="202.625424478197" calcext:value-type="float">
            <text:p>202.6254244782</text:p>
          </table:table-cell>
          <table:table-cell office:value-type="string" calcext:value-type="string">
            <text:p>#VALUE!</text:p>
          </table:table-cell>
          <table:table-cell office:value-type="float" office:value="3.91370715057709" calcext:value-type="float">
            <text:p>3.913707150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4252" calcext:value-type="float">
            <text:p>64252</text:p>
          </table:table-cell>
          <table:table-cell office:value-type="float" office:value="608732" calcext:value-type="float">
            <text:p>608732</text:p>
          </table:table-cell>
          <table:table-cell office:value-type="float" office:value="605314" calcext:value-type="float">
            <text:p>605314</text:p>
          </table:table-cell>
          <table:table-cell office:value-type="float" office:value="48.6884829732453" calcext:value-type="float">
            <text:p>48.6884829732</text:p>
          </table:table-cell>
          <table:table-cell office:value-type="string" calcext:value-type="string">
            <text:p>#VALUE!</text:p>
          </table:table-cell>
          <table:table-cell office:value-type="float" office:value="162.531778574243" calcext:value-type="float">
            <text:p>162.5317785742</text:p>
          </table:table-cell>
          <table:table-cell office:value-type="string" calcext:value-type="string">
            <text:p>#VALUE!</text:p>
          </table:table-cell>
          <table:table-cell office:value-type="float" office:value="3.89456390417453" calcext:value-type="float">
            <text:p>3.894563904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2006" calcext:value-type="float">
            <text:p>62006</text:p>
          </table:table-cell>
          <table:table-cell office:value-type="float" office:value="583158" calcext:value-type="float">
            <text:p>583158</text:p>
          </table:table-cell>
          <table:table-cell office:value-type="float" office:value="579740" calcext:value-type="float">
            <text:p>579740</text:p>
          </table:table-cell>
          <table:table-cell office:value-type="float" office:value="46.9865229913317" calcext:value-type="float">
            <text:p>46.9865229913</text:p>
          </table:table-cell>
          <table:table-cell office:value-type="string" calcext:value-type="string">
            <text:p>#VALUE!</text:p>
          </table:table-cell>
          <table:table-cell office:value-type="float" office:value="155.664949613972" calcext:value-type="float">
            <text:p>155.664949614</text:p>
          </table:table-cell>
          <table:table-cell office:value-type="string" calcext:value-type="string">
            <text:p>#VALUE!</text:p>
          </table:table-cell>
          <table:table-cell office:value-type="float" office:value="3.86513187869788" calcext:value-type="float">
            <text:p>3.865131878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9545" calcext:value-type="float">
            <text:p>69545</text:p>
          </table:table-cell>
          <table:table-cell office:value-type="float" office:value="644742" calcext:value-type="float">
            <text:p>644742</text:p>
          </table:table-cell>
          <table:table-cell office:value-type="float" office:value="641324" calcext:value-type="float">
            <text:p>641324</text:p>
          </table:table-cell>
          <table:table-cell office:value-type="float" office:value="52.699379760542" calcext:value-type="float">
            <text:p>52.6993797605</text:p>
          </table:table-cell>
          <table:table-cell office:value-type="string" calcext:value-type="string">
            <text:p>#VALUE!</text:p>
          </table:table-cell>
          <table:table-cell office:value-type="float" office:value="172.200759213149" calcext:value-type="float">
            <text:p>172.2007592131</text:p>
          </table:table-cell>
          <table:table-cell office:value-type="string" calcext:value-type="string">
            <text:p>#VALUE!</text:p>
          </table:table-cell>
          <table:table-cell office:value-type="float" office:value="3.81220588670183" calcext:value-type="float">
            <text:p>3.812205886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8038" calcext:value-type="float">
            <text:p>48038</text:p>
          </table:table-cell>
          <table:table-cell office:value-type="float" office:value="484779" calcext:value-type="float">
            <text:p>484779</text:p>
          </table:table-cell>
          <table:table-cell office:value-type="float" office:value="481361" calcext:value-type="float">
            <text:p>481361</text:p>
          </table:table-cell>
          <table:table-cell office:value-type="float" office:value="36.4019383843111" calcext:value-type="float">
            <text:p>36.4019383843</text:p>
          </table:table-cell>
          <table:table-cell office:value-type="string" calcext:value-type="string">
            <text:p>#VALUE!</text:p>
          </table:table-cell>
          <table:table-cell office:value-type="float" office:value="129.249380431109" calcext:value-type="float">
            <text:p>129.2493804311</text:p>
          </table:table-cell>
          <table:table-cell office:value-type="string" calcext:value-type="string">
            <text:p>#VALUE!</text:p>
          </table:table-cell>
          <table:table-cell office:value-type="float" office:value="4.14238775540819" calcext:value-type="float">
            <text:p>4.142387755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0758" calcext:value-type="float">
            <text:p>50758</text:p>
          </table:table-cell>
          <table:table-cell office:value-type="float" office:value="506792" calcext:value-type="float">
            <text:p>506792</text:p>
          </table:table-cell>
          <table:table-cell office:value-type="float" office:value="503374" calcext:value-type="float">
            <text:p>503374</text:p>
          </table:table-cell>
          <table:table-cell office:value-type="float" office:value="38.4630831531467" calcext:value-type="float">
            <text:p>38.4630831531</text:p>
          </table:table-cell>
          <table:table-cell office:value-type="string" calcext:value-type="string">
            <text:p>#VALUE!</text:p>
          </table:table-cell>
          <table:table-cell office:value-type="float" office:value="135.160051655886" calcext:value-type="float">
            <text:p>135.1600516559</text:p>
          </table:table-cell>
          <table:table-cell office:value-type="string" calcext:value-type="string">
            <text:p>#VALUE!</text:p>
          </table:table-cell>
          <table:table-cell office:value-type="float" office:value="4.09969024854334" calcext:value-type="float">
            <text:p>4.0996902485</text:p>
          </table:table-cell>
        </table:table-row>
        <table:table-row table:style-name="ro2">
          <table:table-cell office:value-type="string" calcext:value-type="string">
            <text:p>Martin3</text:p>
          </table:table-cell>
          <table:table-cell office:value-type="string" calcext:value-type="string">
            <text:p>G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091" calcext:value-type="float">
            <text:p>53091</text:p>
          </table:table-cell>
          <table:table-cell office:value-type="float" office:value="531326" calcext:value-type="float">
            <text:p>531326</text:p>
          </table:table-cell>
          <table:table-cell office:value-type="float" office:value="527908" calcext:value-type="float">
            <text:p>527908</text:p>
          </table:table-cell>
          <table:table-cell office:value-type="float" office:value="40.2309694567105" calcext:value-type="float">
            <text:p>40.2309694567</text:p>
          </table:table-cell>
          <table:table-cell office:value-type="string" calcext:value-type="string">
            <text:p>#VALUE!</text:p>
          </table:table-cell>
          <table:table-cell office:value-type="float" office:value="141.74763207785" calcext:value-type="float">
            <text:p>141.7476320779</text:p>
          </table:table-cell>
          <table:table-cell office:value-type="string" calcext:value-type="string">
            <text:p>#VALUE!</text:p>
          </table:table-cell>
          <table:table-cell office:value-type="float" office:value="4.11057052955441" calcext:value-type="float">
            <text:p>4.1105705296</text:p>
          </table:table-cell>
        </table:table-row>
        <table:table-row table:style-name="ro2">
          <table:table-cell office:value-type="string" calcext:value-type="string">
            <text:p>Martin4</text:p>
          </table:table-cell>
          <table:table-cell office:value-type="string" calcext:value-type="string">
            <text:p>G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3794" calcext:value-type="float">
            <text:p>73794</text:p>
          </table:table-cell>
          <table:table-cell office:value-type="float" office:value="693088" calcext:value-type="float">
            <text:p>693088</text:p>
          </table:table-cell>
          <table:table-cell office:value-type="float" office:value="689670" calcext:value-type="float">
            <text:p>689670</text:p>
          </table:table-cell>
          <table:table-cell office:value-type="float" office:value="55.9191606880356" calcext:value-type="float">
            <text:p>55.919160688</text:p>
          </table:table-cell>
          <table:table-cell office:value-type="string" calcext:value-type="string">
            <text:p>#VALUE!</text:p>
          </table:table-cell>
          <table:table-cell office:value-type="float" office:value="185.18205712952" calcext:value-type="float">
            <text:p>185.1820571295</text:p>
          </table:table-cell>
          <table:table-cell office:value-type="string" calcext:value-type="string">
            <text:p>#VALUE!</text:p>
          </table:table-cell>
          <table:table-cell office:value-type="float" office:value="3.86353676735349" calcext:value-type="float">
            <text:p>3.8635367674</text:p>
          </table:table-cell>
        </table:table-row>
        <table:table-row table:style-name="ro2">
          <table:table-cell office:value-type="string" calcext:value-type="string">
            <text:p>Martin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0.292" calcext:value-type="float">
            <text:p>0.292</text:p>
          </table:table-cell>
          <table:table-cell office:value-type="float" office:value="62549" calcext:value-type="float">
            <text:p>62549</text:p>
          </table:table-cell>
          <table:table-cell office:value-type="float" office:value="497362" calcext:value-type="float">
            <text:p>497362</text:p>
          </table:table-cell>
          <table:table-cell office:value-type="float" office:value="493944" calcext:value-type="float">
            <text:p>493944</text:p>
          </table:table-cell>
          <table:table-cell office:value-type="float" office:value="47.3979941712868" calcext:value-type="float">
            <text:p>47.3979941713</text:p>
          </table:table-cell>
          <table:table-cell office:value-type="float" office:value="162321.897846873" calcext:value-type="float">
            <text:p>162321.897846873</text:p>
          </table:table-cell>
          <table:table-cell office:value-type="float" office:value="132.628019236423" calcext:value-type="float">
            <text:p>132.6280192364</text:p>
          </table:table-cell>
          <table:table-cell office:value-type="float" office:value="454205.545330215" calcext:value-type="float">
            <text:p>454205.545330215</text:p>
          </table:table-cell>
          <table:table-cell office:value-type="float" office:value="3.26454086959855" calcext:value-type="float">
            <text:p>3.2645408696</text:p>
          </table:table-cell>
        </table:table-row>
        <table:table-row table:style-name="ro2">
          <table:table-cell office:value-type="string" calcext:value-type="string">
            <text:p>Martin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0.209" calcext:value-type="float">
            <text:p>0.209</text:p>
          </table:table-cell>
          <table:table-cell office:value-type="float" office:value="44355" calcext:value-type="float">
            <text:p>44355</text:p>
          </table:table-cell>
          <table:table-cell office:value-type="float" office:value="353206" calcext:value-type="float">
            <text:p>353206</text:p>
          </table:table-cell>
          <table:table-cell office:value-type="float" office:value="349788" calcext:value-type="float">
            <text:p>349788</text:p>
          </table:table-cell>
          <table:table-cell office:value-type="float" office:value="33.6110574344502" calcext:value-type="float">
            <text:p>33.6110574345</text:p>
          </table:table-cell>
          <table:table-cell office:value-type="float" office:value="160818.456624164" calcext:value-type="float">
            <text:p>160818.456624164</text:p>
          </table:table-cell>
          <table:table-cell office:value-type="float" office:value="93.9209497284506" calcext:value-type="float">
            <text:p>93.9209497285</text:p>
          </table:table-cell>
          <table:table-cell office:value-type="float" office:value="449382.534585888" calcext:value-type="float">
            <text:p>449382.534585888</text:p>
          </table:table-cell>
          <table:table-cell office:value-type="float" office:value="3.26007122993842" calcext:value-type="float">
            <text:p>3.2600712299</text:p>
          </table:table-cell>
        </table:table-row>
        <table:table-row table:style-name="ro2">
          <table:table-cell office:value-type="string" calcext:value-type="string">
            <text:p>Martin7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7956" calcext:value-type="float">
            <text:p>67956</text:p>
          </table:table-cell>
          <table:table-cell office:value-type="float" office:value="644771" calcext:value-type="float">
            <text:p>644771</text:p>
          </table:table-cell>
          <table:table-cell office:value-type="float" office:value="641353" calcext:value-type="float">
            <text:p>641353</text:p>
          </table:table-cell>
          <table:table-cell office:value-type="float" office:value="51.4952771731597" calcext:value-type="float">
            <text:p>51.4952771732</text:p>
          </table:table-cell>
          <table:table-cell office:value-type="string" calcext:value-type="string">
            <text:p>#VALUE!</text:p>
          </table:table-cell>
          <table:table-cell office:value-type="float" office:value="172.208545951236" calcext:value-type="float">
            <text:p>172.2085459512</text:p>
          </table:table-cell>
          <table:table-cell office:value-type="string" calcext:value-type="string">
            <text:p>#VALUE!</text:p>
          </table:table-cell>
          <table:table-cell office:value-type="float" office:value="3.90152226195144" calcext:value-type="float">
            <text:p>3.901522262</text:p>
          </table:table-cell>
        </table:table-row>
        <table:table-row table:style-name="ro2">
          <table:table-cell office:value-type="string" calcext:value-type="string">
            <text:p>Martin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45815" calcext:value-type="float">
            <text:p>45815</text:p>
          </table:table-cell>
          <table:table-cell office:value-type="float" office:value="439268" calcext:value-type="float">
            <text:p>439268</text:p>
          </table:table-cell>
          <table:table-cell office:value-type="float" office:value="435850" calcext:value-type="float">
            <text:p>435850</text:p>
          </table:table-cell>
          <table:table-cell office:value-type="float" office:value="34.7174072000752" calcext:value-type="float">
            <text:p>34.7174072001</text:p>
          </table:table-cell>
          <table:table-cell office:value-type="string" calcext:value-type="string">
            <text:p>#VALUE!</text:p>
          </table:table-cell>
          <table:table-cell office:value-type="float" office:value="117.029303289836" calcext:value-type="float">
            <text:p>117.0293032898</text:p>
          </table:table-cell>
          <table:table-cell office:value-type="string" calcext:value-type="string">
            <text:p>#VALUE!</text:p>
          </table:table-cell>
          <table:table-cell office:value-type="float" office:value="3.93272995257491" calcext:value-type="float">
            <text:p>3.9327299526</text:p>
          </table:table-cell>
        </table:table-row>
        <table:table-row table:style-name="ro2">
          <table:table-cell office:value-type="string" calcext:value-type="string">
            <text:p>Martin9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7810" calcext:value-type="float">
            <text:p>57810</text:p>
          </table:table-cell>
          <table:table-cell office:value-type="float" office:value="549488" calcext:value-type="float">
            <text:p>549488</text:p>
          </table:table-cell>
          <table:table-cell office:value-type="float" office:value="546070" calcext:value-type="float">
            <text:p>546070</text:p>
          </table:table-cell>
          <table:table-cell office:value-type="float" office:value="43.8069040758779" calcext:value-type="float">
            <text:p>43.8069040759</text:p>
          </table:table-cell>
          <table:table-cell office:value-type="string" calcext:value-type="string">
            <text:p>#VALUE!</text:p>
          </table:table-cell>
          <table:table-cell office:value-type="float" office:value="146.624278186259" calcext:value-type="float">
            <text:p>146.6242781863</text:p>
          </table:table-cell>
          <table:table-cell office:value-type="string" calcext:value-type="string">
            <text:p>#VALUE!</text:p>
          </table:table-cell>
          <table:table-cell office:value-type="float" office:value="3.90490178414965" calcext:value-type="float">
            <text:p>3.9049017841</text:p>
          </table:table-cell>
        </table:table-row>
        <table:table-row table:style-name="ro2">
          <table:table-cell office:value-type="string" calcext:value-type="string">
            <text:p>Martin10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2216" calcext:value-type="float">
            <text:p>52216</text:p>
          </table:table-cell>
          <table:table-cell office:value-type="float" office:value="507270" calcext:value-type="float">
            <text:p>507270</text:p>
          </table:table-cell>
          <table:table-cell office:value-type="float" office:value="503852" calcext:value-type="float">
            <text:p>503852</text:p>
          </table:table-cell>
          <table:table-cell office:value-type="float" office:value="39.5679173711476" calcext:value-type="float">
            <text:p>39.5679173711</text:p>
          </table:table-cell>
          <table:table-cell office:value-type="string" calcext:value-type="string">
            <text:p>#VALUE!</text:p>
          </table:table-cell>
          <table:table-cell office:value-type="float" office:value="135.288398580224" calcext:value-type="float">
            <text:p>135.2883985802</text:p>
          </table:table-cell>
          <table:table-cell office:value-type="string" calcext:value-type="string">
            <text:p>#VALUE!</text:p>
          </table:table-cell>
          <table:table-cell office:value-type="float" office:value="3.98900107705323" calcext:value-type="float">
            <text:p>3.9890010771</text:p>
          </table:table-cell>
        </table:table-row>
        <table:table-row table:style-name="ro2">
          <table:table-cell office:value-type="string" calcext:value-type="string">
            <text:p>Martin11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8014" calcext:value-type="float">
            <text:p>58014</text:p>
          </table:table-cell>
          <table:table-cell office:value-type="float" office:value="548883" calcext:value-type="float">
            <text:p>548883</text:p>
          </table:table-cell>
          <table:table-cell office:value-type="float" office:value="545465" calcext:value-type="float">
            <text:p>545465</text:p>
          </table:table-cell>
          <table:table-cell office:value-type="float" office:value="43.9614899335406" calcext:value-type="float">
            <text:p>43.9614899335</text:p>
          </table:table-cell>
          <table:table-cell office:value-type="string" calcext:value-type="string">
            <text:p>#VALUE!</text:p>
          </table:table-cell>
          <table:table-cell office:value-type="float" office:value="146.461830719262" calcext:value-type="float">
            <text:p>146.4618307193</text:p>
          </table:table-cell>
          <table:table-cell office:value-type="string" calcext:value-type="string">
            <text:p>#VALUE!</text:p>
          </table:table-cell>
          <table:table-cell office:value-type="float" office:value="3.88685952403928" calcext:value-type="float">
            <text:p>3.886859524</text:p>
          </table:table-cell>
        </table:table-row>
        <table:table-row table:style-name="ro2">
          <table:table-cell office:value-type="string" calcext:value-type="string">
            <text:p>Martin12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7089" calcext:value-type="float">
            <text:p>57089</text:p>
          </table:table-cell>
          <table:table-cell office:value-type="float" office:value="542552" calcext:value-type="float">
            <text:p>542552</text:p>
          </table:table-cell>
          <table:table-cell office:value-type="float" office:value="539134" calcext:value-type="float">
            <text:p>539134</text:p>
          </table:table-cell>
          <table:table-cell office:value-type="float" office:value="43.2605491573741" calcext:value-type="float">
            <text:p>43.2605491574</text:p>
          </table:table-cell>
          <table:table-cell office:value-type="string" calcext:value-type="string">
            <text:p>#VALUE!</text:p>
          </table:table-cell>
          <table:table-cell office:value-type="float" office:value="144.761905242314" calcext:value-type="float">
            <text:p>144.7619052423</text:p>
          </table:table-cell>
          <table:table-cell office:value-type="string" calcext:value-type="string">
            <text:p>#VALUE!</text:p>
          </table:table-cell>
          <table:table-cell office:value-type="float" office:value="3.90399319331289" calcext:value-type="float">
            <text:p>3.9039931933</text:p>
          </table:table-cell>
        </table:table-row>
        <table:table-row table:style-name="ro2">
          <table:table-cell office:value-type="string" calcext:value-type="string">
            <text:p>Martin13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71572" calcext:value-type="float">
            <text:p>71572</text:p>
          </table:table-cell>
          <table:table-cell office:value-type="float" office:value="673789" calcext:value-type="float">
            <text:p>673789</text:p>
          </table:table-cell>
          <table:table-cell office:value-type="float" office:value="670371" calcext:value-type="float">
            <text:p>670371</text:p>
          </table:table-cell>
          <table:table-cell office:value-type="float" office:value="54.2353872776117" calcext:value-type="float">
            <text:p>54.2353872776</text:p>
          </table:table-cell>
          <table:table-cell office:value-type="string" calcext:value-type="string">
            <text:p>#VALUE!</text:p>
          </table:table-cell>
          <table:table-cell office:value-type="float" office:value="180.000117186442" calcext:value-type="float">
            <text:p>180.0001171864</text:p>
          </table:table-cell>
          <table:table-cell office:value-type="string" calcext:value-type="string">
            <text:p>#VALUE!</text:p>
          </table:table-cell>
          <table:table-cell office:value-type="float" office:value="3.87201322344393" calcext:value-type="float">
            <text:p>3.8720132234</text:p>
          </table:table-cell>
        </table:table-row>
        <table:table-row table:style-name="ro2">
          <table:table-cell office:value-type="string" calcext:value-type="string">
            <text:p>Martin14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3872" calcext:value-type="float">
            <text:p>53872</text:p>
          </table:table-cell>
          <table:table-cell office:value-type="float" office:value="512477" calcext:value-type="float">
            <text:p>512477</text:p>
          </table:table-cell>
          <table:table-cell office:value-type="float" office:value="509059" calcext:value-type="float">
            <text:p>509059</text:p>
          </table:table-cell>
          <table:table-cell office:value-type="float" office:value="40.8227908039387" calcext:value-type="float">
            <text:p>40.8227908039</text:p>
          </table:table-cell>
          <table:table-cell office:value-type="string" calcext:value-type="string">
            <text:p>#VALUE!</text:p>
          </table:table-cell>
          <table:table-cell office:value-type="float" office:value="136.686520829232" calcext:value-type="float">
            <text:p>136.6865208292</text:p>
          </table:table-cell>
          <table:table-cell office:value-type="string" calcext:value-type="string">
            <text:p>#VALUE!</text:p>
          </table:table-cell>
          <table:table-cell office:value-type="float" office:value="3.90633772198441" calcext:value-type="float">
            <text:p>3.906337722</text:p>
          </table:table-cell>
        </table:table-row>
        <table:table-row table:style-name="ro2">
          <table:table-cell office:value-type="string" calcext:value-type="string">
            <text:p>Martin15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69919" calcext:value-type="float">
            <text:p>69919</text:p>
          </table:table-cell>
          <table:table-cell office:value-type="float" office:value="656062" calcext:value-type="float">
            <text:p>656062</text:p>
          </table:table-cell>
          <table:table-cell office:value-type="float" office:value="652644" calcext:value-type="float">
            <text:p>652644</text:p>
          </table:table-cell>
          <table:table-cell office:value-type="float" office:value="52.9827871662569" calcext:value-type="float">
            <text:p>52.9827871663</text:p>
          </table:table-cell>
          <table:table-cell office:value-type="string" calcext:value-type="string">
            <text:p>#VALUE!</text:p>
          </table:table-cell>
          <table:table-cell office:value-type="float" office:value="175.240272149345" calcext:value-type="float">
            <text:p>175.2402721493</text:p>
          </table:table-cell>
          <table:table-cell office:value-type="string" calcext:value-type="string">
            <text:p>#VALUE!</text:p>
          </table:table-cell>
          <table:table-cell office:value-type="float" office:value="3.85874347328487" calcext:value-type="float">
            <text:p>3.8587434733</text:p>
          </table:table-cell>
        </table:table-row>
        <table:table-row table:style-name="ro2">
          <table:table-cell office:value-type="string" calcext:value-type="string">
            <text:p>Martin16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Indtast selv vægt</text:p>
          </table:table-cell>
          <table:table-cell office:value-type="float" office:value="56705" calcext:value-type="float">
            <text:p>56705</text:p>
          </table:table-cell>
          <table:table-cell office:value-type="float" office:value="530549" calcext:value-type="float">
            <text:p>530549</text:p>
          </table:table-cell>
          <table:table-cell office:value-type="float" office:value="527131" calcext:value-type="float">
            <text:p>527131</text:p>
          </table:table-cell>
          <table:table-cell office:value-type="float" office:value="42.9695640135385" calcext:value-type="float">
            <text:p>42.9695640135</text:p>
          </table:table-cell>
          <table:table-cell office:value-type="string" calcext:value-type="string">
            <text:p>#VALUE!</text:p>
          </table:table-cell>
          <table:table-cell office:value-type="float" office:value="141.539001198749" calcext:value-type="float">
            <text:p>141.5390011987</text:p>
          </table:table-cell>
          <table:table-cell office:value-type="string" calcext:value-type="string">
            <text:p>#VALUE!</text:p>
          </table:table-cell>
          <table:table-cell office:value-type="float" office:value="3.84292553398601" calcext:value-type="float">
            <text:p>3.842925534</text:p>
          </table:table-cell>
        </table:table-row>
      </table:table>
      <table:table table:name="TCD with hepR" table:style-name="ta1">
        <table:table-column table:style-name="co1" table:number-columns-repeated="14" table:default-cell-style-name="Default"/>
        <table:table-row table:style-name="ro2">
          <table:table-cell office:value-type="string" calcext:value-type="string">
            <text:p>Rank.Analysis</text:p>
          </table:table-cell>
          <table:table-cell office:value-type="string" calcext:value-type="string">
            <text:p>Identifier.1</text:p>
          </table:table-cell>
          <table:table-cell office:value-type="string" calcext:value-type="string">
            <text:p>Identifier.2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SampleWeight</text:p>
          </table:table-cell>
          <table:table-cell office:value-type="string" calcext:value-type="string">
            <text:p>rArea.Flash.TCD.N</text:p>
          </table:table-cell>
          <table:table-cell office:value-type="string" calcext:value-type="string">
            <text:p>rArea.Flash.TCD.C</text:p>
          </table:table-cell>
          <table:table-cell office:value-type="string" calcext:value-type="string">
            <text:p>Corrected.Area.N</text:p>
          </table:table-cell>
          <table:table-cell office:value-type="string" calcext:value-type="string">
            <text:p>Corrected.Area.C</text:p>
          </table:table-cell>
          <table:table-cell office:value-type="string" calcext:value-type="string">
            <text:p>Weight.N.perCup</text:p>
          </table:table-cell>
          <table:table-cell office:value-type="string" calcext:value-type="string">
            <text:p>Weight.C.perCup</text:p>
          </table:table-cell>
          <table:table-cell office:value-type="string" calcext:value-type="string">
            <text:p>Weight.N.kg</text:p>
          </table:table-cell>
          <table:table-cell office:value-type="string" calcext:value-type="string">
            <text:p>Weight.C.kg</text:p>
          </table:table-cell>
          <table:table-cell office:value-type="string" calcext:value-type="string">
            <text:p>C.N.Rat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811-2</text:p>
          </table:table-cell>
          <table:table-cell office:value-type="float" office:value="0.358" calcext:value-type="float">
            <text:p>0.358</text:p>
          </table:table-cell>
          <table:table-cell office:value-type="float" office:value="62710" calcext:value-type="float">
            <text:p>62710</text:p>
          </table:table-cell>
          <table:table-cell office:value-type="float" office:value="601633" calcext:value-type="float">
            <text:p>601633</text:p>
          </table:table-cell>
          <table:table-cell office:value-type="float" office:value="62710" calcext:value-type="float">
            <text:p>62710</text:p>
          </table:table-cell>
          <table:table-cell office:value-type="float" office:value="598215" calcext:value-type="float">
            <text:p>598215</text:p>
          </table:table-cell>
          <table:table-cell office:value-type="float" office:value="47.5199957550304" calcext:value-type="float">
            <text:p>47.519995755</text:p>
          </table:table-cell>
          <table:table-cell office:value-type="float" office:value="160.625638792083" calcext:value-type="float">
            <text:p>160.6256387921</text:p>
          </table:table-cell>
          <table:table-cell office:value-type="float" office:value="132737.418310141" calcext:value-type="float">
            <text:p>132737.418310141</text:p>
          </table:table-cell>
          <table:table-cell office:value-type="float" office:value="448674.968692969" calcext:value-type="float">
            <text:p>448674.968692969</text:p>
          </table:table-cell>
          <table:table-cell office:value-type="float" office:value="3.94353104652637" calcext:value-type="float">
            <text:p>3.94353104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812-1</text:p>
          </table:table-cell>
          <table:table-cell office:value-type="float" office:value="0.313" calcext:value-type="float">
            <text:p>0.313</text:p>
          </table:table-cell>
          <table:table-cell office:value-type="float" office:value="54772" calcext:value-type="float">
            <text:p>54772</text:p>
          </table:table-cell>
          <table:table-cell office:value-type="float" office:value="524988" calcext:value-type="float">
            <text:p>524988</text:p>
          </table:table-cell>
          <table:table-cell office:value-type="float" office:value="54772" calcext:value-type="float">
            <text:p>54772</text:p>
          </table:table-cell>
          <table:table-cell office:value-type="float" office:value="521570" calcext:value-type="float">
            <text:p>521570</text:p>
          </table:table-cell>
          <table:table-cell office:value-type="float" office:value="41.5047872348034" calcext:value-type="float">
            <text:p>41.5047872348</text:p>
          </table:table-cell>
          <table:table-cell office:value-type="float" office:value="140.045827043432" calcext:value-type="float">
            <text:p>140.0458270434</text:p>
          </table:table-cell>
          <table:table-cell office:value-type="float" office:value="132603.154104803" calcext:value-type="float">
            <text:p>132603.154104803</text:p>
          </table:table-cell>
          <table:table-cell office:value-type="float" office:value="447430.757327259" calcext:value-type="float">
            <text:p>447430.757327259</text:p>
          </table:table-cell>
          <table:table-cell office:value-type="float" office:value="3.93657717826658" calcext:value-type="float">
            <text:p>3.93657717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0.357" calcext:value-type="float">
            <text:p>0.357</text:p>
          </table:table-cell>
          <table:table-cell office:value-type="float" office:value="75873" calcext:value-type="float">
            <text:p>75873</text:p>
          </table:table-cell>
          <table:table-cell office:value-type="float" office:value="608385" calcext:value-type="float">
            <text:p>608385</text:p>
          </table:table-cell>
          <table:table-cell office:value-type="float" office:value="75873" calcext:value-type="float">
            <text:p>75873</text:p>
          </table:table-cell>
          <table:table-cell office:value-type="float" office:value="604967" calcext:value-type="float">
            <text:p>604967</text:p>
          </table:table-cell>
          <table:table-cell office:value-type="float" office:value="57.4945724433331" calcext:value-type="float">
            <text:p>57.4945724433</text:p>
          </table:table-cell>
          <table:table-cell office:value-type="float" office:value="162.438606225404" calcext:value-type="float">
            <text:p>162.4386062254</text:p>
          </table:table-cell>
          <table:table-cell office:value-type="float" office:value="161049.222530345" calcext:value-type="float">
            <text:p>161049.222530345</text:p>
          </table:table-cell>
          <table:table-cell office:value-type="float" office:value="455010.10147172" calcext:value-type="float">
            <text:p>455010.10147172</text:p>
          </table:table-cell>
          <table:table-cell office:value-type="float" office:value="3.29616691122896" calcext:value-type="float">
            <text:p>3.2961669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0.471" calcext:value-type="float">
            <text:p>0.471</text:p>
          </table:table-cell>
          <table:table-cell office:value-type="float" office:value="101515" calcext:value-type="float">
            <text:p>101515</text:p>
          </table:table-cell>
          <table:table-cell office:value-type="float" office:value="797917" calcext:value-type="float">
            <text:p>797917</text:p>
          </table:table-cell>
          <table:table-cell office:value-type="float" office:value="101515" calcext:value-type="float">
            <text:p>101515</text:p>
          </table:table-cell>
          <table:table-cell office:value-type="float" office:value="794499" calcext:value-type="float">
            <text:p>794499</text:p>
          </table:table-cell>
          <table:table-cell office:value-type="float" office:value="76.9254085324814" calcext:value-type="float">
            <text:p>76.9254085325</text:p>
          </table:table-cell>
          <table:table-cell office:value-type="float" office:value="213.329504266311" calcext:value-type="float">
            <text:p>213.3295042663</text:p>
          </table:table-cell>
          <table:table-cell office:value-type="float" office:value="163323.584994653" calcext:value-type="float">
            <text:p>163323.584994653</text:p>
          </table:table-cell>
          <table:table-cell office:value-type="float" office:value="452928.883792592" calcext:value-type="float">
            <text:p>452928.883792592</text:p>
          </table:table-cell>
          <table:table-cell office:value-type="float" office:value="3.23539941343228" calcext:value-type="float">
            <text:p>3.23539941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0.235" calcext:value-type="float">
            <text:p>0.235</text:p>
          </table:table-cell>
          <table:table-cell office:value-type="float" office:value="49403" calcext:value-type="float">
            <text:p>49403</text:p>
          </table:table-cell>
          <table:table-cell office:value-type="float" office:value="413075" calcext:value-type="float">
            <text:p>413075</text:p>
          </table:table-cell>
          <table:table-cell office:value-type="float" office:value="49403" calcext:value-type="float">
            <text:p>49403</text:p>
          </table:table-cell>
          <table:table-cell office:value-type="float" office:value="409657" calcext:value-type="float">
            <text:p>409657</text:p>
          </table:table-cell>
          <table:table-cell office:value-type="float" office:value="37.4362996377893" calcext:value-type="float">
            <text:p>37.4362996378</text:p>
          </table:table-cell>
          <table:table-cell office:value-type="float" office:value="109.99626774763" calcext:value-type="float">
            <text:p>109.9962677476</text:p>
          </table:table-cell>
          <table:table-cell office:value-type="float" office:value="159303.402713997" calcext:value-type="float">
            <text:p>159303.402713997</text:p>
          </table:table-cell>
          <table:table-cell office:value-type="float" office:value="468069.224457999" calcext:value-type="float">
            <text:p>468069.224457999</text:p>
          </table:table-cell>
          <table:table-cell office:value-type="float" office:value="3.42792904962654" calcext:value-type="float">
            <text:p>3.42792904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12-2</text:p>
          </table:table-cell>
          <table:table-cell office:value-type="float" office:value="0.636" calcext:value-type="float">
            <text:p>0.636</text:p>
          </table:table-cell>
          <table:table-cell office:value-type="float" office:value="112886" calcext:value-type="float">
            <text:p>112886</text:p>
          </table:table-cell>
          <table:table-cell office:value-type="float" office:value="1067942" calcext:value-type="float">
            <text:p>1067942</text:p>
          </table:table-cell>
          <table:table-cell office:value-type="float" office:value="112886" calcext:value-type="float">
            <text:p>112886</text:p>
          </table:table-cell>
          <table:table-cell office:value-type="float" office:value="1064524" calcext:value-type="float">
            <text:p>1064524</text:p>
          </table:table-cell>
          <table:table-cell office:value-type="float" office:value="85.5420545495512" calcext:value-type="float">
            <text:p>85.5420545496</text:p>
          </table:table-cell>
          <table:table-cell office:value-type="float" office:value="285.833433647607" calcext:value-type="float">
            <text:p>285.8334336476</text:p>
          </table:table-cell>
          <table:table-cell office:value-type="float" office:value="134500.085769735" calcext:value-type="float">
            <text:p>134500.085769735</text:p>
          </table:table-cell>
          <table:table-cell office:value-type="float" office:value="449423.637810703" calcext:value-type="float">
            <text:p>449423.637810703</text:p>
          </table:table-cell>
          <table:table-cell office:value-type="float" office:value="3.8983438147651" calcext:value-type="float">
            <text:p>3.89834381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813-1</text:p>
          </table:table-cell>
          <table:table-cell office:value-type="float" office:value="0.436" calcext:value-type="float">
            <text:p>0.436</text:p>
          </table:table-cell>
          <table:table-cell office:value-type="float" office:value="79526" calcext:value-type="float">
            <text:p>79526</text:p>
          </table:table-cell>
          <table:table-cell office:value-type="float" office:value="746251" calcext:value-type="float">
            <text:p>746251</text:p>
          </table:table-cell>
          <table:table-cell office:value-type="float" office:value="79526" calcext:value-type="float">
            <text:p>79526</text:p>
          </table:table-cell>
          <table:table-cell office:value-type="float" office:value="742833" calcext:value-type="float">
            <text:p>742833</text:p>
          </table:table-cell>
          <table:table-cell office:value-type="float" office:value="60.2627201788318" calcext:value-type="float">
            <text:p>60.2627201788</text:p>
          </table:table-cell>
          <table:table-cell office:value-type="float" office:value="199.456759093034" calcext:value-type="float">
            <text:p>199.456759093</text:p>
          </table:table-cell>
          <table:table-cell office:value-type="float" office:value="138217.248116587" calcext:value-type="float">
            <text:p>138217.248116587</text:p>
          </table:table-cell>
          <table:table-cell office:value-type="float" office:value="457469.630947326" calcext:value-type="float">
            <text:p>457469.630947326</text:p>
          </table:table-cell>
          <table:table-cell office:value-type="float" office:value="3.86141799747276" calcext:value-type="float">
            <text:p>3.86141799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813-2</text:p>
          </table:table-cell>
          <table:table-cell office:value-type="float" office:value="0.314" calcext:value-type="float">
            <text:p>0.314</text:p>
          </table:table-cell>
          <table:table-cell office:value-type="float" office:value="54988" calcext:value-type="float">
            <text:p>54988</text:p>
          </table:table-cell>
          <table:table-cell office:value-type="float" office:value="534366" calcext:value-type="float">
            <text:p>534366</text:p>
          </table:table-cell>
          <table:table-cell office:value-type="float" office:value="54988" calcext:value-type="float">
            <text:p>54988</text:p>
          </table:table-cell>
          <table:table-cell office:value-type="float" office:value="530948" calcext:value-type="float">
            <text:p>530948</text:p>
          </table:table-cell>
          <table:table-cell office:value-type="float" office:value="41.668466378211" calcext:value-type="float">
            <text:p>41.6684663782</text:p>
          </table:table-cell>
          <table:table-cell office:value-type="float" office:value="142.56389703598" calcext:value-type="float">
            <text:p>142.563897036</text:p>
          </table:table-cell>
          <table:table-cell office:value-type="float" office:value="132702.122223602" calcext:value-type="float">
            <text:p>132702.122223602</text:p>
          </table:table-cell>
          <table:table-cell office:value-type="float" office:value="454025.149796115" calcext:value-type="float">
            <text:p>454025.149796115</text:p>
          </table:table-cell>
          <table:table-cell office:value-type="float" office:value="3.99161670679942" calcext:value-type="float">
            <text:p>3.99161670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814-1</text:p>
          </table:table-cell>
          <table:table-cell office:value-type="float" office:value="0.54" calcext:value-type="float">
            <text:p>0.54</text:p>
          </table:table-cell>
          <table:table-cell office:value-type="float" office:value="94878" calcext:value-type="float">
            <text:p>94878</text:p>
          </table:table-cell>
          <table:table-cell office:value-type="float" office:value="889115" calcext:value-type="float">
            <text:p>889115</text:p>
          </table:table-cell>
          <table:table-cell office:value-type="float" office:value="94878" calcext:value-type="float">
            <text:p>94878</text:p>
          </table:table-cell>
          <table:table-cell office:value-type="float" office:value="885697" calcext:value-type="float">
            <text:p>885697</text:p>
          </table:table-cell>
          <table:table-cell office:value-type="float" office:value="71.89606374176" calcext:value-type="float">
            <text:p>71.8960637418</text:p>
          </table:table-cell>
          <table:table-cell office:value-type="float" office:value="237.816915993801" calcext:value-type="float">
            <text:p>237.8169159938</text:p>
          </table:table-cell>
          <table:table-cell office:value-type="float" office:value="133140.858781037" calcext:value-type="float">
            <text:p>133140.858781037</text:p>
          </table:table-cell>
          <table:table-cell office:value-type="float" office:value="440401.696284816" calcext:value-type="float">
            <text:p>440401.696284816</text:p>
          </table:table-cell>
          <table:table-cell office:value-type="float" office:value="3.85908566087852" calcext:value-type="float">
            <text:p>3.85908566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814-2</text:p>
          </table:table-cell>
          <table:table-cell office:value-type="float" office:value="0.31" calcext:value-type="float">
            <text:p>0.31</text:p>
          </table:table-cell>
          <table:table-cell office:value-type="float" office:value="52562" calcext:value-type="float">
            <text:p>52562</text:p>
          </table:table-cell>
          <table:table-cell office:value-type="float" office:value="504260" calcext:value-type="float">
            <text:p>504260</text:p>
          </table:table-cell>
          <table:table-cell office:value-type="float" office:value="52562" calcext:value-type="float">
            <text:p>52562</text:p>
          </table:table-cell>
          <table:table-cell office:value-type="float" office:value="500842" calcext:value-type="float">
            <text:p>500842</text:p>
          </table:table-cell>
          <table:table-cell office:value-type="float" office:value="39.8301071101245" calcext:value-type="float">
            <text:p>39.8301071101</text:p>
          </table:table-cell>
          <table:table-cell office:value-type="float" office:value="134.480188868391" calcext:value-type="float">
            <text:p>134.4801888684</text:p>
          </table:table-cell>
          <table:table-cell office:value-type="float" office:value="128484.216484273" calcext:value-type="float">
            <text:p>128484.216484273</text:p>
          </table:table-cell>
          <table:table-cell office:value-type="float" office:value="433807.060865777" calcext:value-type="float">
            <text:p>433807.060865777</text:p>
          </table:table-cell>
          <table:table-cell office:value-type="float" office:value="3.93906933882958" calcext:value-type="float">
            <text:p>3.939069338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815-1</text:p>
          </table:table-cell>
          <table:table-cell office:value-type="float" office:value="0.324" calcext:value-type="float">
            <text:p>0.324</text:p>
          </table:table-cell>
          <table:table-cell office:value-type="float" office:value="50120" calcext:value-type="float">
            <text:p>50120</text:p>
          </table:table-cell>
          <table:table-cell office:value-type="float" office:value="489400" calcext:value-type="float">
            <text:p>489400</text:p>
          </table:table-cell>
          <table:table-cell office:value-type="float" office:value="50120" calcext:value-type="float">
            <text:p>50120</text:p>
          </table:table-cell>
          <table:table-cell office:value-type="float" office:value="485982" calcext:value-type="float">
            <text:p>485982</text:p>
          </table:table-cell>
          <table:table-cell office:value-type="float" office:value="37.9796234610448" calcext:value-type="float">
            <text:p>37.979623461</text:p>
          </table:table-cell>
          <table:table-cell office:value-type="float" office:value="130.490156869109" calcext:value-type="float">
            <text:p>130.4901568691</text:p>
          </table:table-cell>
          <table:table-cell office:value-type="float" office:value="117221.060064953" calcext:value-type="float">
            <text:p>117221.060064953</text:p>
          </table:table-cell>
          <table:table-cell office:value-type="float" office:value="402747.397744163" calcext:value-type="float">
            <text:p>402747.397744163</text:p>
          </table:table-cell>
          <table:table-cell office:value-type="float" office:value="4.00842616313568" calcext:value-type="float">
            <text:p>4.00842616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815-2</text:p>
          </table:table-cell>
          <table:table-cell office:value-type="float" office:value="0.339" calcext:value-type="float">
            <text:p>0.339</text:p>
          </table:table-cell>
          <table:table-cell office:value-type="float" office:value="54796" calcext:value-type="float">
            <text:p>54796</text:p>
          </table:table-cell>
          <table:table-cell office:value-type="float" office:value="542226" calcext:value-type="float">
            <text:p>542226</text:p>
          </table:table-cell>
          <table:table-cell office:value-type="float" office:value="54796" calcext:value-type="float">
            <text:p>54796</text:p>
          </table:table-cell>
          <table:table-cell office:value-type="float" office:value="538808" calcext:value-type="float">
            <text:p>538808</text:p>
          </table:table-cell>
          <table:table-cell office:value-type="float" office:value="41.5229738062932" calcext:value-type="float">
            <text:p>41.5229738063</text:p>
          </table:table-cell>
          <table:table-cell office:value-type="float" office:value="144.674371565883" calcext:value-type="float">
            <text:p>144.6743715659</text:p>
          </table:table-cell>
          <table:table-cell office:value-type="float" office:value="122486.648396145" calcext:value-type="float">
            <text:p>122486.648396145</text:p>
          </table:table-cell>
          <table:table-cell office:value-type="float" office:value="426768.057716468" calcext:value-type="float">
            <text:p>426768.057716468</text:p>
          </table:table-cell>
          <table:table-cell office:value-type="float" office:value="4.06490073698147" calcext:value-type="float">
            <text:p>4.06490073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816-1</text:p>
          </table:table-cell>
          <table:table-cell office:value-type="float" office:value="0.343" calcext:value-type="float">
            <text:p>0.343</text:p>
          </table:table-cell>
          <table:table-cell office:value-type="float" office:value="58320" calcext:value-type="float">
            <text:p>58320</text:p>
          </table:table-cell>
          <table:table-cell office:value-type="float" office:value="564463" calcext:value-type="float">
            <text:p>564463</text:p>
          </table:table-cell>
          <table:table-cell office:value-type="float" office:value="58320" calcext:value-type="float">
            <text:p>58320</text:p>
          </table:table-cell>
          <table:table-cell office:value-type="float" office:value="561045" calcext:value-type="float">
            <text:p>561045</text:p>
          </table:table-cell>
          <table:table-cell office:value-type="float" office:value="44.1933687200346" calcext:value-type="float">
            <text:p>44.19336872</text:p>
          </table:table-cell>
          <table:table-cell office:value-type="float" office:value="150.64518862968" calcext:value-type="float">
            <text:p>150.6451886297</text:p>
          </table:table-cell>
          <table:table-cell office:value-type="float" office:value="128843.640583191" calcext:value-type="float">
            <text:p>128843.640583191</text:p>
          </table:table-cell>
          <table:table-cell office:value-type="float" office:value="439198.800669621" calcext:value-type="float">
            <text:p>439198.800669621</text:p>
          </table:table-cell>
          <table:table-cell office:value-type="float" office:value="3.97690253443577" calcext:value-type="float">
            <text:p>3.976902534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816-2</text:p>
          </table:table-cell>
          <table:table-cell office:value-type="float" office:value="0.298" calcext:value-type="float">
            <text:p>0.298</text:p>
          </table:table-cell>
          <table:table-cell office:value-type="float" office:value="49311" calcext:value-type="float">
            <text:p>49311</text:p>
          </table:table-cell>
          <table:table-cell office:value-type="float" office:value="486804" calcext:value-type="float">
            <text:p>486804</text:p>
          </table:table-cell>
          <table:table-cell office:value-type="float" office:value="49311" calcext:value-type="float">
            <text:p>49311</text:p>
          </table:table-cell>
          <table:table-cell office:value-type="float" office:value="483386" calcext:value-type="float">
            <text:p>483386</text:p>
          </table:table-cell>
          <table:table-cell office:value-type="float" office:value="37.3665844470787" calcext:value-type="float">
            <text:p>37.3665844471</text:p>
          </table:table-cell>
          <table:table-cell office:value-type="float" office:value="129.793109556179" calcext:value-type="float">
            <text:p>129.7931095562</text:p>
          </table:table-cell>
          <table:table-cell office:value-type="float" office:value="125391.222976774" calcext:value-type="float">
            <text:p>125391.222976774</text:p>
          </table:table-cell>
          <table:table-cell office:value-type="float" office:value="435547.347503957" calcext:value-type="float">
            <text:p>435547.347503957</text:p>
          </table:table-cell>
          <table:table-cell office:value-type="float" office:value="4.05242536139927" calcext:value-type="float">
            <text:p>4.05242536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0.303" calcext:value-type="float">
            <text:p>0.303</text:p>
          </table:table-cell>
          <table:table-cell office:value-type="float" office:value="63672" calcext:value-type="float">
            <text:p>63672</text:p>
          </table:table-cell>
          <table:table-cell office:value-type="float" office:value="518578" calcext:value-type="float">
            <text:p>518578</text:p>
          </table:table-cell>
          <table:table-cell office:value-type="float" office:value="63672" calcext:value-type="float">
            <text:p>63672</text:p>
          </table:table-cell>
          <table:table-cell office:value-type="float" office:value="515160" calcext:value-type="float">
            <text:p>515160</text:p>
          </table:table-cell>
          <table:table-cell office:value-type="float" office:value="48.2489741622435" calcext:value-type="float">
            <text:p>48.2489741622</text:p>
          </table:table-cell>
          <table:table-cell office:value-type="float" office:value="138.324689417901" calcext:value-type="float">
            <text:p>138.3246894179</text:p>
          </table:table-cell>
          <table:table-cell office:value-type="float" office:value="159237.538489253" calcext:value-type="float">
            <text:p>159237.538489253</text:p>
          </table:table-cell>
          <table:table-cell office:value-type="float" office:value="456517.126791751" calcext:value-type="float">
            <text:p>456517.126791751</text:p>
          </table:table-cell>
          <table:table-cell office:value-type="float" office:value="3.34470954300969" calcext:value-type="float">
            <text:p>3.34470954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0.213" calcext:value-type="float">
            <text:p>0.213</text:p>
          </table:table-cell>
          <table:table-cell office:value-type="float" office:value="44903" calcext:value-type="float">
            <text:p>44903</text:p>
          </table:table-cell>
          <table:table-cell office:value-type="float" office:value="366600" calcext:value-type="float">
            <text:p>366600</text:p>
          </table:table-cell>
          <table:table-cell office:value-type="float" office:value="44903" calcext:value-type="float">
            <text:p>44903</text:p>
          </table:table-cell>
          <table:table-cell office:value-type="float" office:value="363182" calcext:value-type="float">
            <text:p>363182</text:p>
          </table:table-cell>
          <table:table-cell office:value-type="float" office:value="34.0263174834656" calcext:value-type="float">
            <text:p>34.0263174835</text:p>
          </table:table-cell>
          <table:table-cell office:value-type="float" office:value="97.5173486920024" calcext:value-type="float">
            <text:p>97.517348692</text:p>
          </table:table-cell>
          <table:table-cell office:value-type="float" office:value="159747.969405942" calcext:value-type="float">
            <text:p>159747.969405942</text:p>
          </table:table-cell>
          <table:table-cell office:value-type="float" office:value="457827.928131467" calcext:value-type="float">
            <text:p>457827.928131467</text:p>
          </table:table-cell>
          <table:table-cell office:value-type="float" office:value="3.34359544478928" calcext:value-type="float">
            <text:p>3.34359544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817-1</text:p>
          </table:table-cell>
          <table:table-cell office:value-type="float" office:value="0.279" calcext:value-type="float">
            <text:p>0.279</text:p>
          </table:table-cell>
          <table:table-cell office:value-type="float" office:value="44330" calcext:value-type="float">
            <text:p>44330</text:p>
          </table:table-cell>
          <table:table-cell office:value-type="float" office:value="412474" calcext:value-type="float">
            <text:p>412474</text:p>
          </table:table-cell>
          <table:table-cell office:value-type="float" office:value="44330" calcext:value-type="float">
            <text:p>44330</text:p>
          </table:table-cell>
          <table:table-cell office:value-type="float" office:value="409056" calcext:value-type="float">
            <text:p>409056</text:p>
          </table:table-cell>
          <table:table-cell office:value-type="float" office:value="33.5921130891484" calcext:value-type="float">
            <text:p>33.5921130891</text:p>
          </table:table-cell>
          <table:table-cell office:value-type="float" office:value="109.834894313473" calcext:value-type="float">
            <text:p>109.8348943135</text:p>
          </table:table-cell>
          <table:table-cell office:value-type="float" office:value="120401.839029206" calcext:value-type="float">
            <text:p>120401.839029206</text:p>
          </table:table-cell>
          <table:table-cell office:value-type="float" office:value="393673.456320692" calcext:value-type="float">
            <text:p>393673.456320692</text:p>
          </table:table-cell>
          <table:table-cell office:value-type="float" office:value="3.81460700886303" calcext:value-type="float">
            <text:p>3.81460700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817-2</text:p>
          </table:table-cell>
          <table:table-cell office:value-type="float" office:value="0.316" calcext:value-type="float">
            <text:p>0.316</text:p>
          </table:table-cell>
          <table:table-cell office:value-type="float" office:value="45582" calcext:value-type="float">
            <text:p>45582</text:p>
          </table:table-cell>
          <table:table-cell office:value-type="float" office:value="411204" calcext:value-type="float">
            <text:p>411204</text:p>
          </table:table-cell>
          <table:table-cell office:value-type="float" office:value="45582" calcext:value-type="float">
            <text:p>45582</text:p>
          </table:table-cell>
          <table:table-cell office:value-type="float" office:value="407786" calcext:value-type="float">
            <text:p>407786</text:p>
          </table:table-cell>
          <table:table-cell office:value-type="float" office:value="34.5408459018624" calcext:value-type="float">
            <text:p>34.5408459019</text:p>
          </table:table-cell>
          <table:table-cell office:value-type="float" office:value="109.493888886886" calcext:value-type="float">
            <text:p>109.4938888869</text:p>
          </table:table-cell>
          <table:table-cell office:value-type="float" office:value="109306.474372982" calcext:value-type="float">
            <text:p>109306.474372982</text:p>
          </table:table-cell>
          <table:table-cell office:value-type="float" office:value="346499.64837622" calcext:value-type="float">
            <text:p>346499.64837622</text:p>
          </table:table-cell>
          <table:table-cell office:value-type="float" office:value="3.69831331667373" calcext:value-type="float">
            <text:p>3.698313316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818-1</text:p>
          </table:table-cell>
          <table:table-cell office:value-type="float" office:value="0.246" calcext:value-type="float">
            <text:p>0.246</text:p>
          </table:table-cell>
          <table:table-cell office:value-type="float" office:value="40755" calcext:value-type="float">
            <text:p>40755</text:p>
          </table:table-cell>
          <table:table-cell office:value-type="float" office:value="402153" calcext:value-type="float">
            <text:p>402153</text:p>
          </table:table-cell>
          <table:table-cell office:value-type="float" office:value="40755" calcext:value-type="float">
            <text:p>40755</text:p>
          </table:table-cell>
          <table:table-cell office:value-type="float" office:value="398735" calcext:value-type="float">
            <text:p>398735</text:p>
          </table:table-cell>
          <table:table-cell office:value-type="float" office:value="30.8830717109913" calcext:value-type="float">
            <text:p>30.883071711</text:p>
          </table:table-cell>
          <table:table-cell office:value-type="float" office:value="107.063621078979" calcext:value-type="float">
            <text:p>107.063621079</text:p>
          </table:table-cell>
          <table:table-cell office:value-type="float" office:value="125540.941914599" calcext:value-type="float">
            <text:p>125540.941914599</text:p>
          </table:table-cell>
          <table:table-cell office:value-type="float" office:value="435217.971865767" calcext:value-type="float">
            <text:p>435217.971865767</text:p>
          </table:table-cell>
          <table:table-cell office:value-type="float" office:value="4.04453155095387" calcext:value-type="float">
            <text:p>4.04453155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18-2</text:p>
          </table:table-cell>
          <table:table-cell office:value-type="float" office:value="0.335" calcext:value-type="float">
            <text:p>0.335</text:p>
          </table:table-cell>
          <table:table-cell office:value-type="float" office:value="55876" calcext:value-type="float">
            <text:p>55876</text:p>
          </table:table-cell>
          <table:table-cell office:value-type="float" office:value="535788" calcext:value-type="float">
            <text:p>535788</text:p>
          </table:table-cell>
          <table:table-cell office:value-type="float" office:value="55876" calcext:value-type="float">
            <text:p>55876</text:p>
          </table:table-cell>
          <table:table-cell office:value-type="float" office:value="532370" calcext:value-type="float">
            <text:p>532370</text:p>
          </table:table-cell>
          <table:table-cell office:value-type="float" office:value="42.3413695233308" calcext:value-type="float">
            <text:p>42.3413695233</text:p>
          </table:table-cell>
          <table:table-cell office:value-type="float" office:value="142.945715710474" calcext:value-type="float">
            <text:p>142.9457157105</text:p>
          </table:table-cell>
          <table:table-cell office:value-type="float" office:value="126392.147830838" calcext:value-type="float">
            <text:p>126392.147830838</text:p>
          </table:table-cell>
          <table:table-cell office:value-type="float" office:value="426703.628986489" calcext:value-type="float">
            <text:p>426703.628986489</text:p>
          </table:table-cell>
          <table:table-cell office:value-type="float" office:value="3.93870116955774" calcext:value-type="float">
            <text:p>3.938701169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819-1</text:p>
          </table:table-cell>
          <table:table-cell office:value-type="float" office:value="0.489" calcext:value-type="float">
            <text:p>0.489</text:p>
          </table:table-cell>
          <table:table-cell office:value-type="float" office:value="88247" calcext:value-type="float">
            <text:p>88247</text:p>
          </table:table-cell>
          <table:table-cell office:value-type="float" office:value="816709" calcext:value-type="float">
            <text:p>816709</text:p>
          </table:table-cell>
          <table:table-cell office:value-type="float" office:value="88247" calcext:value-type="float">
            <text:p>88247</text:p>
          </table:table-cell>
          <table:table-cell office:value-type="float" office:value="813291" calcext:value-type="float">
            <text:p>813291</text:p>
          </table:table-cell>
          <table:table-cell office:value-type="float" office:value="66.8712655939111" calcext:value-type="float">
            <text:p>66.8712655939</text:p>
          </table:table-cell>
          <table:table-cell office:value-type="float" office:value="218.375310546964" calcext:value-type="float">
            <text:p>218.375310547</text:p>
          </table:table-cell>
          <table:table-cell office:value-type="float" office:value="136751.054384276" calcext:value-type="float">
            <text:p>136751.054384276</text:p>
          </table:table-cell>
          <table:table-cell office:value-type="float" office:value="446575.277192155" calcext:value-type="float">
            <text:p>446575.277192155</text:p>
          </table:table-cell>
          <table:table-cell office:value-type="float" office:value="3.80987548800515" calcext:value-type="float">
            <text:p>3.80987548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819-2</text:p>
          </table:table-cell>
          <table:table-cell office:value-type="float" office:value="0.499" calcext:value-type="float">
            <text:p>0.499</text:p>
          </table:table-cell>
          <table:table-cell office:value-type="float" office:value="87029" calcext:value-type="float">
            <text:p>87029</text:p>
          </table:table-cell>
          <table:table-cell office:value-type="float" office:value="810243" calcext:value-type="float">
            <text:p>810243</text:p>
          </table:table-cell>
          <table:table-cell office:value-type="float" office:value="87029" calcext:value-type="float">
            <text:p>87029</text:p>
          </table:table-cell>
          <table:table-cell office:value-type="float" office:value="806825" calcext:value-type="float">
            <text:p>806825</text:p>
          </table:table-cell>
          <table:table-cell office:value-type="float" office:value="65.9482970908075" calcext:value-type="float">
            <text:p>65.9482970908</text:p>
          </table:table-cell>
          <table:table-cell office:value-type="float" office:value="216.639136461677" calcext:value-type="float">
            <text:p>216.6391364617</text:p>
          </table:table-cell>
          <table:table-cell office:value-type="float" office:value="132160.916013642" calcext:value-type="float">
            <text:p>132160.916013642</text:p>
          </table:table-cell>
          <table:table-cell office:value-type="float" office:value="434146.566055465" calcext:value-type="float">
            <text:p>434146.566055465</text:p>
          </table:table-cell>
          <table:table-cell office:value-type="float" office:value="3.83248196473174" calcext:value-type="float">
            <text:p>3.832481964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820-1</text:p>
          </table:table-cell>
          <table:table-cell office:value-type="float" office:value="0.482" calcext:value-type="float">
            <text:p>0.482</text:p>
          </table:table-cell>
          <table:table-cell office:value-type="float" office:value="85273" calcext:value-type="float">
            <text:p>85273</text:p>
          </table:table-cell>
          <table:table-cell office:value-type="float" office:value="807554" calcext:value-type="float">
            <text:p>807554</text:p>
          </table:table-cell>
          <table:table-cell office:value-type="float" office:value="85273" calcext:value-type="float">
            <text:p>85273</text:p>
          </table:table-cell>
          <table:table-cell office:value-type="float" office:value="804136" calcext:value-type="float">
            <text:p>804136</text:p>
          </table:table-cell>
          <table:table-cell office:value-type="float" office:value="64.6176462768092" calcext:value-type="float">
            <text:p>64.6176462768</text:p>
          </table:table-cell>
          <table:table-cell office:value-type="float" office:value="215.917117885226" calcext:value-type="float">
            <text:p>215.9171178852</text:p>
          </table:table-cell>
          <table:table-cell office:value-type="float" office:value="134061.506798359" calcext:value-type="float">
            <text:p>134061.506798359</text:p>
          </table:table-cell>
          <table:table-cell office:value-type="float" office:value="447960.82548802" calcext:value-type="float">
            <text:p>447960.82548802</text:p>
          </table:table-cell>
          <table:table-cell office:value-type="float" office:value="3.89836706710619" calcext:value-type="float">
            <text:p>3.898367067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820-2</text:p>
          </table:table-cell>
          <table:table-cell office:value-type="float" office:value="0.283" calcext:value-type="float">
            <text:p>0.283</text:p>
          </table:table-cell>
          <table:table-cell office:value-type="float" office:value="48428" calcext:value-type="float">
            <text:p>48428</text:p>
          </table:table-cell>
          <table:table-cell office:value-type="float" office:value="463794" calcext:value-type="float">
            <text:p>463794</text:p>
          </table:table-cell>
          <table:table-cell office:value-type="float" office:value="48428" calcext:value-type="float">
            <text:p>48428</text:p>
          </table:table-cell>
          <table:table-cell office:value-type="float" office:value="460376" calcext:value-type="float">
            <text:p>460376</text:p>
          </table:table-cell>
          <table:table-cell office:value-type="float" office:value="36.6974701710191" calcext:value-type="float">
            <text:p>36.697470171</text:p>
          </table:table-cell>
          <table:table-cell office:value-type="float" office:value="123.61473564612" calcext:value-type="float">
            <text:p>123.6147356461</text:p>
          </table:table-cell>
          <table:table-cell office:value-type="float" office:value="129673.039473566" calcext:value-type="float">
            <text:p>129673.039473566</text:p>
          </table:table-cell>
          <table:table-cell office:value-type="float" office:value="436801.186028694" calcext:value-type="float">
            <text:p>436801.186028694</text:p>
          </table:table-cell>
          <table:table-cell office:value-type="float" office:value="3.92989464709838" calcext:value-type="float">
            <text:p>3.92989464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821-1</text:p>
          </table:table-cell>
          <table:table-cell office:value-type="float" office:value="0.311" calcext:value-type="float">
            <text:p>0.311</text:p>
          </table:table-cell>
          <table:table-cell office:value-type="float" office:value="53128" calcext:value-type="float">
            <text:p>53128</text:p>
          </table:table-cell>
          <table:table-cell office:value-type="float" office:value="508352" calcext:value-type="float">
            <text:p>508352</text:p>
          </table:table-cell>
          <table:table-cell office:value-type="float" office:value="53128" calcext:value-type="float">
            <text:p>53128</text:p>
          </table:table-cell>
          <table:table-cell office:value-type="float" office:value="504934" calcext:value-type="float">
            <text:p>504934</text:p>
          </table:table-cell>
          <table:table-cell office:value-type="float" office:value="40.2590070877572" calcext:value-type="float">
            <text:p>40.2590070878</text:p>
          </table:table-cell>
          <table:table-cell office:value-type="float" office:value="135.578924463348" calcext:value-type="float">
            <text:p>135.5789244633</text:p>
          </table:table-cell>
          <table:table-cell office:value-type="float" office:value="129450.18356192" calcext:value-type="float">
            <text:p>129450.18356192</text:p>
          </table:table-cell>
          <table:table-cell office:value-type="float" office:value="435945.094737453" calcext:value-type="float">
            <text:p>435945.094737453</text:p>
          </table:table-cell>
          <table:table-cell office:value-type="float" office:value="3.92894468383467" calcext:value-type="float">
            <text:p>3.928944683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821-2</text:p>
          </table:table-cell>
          <table:table-cell office:value-type="float" office:value="0.298" calcext:value-type="float">
            <text:p>0.298</text:p>
          </table:table-cell>
          <table:table-cell office:value-type="float" office:value="51644" calcext:value-type="float">
            <text:p>51644</text:p>
          </table:table-cell>
          <table:table-cell office:value-type="float" office:value="496197" calcext:value-type="float">
            <text:p>496197</text:p>
          </table:table-cell>
          <table:table-cell office:value-type="float" office:value="51644" calcext:value-type="float">
            <text:p>51644</text:p>
          </table:table-cell>
          <table:table-cell office:value-type="float" office:value="492779" calcext:value-type="float">
            <text:p>492779</text:p>
          </table:table-cell>
          <table:table-cell office:value-type="float" office:value="39.1344707506424" calcext:value-type="float">
            <text:p>39.1344707506</text:p>
          </table:table-cell>
          <table:table-cell office:value-type="float" office:value="132.315207171876" calcext:value-type="float">
            <text:p>132.3152071719</text:p>
          </table:table-cell>
          <table:table-cell office:value-type="float" office:value="131323.727351149" calcext:value-type="float">
            <text:p>131323.727351149</text:p>
          </table:table-cell>
          <table:table-cell office:value-type="float" office:value="444010.762321731" calcext:value-type="float">
            <text:p>444010.762321731</text:p>
          </table:table-cell>
          <table:table-cell office:value-type="float" office:value="3.94454655293857" calcext:value-type="float">
            <text:p>3.94454655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0.328" calcext:value-type="float">
            <text:p>0.328</text:p>
          </table:table-cell>
          <table:table-cell office:value-type="float" office:value="69208" calcext:value-type="float">
            <text:p>69208</text:p>
          </table:table-cell>
          <table:table-cell office:value-type="float" office:value="561128" calcext:value-type="float">
            <text:p>561128</text:p>
          </table:table-cell>
          <table:table-cell office:value-type="float" office:value="69208" calcext:value-type="float">
            <text:p>69208</text:p>
          </table:table-cell>
          <table:table-cell office:value-type="float" office:value="557710" calcext:value-type="float">
            <text:p>557710</text:p>
          </table:table-cell>
          <table:table-cell office:value-type="float" office:value="52.4440099858737" calcext:value-type="float">
            <text:p>52.4440099859</text:p>
          </table:table-cell>
          <table:table-cell office:value-type="float" office:value="149.749713749626" calcext:value-type="float">
            <text:p>149.7497137496</text:p>
          </table:table-cell>
          <table:table-cell office:value-type="float" office:value="159890.274347176" calcext:value-type="float">
            <text:p>159890.274347176</text:p>
          </table:table-cell>
          <table:table-cell office:value-type="float" office:value="456554.005334226" calcext:value-type="float">
            <text:p>456554.005334226</text:p>
          </table:table-cell>
          <table:table-cell office:value-type="float" office:value="3.33132419549197" calcext:value-type="float">
            <text:p>3.331324195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0.689" calcext:value-type="float">
            <text:p>0.689</text:p>
          </table:table-cell>
          <table:table-cell office:value-type="float" office:value="151039" calcext:value-type="float">
            <text:p>151039</text:p>
          </table:table-cell>
          <table:table-cell office:value-type="float" office:value="1170052" calcext:value-type="float">
            <text:p>1170052</text:p>
          </table:table-cell>
          <table:table-cell office:value-type="float" office:value="151039" calcext:value-type="float">
            <text:p>151039</text:p>
          </table:table-cell>
          <table:table-cell office:value-type="float" office:value="1166634" calcext:value-type="float">
            <text:p>1166634</text:p>
          </table:table-cell>
          <table:table-cell office:value-type="float" office:value="114.453398801531" calcext:value-type="float">
            <text:p>114.4533988015</text:p>
          </table:table-cell>
          <table:table-cell office:value-type="float" office:value="313.250806961649" calcext:value-type="float">
            <text:p>313.2508069616</text:p>
          </table:table-cell>
          <table:table-cell office:value-type="float" office:value="166115.237738072" calcext:value-type="float">
            <text:p>166115.237738072</text:p>
          </table:table-cell>
          <table:table-cell office:value-type="float" office:value="454645.58339862" calcext:value-type="float">
            <text:p>454645.58339862</text:p>
          </table:table-cell>
          <table:table-cell office:value-type="float" office:value="3.19308363591996" calcext:value-type="float">
            <text:p>3.193083635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0.391" calcext:value-type="float">
            <text:p>0.391</text:p>
          </table:table-cell>
          <table:table-cell office:value-type="float" office:value="84240" calcext:value-type="float">
            <text:p>84240</text:p>
          </table:table-cell>
          <table:table-cell office:value-type="float" office:value="665027" calcext:value-type="float">
            <text:p>665027</text:p>
          </table:table-cell>
          <table:table-cell office:value-type="float" office:value="84240" calcext:value-type="float">
            <text:p>84240</text:p>
          </table:table-cell>
          <table:table-cell office:value-type="float" office:value="661609" calcext:value-type="float">
            <text:p>661609</text:p>
          </table:table-cell>
          <table:table-cell office:value-type="float" office:value="63.8348659289389" calcext:value-type="float">
            <text:p>63.8348659289</text:p>
          </table:table-cell>
          <table:table-cell office:value-type="float" office:value="177.647448251199" calcext:value-type="float">
            <text:p>177.6474482512</text:p>
          </table:table-cell>
          <table:table-cell office:value-type="float" office:value="163260.526672478" calcext:value-type="float">
            <text:p>163260.526672478</text:p>
          </table:table-cell>
          <table:table-cell office:value-type="float" office:value="454341.29987519" calcext:value-type="float">
            <text:p>454341.29987519</text:p>
          </table:table-cell>
          <table:table-cell office:value-type="float" office:value="3.24674225091634" calcext:value-type="float">
            <text:p>3.24674225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822-1</text:p>
          </table:table-cell>
          <table:table-cell office:value-type="float" office:value="0.52" calcext:value-type="float">
            <text:p>0.52</text:p>
          </table:table-cell>
          <table:table-cell office:value-type="float" office:value="93634" calcext:value-type="float">
            <text:p>93634</text:p>
          </table:table-cell>
          <table:table-cell office:value-type="float" office:value="862050" calcext:value-type="float">
            <text:p>862050</text:p>
          </table:table-cell>
          <table:table-cell office:value-type="float" office:value="93634" calcext:value-type="float">
            <text:p>93634</text:p>
          </table:table-cell>
          <table:table-cell office:value-type="float" office:value="858632" calcext:value-type="float">
            <text:p>858632</text:p>
          </table:table-cell>
          <table:table-cell office:value-type="float" office:value="70.9533931195425" calcext:value-type="float">
            <text:p>70.9533931195</text:p>
          </table:table-cell>
          <table:table-cell office:value-type="float" office:value="230.549741292551" calcext:value-type="float">
            <text:p>230.5497412926</text:p>
          </table:table-cell>
          <table:table-cell office:value-type="float" office:value="136448.832922197" calcext:value-type="float">
            <text:p>136448.832922197</text:p>
          </table:table-cell>
          <table:table-cell office:value-type="float" office:value="443364.887101061" calcext:value-type="float">
            <text:p>443364.887101061</text:p>
          </table:table-cell>
          <table:table-cell office:value-type="float" office:value="3.79086448651545" calcext:value-type="float">
            <text:p>3.790864486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822-2</text:p>
          </table:table-cell>
          <table:table-cell office:value-type="float" office:value="0.358" calcext:value-type="float">
            <text:p>0.358</text:p>
          </table:table-cell>
          <table:table-cell office:value-type="float" office:value="62321" calcext:value-type="float">
            <text:p>62321</text:p>
          </table:table-cell>
          <table:table-cell office:value-type="float" office:value="593456" calcext:value-type="float">
            <text:p>593456</text:p>
          </table:table-cell>
          <table:table-cell office:value-type="float" office:value="62321" calcext:value-type="float">
            <text:p>62321</text:p>
          </table:table-cell>
          <table:table-cell office:value-type="float" office:value="590038" calcext:value-type="float">
            <text:p>590038</text:p>
          </table:table-cell>
          <table:table-cell office:value-type="float" office:value="47.2252217421344" calcext:value-type="float">
            <text:p>47.2252217421</text:p>
          </table:table-cell>
          <table:table-cell office:value-type="float" office:value="158.430047159638" calcext:value-type="float">
            <text:p>158.4300471596</text:p>
          </table:table-cell>
          <table:table-cell office:value-type="float" office:value="131914.027212666" calcext:value-type="float">
            <text:p>131914.027212666</text:p>
          </table:table-cell>
          <table:table-cell office:value-type="float" office:value="442542.031172174" calcext:value-type="float">
            <text:p>442542.031172174</text:p>
          </table:table-cell>
          <table:table-cell office:value-type="float" office:value="3.91390549797393" calcext:value-type="float">
            <text:p>3.91390549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23-1</text:p>
          </table:table-cell>
          <table:table-cell office:value-type="float" office:value="0.359" calcext:value-type="float">
            <text:p>0.359</text:p>
          </table:table-cell>
          <table:table-cell office:value-type="float" office:value="62760" calcext:value-type="float">
            <text:p>62760</text:p>
          </table:table-cell>
          <table:table-cell office:value-type="float" office:value="595310" calcext:value-type="float">
            <text:p>595310</text:p>
          </table:table-cell>
          <table:table-cell office:value-type="float" office:value="62760" calcext:value-type="float">
            <text:p>62760</text:p>
          </table:table-cell>
          <table:table-cell office:value-type="float" office:value="591892" calcext:value-type="float">
            <text:p>591892</text:p>
          </table:table-cell>
          <table:table-cell office:value-type="float" office:value="47.557884445634" calcext:value-type="float">
            <text:p>47.5578844456</text:p>
          </table:table-cell>
          <table:table-cell office:value-type="float" office:value="158.927861380814" calcext:value-type="float">
            <text:p>158.9278613808</text:p>
          </table:table-cell>
          <table:table-cell office:value-type="float" office:value="132473.215726" calcext:value-type="float">
            <text:p>132473.215726</text:p>
          </table:table-cell>
          <table:table-cell office:value-type="float" office:value="442695.992704217" calcext:value-type="float">
            <text:p>442695.992704217</text:p>
          </table:table-cell>
          <table:table-cell office:value-type="float" office:value="3.89874024967564" calcext:value-type="float">
            <text:p>3.898740249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823-2</text:p>
          </table:table-cell>
          <table:table-cell office:value-type="float" office:value="0.336" calcext:value-type="float">
            <text:p>0.336</text:p>
          </table:table-cell>
          <table:table-cell office:value-type="float" office:value="58350" calcext:value-type="float">
            <text:p>58350</text:p>
          </table:table-cell>
          <table:table-cell office:value-type="float" office:value="551101" calcext:value-type="float">
            <text:p>551101</text:p>
          </table:table-cell>
          <table:table-cell office:value-type="float" office:value="58350" calcext:value-type="float">
            <text:p>58350</text:p>
          </table:table-cell>
          <table:table-cell office:value-type="float" office:value="547683" calcext:value-type="float">
            <text:p>547683</text:p>
          </table:table-cell>
          <table:table-cell office:value-type="float" office:value="44.2161019343968" calcext:value-type="float">
            <text:p>44.2161019344</text:p>
          </table:table-cell>
          <table:table-cell office:value-type="float" office:value="147.057381928846" calcext:value-type="float">
            <text:p>147.0573819288</text:p>
          </table:table-cell>
          <table:table-cell office:value-type="float" office:value="131595.541471419" calcext:value-type="float">
            <text:p>131595.541471419</text:p>
          </table:table-cell>
          <table:table-cell office:value-type="float" office:value="437670.779550135" calcext:value-type="float">
            <text:p>437670.779550135</text:p>
          </table:table-cell>
          <table:table-cell office:value-type="float" office:value="3.88019156094325" calcext:value-type="float">
            <text:p>3.88019156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824-1</text:p>
          </table:table-cell>
          <table:table-cell office:value-type="float" office:value="0.389" calcext:value-type="float">
            <text:p>0.389</text:p>
          </table:table-cell>
          <table:table-cell office:value-type="float" office:value="69287" calcext:value-type="float">
            <text:p>69287</text:p>
          </table:table-cell>
          <table:table-cell office:value-type="float" office:value="656023" calcext:value-type="float">
            <text:p>656023</text:p>
          </table:table-cell>
          <table:table-cell office:value-type="float" office:value="69287" calcext:value-type="float">
            <text:p>69287</text:p>
          </table:table-cell>
          <table:table-cell office:value-type="float" office:value="652605" calcext:value-type="float">
            <text:p>652605</text:p>
          </table:table-cell>
          <table:table-cell office:value-type="float" office:value="52.5038741170274" calcext:value-type="float">
            <text:p>52.503874117</text:p>
          </table:table-cell>
          <table:table-cell office:value-type="float" office:value="175.229800329158" calcext:value-type="float">
            <text:p>175.2298003292</text:p>
          </table:table-cell>
          <table:table-cell office:value-type="float" office:value="134971.398758425" calcext:value-type="float">
            <text:p>134971.398758425</text:p>
          </table:table-cell>
          <table:table-cell office:value-type="float" office:value="450462.21164308" calcext:value-type="float">
            <text:p>450462.21164308</text:p>
          </table:table-cell>
          <table:table-cell office:value-type="float" office:value="3.89370823560589" calcext:value-type="float">
            <text:p>3.893708235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824-2</text:p>
          </table:table-cell>
          <table:table-cell office:value-type="float" office:value="0.292" calcext:value-type="float">
            <text:p>0.292</text:p>
          </table:table-cell>
          <table:table-cell office:value-type="float" office:value="48880" calcext:value-type="float">
            <text:p>48880</text:p>
          </table:table-cell>
          <table:table-cell office:value-type="float" office:value="466933" calcext:value-type="float">
            <text:p>466933</text:p>
          </table:table-cell>
          <table:table-cell office:value-type="float" office:value="48880" calcext:value-type="float">
            <text:p>48880</text:p>
          </table:table-cell>
          <table:table-cell office:value-type="float" office:value="463515" calcext:value-type="float">
            <text:p>463515</text:p>
          </table:table-cell>
          <table:table-cell office:value-type="float" office:value="37.0399839340757" calcext:value-type="float">
            <text:p>37.0399839341</text:p>
          </table:table-cell>
          <table:table-cell office:value-type="float" office:value="124.457582917032" calcext:value-type="float">
            <text:p>124.457582917</text:p>
          </table:table-cell>
          <table:table-cell office:value-type="float" office:value="126849.260048204" calcext:value-type="float">
            <text:p>126849.260048204</text:p>
          </table:table-cell>
          <table:table-cell office:value-type="float" office:value="426224.599030931" calcext:value-type="float">
            <text:p>426224.599030931</text:p>
          </table:table-cell>
          <table:table-cell office:value-type="float" office:value="3.92010195419183" calcext:value-type="float">
            <text:p>3.920101954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827-1</text:p>
          </table:table-cell>
          <table:table-cell office:value-type="float" office:value="0.328" calcext:value-type="float">
            <text:p>0.328</text:p>
          </table:table-cell>
          <table:table-cell office:value-type="float" office:value="55340" calcext:value-type="float">
            <text:p>55340</text:p>
          </table:table-cell>
          <table:table-cell office:value-type="float" office:value="552372" calcext:value-type="float">
            <text:p>552372</text:p>
          </table:table-cell>
          <table:table-cell office:value-type="float" office:value="55340" calcext:value-type="float">
            <text:p>55340</text:p>
          </table:table-cell>
          <table:table-cell office:value-type="float" office:value="548954" calcext:value-type="float">
            <text:p>548954</text:p>
          </table:table-cell>
          <table:table-cell office:value-type="float" office:value="41.9352027600603" calcext:value-type="float">
            <text:p>41.9352027601</text:p>
          </table:table-cell>
          <table:table-cell office:value-type="float" office:value="147.398655863643" calcext:value-type="float">
            <text:p>147.3986558636</text:p>
          </table:table-cell>
          <table:table-cell office:value-type="float" office:value="127851.227927013" calcext:value-type="float">
            <text:p>127851.227927013</text:p>
          </table:table-cell>
          <table:table-cell office:value-type="float" office:value="449386.14592574" calcext:value-type="float">
            <text:p>449386.14592574</text:p>
          </table:table-cell>
          <table:table-cell office:value-type="float" office:value="4.1007336840962" calcext:value-type="float">
            <text:p>4.100733684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827-2</text:p>
          </table:table-cell>
          <table:table-cell office:value-type="float" office:value="0.309" calcext:value-type="float">
            <text:p>0.309</text:p>
          </table:table-cell>
          <table:table-cell office:value-type="float" office:value="53840" calcext:value-type="float">
            <text:p>53840</text:p>
          </table:table-cell>
          <table:table-cell office:value-type="float" office:value="524656" calcext:value-type="float">
            <text:p>524656</text:p>
          </table:table-cell>
          <table:table-cell office:value-type="float" office:value="53840" calcext:value-type="float">
            <text:p>53840</text:p>
          </table:table-cell>
          <table:table-cell office:value-type="float" office:value="521238" calcext:value-type="float">
            <text:p>521238</text:p>
          </table:table-cell>
          <table:table-cell office:value-type="float" office:value="40.7985420419524" calcext:value-type="float">
            <text:p>40.798542042</text:p>
          </table:table-cell>
          <table:table-cell office:value-type="float" office:value="139.956682317741" calcext:value-type="float">
            <text:p>139.9566823177</text:p>
          </table:table-cell>
          <table:table-cell office:value-type="float" office:value="132034.116640623" calcext:value-type="float">
            <text:p>132034.116640623</text:p>
          </table:table-cell>
          <table:table-cell office:value-type="float" office:value="452934.246982982" calcext:value-type="float">
            <text:p>452934.246982982</text:p>
          </table:table-cell>
          <table:table-cell office:value-type="float" office:value="4.00217232933138" calcext:value-type="float">
            <text:p>4.002172329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831-1</text:p>
          </table:table-cell>
          <table:table-cell office:value-type="float" office:value="0.33" calcext:value-type="float">
            <text:p>0.33</text:p>
          </table:table-cell>
          <table:table-cell office:value-type="float" office:value="58491" calcext:value-type="float">
            <text:p>58491</text:p>
          </table:table-cell>
          <table:table-cell office:value-type="float" office:value="562175" calcext:value-type="float">
            <text:p>562175</text:p>
          </table:table-cell>
          <table:table-cell office:value-type="float" office:value="58491" calcext:value-type="float">
            <text:p>58491</text:p>
          </table:table-cell>
          <table:table-cell office:value-type="float" office:value="558757" calcext:value-type="float">
            <text:p>558757</text:p>
          </table:table-cell>
          <table:table-cell office:value-type="float" office:value="44.3229480418989" calcext:value-type="float">
            <text:p>44.3229480419</text:p>
          </table:table-cell>
          <table:table-cell office:value-type="float" office:value="150.030841845403" calcext:value-type="float">
            <text:p>150.0308418454</text:p>
          </table:table-cell>
          <table:table-cell office:value-type="float" office:value="134311.96376333" calcext:value-type="float">
            <text:p>134311.96376333</text:p>
          </table:table-cell>
          <table:table-cell office:value-type="float" office:value="454638.91468304" calcext:value-type="float">
            <text:p>454638.91468304</text:p>
          </table:table-cell>
          <table:table-cell office:value-type="float" office:value="3.94910514498059" calcext:value-type="float">
            <text:p>3.94910514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0.368" calcext:value-type="float">
            <text:p>0.368</text:p>
          </table:table-cell>
          <table:table-cell office:value-type="float" office:value="78042" calcext:value-type="float">
            <text:p>78042</text:p>
          </table:table-cell>
          <table:table-cell office:value-type="float" office:value="625915" calcext:value-type="float">
            <text:p>625915</text:p>
          </table:table-cell>
          <table:table-cell office:value-type="float" office:value="78042" calcext:value-type="float">
            <text:p>78042</text:p>
          </table:table-cell>
          <table:table-cell office:value-type="float" office:value="622497" calcext:value-type="float">
            <text:p>622497</text:p>
          </table:table-cell>
          <table:table-cell office:value-type="float" office:value="59.1381838417171" calcext:value-type="float">
            <text:p>59.1381838417</text:p>
          </table:table-cell>
          <table:table-cell office:value-type="float" office:value="167.145555145149" calcext:value-type="float">
            <text:p>167.1455551451</text:p>
          </table:table-cell>
          <table:table-cell office:value-type="float" office:value="160701.586526405" calcext:value-type="float">
            <text:p>160701.586526405</text:p>
          </table:table-cell>
          <table:table-cell office:value-type="float" office:value="454199.878111817" calcext:value-type="float">
            <text:p>454199.878111817</text:p>
          </table:table-cell>
          <table:table-cell office:value-type="float" office:value="3.2974152231537" calcext:value-type="float">
            <text:p>3.297415223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0.103" calcext:value-type="float">
            <text:p>0.103</text:p>
          </table:table-cell>
          <table:table-cell office:value-type="float" office:value="20536" calcext:value-type="float">
            <text:p>20536</text:p>
          </table:table-cell>
          <table:table-cell office:value-type="float" office:value="178124" calcext:value-type="float">
            <text:p>178124</text:p>
          </table:table-cell>
          <table:table-cell office:value-type="float" office:value="20536" calcext:value-type="float">
            <text:p>20536</text:p>
          </table:table-cell>
          <table:table-cell office:value-type="float" office:value="174706" calcext:value-type="float">
            <text:p>174706</text:p>
          </table:table-cell>
          <table:table-cell office:value-type="float" office:value="15.561643004709" calcext:value-type="float">
            <text:p>15.5616430047</text:p>
          </table:table-cell>
          <table:table-cell office:value-type="float" office:value="46.909995320762" calcext:value-type="float">
            <text:p>46.9099953208</text:p>
          </table:table-cell>
          <table:table-cell office:value-type="float" office:value="151083.912667078" calcext:value-type="float">
            <text:p>151083.912667078</text:p>
          </table:table-cell>
          <table:table-cell office:value-type="float" office:value="455436.847774388" calcext:value-type="float">
            <text:p>455436.847774388</text:p>
          </table:table-cell>
          <table:table-cell office:value-type="float" office:value="3.51687336984027" calcext:value-type="float">
            <text:p>3.516873369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831-2</text:p>
          </table:table-cell>
          <table:table-cell office:value-type="float" office:value="0.349" calcext:value-type="float">
            <text:p>0.349</text:p>
          </table:table-cell>
          <table:table-cell office:value-type="float" office:value="62187" calcext:value-type="float">
            <text:p>62187</text:p>
          </table:table-cell>
          <table:table-cell office:value-type="float" office:value="589819" calcext:value-type="float">
            <text:p>589819</text:p>
          </table:table-cell>
          <table:table-cell office:value-type="float" office:value="62187" calcext:value-type="float">
            <text:p>62187</text:p>
          </table:table-cell>
          <table:table-cell office:value-type="float" office:value="586401" calcext:value-type="float">
            <text:p>586401</text:p>
          </table:table-cell>
          <table:table-cell office:value-type="float" office:value="47.1236800513167" calcext:value-type="float">
            <text:p>47.1236800513</text:p>
          </table:table-cell>
          <table:table-cell office:value-type="float" office:value="157.453482800191" calcext:value-type="float">
            <text:p>157.4534828002</text:p>
          </table:table-cell>
          <table:table-cell office:value-type="float" office:value="135024.871207211" calcext:value-type="float">
            <text:p>135024.871207211</text:p>
          </table:table-cell>
          <table:table-cell office:value-type="float" office:value="451156.111175332" calcext:value-type="float">
            <text:p>451156.111175332</text:p>
          </table:table-cell>
          <table:table-cell office:value-type="float" office:value="3.89816181023034" calcext:value-type="float">
            <text:p>3.898161810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832-1</text:p>
          </table:table-cell>
          <table:table-cell office:value-type="float" office:value="0.308" calcext:value-type="float">
            <text:p>0.308</text:p>
          </table:table-cell>
          <table:table-cell office:value-type="float" office:value="52069" calcext:value-type="float">
            <text:p>52069</text:p>
          </table:table-cell>
          <table:table-cell office:value-type="float" office:value="514832" calcext:value-type="float">
            <text:p>514832</text:p>
          </table:table-cell>
          <table:table-cell office:value-type="float" office:value="52069" calcext:value-type="float">
            <text:p>52069</text:p>
          </table:table-cell>
          <table:table-cell office:value-type="float" office:value="511414" calcext:value-type="float">
            <text:p>511414</text:p>
          </table:table-cell>
          <table:table-cell office:value-type="float" office:value="39.456524620773" calcext:value-type="float">
            <text:p>39.4565246208</text:p>
          </table:table-cell>
          <table:table-cell office:value-type="float" office:value="137.318857663573" calcext:value-type="float">
            <text:p>137.3188576636</text:p>
          </table:table-cell>
          <table:table-cell office:value-type="float" office:value="128105.599418094" calcext:value-type="float">
            <text:p>128105.599418094</text:p>
          </table:table-cell>
          <table:table-cell office:value-type="float" office:value="445840.446959652" calcext:value-type="float">
            <text:p>445840.446959652</text:p>
          </table:table-cell>
          <table:table-cell office:value-type="float" office:value="4.06030017799617" calcext:value-type="float">
            <text:p>4.06030017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832-2</text:p>
          </table:table-cell>
          <table:table-cell office:value-type="float" office:value="0.31" calcext:value-type="float">
            <text:p>0.31</text:p>
          </table:table-cell>
          <table:table-cell office:value-type="float" office:value="51825" calcext:value-type="float">
            <text:p>51825</text:p>
          </table:table-cell>
          <table:table-cell office:value-type="float" office:value="515799" calcext:value-type="float">
            <text:p>515799</text:p>
          </table:table-cell>
          <table:table-cell office:value-type="float" office:value="51825" calcext:value-type="float">
            <text:p>51825</text:p>
          </table:table-cell>
          <table:table-cell office:value-type="float" office:value="512381" calcext:value-type="float">
            <text:p>512381</text:p>
          </table:table-cell>
          <table:table-cell office:value-type="float" office:value="39.2716278106275" calcext:value-type="float">
            <text:p>39.2716278106</text:p>
          </table:table-cell>
          <table:table-cell office:value-type="float" office:value="137.578505102557" calcext:value-type="float">
            <text:p>137.5785051026</text:p>
          </table:table-cell>
          <table:table-cell office:value-type="float" office:value="126682.670356863" calcext:value-type="float">
            <text:p>126682.670356863</text:p>
          </table:table-cell>
          <table:table-cell office:value-type="float" office:value="443801.629363087" calcext:value-type="float">
            <text:p>443801.629363087</text:p>
          </table:table-cell>
          <table:table-cell office:value-type="float" office:value="4.08713019809043" calcext:value-type="float">
            <text:p>4.087130198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834-1</text:p>
          </table:table-cell>
          <table:table-cell office:value-type="float" office:value="0.389" calcext:value-type="float">
            <text:p>0.389</text:p>
          </table:table-cell>
          <table:table-cell office:value-type="float" office:value="69991" calcext:value-type="float">
            <text:p>69991</text:p>
          </table:table-cell>
          <table:table-cell office:value-type="float" office:value="662870" calcext:value-type="float">
            <text:p>662870</text:p>
          </table:table-cell>
          <table:table-cell office:value-type="float" office:value="69991" calcext:value-type="float">
            <text:p>69991</text:p>
          </table:table-cell>
          <table:table-cell office:value-type="float" office:value="659452" calcext:value-type="float">
            <text:p>659452</text:p>
          </table:table-cell>
          <table:table-cell office:value-type="float" office:value="53.037346880726" calcext:value-type="float">
            <text:p>53.0373468807</text:p>
          </table:table-cell>
          <table:table-cell office:value-type="float" office:value="177.068276042421" calcext:value-type="float">
            <text:p>177.0682760424</text:p>
          </table:table-cell>
          <table:table-cell office:value-type="float" office:value="136342.794037856" calcext:value-type="float">
            <text:p>136342.794037856</text:p>
          </table:table-cell>
          <table:table-cell office:value-type="float" office:value="455188.370288999" calcext:value-type="float">
            <text:p>455188.370288999</text:p>
          </table:table-cell>
          <table:table-cell office:value-type="float" office:value="3.89498471421269" calcext:value-type="float">
            <text:p>3.894984714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834-2</text:p>
          </table:table-cell>
          <table:table-cell office:value-type="float" office:value="0.378" calcext:value-type="float">
            <text:p>0.378</text:p>
          </table:table-cell>
          <table:table-cell office:value-type="float" office:value="65959" calcext:value-type="float">
            <text:p>65959</text:p>
          </table:table-cell>
          <table:table-cell office:value-type="float" office:value="637105" calcext:value-type="float">
            <text:p>637105</text:p>
          </table:table-cell>
          <table:table-cell office:value-type="float" office:value="65959" calcext:value-type="float">
            <text:p>65959</text:p>
          </table:table-cell>
          <table:table-cell office:value-type="float" office:value="633687" calcext:value-type="float">
            <text:p>633687</text:p>
          </table:table-cell>
          <table:table-cell office:value-type="float" office:value="49.982002870452" calcext:value-type="float">
            <text:p>49.9820028705</text:p>
          </table:table-cell>
          <table:table-cell office:value-type="float" office:value="170.150162014056" calcext:value-type="float">
            <text:p>170.1501620141</text:p>
          </table:table-cell>
          <table:table-cell office:value-type="float" office:value="132227.520821302" calcext:value-type="float">
            <text:p>132227.520821302</text:p>
          </table:table-cell>
          <table:table-cell office:value-type="float" office:value="450132.703740889" calcext:value-type="float">
            <text:p>450132.703740889</text:p>
          </table:table-cell>
          <table:table-cell office:value-type="float" office:value="3.97159999498709" calcext:value-type="float">
            <text:p>3.97159999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836-1</text:p>
          </table:table-cell>
          <table:table-cell office:value-type="float" office:value="0.349" calcext:value-type="float">
            <text:p>0.349</text:p>
          </table:table-cell>
          <table:table-cell office:value-type="float" office:value="61322" calcext:value-type="float">
            <text:p>61322</text:p>
          </table:table-cell>
          <table:table-cell office:value-type="float" office:value="591517" calcext:value-type="float">
            <text:p>591517</text:p>
          </table:table-cell>
          <table:table-cell office:value-type="float" office:value="61322" calcext:value-type="float">
            <text:p>61322</text:p>
          </table:table-cell>
          <table:table-cell office:value-type="float" office:value="588099" calcext:value-type="float">
            <text:p>588099</text:p>
          </table:table-cell>
          <table:table-cell office:value-type="float" office:value="46.4682057038745" calcext:value-type="float">
            <text:p>46.4682057039</text:p>
          </table:table-cell>
          <table:table-cell office:value-type="float" office:value="157.90940974062" calcext:value-type="float">
            <text:p>157.9094097406</text:p>
          </table:table-cell>
          <table:table-cell office:value-type="float" office:value="133146.72121454" calcext:value-type="float">
            <text:p>133146.72121454</text:p>
          </table:table-cell>
          <table:table-cell office:value-type="float" office:value="452462.492093468" calcext:value-type="float">
            <text:p>452462.492093468</text:p>
          </table:table-cell>
          <table:table-cell office:value-type="float" office:value="3.96459561773071" calcext:value-type="float">
            <text:p>3.964595617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836-2</text:p>
          </table:table-cell>
          <table:table-cell office:value-type="float" office:value="0.55" calcext:value-type="float">
            <text:p>0.55</text:p>
          </table:table-cell>
          <table:table-cell office:value-type="float" office:value="97714" calcext:value-type="float">
            <text:p>97714</text:p>
          </table:table-cell>
          <table:table-cell office:value-type="float" office:value="921742" calcext:value-type="float">
            <text:p>921742</text:p>
          </table:table-cell>
          <table:table-cell office:value-type="float" office:value="97714" calcext:value-type="float">
            <text:p>97714</text:p>
          </table:table-cell>
          <table:table-cell office:value-type="float" office:value="918324" calcext:value-type="float">
            <text:p>918324</text:p>
          </table:table-cell>
          <table:table-cell office:value-type="float" office:value="74.045110272796" calcext:value-type="float">
            <text:p>74.0451102728</text:p>
          </table:table-cell>
          <table:table-cell office:value-type="float" office:value="246.577533358576" calcext:value-type="float">
            <text:p>246.5775333586</text:p>
          </table:table-cell>
          <table:table-cell office:value-type="float" office:value="134627.473223265" calcext:value-type="float">
            <text:p>134627.473223265</text:p>
          </table:table-cell>
          <table:table-cell office:value-type="float" office:value="448322.787924684" calcext:value-type="float">
            <text:p>448322.787924684</text:p>
          </table:table-cell>
          <table:table-cell office:value-type="float" office:value="3.88511527443872" calcext:value-type="float">
            <text:p>3.885115274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839-1</text:p>
          </table:table-cell>
          <table:table-cell office:value-type="float" office:value="0.325" calcext:value-type="float">
            <text:p>0.325</text:p>
          </table:table-cell>
          <table:table-cell office:value-type="float" office:value="58332" calcext:value-type="float">
            <text:p>58332</text:p>
          </table:table-cell>
          <table:table-cell office:value-type="float" office:value="545978" calcext:value-type="float">
            <text:p>545978</text:p>
          </table:table-cell>
          <table:table-cell office:value-type="float" office:value="58332" calcext:value-type="float">
            <text:p>58332</text:p>
          </table:table-cell>
          <table:table-cell office:value-type="float" office:value="542560" calcext:value-type="float">
            <text:p>542560</text:p>
          </table:table-cell>
          <table:table-cell office:value-type="float" office:value="44.2024620057795" calcext:value-type="float">
            <text:p>44.2024620058</text:p>
          </table:table-cell>
          <table:table-cell office:value-type="float" office:value="145.68181436947" calcext:value-type="float">
            <text:p>145.6818143695</text:p>
          </table:table-cell>
          <table:table-cell office:value-type="float" office:value="136007.575402398" calcext:value-type="float">
            <text:p>136007.575402398</text:p>
          </table:table-cell>
          <table:table-cell office:value-type="float" office:value="448251.736521446" calcext:value-type="float">
            <text:p>448251.736521446</text:p>
          </table:table-cell>
          <table:table-cell office:value-type="float" office:value="3.84508258255296" calcext:value-type="float">
            <text:p>3.845082582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839-2</text:p>
          </table:table-cell>
          <table:table-cell office:value-type="float" office:value="0.282" calcext:value-type="float">
            <text:p>0.282</text:p>
          </table:table-cell>
          <table:table-cell office:value-type="float" office:value="49219" calcext:value-type="float">
            <text:p>49219</text:p>
          </table:table-cell>
          <table:table-cell office:value-type="float" office:value="470522" calcext:value-type="float">
            <text:p>470522</text:p>
          </table:table-cell>
          <table:table-cell office:value-type="float" office:value="49219" calcext:value-type="float">
            <text:p>49219</text:p>
          </table:table-cell>
          <table:table-cell office:value-type="float" office:value="467104" calcext:value-type="float">
            <text:p>467104</text:p>
          </table:table-cell>
          <table:table-cell office:value-type="float" office:value="37.296869256368" calcext:value-type="float">
            <text:p>37.2968692564</text:p>
          </table:table-cell>
          <table:table-cell office:value-type="float" office:value="125.421258882404" calcext:value-type="float">
            <text:p>125.4212588824</text:p>
          </table:table-cell>
          <table:table-cell office:value-type="float" office:value="132258.401618326" calcext:value-type="float">
            <text:p>132258.401618326</text:p>
          </table:table-cell>
          <table:table-cell office:value-type="float" office:value="444756.237171644" calcext:value-type="float">
            <text:p>444756.237171644</text:p>
          </table:table-cell>
          <table:table-cell office:value-type="float" office:value="3.92324623881098" calcext:value-type="float">
            <text:p>3.923246238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840-1</text:p>
          </table:table-cell>
          <table:table-cell office:value-type="float" office:value="0.261" calcext:value-type="float">
            <text:p>0.261</text:p>
          </table:table-cell>
          <table:table-cell office:value-type="float" office:value="43121" calcext:value-type="float">
            <text:p>43121</text:p>
          </table:table-cell>
          <table:table-cell office:value-type="float" office:value="416070" calcext:value-type="float">
            <text:p>416070</text:p>
          </table:table-cell>
          <table:table-cell office:value-type="float" office:value="43121" calcext:value-type="float">
            <text:p>43121</text:p>
          </table:table-cell>
          <table:table-cell office:value-type="float" office:value="412652" calcext:value-type="float">
            <text:p>412652</text:p>
          </table:table-cell>
          <table:table-cell office:value-type="float" office:value="32.6759645503534" calcext:value-type="float">
            <text:p>32.6759645504</text:p>
          </table:table-cell>
          <table:table-cell office:value-type="float" office:value="110.800449836314" calcext:value-type="float">
            <text:p>110.8004498363</text:p>
          </table:table-cell>
          <table:table-cell office:value-type="float" office:value="125195.26647645" calcext:value-type="float">
            <text:p>125195.26647645</text:p>
          </table:table-cell>
          <table:table-cell office:value-type="float" office:value="424522.796307716" calcext:value-type="float">
            <text:p>424522.796307716</text:p>
          </table:table-cell>
          <table:table-cell office:value-type="float" office:value="3.95603292066558" calcext:value-type="float">
            <text:p>3.956032920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0.338" calcext:value-type="float">
            <text:p>0.338</text:p>
          </table:table-cell>
          <table:table-cell office:value-type="float" office:value="71663" calcext:value-type="float">
            <text:p>71663</text:p>
          </table:table-cell>
          <table:table-cell office:value-type="float" office:value="574607" calcext:value-type="float">
            <text:p>574607</text:p>
          </table:table-cell>
          <table:table-cell office:value-type="float" office:value="71663" calcext:value-type="float">
            <text:p>71663</text:p>
          </table:table-cell>
          <table:table-cell office:value-type="float" office:value="571189" calcext:value-type="float">
            <text:p>571189</text:p>
          </table:table-cell>
          <table:table-cell office:value-type="float" office:value="54.3043446945103" calcext:value-type="float">
            <text:p>54.3043446945</text:p>
          </table:table-cell>
          <table:table-cell office:value-type="float" office:value="153.36893591102" calcext:value-type="float">
            <text:p>153.368935911</text:p>
          </table:table-cell>
          <table:table-cell office:value-type="float" office:value="160663.741699735" calcext:value-type="float">
            <text:p>160663.741699735</text:p>
          </table:table-cell>
          <table:table-cell office:value-type="float" office:value="453754.248257457" calcext:value-type="float">
            <text:p>453754.248257457</text:p>
          </table:table-cell>
          <table:table-cell office:value-type="float" office:value="3.29495597886502" calcext:value-type="float">
            <text:p>3.29495597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0.465" calcext:value-type="float">
            <text:p>0.465</text:p>
          </table:table-cell>
          <table:table-cell office:value-type="float" office:value="100117" calcext:value-type="float">
            <text:p>100117</text:p>
          </table:table-cell>
          <table:table-cell office:value-type="float" office:value="786528" calcext:value-type="float">
            <text:p>786528</text:p>
          </table:table-cell>
          <table:table-cell office:value-type="float" office:value="100117" calcext:value-type="float">
            <text:p>100117</text:p>
          </table:table-cell>
          <table:table-cell office:value-type="float" office:value="783110" calcext:value-type="float">
            <text:p>783110</text:p>
          </table:table-cell>
          <table:table-cell office:value-type="float" office:value="75.8660407432048" calcext:value-type="float">
            <text:p>75.8660407432</text:p>
          </table:table-cell>
          <table:table-cell office:value-type="float" office:value="210.271464263631" calcext:value-type="float">
            <text:p>210.2714642636</text:p>
          </table:table-cell>
          <table:table-cell office:value-type="float" office:value="163152.775791838" calcext:value-type="float">
            <text:p>163152.775791838</text:p>
          </table:table-cell>
          <table:table-cell office:value-type="float" office:value="452196.697341142" calcext:value-type="float">
            <text:p>452196.697341142</text:p>
          </table:table-cell>
          <table:table-cell office:value-type="float" office:value="3.23355095249968" calcext:value-type="float">
            <text:p>3.233550952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0.333" calcext:value-type="float">
            <text:p>0.333</text:p>
          </table:table-cell>
          <table:table-cell office:value-type="float" office:value="70651" calcext:value-type="float">
            <text:p>70651</text:p>
          </table:table-cell>
          <table:table-cell office:value-type="float" office:value="563432" calcext:value-type="float">
            <text:p>563432</text:p>
          </table:table-cell>
          <table:table-cell office:value-type="float" office:value="70651" calcext:value-type="float">
            <text:p>70651</text:p>
          </table:table-cell>
          <table:table-cell office:value-type="float" office:value="560014" calcext:value-type="float">
            <text:p>560014</text:p>
          </table:table-cell>
          <table:table-cell office:value-type="float" office:value="53.5374775966935" calcext:value-type="float">
            <text:p>53.5374775967</text:p>
          </table:table-cell>
          <table:table-cell office:value-type="float" office:value="150.368356665262" calcext:value-type="float">
            <text:p>150.3683566653</text:p>
          </table:table-cell>
          <table:table-cell office:value-type="float" office:value="160773.205996077" calcext:value-type="float">
            <text:p>160773.205996077</text:p>
          </table:table-cell>
          <table:table-cell office:value-type="float" office:value="451556.626622407" calcext:value-type="float">
            <text:p>451556.626622407</text:p>
          </table:table-cell>
          <table:table-cell office:value-type="float" office:value="3.2767653112899" calcext:value-type="float">
            <text:p>3.276765311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840-2</text:p>
          </table:table-cell>
          <table:table-cell office:value-type="float" office:value="0.232" calcext:value-type="float">
            <text:p>0.232</text:p>
          </table:table-cell>
          <table:table-cell office:value-type="float" office:value="37976" calcext:value-type="float">
            <text:p>37976</text:p>
          </table:table-cell>
          <table:table-cell office:value-type="float" office:value="371304" calcext:value-type="float">
            <text:p>371304</text:p>
          </table:table-cell>
          <table:table-cell office:value-type="float" office:value="37976" calcext:value-type="float">
            <text:p>37976</text:p>
          </table:table-cell>
          <table:table-cell office:value-type="float" office:value="367886" calcext:value-type="float">
            <text:p>367886</text:p>
          </table:table-cell>
          <table:table-cell office:value-type="float" office:value="28.7772182872434" calcext:value-type="float">
            <text:p>28.7772182872</text:p>
          </table:table-cell>
          <table:table-cell office:value-type="float" office:value="98.7804113114251" calcext:value-type="float">
            <text:p>98.7804113114</text:p>
          </table:table-cell>
          <table:table-cell office:value-type="float" office:value="124039.733996739" calcext:value-type="float">
            <text:p>124039.733996739</text:p>
          </table:table-cell>
          <table:table-cell office:value-type="float" office:value="425777.634963039" calcext:value-type="float">
            <text:p>425777.634963039</text:p>
          </table:table-cell>
          <table:table-cell office:value-type="float" office:value="4.00468912757106" calcext:value-type="float">
            <text:p>4.004689127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841-1</text:p>
          </table:table-cell>
          <table:table-cell office:value-type="float" office:value="0.439" calcext:value-type="float">
            <text:p>0.439</text:p>
          </table:table-cell>
          <table:table-cell office:value-type="float" office:value="79710" calcext:value-type="float">
            <text:p>79710</text:p>
          </table:table-cell>
          <table:table-cell office:value-type="float" office:value="758052" calcext:value-type="float">
            <text:p>758052</text:p>
          </table:table-cell>
          <table:table-cell office:value-type="float" office:value="79710" calcext:value-type="float">
            <text:p>79710</text:p>
          </table:table-cell>
          <table:table-cell office:value-type="float" office:value="754634" calcext:value-type="float">
            <text:p>754634</text:p>
          </table:table-cell>
          <table:table-cell office:value-type="float" office:value="60.4021505602531" calcext:value-type="float">
            <text:p>60.4021505603</text:p>
          </table:table-cell>
          <table:table-cell office:value-type="float" office:value="202.625424478197" calcext:value-type="float">
            <text:p>202.6254244782</text:p>
          </table:table-cell>
          <table:table-cell office:value-type="float" office:value="137590.320182809" calcext:value-type="float">
            <text:p>137590.320182809</text:p>
          </table:table-cell>
          <table:table-cell office:value-type="float" office:value="461561.331385415" calcext:value-type="float">
            <text:p>461561.331385415</text:p>
          </table:table-cell>
          <table:table-cell office:value-type="float" office:value="3.91370715057709" calcext:value-type="float">
            <text:p>3.913707150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841-2</text:p>
          </table:table-cell>
          <table:table-cell office:value-type="float" office:value="0.361" calcext:value-type="float">
            <text:p>0.361</text:p>
          </table:table-cell>
          <table:table-cell office:value-type="float" office:value="64252" calcext:value-type="float">
            <text:p>64252</text:p>
          </table:table-cell>
          <table:table-cell office:value-type="float" office:value="608732" calcext:value-type="float">
            <text:p>608732</text:p>
          </table:table-cell>
          <table:table-cell office:value-type="float" office:value="64252" calcext:value-type="float">
            <text:p>64252</text:p>
          </table:table-cell>
          <table:table-cell office:value-type="float" office:value="605314" calcext:value-type="float">
            <text:p>605314</text:p>
          </table:table-cell>
          <table:table-cell office:value-type="float" office:value="48.6884829732453" calcext:value-type="float">
            <text:p>48.6884829732</text:p>
          </table:table-cell>
          <table:table-cell office:value-type="float" office:value="162.531778574243" calcext:value-type="float">
            <text:p>162.5317785742</text:p>
          </table:table-cell>
          <table:table-cell office:value-type="float" office:value="134871.143970209" calcext:value-type="float">
            <text:p>134871.143970209</text:p>
          </table:table-cell>
          <table:table-cell office:value-type="float" office:value="450226.533446657" calcext:value-type="float">
            <text:p>450226.533446657</text:p>
          </table:table-cell>
          <table:table-cell office:value-type="float" office:value="3.89456390417452" calcext:value-type="float">
            <text:p>3.894563904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842-1</text:p>
          </table:table-cell>
          <table:table-cell office:value-type="float" office:value="0.343" calcext:value-type="float">
            <text:p>0.343</text:p>
          </table:table-cell>
          <table:table-cell office:value-type="float" office:value="62006" calcext:value-type="float">
            <text:p>62006</text:p>
          </table:table-cell>
          <table:table-cell office:value-type="float" office:value="583158" calcext:value-type="float">
            <text:p>583158</text:p>
          </table:table-cell>
          <table:table-cell office:value-type="float" office:value="62006" calcext:value-type="float">
            <text:p>62006</text:p>
          </table:table-cell>
          <table:table-cell office:value-type="float" office:value="579740" calcext:value-type="float">
            <text:p>579740</text:p>
          </table:table-cell>
          <table:table-cell office:value-type="float" office:value="46.9865229913317" calcext:value-type="float">
            <text:p>46.9865229913</text:p>
          </table:table-cell>
          <table:table-cell office:value-type="float" office:value="155.664949613972" calcext:value-type="float">
            <text:p>155.664949614</text:p>
          </table:table-cell>
          <table:table-cell office:value-type="float" office:value="136986.947496594" calcext:value-type="float">
            <text:p>136986.947496594</text:p>
          </table:table-cell>
          <table:table-cell office:value-type="float" office:value="453833.672343941" calcext:value-type="float">
            <text:p>453833.672343941</text:p>
          </table:table-cell>
          <table:table-cell office:value-type="float" office:value="3.86513187869788" calcext:value-type="float">
            <text:p>3.865131878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842-2</text:p>
          </table:table-cell>
          <table:table-cell office:value-type="float" office:value="0.39" calcext:value-type="float">
            <text:p>0.39</text:p>
          </table:table-cell>
          <table:table-cell office:value-type="float" office:value="69545" calcext:value-type="float">
            <text:p>69545</text:p>
          </table:table-cell>
          <table:table-cell office:value-type="float" office:value="644742" calcext:value-type="float">
            <text:p>644742</text:p>
          </table:table-cell>
          <table:table-cell office:value-type="float" office:value="69545" calcext:value-type="float">
            <text:p>69545</text:p>
          </table:table-cell>
          <table:table-cell office:value-type="float" office:value="641324" calcext:value-type="float">
            <text:p>641324</text:p>
          </table:table-cell>
          <table:table-cell office:value-type="float" office:value="52.699379760542" calcext:value-type="float">
            <text:p>52.6993797605</text:p>
          </table:table-cell>
          <table:table-cell office:value-type="float" office:value="172.200759213149" calcext:value-type="float">
            <text:p>172.2007592131</text:p>
          </table:table-cell>
          <table:table-cell office:value-type="float" office:value="135126.61477062" calcext:value-type="float">
            <text:p>135126.61477062</text:p>
          </table:table-cell>
          <table:table-cell office:value-type="float" office:value="441540.408238843" calcext:value-type="float">
            <text:p>441540.408238843</text:p>
          </table:table-cell>
          <table:table-cell office:value-type="float" office:value="3.81220588670183" calcext:value-type="float">
            <text:p>3.812205886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843-1</text:p>
          </table:table-cell>
          <table:table-cell office:value-type="float" office:value="0.298" calcext:value-type="float">
            <text:p>0.298</text:p>
          </table:table-cell>
          <table:table-cell office:value-type="float" office:value="48038" calcext:value-type="float">
            <text:p>48038</text:p>
          </table:table-cell>
          <table:table-cell office:value-type="float" office:value="484779" calcext:value-type="float">
            <text:p>484779</text:p>
          </table:table-cell>
          <table:table-cell office:value-type="float" office:value="48038" calcext:value-type="float">
            <text:p>48038</text:p>
          </table:table-cell>
          <table:table-cell office:value-type="float" office:value="481361" calcext:value-type="float">
            <text:p>481361</text:p>
          </table:table-cell>
          <table:table-cell office:value-type="float" office:value="36.4019383843111" calcext:value-type="float">
            <text:p>36.4019383843</text:p>
          </table:table-cell>
          <table:table-cell office:value-type="float" office:value="129.249380431109" calcext:value-type="float">
            <text:p>129.2493804311</text:p>
          </table:table-cell>
          <table:table-cell office:value-type="float" office:value="122154.155652051" calcext:value-type="float">
            <text:p>122154.155652051</text:p>
          </table:table-cell>
          <table:table-cell office:value-type="float" office:value="433722.753124526" calcext:value-type="float">
            <text:p>433722.753124526</text:p>
          </table:table-cell>
          <table:table-cell office:value-type="float" office:value="4.14238775540819" calcext:value-type="float">
            <text:p>4.142387755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843-2</text:p>
          </table:table-cell>
          <table:table-cell office:value-type="float" office:value="0.315" calcext:value-type="float">
            <text:p>0.315</text:p>
          </table:table-cell>
          <table:table-cell office:value-type="float" office:value="50758" calcext:value-type="float">
            <text:p>50758</text:p>
          </table:table-cell>
          <table:table-cell office:value-type="float" office:value="506792" calcext:value-type="float">
            <text:p>506792</text:p>
          </table:table-cell>
          <table:table-cell office:value-type="float" office:value="50758" calcext:value-type="float">
            <text:p>50758</text:p>
          </table:table-cell>
          <table:table-cell office:value-type="float" office:value="503374" calcext:value-type="float">
            <text:p>503374</text:p>
          </table:table-cell>
          <table:table-cell office:value-type="float" office:value="38.4630831531467" calcext:value-type="float">
            <text:p>38.4630831531</text:p>
          </table:table-cell>
          <table:table-cell office:value-type="float" office:value="135.160051655886" calcext:value-type="float">
            <text:p>135.1600516559</text:p>
          </table:table-cell>
          <table:table-cell office:value-type="float" office:value="122105.025883005" calcext:value-type="float">
            <text:p>122105.025883005</text:p>
          </table:table-cell>
          <table:table-cell office:value-type="float" office:value="429079.529066305" calcext:value-type="float">
            <text:p>429079.529066305</text:p>
          </table:table-cell>
          <table:table-cell office:value-type="float" office:value="4.09969024854334" calcext:value-type="float">
            <text:p>4.099690248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843-3</text:p>
          </table:table-cell>
          <table:table-cell office:value-type="float" office:value="0.332" calcext:value-type="float">
            <text:p>0.332</text:p>
          </table:table-cell>
          <table:table-cell office:value-type="float" office:value="53091" calcext:value-type="float">
            <text:p>53091</text:p>
          </table:table-cell>
          <table:table-cell office:value-type="float" office:value="531326" calcext:value-type="float">
            <text:p>531326</text:p>
          </table:table-cell>
          <table:table-cell office:value-type="float" office:value="53091" calcext:value-type="float">
            <text:p>53091</text:p>
          </table:table-cell>
          <table:table-cell office:value-type="float" office:value="527908" calcext:value-type="float">
            <text:p>527908</text:p>
          </table:table-cell>
          <table:table-cell office:value-type="float" office:value="40.2309694567105" calcext:value-type="float">
            <text:p>40.2309694567</text:p>
          </table:table-cell>
          <table:table-cell office:value-type="float" office:value="141.74763207785" calcext:value-type="float">
            <text:p>141.7476320779</text:p>
          </table:table-cell>
          <table:table-cell office:value-type="float" office:value="121177.618845514" calcext:value-type="float">
            <text:p>121177.618845514</text:p>
          </table:table-cell>
          <table:table-cell office:value-type="float" office:value="426950.699029668" calcext:value-type="float">
            <text:p>426950.699029668</text:p>
          </table:table-cell>
          <table:table-cell office:value-type="float" office:value="4.11057052955441" calcext:value-type="float">
            <text:p>4.110570529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844-1</text:p>
          </table:table-cell>
          <table:table-cell office:value-type="float" office:value="0.403" calcext:value-type="float">
            <text:p>0.403</text:p>
          </table:table-cell>
          <table:table-cell office:value-type="float" office:value="73794" calcext:value-type="float">
            <text:p>73794</text:p>
          </table:table-cell>
          <table:table-cell office:value-type="float" office:value="693088" calcext:value-type="float">
            <text:p>693088</text:p>
          </table:table-cell>
          <table:table-cell office:value-type="float" office:value="73794" calcext:value-type="float">
            <text:p>73794</text:p>
          </table:table-cell>
          <table:table-cell office:value-type="float" office:value="689670" calcext:value-type="float">
            <text:p>689670</text:p>
          </table:table-cell>
          <table:table-cell office:value-type="float" office:value="55.9191606880356" calcext:value-type="float">
            <text:p>55.919160688</text:p>
          </table:table-cell>
          <table:table-cell office:value-type="float" office:value="185.18205712952" calcext:value-type="float">
            <text:p>185.1820571295</text:p>
          </table:table-cell>
          <table:table-cell office:value-type="float" office:value="138757.222550957" calcext:value-type="float">
            <text:p>138757.222550957</text:p>
          </table:table-cell>
          <table:table-cell office:value-type="float" office:value="459508.826624119" calcext:value-type="float">
            <text:p>459508.826624119</text:p>
          </table:table-cell>
          <table:table-cell office:value-type="float" office:value="3.86353676735349" calcext:value-type="float">
            <text:p>3.863536767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0.292" calcext:value-type="float">
            <text:p>0.292</text:p>
          </table:table-cell>
          <table:table-cell office:value-type="float" office:value="62549" calcext:value-type="float">
            <text:p>62549</text:p>
          </table:table-cell>
          <table:table-cell office:value-type="float" office:value="497362" calcext:value-type="float">
            <text:p>497362</text:p>
          </table:table-cell>
          <table:table-cell office:value-type="float" office:value="62549" calcext:value-type="float">
            <text:p>62549</text:p>
          </table:table-cell>
          <table:table-cell office:value-type="float" office:value="493944" calcext:value-type="float">
            <text:p>493944</text:p>
          </table:table-cell>
          <table:table-cell office:value-type="float" office:value="47.3979941712868" calcext:value-type="float">
            <text:p>47.3979941713</text:p>
          </table:table-cell>
          <table:table-cell office:value-type="float" office:value="132.628019236423" calcext:value-type="float">
            <text:p>132.6280192364</text:p>
          </table:table-cell>
          <table:table-cell office:value-type="float" office:value="162321.897846873" calcext:value-type="float">
            <text:p>162321.897846873</text:p>
          </table:table-cell>
          <table:table-cell office:value-type="float" office:value="454205.545330215" calcext:value-type="float">
            <text:p>454205.545330215</text:p>
          </table:table-cell>
          <table:table-cell office:value-type="float" office:value="3.26454086959855" calcext:value-type="float">
            <text:p>3.264540869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0.209" calcext:value-type="float">
            <text:p>0.209</text:p>
          </table:table-cell>
          <table:table-cell office:value-type="float" office:value="44355" calcext:value-type="float">
            <text:p>44355</text:p>
          </table:table-cell>
          <table:table-cell office:value-type="float" office:value="353206" calcext:value-type="float">
            <text:p>353206</text:p>
          </table:table-cell>
          <table:table-cell office:value-type="float" office:value="44355" calcext:value-type="float">
            <text:p>44355</text:p>
          </table:table-cell>
          <table:table-cell office:value-type="float" office:value="349788" calcext:value-type="float">
            <text:p>349788</text:p>
          </table:table-cell>
          <table:table-cell office:value-type="float" office:value="33.6110574344502" calcext:value-type="float">
            <text:p>33.6110574345</text:p>
          </table:table-cell>
          <table:table-cell office:value-type="float" office:value="93.9209497284506" calcext:value-type="float">
            <text:p>93.9209497285</text:p>
          </table:table-cell>
          <table:table-cell office:value-type="float" office:value="160818.456624164" calcext:value-type="float">
            <text:p>160818.456624164</text:p>
          </table:table-cell>
          <table:table-cell office:value-type="float" office:value="449382.534585888" calcext:value-type="float">
            <text:p>449382.534585888</text:p>
          </table:table-cell>
          <table:table-cell office:value-type="float" office:value="3.26007122993842" calcext:value-type="float">
            <text:p>3.26007122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844-2</text:p>
          </table:table-cell>
          <table:table-cell office:value-type="float" office:value="0.382" calcext:value-type="float">
            <text:p>0.382</text:p>
          </table:table-cell>
          <table:table-cell office:value-type="float" office:value="67956" calcext:value-type="float">
            <text:p>67956</text:p>
          </table:table-cell>
          <table:table-cell office:value-type="float" office:value="644771" calcext:value-type="float">
            <text:p>644771</text:p>
          </table:table-cell>
          <table:table-cell office:value-type="float" office:value="67956" calcext:value-type="float">
            <text:p>67956</text:p>
          </table:table-cell>
          <table:table-cell office:value-type="float" office:value="641353" calcext:value-type="float">
            <text:p>641353</text:p>
          </table:table-cell>
          <table:table-cell office:value-type="float" office:value="51.4952771731597" calcext:value-type="float">
            <text:p>51.4952771732</text:p>
          </table:table-cell>
          <table:table-cell office:value-type="float" office:value="172.208545951236" calcext:value-type="float">
            <text:p>172.2085459512</text:p>
          </table:table-cell>
          <table:table-cell office:value-type="float" office:value="134804.390505654" calcext:value-type="float">
            <text:p>134804.390505654</text:p>
          </table:table-cell>
          <table:table-cell office:value-type="float" office:value="450807.711914231" calcext:value-type="float">
            <text:p>450807.711914231</text:p>
          </table:table-cell>
          <table:table-cell office:value-type="float" office:value="3.90152226195144" calcext:value-type="float">
            <text:p>3.90152226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512-1</text:p>
          </table:table-cell>
          <table:table-cell office:value-type="float" office:value="0.272" calcext:value-type="float">
            <text:p>0.272</text:p>
          </table:table-cell>
          <table:table-cell office:value-type="float" office:value="45815" calcext:value-type="float">
            <text:p>45815</text:p>
          </table:table-cell>
          <table:table-cell office:value-type="float" office:value="439268" calcext:value-type="float">
            <text:p>439268</text:p>
          </table:table-cell>
          <table:table-cell office:value-type="float" office:value="45815" calcext:value-type="float">
            <text:p>45815</text:p>
          </table:table-cell>
          <table:table-cell office:value-type="float" office:value="435850" calcext:value-type="float">
            <text:p>435850</text:p>
          </table:table-cell>
          <table:table-cell office:value-type="float" office:value="34.7174072000752" calcext:value-type="float">
            <text:p>34.7174072001</text:p>
          </table:table-cell>
          <table:table-cell office:value-type="float" office:value="117.029303289836" calcext:value-type="float">
            <text:p>117.0293032898</text:p>
          </table:table-cell>
          <table:table-cell office:value-type="float" office:value="127637.526470865" calcext:value-type="float">
            <text:p>127637.526470865</text:p>
          </table:table-cell>
          <table:table-cell office:value-type="float" office:value="430254.79150675" calcext:value-type="float">
            <text:p>430254.79150675</text:p>
          </table:table-cell>
          <table:table-cell office:value-type="float" office:value="3.93272995257491" calcext:value-type="float">
            <text:p>3.932729952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512-2</text:p>
          </table:table-cell>
          <table:table-cell office:value-type="float" office:value="0.344" calcext:value-type="float">
            <text:p>0.344</text:p>
          </table:table-cell>
          <table:table-cell office:value-type="float" office:value="57810" calcext:value-type="float">
            <text:p>57810</text:p>
          </table:table-cell>
          <table:table-cell office:value-type="float" office:value="549488" calcext:value-type="float">
            <text:p>549488</text:p>
          </table:table-cell>
          <table:table-cell office:value-type="float" office:value="57810" calcext:value-type="float">
            <text:p>57810</text:p>
          </table:table-cell>
          <table:table-cell office:value-type="float" office:value="546070" calcext:value-type="float">
            <text:p>546070</text:p>
          </table:table-cell>
          <table:table-cell office:value-type="float" office:value="43.8069040758779" calcext:value-type="float">
            <text:p>43.8069040759</text:p>
          </table:table-cell>
          <table:table-cell office:value-type="float" office:value="146.624278186259" calcext:value-type="float">
            <text:p>146.6242781863</text:p>
          </table:table-cell>
          <table:table-cell office:value-type="float" office:value="127345.651383366" calcext:value-type="float">
            <text:p>127345.651383366</text:p>
          </table:table-cell>
          <table:table-cell office:value-type="float" office:value="426233.366820519" calcext:value-type="float">
            <text:p>426233.366820519</text:p>
          </table:table-cell>
          <table:table-cell office:value-type="float" office:value="3.90490178414965" calcext:value-type="float">
            <text:p>3.904901784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514-1</text:p>
          </table:table-cell>
          <table:table-cell office:value-type="float" office:value="0.308" calcext:value-type="float">
            <text:p>0.308</text:p>
          </table:table-cell>
          <table:table-cell office:value-type="float" office:value="52216" calcext:value-type="float">
            <text:p>52216</text:p>
          </table:table-cell>
          <table:table-cell office:value-type="float" office:value="507270" calcext:value-type="float">
            <text:p>507270</text:p>
          </table:table-cell>
          <table:table-cell office:value-type="float" office:value="52216" calcext:value-type="float">
            <text:p>52216</text:p>
          </table:table-cell>
          <table:table-cell office:value-type="float" office:value="503852" calcext:value-type="float">
            <text:p>503852</text:p>
          </table:table-cell>
          <table:table-cell office:value-type="float" office:value="39.5679173711476" calcext:value-type="float">
            <text:p>39.5679173711</text:p>
          </table:table-cell>
          <table:table-cell office:value-type="float" office:value="135.288398580224" calcext:value-type="float">
            <text:p>135.2883985802</text:p>
          </table:table-cell>
          <table:table-cell office:value-type="float" office:value="128467.264192038" calcext:value-type="float">
            <text:p>128467.264192038</text:p>
          </table:table-cell>
          <table:table-cell office:value-type="float" office:value="439248.047338389" calcext:value-type="float">
            <text:p>439248.047338389</text:p>
          </table:table-cell>
          <table:table-cell office:value-type="float" office:value="3.98900107705323" calcext:value-type="float">
            <text:p>3.989001077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514-2</text:p>
          </table:table-cell>
          <table:table-cell office:value-type="float" office:value="0.344" calcext:value-type="float">
            <text:p>0.344</text:p>
          </table:table-cell>
          <table:table-cell office:value-type="float" office:value="58014" calcext:value-type="float">
            <text:p>58014</text:p>
          </table:table-cell>
          <table:table-cell office:value-type="float" office:value="548883" calcext:value-type="float">
            <text:p>548883</text:p>
          </table:table-cell>
          <table:table-cell office:value-type="float" office:value="58014" calcext:value-type="float">
            <text:p>58014</text:p>
          </table:table-cell>
          <table:table-cell office:value-type="float" office:value="545465" calcext:value-type="float">
            <text:p>545465</text:p>
          </table:table-cell>
          <table:table-cell office:value-type="float" office:value="43.9614899335406" calcext:value-type="float">
            <text:p>43.9614899335</text:p>
          </table:table-cell>
          <table:table-cell office:value-type="float" office:value="146.461830719262" calcext:value-type="float">
            <text:p>146.4618307193</text:p>
          </table:table-cell>
          <table:table-cell office:value-type="float" office:value="127795.028876572" calcext:value-type="float">
            <text:p>127795.028876572</text:p>
          </table:table-cell>
          <table:table-cell office:value-type="float" office:value="425761.135811809" calcext:value-type="float">
            <text:p>425761.135811809</text:p>
          </table:table-cell>
          <table:table-cell office:value-type="float" office:value="3.88685952403928" calcext:value-type="float">
            <text:p>3.88685952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516-1</text:p>
          </table:table-cell>
          <table:table-cell office:value-type="float" office:value="0.329" calcext:value-type="float">
            <text:p>0.329</text:p>
          </table:table-cell>
          <table:table-cell office:value-type="float" office:value="57089" calcext:value-type="float">
            <text:p>57089</text:p>
          </table:table-cell>
          <table:table-cell office:value-type="float" office:value="542552" calcext:value-type="float">
            <text:p>542552</text:p>
          </table:table-cell>
          <table:table-cell office:value-type="float" office:value="57089" calcext:value-type="float">
            <text:p>57089</text:p>
          </table:table-cell>
          <table:table-cell office:value-type="float" office:value="539134" calcext:value-type="float">
            <text:p>539134</text:p>
          </table:table-cell>
          <table:table-cell office:value-type="float" office:value="43.2605491573741" calcext:value-type="float">
            <text:p>43.2605491574</text:p>
          </table:table-cell>
          <table:table-cell office:value-type="float" office:value="144.761905242314" calcext:value-type="float">
            <text:p>144.7619052423</text:p>
          </table:table-cell>
          <table:table-cell office:value-type="float" office:value="131491.030873477" calcext:value-type="float">
            <text:p>131491.030873477</text:p>
          </table:table-cell>
          <table:table-cell office:value-type="float" office:value="440005.791010073" calcext:value-type="float">
            <text:p>440005.791010073</text:p>
          </table:table-cell>
          <table:table-cell office:value-type="float" office:value="3.90399319331289" calcext:value-type="float">
            <text:p>3.903993193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516-2</text:p>
          </table:table-cell>
          <table:table-cell office:value-type="float" office:value="0.413" calcext:value-type="float">
            <text:p>0.413</text:p>
          </table:table-cell>
          <table:table-cell office:value-type="float" office:value="71572" calcext:value-type="float">
            <text:p>71572</text:p>
          </table:table-cell>
          <table:table-cell office:value-type="float" office:value="673789" calcext:value-type="float">
            <text:p>673789</text:p>
          </table:table-cell>
          <table:table-cell office:value-type="float" office:value="71572" calcext:value-type="float">
            <text:p>71572</text:p>
          </table:table-cell>
          <table:table-cell office:value-type="float" office:value="670371" calcext:value-type="float">
            <text:p>670371</text:p>
          </table:table-cell>
          <table:table-cell office:value-type="float" office:value="54.2353872776117" calcext:value-type="float">
            <text:p>54.2353872776</text:p>
          </table:table-cell>
          <table:table-cell office:value-type="float" office:value="180.000117186442" calcext:value-type="float">
            <text:p>180.0001171864</text:p>
          </table:table-cell>
          <table:table-cell office:value-type="float" office:value="131320.550308987" calcext:value-type="float">
            <text:p>131320.550308987</text:p>
          </table:table-cell>
          <table:table-cell office:value-type="float" office:value="435835.634834" calcext:value-type="float">
            <text:p>435835.634834</text:p>
          </table:table-cell>
          <table:table-cell office:value-type="float" office:value="3.87201322344393" calcext:value-type="float">
            <text:p>3.872013223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518-1</text:p>
          </table:table-cell>
          <table:table-cell office:value-type="float" office:value="0.31" calcext:value-type="float">
            <text:p>0.31</text:p>
          </table:table-cell>
          <table:table-cell office:value-type="float" office:value="53872" calcext:value-type="float">
            <text:p>53872</text:p>
          </table:table-cell>
          <table:table-cell office:value-type="float" office:value="512477" calcext:value-type="float">
            <text:p>512477</text:p>
          </table:table-cell>
          <table:table-cell office:value-type="float" office:value="53872" calcext:value-type="float">
            <text:p>53872</text:p>
          </table:table-cell>
          <table:table-cell office:value-type="float" office:value="509059" calcext:value-type="float">
            <text:p>509059</text:p>
          </table:table-cell>
          <table:table-cell office:value-type="float" office:value="40.8227908039387" calcext:value-type="float">
            <text:p>40.8227908039</text:p>
          </table:table-cell>
          <table:table-cell office:value-type="float" office:value="136.686520829232" calcext:value-type="float">
            <text:p>136.6865208292</text:p>
          </table:table-cell>
          <table:table-cell office:value-type="float" office:value="131686.421948189" calcext:value-type="float">
            <text:p>131686.421948189</text:p>
          </table:table-cell>
          <table:table-cell office:value-type="float" office:value="440924.260739457" calcext:value-type="float">
            <text:p>440924.260739457</text:p>
          </table:table-cell>
          <table:table-cell office:value-type="float" office:value="3.9063377219844" calcext:value-type="float">
            <text:p>3.90633772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518-2</text:p>
          </table:table-cell>
          <table:table-cell office:value-type="float" office:value="0.403" calcext:value-type="float">
            <text:p>0.403</text:p>
          </table:table-cell>
          <table:table-cell office:value-type="float" office:value="69919" calcext:value-type="float">
            <text:p>69919</text:p>
          </table:table-cell>
          <table:table-cell office:value-type="float" office:value="656062" calcext:value-type="float">
            <text:p>656062</text:p>
          </table:table-cell>
          <table:table-cell office:value-type="float" office:value="69919" calcext:value-type="float">
            <text:p>69919</text:p>
          </table:table-cell>
          <table:table-cell office:value-type="float" office:value="652644" calcext:value-type="float">
            <text:p>652644</text:p>
          </table:table-cell>
          <table:table-cell office:value-type="float" office:value="52.9827871662569" calcext:value-type="float">
            <text:p>52.9827871663</text:p>
          </table:table-cell>
          <table:table-cell office:value-type="float" office:value="175.240272149345" calcext:value-type="float">
            <text:p>175.2402721493</text:p>
          </table:table-cell>
          <table:table-cell office:value-type="float" office:value="131470.935896419" calcext:value-type="float">
            <text:p>131470.935896419</text:p>
          </table:table-cell>
          <table:table-cell office:value-type="float" office:value="434839.384985967" calcext:value-type="float">
            <text:p>434839.384985967</text:p>
          </table:table-cell>
          <table:table-cell office:value-type="float" office:value="3.85874347328487" calcext:value-type="float">
            <text:p>3.858743473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519-1</text:p>
          </table:table-cell>
          <table:table-cell office:value-type="float" office:value="0.328" calcext:value-type="float">
            <text:p>0.328</text:p>
          </table:table-cell>
          <table:table-cell office:value-type="float" office:value="56705" calcext:value-type="float">
            <text:p>56705</text:p>
          </table:table-cell>
          <table:table-cell office:value-type="float" office:value="530549" calcext:value-type="float">
            <text:p>530549</text:p>
          </table:table-cell>
          <table:table-cell office:value-type="float" office:value="56705" calcext:value-type="float">
            <text:p>56705</text:p>
          </table:table-cell>
          <table:table-cell office:value-type="float" office:value="527131" calcext:value-type="float">
            <text:p>527131</text:p>
          </table:table-cell>
          <table:table-cell office:value-type="float" office:value="42.9695640135385" calcext:value-type="float">
            <text:p>42.9695640135</text:p>
          </table:table-cell>
          <table:table-cell office:value-type="float" office:value="141.539001198749" calcext:value-type="float">
            <text:p>141.5390011987</text:p>
          </table:table-cell>
          <table:table-cell office:value-type="float" office:value="131004.768333959" calcext:value-type="float">
            <text:p>131004.768333959</text:p>
          </table:table-cell>
          <table:table-cell office:value-type="float" office:value="431521.345118136" calcext:value-type="float">
            <text:p>431521.345118136</text:p>
          </table:table-cell>
          <table:table-cell office:value-type="float" office:value="3.84292553398601" calcext:value-type="float">
            <text:p>3.842925534</text:p>
          </table:table-cell>
        </table:table-row>
      </table:table>
      <table:table table:name="TCD difference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Rank.Analysis</text:p>
          </table:table-cell>
          <table:table-cell office:value-type="string" calcext:value-type="string">
            <text:p>Identifier.1</text:p>
          </table:table-cell>
          <table:table-cell table:style-name="Default" office:value-type="string" calcext:value-type="string">
            <text:p>Identifier.2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SampleWeight</text:p>
          </table:table-cell>
          <table:table-cell office:value-type="string" calcext:value-type="string">
            <text:p>rArea.Flash.TCD.N</text:p>
          </table:table-cell>
          <table:table-cell office:value-type="string" calcext:value-type="string">
            <text:p>rArea.Flash.TCD.C</text:p>
          </table:table-cell>
          <table:table-cell office:value-type="string" calcext:value-type="string">
            <text:p>Corrected.Area.N</text:p>
          </table:table-cell>
          <table:table-cell office:value-type="string" calcext:value-type="string">
            <text:p>Corrected.Area.C</text:p>
          </table:table-cell>
          <table:table-cell office:value-type="string" calcext:value-type="string">
            <text:p>Weight.N.perCup</text:p>
          </table:table-cell>
          <table:table-cell office:value-type="string" calcext:value-type="string">
            <text:p>Weight.C.perCup</text:p>
          </table:table-cell>
          <table:table-cell office:value-type="string" calcext:value-type="string">
            <text:p>Weight.N.kg</text:p>
          </table:table-cell>
          <table:table-cell office:value-type="string" calcext:value-type="string">
            <text:p>Weight.C.kg</text:p>
          </table:table-cell>
          <table:table-cell office:value-type="string" calcext:value-type="string">
            <text:p>C.N.Ratio</text:p>
          </table:table-cell>
        </table:table-row>
        <table:table-row table:style-name="ro2">
          <table:table-cell table:number-columns-repeated="2"/>
          <table:table-cell table:formula="of:=['TCD by hand'.B2]=['TCD with hepR'.C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]-['TCD with hepR'.J2]" office:value-type="float" office:value="0" calcext:value-type="float">
            <text:p>0</text:p>
          </table:table-cell>
          <table:table-cell table:formula="of:=['TCD by hand'.J2]-['TCD with hepR'.K2]" office:value-type="float" office:value="0" calcext:value-type="float">
            <text:p>0</text:p>
          </table:table-cell>
          <table:table-cell table:number-columns-repeated="2"/>
          <table:table-cell table:formula="of:=['TCD by hand'.L2]-['TCD with hepR'.N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]=['TCD with hepR'.C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]-['TCD with hepR'.J3]" office:value-type="float" office:value="0" calcext:value-type="float">
            <text:p>0</text:p>
          </table:table-cell>
          <table:table-cell table:formula="of:=['TCD by hand'.J3]-['TCD with hepR'.K3]" office:value-type="float" office:value="0" calcext:value-type="float">
            <text:p>0</text:p>
          </table:table-cell>
          <table:table-cell table:number-columns-repeated="2"/>
          <table:table-cell table:formula="of:=['TCD by hand'.L3]-['TCD with hepR'.N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]=['TCD with hepR'.C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]-['TCD with hepR'.J4]" office:value-type="float" office:value="0" calcext:value-type="float">
            <text:p>0</text:p>
          </table:table-cell>
          <table:table-cell table:formula="of:=['TCD by hand'.J4]-['TCD with hepR'.K4]" office:value-type="float" office:value="0" calcext:value-type="float">
            <text:p>0</text:p>
          </table:table-cell>
          <table:table-cell table:number-columns-repeated="2"/>
          <table:table-cell table:formula="of:=['TCD by hand'.L4]-['TCD with hepR'.N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]=['TCD with hepR'.C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]-['TCD with hepR'.J5]" office:value-type="float" office:value="0" calcext:value-type="float">
            <text:p>0</text:p>
          </table:table-cell>
          <table:table-cell table:formula="of:=['TCD by hand'.J5]-['TCD with hepR'.K5]" office:value-type="float" office:value="0" calcext:value-type="float">
            <text:p>0</text:p>
          </table:table-cell>
          <table:table-cell table:number-columns-repeated="2"/>
          <table:table-cell table:formula="of:=['TCD by hand'.L5]-['TCD with hepR'.N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]=['TCD with hepR'.C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]-['TCD with hepR'.J6]" office:value-type="float" office:value="0" calcext:value-type="float">
            <text:p>0</text:p>
          </table:table-cell>
          <table:table-cell table:formula="of:=['TCD by hand'.J6]-['TCD with hepR'.K6]" office:value-type="float" office:value="0" calcext:value-type="float">
            <text:p>0</text:p>
          </table:table-cell>
          <table:table-cell table:number-columns-repeated="2"/>
          <table:table-cell table:formula="of:=['TCD by hand'.L6]-['TCD with hepR'.N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]=['TCD with hepR'.C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]-['TCD with hepR'.J7]" office:value-type="float" office:value="0" calcext:value-type="float">
            <text:p>0</text:p>
          </table:table-cell>
          <table:table-cell table:formula="of:=['TCD by hand'.J7]-['TCD with hepR'.K7]" office:value-type="float" office:value="0" calcext:value-type="float">
            <text:p>0</text:p>
          </table:table-cell>
          <table:table-cell table:number-columns-repeated="2"/>
          <table:table-cell table:formula="of:=['TCD by hand'.L7]-['TCD with hepR'.N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]=['TCD with hepR'.C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]-['TCD with hepR'.J8]" office:value-type="float" office:value="0" calcext:value-type="float">
            <text:p>0</text:p>
          </table:table-cell>
          <table:table-cell table:formula="of:=['TCD by hand'.J8]-['TCD with hepR'.K8]" office:value-type="float" office:value="0" calcext:value-type="float">
            <text:p>0</text:p>
          </table:table-cell>
          <table:table-cell table:number-columns-repeated="2"/>
          <table:table-cell table:formula="of:=['TCD by hand'.L8]-['TCD with hepR'.N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]=['TCD with hepR'.C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]-['TCD with hepR'.J9]" office:value-type="float" office:value="0" calcext:value-type="float">
            <text:p>0</text:p>
          </table:table-cell>
          <table:table-cell table:formula="of:=['TCD by hand'.J9]-['TCD with hepR'.K9]" office:value-type="float" office:value="0" calcext:value-type="float">
            <text:p>0</text:p>
          </table:table-cell>
          <table:table-cell table:number-columns-repeated="2"/>
          <table:table-cell table:formula="of:=['TCD by hand'.L9]-['TCD with hepR'.N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]=['TCD with hepR'.C1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]-['TCD with hepR'.J10]" office:value-type="float" office:value="0" calcext:value-type="float">
            <text:p>0</text:p>
          </table:table-cell>
          <table:table-cell table:formula="of:=['TCD by hand'.J10]-['TCD with hepR'.K10]" office:value-type="float" office:value="0" calcext:value-type="float">
            <text:p>0</text:p>
          </table:table-cell>
          <table:table-cell table:number-columns-repeated="2"/>
          <table:table-cell table:formula="of:=['TCD by hand'.L10]-['TCD with hepR'.N1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]=['TCD with hepR'.C1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]-['TCD with hepR'.J11]" office:value-type="float" office:value="0" calcext:value-type="float">
            <text:p>0</text:p>
          </table:table-cell>
          <table:table-cell table:formula="of:=['TCD by hand'.J11]-['TCD with hepR'.K11]" office:value-type="float" office:value="0" calcext:value-type="float">
            <text:p>0</text:p>
          </table:table-cell>
          <table:table-cell table:number-columns-repeated="2"/>
          <table:table-cell table:formula="of:=['TCD by hand'.L11]-['TCD with hepR'.N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]=['TCD with hepR'.C1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]-['TCD with hepR'.J12]" office:value-type="float" office:value="0" calcext:value-type="float">
            <text:p>0</text:p>
          </table:table-cell>
          <table:table-cell table:formula="of:=['TCD by hand'.J12]-['TCD with hepR'.K12]" office:value-type="float" office:value="0" calcext:value-type="float">
            <text:p>0</text:p>
          </table:table-cell>
          <table:table-cell table:number-columns-repeated="2"/>
          <table:table-cell table:formula="of:=['TCD by hand'.L12]-['TCD with hepR'.N1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]=['TCD with hepR'.C1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]-['TCD with hepR'.J13]" office:value-type="float" office:value="0" calcext:value-type="float">
            <text:p>0</text:p>
          </table:table-cell>
          <table:table-cell table:formula="of:=['TCD by hand'.J13]-['TCD with hepR'.K13]" office:value-type="float" office:value="0" calcext:value-type="float">
            <text:p>0</text:p>
          </table:table-cell>
          <table:table-cell table:number-columns-repeated="2"/>
          <table:table-cell table:formula="of:=['TCD by hand'.L13]-['TCD with hepR'.N1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]=['TCD with hepR'.C1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]-['TCD with hepR'.J14]" office:value-type="float" office:value="0" calcext:value-type="float">
            <text:p>0</text:p>
          </table:table-cell>
          <table:table-cell table:formula="of:=['TCD by hand'.J14]-['TCD with hepR'.K14]" office:value-type="float" office:value="0" calcext:value-type="float">
            <text:p>0</text:p>
          </table:table-cell>
          <table:table-cell table:number-columns-repeated="2"/>
          <table:table-cell table:formula="of:=['TCD by hand'.L14]-['TCD with hepR'.N1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]=['TCD with hepR'.C1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]-['TCD with hepR'.J15]" office:value-type="float" office:value="0" calcext:value-type="float">
            <text:p>0</text:p>
          </table:table-cell>
          <table:table-cell table:formula="of:=['TCD by hand'.J15]-['TCD with hepR'.K15]" office:value-type="float" office:value="0" calcext:value-type="float">
            <text:p>0</text:p>
          </table:table-cell>
          <table:table-cell table:number-columns-repeated="2"/>
          <table:table-cell table:formula="of:=['TCD by hand'.L15]-['TCD with hepR'.N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6]=['TCD with hepR'.C1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6]-['TCD with hepR'.J16]" office:value-type="float" office:value="0" calcext:value-type="float">
            <text:p>0</text:p>
          </table:table-cell>
          <table:table-cell table:formula="of:=['TCD by hand'.J16]-['TCD with hepR'.K16]" office:value-type="float" office:value="0" calcext:value-type="float">
            <text:p>0</text:p>
          </table:table-cell>
          <table:table-cell table:number-columns-repeated="2"/>
          <table:table-cell table:formula="of:=['TCD by hand'.L16]-['TCD with hepR'.N1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7]=['TCD with hepR'.C1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7]-['TCD with hepR'.J17]" office:value-type="float" office:value="0" calcext:value-type="float">
            <text:p>0</text:p>
          </table:table-cell>
          <table:table-cell table:formula="of:=['TCD by hand'.J17]-['TCD with hepR'.K17]" office:value-type="float" office:value="0" calcext:value-type="float">
            <text:p>0</text:p>
          </table:table-cell>
          <table:table-cell table:number-columns-repeated="2"/>
          <table:table-cell table:formula="of:=['TCD by hand'.L17]-['TCD with hepR'.N1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8]=['TCD with hepR'.C1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8]-['TCD with hepR'.J18]" office:value-type="float" office:value="0" calcext:value-type="float">
            <text:p>0</text:p>
          </table:table-cell>
          <table:table-cell table:formula="of:=['TCD by hand'.J18]-['TCD with hepR'.K18]" office:value-type="float" office:value="0" calcext:value-type="float">
            <text:p>0</text:p>
          </table:table-cell>
          <table:table-cell table:number-columns-repeated="2"/>
          <table:table-cell table:formula="of:=['TCD by hand'.L18]-['TCD with hepR'.N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9]=['TCD with hepR'.C1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9]-['TCD with hepR'.J19]" office:value-type="float" office:value="0" calcext:value-type="float">
            <text:p>0</text:p>
          </table:table-cell>
          <table:table-cell table:formula="of:=['TCD by hand'.J19]-['TCD with hepR'.K19]" office:value-type="float" office:value="0" calcext:value-type="float">
            <text:p>0</text:p>
          </table:table-cell>
          <table:table-cell table:number-columns-repeated="2"/>
          <table:table-cell table:formula="of:=['TCD by hand'.L19]-['TCD with hepR'.N1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0]=['TCD with hepR'.C2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0]-['TCD with hepR'.J20]" office:value-type="float" office:value="0" calcext:value-type="float">
            <text:p>0</text:p>
          </table:table-cell>
          <table:table-cell table:formula="of:=['TCD by hand'.J20]-['TCD with hepR'.K20]" office:value-type="float" office:value="0" calcext:value-type="float">
            <text:p>0</text:p>
          </table:table-cell>
          <table:table-cell table:number-columns-repeated="2"/>
          <table:table-cell table:formula="of:=['TCD by hand'.L20]-['TCD with hepR'.N2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1]=['TCD with hepR'.C2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1]-['TCD with hepR'.J21]" office:value-type="float" office:value="0" calcext:value-type="float">
            <text:p>0</text:p>
          </table:table-cell>
          <table:table-cell table:formula="of:=['TCD by hand'.J21]-['TCD with hepR'.K21]" office:value-type="float" office:value="0" calcext:value-type="float">
            <text:p>0</text:p>
          </table:table-cell>
          <table:table-cell table:number-columns-repeated="2"/>
          <table:table-cell table:formula="of:=['TCD by hand'.L21]-['TCD with hepR'.N2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2]=['TCD with hepR'.C2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2]-['TCD with hepR'.J22]" office:value-type="float" office:value="0" calcext:value-type="float">
            <text:p>0</text:p>
          </table:table-cell>
          <table:table-cell table:formula="of:=['TCD by hand'.J22]-['TCD with hepR'.K22]" office:value-type="float" office:value="0" calcext:value-type="float">
            <text:p>0</text:p>
          </table:table-cell>
          <table:table-cell table:number-columns-repeated="2"/>
          <table:table-cell table:formula="of:=['TCD by hand'.L22]-['TCD with hepR'.N2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3]=['TCD with hepR'.C2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3]-['TCD with hepR'.J23]" office:value-type="float" office:value="0" calcext:value-type="float">
            <text:p>0</text:p>
          </table:table-cell>
          <table:table-cell table:formula="of:=['TCD by hand'.J23]-['TCD with hepR'.K23]" office:value-type="float" office:value="0" calcext:value-type="float">
            <text:p>0</text:p>
          </table:table-cell>
          <table:table-cell table:number-columns-repeated="2"/>
          <table:table-cell table:formula="of:=['TCD by hand'.L23]-['TCD with hepR'.N2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4]=['TCD with hepR'.C2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4]-['TCD with hepR'.J24]" office:value-type="float" office:value="0" calcext:value-type="float">
            <text:p>0</text:p>
          </table:table-cell>
          <table:table-cell table:formula="of:=['TCD by hand'.J24]-['TCD with hepR'.K24]" office:value-type="float" office:value="0" calcext:value-type="float">
            <text:p>0</text:p>
          </table:table-cell>
          <table:table-cell table:number-columns-repeated="2"/>
          <table:table-cell table:formula="of:=['TCD by hand'.L24]-['TCD with hepR'.N2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5]=['TCD with hepR'.C2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5]-['TCD with hepR'.J25]" office:value-type="float" office:value="0" calcext:value-type="float">
            <text:p>0</text:p>
          </table:table-cell>
          <table:table-cell table:formula="of:=['TCD by hand'.J25]-['TCD with hepR'.K25]" office:value-type="float" office:value="0" calcext:value-type="float">
            <text:p>0</text:p>
          </table:table-cell>
          <table:table-cell table:number-columns-repeated="2"/>
          <table:table-cell table:formula="of:=['TCD by hand'.L25]-['TCD with hepR'.N2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6]=['TCD with hepR'.C2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6]-['TCD with hepR'.J26]" office:value-type="float" office:value="0" calcext:value-type="float">
            <text:p>0</text:p>
          </table:table-cell>
          <table:table-cell table:formula="of:=['TCD by hand'.J26]-['TCD with hepR'.K26]" office:value-type="float" office:value="0" calcext:value-type="float">
            <text:p>0</text:p>
          </table:table-cell>
          <table:table-cell table:number-columns-repeated="2"/>
          <table:table-cell table:formula="of:=['TCD by hand'.L26]-['TCD with hepR'.N2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7]=['TCD with hepR'.C2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7]-['TCD with hepR'.J27]" office:value-type="float" office:value="0" calcext:value-type="float">
            <text:p>0</text:p>
          </table:table-cell>
          <table:table-cell table:formula="of:=['TCD by hand'.J27]-['TCD with hepR'.K27]" office:value-type="float" office:value="0" calcext:value-type="float">
            <text:p>0</text:p>
          </table:table-cell>
          <table:table-cell table:number-columns-repeated="2"/>
          <table:table-cell table:formula="of:=['TCD by hand'.L27]-['TCD with hepR'.N2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8]=['TCD with hepR'.C2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8]-['TCD with hepR'.J28]" office:value-type="float" office:value="0" calcext:value-type="float">
            <text:p>0</text:p>
          </table:table-cell>
          <table:table-cell table:formula="of:=['TCD by hand'.J28]-['TCD with hepR'.K28]" office:value-type="float" office:value="0" calcext:value-type="float">
            <text:p>0</text:p>
          </table:table-cell>
          <table:table-cell table:number-columns-repeated="2"/>
          <table:table-cell table:formula="of:=['TCD by hand'.L28]-['TCD with hepR'.N2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29]=['TCD with hepR'.C2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29]-['TCD with hepR'.J29]" office:value-type="float" office:value="0" calcext:value-type="float">
            <text:p>0</text:p>
          </table:table-cell>
          <table:table-cell table:formula="of:=['TCD by hand'.J29]-['TCD with hepR'.K29]" office:value-type="float" office:value="0" calcext:value-type="float">
            <text:p>0</text:p>
          </table:table-cell>
          <table:table-cell table:number-columns-repeated="2"/>
          <table:table-cell table:formula="of:=['TCD by hand'.L29]-['TCD with hepR'.N2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0]=['TCD with hepR'.C3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0]-['TCD with hepR'.J30]" office:value-type="float" office:value="0" calcext:value-type="float">
            <text:p>0</text:p>
          </table:table-cell>
          <table:table-cell table:formula="of:=['TCD by hand'.J30]-['TCD with hepR'.K30]" office:value-type="float" office:value="0" calcext:value-type="float">
            <text:p>0</text:p>
          </table:table-cell>
          <table:table-cell table:number-columns-repeated="2"/>
          <table:table-cell table:formula="of:=['TCD by hand'.L30]-['TCD with hepR'.N3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1]=['TCD with hepR'.C3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1]-['TCD with hepR'.J31]" office:value-type="float" office:value="0" calcext:value-type="float">
            <text:p>0</text:p>
          </table:table-cell>
          <table:table-cell table:formula="of:=['TCD by hand'.J31]-['TCD with hepR'.K31]" office:value-type="float" office:value="0" calcext:value-type="float">
            <text:p>0</text:p>
          </table:table-cell>
          <table:table-cell table:number-columns-repeated="2"/>
          <table:table-cell table:formula="of:=['TCD by hand'.L31]-['TCD with hepR'.N3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2]=['TCD with hepR'.C3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2]-['TCD with hepR'.J32]" office:value-type="float" office:value="0" calcext:value-type="float">
            <text:p>0</text:p>
          </table:table-cell>
          <table:table-cell table:formula="of:=['TCD by hand'.J32]-['TCD with hepR'.K32]" office:value-type="float" office:value="0" calcext:value-type="float">
            <text:p>0</text:p>
          </table:table-cell>
          <table:table-cell table:number-columns-repeated="2"/>
          <table:table-cell table:formula="of:=['TCD by hand'.L32]-['TCD with hepR'.N3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3]=['TCD with hepR'.C3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3]-['TCD with hepR'.J33]" office:value-type="float" office:value="0" calcext:value-type="float">
            <text:p>0</text:p>
          </table:table-cell>
          <table:table-cell table:formula="of:=['TCD by hand'.J33]-['TCD with hepR'.K33]" office:value-type="float" office:value="0" calcext:value-type="float">
            <text:p>0</text:p>
          </table:table-cell>
          <table:table-cell table:number-columns-repeated="2"/>
          <table:table-cell table:formula="of:=['TCD by hand'.L33]-['TCD with hepR'.N3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4]=['TCD with hepR'.C3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4]-['TCD with hepR'.J34]" office:value-type="float" office:value="0" calcext:value-type="float">
            <text:p>0</text:p>
          </table:table-cell>
          <table:table-cell table:formula="of:=['TCD by hand'.J34]-['TCD with hepR'.K34]" office:value-type="float" office:value="0" calcext:value-type="float">
            <text:p>0</text:p>
          </table:table-cell>
          <table:table-cell table:number-columns-repeated="2"/>
          <table:table-cell table:formula="of:=['TCD by hand'.L34]-['TCD with hepR'.N3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5]=['TCD with hepR'.C3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5]-['TCD with hepR'.J35]" office:value-type="float" office:value="0" calcext:value-type="float">
            <text:p>0</text:p>
          </table:table-cell>
          <table:table-cell table:formula="of:=['TCD by hand'.J35]-['TCD with hepR'.K35]" office:value-type="float" office:value="0" calcext:value-type="float">
            <text:p>0</text:p>
          </table:table-cell>
          <table:table-cell table:number-columns-repeated="2"/>
          <table:table-cell table:formula="of:=['TCD by hand'.L35]-['TCD with hepR'.N3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6]=['TCD with hepR'.C3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6]-['TCD with hepR'.J36]" office:value-type="float" office:value="0" calcext:value-type="float">
            <text:p>0</text:p>
          </table:table-cell>
          <table:table-cell table:formula="of:=['TCD by hand'.J36]-['TCD with hepR'.K36]" office:value-type="float" office:value="0" calcext:value-type="float">
            <text:p>0</text:p>
          </table:table-cell>
          <table:table-cell table:number-columns-repeated="2"/>
          <table:table-cell table:formula="of:=['TCD by hand'.L36]-['TCD with hepR'.N3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7]=['TCD with hepR'.C3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7]-['TCD with hepR'.J37]" office:value-type="float" office:value="0" calcext:value-type="float">
            <text:p>0</text:p>
          </table:table-cell>
          <table:table-cell table:formula="of:=['TCD by hand'.J37]-['TCD with hepR'.K37]" office:value-type="float" office:value="0" calcext:value-type="float">
            <text:p>0</text:p>
          </table:table-cell>
          <table:table-cell table:number-columns-repeated="2"/>
          <table:table-cell table:formula="of:=['TCD by hand'.L37]-['TCD with hepR'.N3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8]=['TCD with hepR'.C3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8]-['TCD with hepR'.J38]" office:value-type="float" office:value="0" calcext:value-type="float">
            <text:p>0</text:p>
          </table:table-cell>
          <table:table-cell table:formula="of:=['TCD by hand'.J38]-['TCD with hepR'.K38]" office:value-type="float" office:value="0" calcext:value-type="float">
            <text:p>0</text:p>
          </table:table-cell>
          <table:table-cell table:number-columns-repeated="2"/>
          <table:table-cell table:formula="of:=['TCD by hand'.L38]-['TCD with hepR'.N3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39]=['TCD with hepR'.C3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39]-['TCD with hepR'.J39]" office:value-type="float" office:value="0" calcext:value-type="float">
            <text:p>0</text:p>
          </table:table-cell>
          <table:table-cell table:formula="of:=['TCD by hand'.J39]-['TCD with hepR'.K39]" office:value-type="float" office:value="0" calcext:value-type="float">
            <text:p>0</text:p>
          </table:table-cell>
          <table:table-cell table:number-columns-repeated="2"/>
          <table:table-cell table:formula="of:=['TCD by hand'.L39]-['TCD with hepR'.N3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0]=['TCD with hepR'.C4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0]-['TCD with hepR'.J40]" office:value-type="float" office:value="0" calcext:value-type="float">
            <text:p>0</text:p>
          </table:table-cell>
          <table:table-cell table:formula="of:=['TCD by hand'.J40]-['TCD with hepR'.K40]" office:value-type="float" office:value="0" calcext:value-type="float">
            <text:p>0</text:p>
          </table:table-cell>
          <table:table-cell table:number-columns-repeated="2"/>
          <table:table-cell table:formula="of:=['TCD by hand'.L40]-['TCD with hepR'.N4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1]=['TCD with hepR'.C4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1]-['TCD with hepR'.J41]" office:value-type="float" office:value="0" calcext:value-type="float">
            <text:p>0</text:p>
          </table:table-cell>
          <table:table-cell table:formula="of:=['TCD by hand'.J41]-['TCD with hepR'.K41]" office:value-type="float" office:value="0" calcext:value-type="float">
            <text:p>0</text:p>
          </table:table-cell>
          <table:table-cell table:number-columns-repeated="2"/>
          <table:table-cell table:formula="of:=['TCD by hand'.L41]-['TCD with hepR'.N4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2]=['TCD with hepR'.C4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2]-['TCD with hepR'.J42]" office:value-type="float" office:value="0" calcext:value-type="float">
            <text:p>0</text:p>
          </table:table-cell>
          <table:table-cell table:formula="of:=['TCD by hand'.J42]-['TCD with hepR'.K42]" office:value-type="float" office:value="0" calcext:value-type="float">
            <text:p>0</text:p>
          </table:table-cell>
          <table:table-cell table:number-columns-repeated="2"/>
          <table:table-cell table:formula="of:=['TCD by hand'.L42]-['TCD with hepR'.N4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3]=['TCD with hepR'.C4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3]-['TCD with hepR'.J43]" office:value-type="float" office:value="0" calcext:value-type="float">
            <text:p>0</text:p>
          </table:table-cell>
          <table:table-cell table:formula="of:=['TCD by hand'.J43]-['TCD with hepR'.K43]" office:value-type="float" office:value="0" calcext:value-type="float">
            <text:p>0</text:p>
          </table:table-cell>
          <table:table-cell table:number-columns-repeated="2"/>
          <table:table-cell table:formula="of:=['TCD by hand'.L43]-['TCD with hepR'.N4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4]=['TCD with hepR'.C4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4]-['TCD with hepR'.J44]" office:value-type="float" office:value="0" calcext:value-type="float">
            <text:p>0</text:p>
          </table:table-cell>
          <table:table-cell table:formula="of:=['TCD by hand'.J44]-['TCD with hepR'.K44]" office:value-type="float" office:value="0" calcext:value-type="float">
            <text:p>0</text:p>
          </table:table-cell>
          <table:table-cell table:number-columns-repeated="2"/>
          <table:table-cell table:formula="of:=['TCD by hand'.L44]-['TCD with hepR'.N4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5]=['TCD with hepR'.C4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5]-['TCD with hepR'.J45]" office:value-type="float" office:value="0" calcext:value-type="float">
            <text:p>0</text:p>
          </table:table-cell>
          <table:table-cell table:formula="of:=['TCD by hand'.J45]-['TCD with hepR'.K45]" office:value-type="float" office:value="0" calcext:value-type="float">
            <text:p>0</text:p>
          </table:table-cell>
          <table:table-cell table:number-columns-repeated="2"/>
          <table:table-cell table:formula="of:=['TCD by hand'.L45]-['TCD with hepR'.N4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6]=['TCD with hepR'.C4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6]-['TCD with hepR'.J46]" office:value-type="float" office:value="0" calcext:value-type="float">
            <text:p>0</text:p>
          </table:table-cell>
          <table:table-cell table:formula="of:=['TCD by hand'.J46]-['TCD with hepR'.K46]" office:value-type="float" office:value="0" calcext:value-type="float">
            <text:p>0</text:p>
          </table:table-cell>
          <table:table-cell table:number-columns-repeated="2"/>
          <table:table-cell table:formula="of:=['TCD by hand'.L46]-['TCD with hepR'.N4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7]=['TCD with hepR'.C4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7]-['TCD with hepR'.J47]" office:value-type="float" office:value="0" calcext:value-type="float">
            <text:p>0</text:p>
          </table:table-cell>
          <table:table-cell table:formula="of:=['TCD by hand'.J47]-['TCD with hepR'.K47]" office:value-type="float" office:value="0" calcext:value-type="float">
            <text:p>0</text:p>
          </table:table-cell>
          <table:table-cell table:number-columns-repeated="2"/>
          <table:table-cell table:formula="of:=['TCD by hand'.L47]-['TCD with hepR'.N4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8]=['TCD with hepR'.C4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8]-['TCD with hepR'.J48]" office:value-type="float" office:value="0" calcext:value-type="float">
            <text:p>0</text:p>
          </table:table-cell>
          <table:table-cell table:formula="of:=['TCD by hand'.J48]-['TCD with hepR'.K48]" office:value-type="float" office:value="0" calcext:value-type="float">
            <text:p>0</text:p>
          </table:table-cell>
          <table:table-cell table:number-columns-repeated="2"/>
          <table:table-cell table:formula="of:=['TCD by hand'.L48]-['TCD with hepR'.N4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49]=['TCD with hepR'.C4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49]-['TCD with hepR'.J49]" office:value-type="float" office:value="0" calcext:value-type="float">
            <text:p>0</text:p>
          </table:table-cell>
          <table:table-cell table:formula="of:=['TCD by hand'.J49]-['TCD with hepR'.K49]" office:value-type="float" office:value="0" calcext:value-type="float">
            <text:p>0</text:p>
          </table:table-cell>
          <table:table-cell table:number-columns-repeated="2"/>
          <table:table-cell table:formula="of:=['TCD by hand'.L49]-['TCD with hepR'.N4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0]=['TCD with hepR'.C5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0]-['TCD with hepR'.J50]" office:value-type="float" office:value="0" calcext:value-type="float">
            <text:p>0</text:p>
          </table:table-cell>
          <table:table-cell table:formula="of:=['TCD by hand'.J50]-['TCD with hepR'.K50]" office:value-type="float" office:value="0" calcext:value-type="float">
            <text:p>0</text:p>
          </table:table-cell>
          <table:table-cell table:number-columns-repeated="2"/>
          <table:table-cell table:formula="of:=['TCD by hand'.L50]-['TCD with hepR'.N5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1]=['TCD with hepR'.C5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1]-['TCD with hepR'.J51]" office:value-type="float" office:value="0" calcext:value-type="float">
            <text:p>0</text:p>
          </table:table-cell>
          <table:table-cell table:formula="of:=['TCD by hand'.J51]-['TCD with hepR'.K51]" office:value-type="float" office:value="0" calcext:value-type="float">
            <text:p>0</text:p>
          </table:table-cell>
          <table:table-cell table:number-columns-repeated="2"/>
          <table:table-cell table:formula="of:=['TCD by hand'.L51]-['TCD with hepR'.N5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2]=['TCD with hepR'.C5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2]-['TCD with hepR'.J52]" office:value-type="float" office:value="0" calcext:value-type="float">
            <text:p>0</text:p>
          </table:table-cell>
          <table:table-cell table:formula="of:=['TCD by hand'.J52]-['TCD with hepR'.K52]" office:value-type="float" office:value="0" calcext:value-type="float">
            <text:p>0</text:p>
          </table:table-cell>
          <table:table-cell table:number-columns-repeated="2"/>
          <table:table-cell table:formula="of:=['TCD by hand'.L52]-['TCD with hepR'.N5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3]=['TCD with hepR'.C5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3]-['TCD with hepR'.J53]" office:value-type="float" office:value="0" calcext:value-type="float">
            <text:p>0</text:p>
          </table:table-cell>
          <table:table-cell table:formula="of:=['TCD by hand'.J53]-['TCD with hepR'.K53]" office:value-type="float" office:value="0" calcext:value-type="float">
            <text:p>0</text:p>
          </table:table-cell>
          <table:table-cell table:number-columns-repeated="2"/>
          <table:table-cell table:formula="of:=['TCD by hand'.L53]-['TCD with hepR'.N5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4]=['TCD with hepR'.C5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4]-['TCD with hepR'.J54]" office:value-type="float" office:value="0" calcext:value-type="float">
            <text:p>0</text:p>
          </table:table-cell>
          <table:table-cell table:formula="of:=['TCD by hand'.J54]-['TCD with hepR'.K54]" office:value-type="float" office:value="0" calcext:value-type="float">
            <text:p>0</text:p>
          </table:table-cell>
          <table:table-cell table:number-columns-repeated="2"/>
          <table:table-cell table:formula="of:=['TCD by hand'.L54]-['TCD with hepR'.N5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5]=['TCD with hepR'.C5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5]-['TCD with hepR'.J55]" office:value-type="float" office:value="0" calcext:value-type="float">
            <text:p>0</text:p>
          </table:table-cell>
          <table:table-cell table:formula="of:=['TCD by hand'.J55]-['TCD with hepR'.K55]" office:value-type="float" office:value="0" calcext:value-type="float">
            <text:p>0</text:p>
          </table:table-cell>
          <table:table-cell table:number-columns-repeated="2"/>
          <table:table-cell table:formula="of:=['TCD by hand'.L55]-['TCD with hepR'.N5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6]=['TCD with hepR'.C5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6]-['TCD with hepR'.J56]" office:value-type="float" office:value="0" calcext:value-type="float">
            <text:p>0</text:p>
          </table:table-cell>
          <table:table-cell table:formula="of:=['TCD by hand'.J56]-['TCD with hepR'.K56]" office:value-type="float" office:value="0" calcext:value-type="float">
            <text:p>0</text:p>
          </table:table-cell>
          <table:table-cell table:number-columns-repeated="2"/>
          <table:table-cell table:formula="of:=['TCD by hand'.L56]-['TCD with hepR'.N5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7]=['TCD with hepR'.C5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7]-['TCD with hepR'.J57]" office:value-type="float" office:value="0" calcext:value-type="float">
            <text:p>0</text:p>
          </table:table-cell>
          <table:table-cell table:formula="of:=['TCD by hand'.J57]-['TCD with hepR'.K57]" office:value-type="float" office:value="0" calcext:value-type="float">
            <text:p>0</text:p>
          </table:table-cell>
          <table:table-cell table:number-columns-repeated="2"/>
          <table:table-cell table:formula="of:=['TCD by hand'.L57]-['TCD with hepR'.N5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8]=['TCD with hepR'.C5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8]-['TCD with hepR'.J58]" office:value-type="float" office:value="0" calcext:value-type="float">
            <text:p>0</text:p>
          </table:table-cell>
          <table:table-cell table:formula="of:=['TCD by hand'.J58]-['TCD with hepR'.K58]" office:value-type="float" office:value="0" calcext:value-type="float">
            <text:p>0</text:p>
          </table:table-cell>
          <table:table-cell table:number-columns-repeated="2"/>
          <table:table-cell table:formula="of:=['TCD by hand'.L58]-['TCD with hepR'.N5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59]=['TCD with hepR'.C5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59]-['TCD with hepR'.J59]" office:value-type="float" office:value="0" calcext:value-type="float">
            <text:p>0</text:p>
          </table:table-cell>
          <table:table-cell table:formula="of:=['TCD by hand'.J59]-['TCD with hepR'.K59]" office:value-type="float" office:value="0" calcext:value-type="float">
            <text:p>0</text:p>
          </table:table-cell>
          <table:table-cell table:number-columns-repeated="2"/>
          <table:table-cell table:formula="of:=['TCD by hand'.L59]-['TCD with hepR'.N5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0]=['TCD with hepR'.C6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0]-['TCD with hepR'.J60]" office:value-type="float" office:value="0" calcext:value-type="float">
            <text:p>0</text:p>
          </table:table-cell>
          <table:table-cell table:formula="of:=['TCD by hand'.J60]-['TCD with hepR'.K60]" office:value-type="float" office:value="0" calcext:value-type="float">
            <text:p>0</text:p>
          </table:table-cell>
          <table:table-cell table:number-columns-repeated="2"/>
          <table:table-cell table:formula="of:=['TCD by hand'.L60]-['TCD with hepR'.N6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1]=['TCD with hepR'.C6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1]-['TCD with hepR'.J61]" office:value-type="float" office:value="0" calcext:value-type="float">
            <text:p>0</text:p>
          </table:table-cell>
          <table:table-cell table:formula="of:=['TCD by hand'.J61]-['TCD with hepR'.K61]" office:value-type="float" office:value="0" calcext:value-type="float">
            <text:p>0</text:p>
          </table:table-cell>
          <table:table-cell table:number-columns-repeated="2"/>
          <table:table-cell table:formula="of:=['TCD by hand'.L61]-['TCD with hepR'.N6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2]=['TCD with hepR'.C6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2]-['TCD with hepR'.J62]" office:value-type="float" office:value="0" calcext:value-type="float">
            <text:p>0</text:p>
          </table:table-cell>
          <table:table-cell table:formula="of:=['TCD by hand'.J62]-['TCD with hepR'.K62]" office:value-type="float" office:value="0" calcext:value-type="float">
            <text:p>0</text:p>
          </table:table-cell>
          <table:table-cell table:number-columns-repeated="2"/>
          <table:table-cell table:formula="of:=['TCD by hand'.L62]-['TCD with hepR'.N6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3]=['TCD with hepR'.C6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3]-['TCD with hepR'.J63]" office:value-type="float" office:value="0" calcext:value-type="float">
            <text:p>0</text:p>
          </table:table-cell>
          <table:table-cell table:formula="of:=['TCD by hand'.J63]-['TCD with hepR'.K63]" office:value-type="float" office:value="0" calcext:value-type="float">
            <text:p>0</text:p>
          </table:table-cell>
          <table:table-cell table:number-columns-repeated="2"/>
          <table:table-cell table:formula="of:=['TCD by hand'.L63]-['TCD with hepR'.N6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4]=['TCD with hepR'.C6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4]-['TCD with hepR'.J64]" office:value-type="float" office:value="0" calcext:value-type="float">
            <text:p>0</text:p>
          </table:table-cell>
          <table:table-cell table:formula="of:=['TCD by hand'.J64]-['TCD with hepR'.K64]" office:value-type="float" office:value="0" calcext:value-type="float">
            <text:p>0</text:p>
          </table:table-cell>
          <table:table-cell table:number-columns-repeated="2"/>
          <table:table-cell table:formula="of:=['TCD by hand'.L64]-['TCD with hepR'.N6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5]=['TCD with hepR'.C6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5]-['TCD with hepR'.J65]" office:value-type="float" office:value="0" calcext:value-type="float">
            <text:p>0</text:p>
          </table:table-cell>
          <table:table-cell table:formula="of:=['TCD by hand'.J65]-['TCD with hepR'.K65]" office:value-type="float" office:value="0" calcext:value-type="float">
            <text:p>0</text:p>
          </table:table-cell>
          <table:table-cell table:number-columns-repeated="2"/>
          <table:table-cell table:formula="of:=['TCD by hand'.L65]-['TCD with hepR'.N6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6]=['TCD with hepR'.C6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6]-['TCD with hepR'.J66]" office:value-type="float" office:value="0" calcext:value-type="float">
            <text:p>0</text:p>
          </table:table-cell>
          <table:table-cell table:formula="of:=['TCD by hand'.J66]-['TCD with hepR'.K66]" office:value-type="float" office:value="0" calcext:value-type="float">
            <text:p>0</text:p>
          </table:table-cell>
          <table:table-cell table:number-columns-repeated="2"/>
          <table:table-cell table:formula="of:=['TCD by hand'.L66]-['TCD with hepR'.N6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7]=['TCD with hepR'.C6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7]-['TCD with hepR'.J67]" office:value-type="float" office:value="0" calcext:value-type="float">
            <text:p>0</text:p>
          </table:table-cell>
          <table:table-cell table:formula="of:=['TCD by hand'.J67]-['TCD with hepR'.K67]" office:value-type="float" office:value="0" calcext:value-type="float">
            <text:p>0</text:p>
          </table:table-cell>
          <table:table-cell table:number-columns-repeated="2"/>
          <table:table-cell table:formula="of:=['TCD by hand'.L67]-['TCD with hepR'.N6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8]=['TCD with hepR'.C6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8]-['TCD with hepR'.J68]" office:value-type="float" office:value="0" calcext:value-type="float">
            <text:p>0</text:p>
          </table:table-cell>
          <table:table-cell table:formula="of:=['TCD by hand'.J68]-['TCD with hepR'.K68]" office:value-type="float" office:value="0" calcext:value-type="float">
            <text:p>0</text:p>
          </table:table-cell>
          <table:table-cell table:number-columns-repeated="2"/>
          <table:table-cell table:formula="of:=['TCD by hand'.L68]-['TCD with hepR'.N6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69]=['TCD with hepR'.C6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69]-['TCD with hepR'.J69]" office:value-type="float" office:value="0" calcext:value-type="float">
            <text:p>0</text:p>
          </table:table-cell>
          <table:table-cell table:formula="of:=['TCD by hand'.J69]-['TCD with hepR'.K69]" office:value-type="float" office:value="0" calcext:value-type="float">
            <text:p>0</text:p>
          </table:table-cell>
          <table:table-cell table:number-columns-repeated="2"/>
          <table:table-cell table:formula="of:=['TCD by hand'.L69]-['TCD with hepR'.N6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0]=['TCD with hepR'.C7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0]-['TCD with hepR'.J70]" office:value-type="float" office:value="0" calcext:value-type="float">
            <text:p>0</text:p>
          </table:table-cell>
          <table:table-cell table:formula="of:=['TCD by hand'.J70]-['TCD with hepR'.K70]" office:value-type="float" office:value="0" calcext:value-type="float">
            <text:p>0</text:p>
          </table:table-cell>
          <table:table-cell table:number-columns-repeated="2"/>
          <table:table-cell table:formula="of:=['TCD by hand'.L70]-['TCD with hepR'.N7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1]=['TCD with hepR'.C7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1]-['TCD with hepR'.J71]" office:value-type="float" office:value="0" calcext:value-type="float">
            <text:p>0</text:p>
          </table:table-cell>
          <table:table-cell table:formula="of:=['TCD by hand'.J71]-['TCD with hepR'.K71]" office:value-type="float" office:value="0" calcext:value-type="float">
            <text:p>0</text:p>
          </table:table-cell>
          <table:table-cell table:number-columns-repeated="2"/>
          <table:table-cell table:formula="of:=['TCD by hand'.L71]-['TCD with hepR'.N7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2]=['TCD with hepR'.C7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2]-['TCD with hepR'.J72]" office:value-type="float" office:value="0" calcext:value-type="float">
            <text:p>0</text:p>
          </table:table-cell>
          <table:table-cell table:formula="of:=['TCD by hand'.J72]-['TCD with hepR'.K72]" office:value-type="float" office:value="0" calcext:value-type="float">
            <text:p>0</text:p>
          </table:table-cell>
          <table:table-cell table:number-columns-repeated="2"/>
          <table:table-cell table:formula="of:=['TCD by hand'.L72]-['TCD with hepR'.N7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3]=['TCD with hepR'.C7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3]-['TCD with hepR'.J73]" office:value-type="float" office:value="0" calcext:value-type="float">
            <text:p>0</text:p>
          </table:table-cell>
          <table:table-cell table:formula="of:=['TCD by hand'.J73]-['TCD with hepR'.K73]" office:value-type="float" office:value="0" calcext:value-type="float">
            <text:p>0</text:p>
          </table:table-cell>
          <table:table-cell table:number-columns-repeated="2"/>
          <table:table-cell table:formula="of:=['TCD by hand'.L73]-['TCD with hepR'.N7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4]=['TCD with hepR'.C7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4]-['TCD with hepR'.J74]" office:value-type="float" office:value="0" calcext:value-type="float">
            <text:p>0</text:p>
          </table:table-cell>
          <table:table-cell table:formula="of:=['TCD by hand'.J74]-['TCD with hepR'.K74]" office:value-type="float" office:value="0" calcext:value-type="float">
            <text:p>0</text:p>
          </table:table-cell>
          <table:table-cell table:number-columns-repeated="2"/>
          <table:table-cell table:formula="of:=['TCD by hand'.L74]-['TCD with hepR'.N7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5]=['TCD with hepR'.C7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5]-['TCD with hepR'.J75]" office:value-type="float" office:value="0" calcext:value-type="float">
            <text:p>0</text:p>
          </table:table-cell>
          <table:table-cell table:formula="of:=['TCD by hand'.J75]-['TCD with hepR'.K75]" office:value-type="float" office:value="0" calcext:value-type="float">
            <text:p>0</text:p>
          </table:table-cell>
          <table:table-cell table:number-columns-repeated="2"/>
          <table:table-cell table:formula="of:=['TCD by hand'.L75]-['TCD with hepR'.N7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6]=['TCD with hepR'.C7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6]-['TCD with hepR'.J76]" office:value-type="float" office:value="0" calcext:value-type="float">
            <text:p>0</text:p>
          </table:table-cell>
          <table:table-cell table:formula="of:=['TCD by hand'.J76]-['TCD with hepR'.K76]" office:value-type="float" office:value="0" calcext:value-type="float">
            <text:p>0</text:p>
          </table:table-cell>
          <table:table-cell table:number-columns-repeated="2"/>
          <table:table-cell table:formula="of:=['TCD by hand'.L76]-['TCD with hepR'.N7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7]=['TCD with hepR'.C7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7]-['TCD with hepR'.J77]" office:value-type="float" office:value="0" calcext:value-type="float">
            <text:p>0</text:p>
          </table:table-cell>
          <table:table-cell table:formula="of:=['TCD by hand'.J77]-['TCD with hepR'.K77]" office:value-type="float" office:value="0" calcext:value-type="float">
            <text:p>0</text:p>
          </table:table-cell>
          <table:table-cell table:number-columns-repeated="2"/>
          <table:table-cell table:formula="of:=['TCD by hand'.L77]-['TCD with hepR'.N7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8]=['TCD with hepR'.C7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8]-['TCD with hepR'.J78]" office:value-type="float" office:value="0" calcext:value-type="float">
            <text:p>0</text:p>
          </table:table-cell>
          <table:table-cell table:formula="of:=['TCD by hand'.J78]-['TCD with hepR'.K78]" office:value-type="float" office:value="0" calcext:value-type="float">
            <text:p>0</text:p>
          </table:table-cell>
          <table:table-cell table:number-columns-repeated="2"/>
          <table:table-cell table:formula="of:=['TCD by hand'.L78]-['TCD with hepR'.N7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79]=['TCD with hepR'.C7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79]-['TCD with hepR'.J79]" office:value-type="float" office:value="0" calcext:value-type="float">
            <text:p>0</text:p>
          </table:table-cell>
          <table:table-cell table:formula="of:=['TCD by hand'.J79]-['TCD with hepR'.K79]" office:value-type="float" office:value="0" calcext:value-type="float">
            <text:p>0</text:p>
          </table:table-cell>
          <table:table-cell table:number-columns-repeated="2"/>
          <table:table-cell table:formula="of:=['TCD by hand'.L79]-['TCD with hepR'.N7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0]=['TCD with hepR'.C8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0]-['TCD with hepR'.J80]" office:value-type="float" office:value="0" calcext:value-type="float">
            <text:p>0</text:p>
          </table:table-cell>
          <table:table-cell table:formula="of:=['TCD by hand'.J80]-['TCD with hepR'.K80]" office:value-type="float" office:value="0" calcext:value-type="float">
            <text:p>0</text:p>
          </table:table-cell>
          <table:table-cell table:number-columns-repeated="2"/>
          <table:table-cell table:formula="of:=['TCD by hand'.L80]-['TCD with hepR'.N8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1]=['TCD with hepR'.C8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1]-['TCD with hepR'.J81]" office:value-type="float" office:value="0" calcext:value-type="float">
            <text:p>0</text:p>
          </table:table-cell>
          <table:table-cell table:formula="of:=['TCD by hand'.J81]-['TCD with hepR'.K81]" office:value-type="float" office:value="0" calcext:value-type="float">
            <text:p>0</text:p>
          </table:table-cell>
          <table:table-cell table:number-columns-repeated="2"/>
          <table:table-cell table:formula="of:=['TCD by hand'.L81]-['TCD with hepR'.N8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2]=['TCD with hepR'.C8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2]-['TCD with hepR'.J82]" office:value-type="float" office:value="0" calcext:value-type="float">
            <text:p>0</text:p>
          </table:table-cell>
          <table:table-cell table:formula="of:=['TCD by hand'.J82]-['TCD with hepR'.K82]" office:value-type="float" office:value="0" calcext:value-type="float">
            <text:p>0</text:p>
          </table:table-cell>
          <table:table-cell table:number-columns-repeated="2"/>
          <table:table-cell table:formula="of:=['TCD by hand'.L82]-['TCD with hepR'.N8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3]=['TCD with hepR'.C8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3]-['TCD with hepR'.J83]" office:value-type="float" office:value="0" calcext:value-type="float">
            <text:p>0</text:p>
          </table:table-cell>
          <table:table-cell table:formula="of:=['TCD by hand'.J83]-['TCD with hepR'.K83]" office:value-type="float" office:value="0" calcext:value-type="float">
            <text:p>0</text:p>
          </table:table-cell>
          <table:table-cell table:number-columns-repeated="2"/>
          <table:table-cell table:formula="of:=['TCD by hand'.L83]-['TCD with hepR'.N8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4]=['TCD with hepR'.C8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4]-['TCD with hepR'.J84]" office:value-type="float" office:value="0" calcext:value-type="float">
            <text:p>0</text:p>
          </table:table-cell>
          <table:table-cell table:formula="of:=['TCD by hand'.J84]-['TCD with hepR'.K84]" office:value-type="float" office:value="0" calcext:value-type="float">
            <text:p>0</text:p>
          </table:table-cell>
          <table:table-cell table:number-columns-repeated="2"/>
          <table:table-cell table:formula="of:=['TCD by hand'.L84]-['TCD with hepR'.N8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5]=['TCD with hepR'.C8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5]-['TCD with hepR'.J85]" office:value-type="float" office:value="0" calcext:value-type="float">
            <text:p>0</text:p>
          </table:table-cell>
          <table:table-cell table:formula="of:=['TCD by hand'.J85]-['TCD with hepR'.K85]" office:value-type="float" office:value="0" calcext:value-type="float">
            <text:p>0</text:p>
          </table:table-cell>
          <table:table-cell table:number-columns-repeated="2"/>
          <table:table-cell table:formula="of:=['TCD by hand'.L85]-['TCD with hepR'.N8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6]=['TCD with hepR'.C8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6]-['TCD with hepR'.J86]" office:value-type="float" office:value="0" calcext:value-type="float">
            <text:p>0</text:p>
          </table:table-cell>
          <table:table-cell table:formula="of:=['TCD by hand'.J86]-['TCD with hepR'.K86]" office:value-type="float" office:value="0" calcext:value-type="float">
            <text:p>0</text:p>
          </table:table-cell>
          <table:table-cell table:number-columns-repeated="2"/>
          <table:table-cell table:formula="of:=['TCD by hand'.L86]-['TCD with hepR'.N8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7]=['TCD with hepR'.C8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7]-['TCD with hepR'.J87]" office:value-type="float" office:value="0" calcext:value-type="float">
            <text:p>0</text:p>
          </table:table-cell>
          <table:table-cell table:formula="of:=['TCD by hand'.J87]-['TCD with hepR'.K87]" office:value-type="float" office:value="0" calcext:value-type="float">
            <text:p>0</text:p>
          </table:table-cell>
          <table:table-cell table:number-columns-repeated="2"/>
          <table:table-cell table:formula="of:=['TCD by hand'.L87]-['TCD with hepR'.N8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8]=['TCD with hepR'.C8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8]-['TCD with hepR'.J88]" office:value-type="float" office:value="0" calcext:value-type="float">
            <text:p>0</text:p>
          </table:table-cell>
          <table:table-cell table:formula="of:=['TCD by hand'.J88]-['TCD with hepR'.K88]" office:value-type="float" office:value="0" calcext:value-type="float">
            <text:p>0</text:p>
          </table:table-cell>
          <table:table-cell table:number-columns-repeated="2"/>
          <table:table-cell table:formula="of:=['TCD by hand'.L88]-['TCD with hepR'.N8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89]=['TCD with hepR'.C8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89]-['TCD with hepR'.J89]" office:value-type="float" office:value="0" calcext:value-type="float">
            <text:p>0</text:p>
          </table:table-cell>
          <table:table-cell table:formula="of:=['TCD by hand'.J89]-['TCD with hepR'.K89]" office:value-type="float" office:value="0" calcext:value-type="float">
            <text:p>0</text:p>
          </table:table-cell>
          <table:table-cell table:number-columns-repeated="2"/>
          <table:table-cell table:formula="of:=['TCD by hand'.L89]-['TCD with hepR'.N8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0]=['TCD with hepR'.C9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0]-['TCD with hepR'.J90]" office:value-type="float" office:value="0" calcext:value-type="float">
            <text:p>0</text:p>
          </table:table-cell>
          <table:table-cell table:formula="of:=['TCD by hand'.J90]-['TCD with hepR'.K90]" office:value-type="float" office:value="0" calcext:value-type="float">
            <text:p>0</text:p>
          </table:table-cell>
          <table:table-cell table:number-columns-repeated="2"/>
          <table:table-cell table:formula="of:=['TCD by hand'.L90]-['TCD with hepR'.N9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1]=['TCD with hepR'.C9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1]-['TCD with hepR'.J91]" office:value-type="float" office:value="0" calcext:value-type="float">
            <text:p>0</text:p>
          </table:table-cell>
          <table:table-cell table:formula="of:=['TCD by hand'.J91]-['TCD with hepR'.K91]" office:value-type="float" office:value="0" calcext:value-type="float">
            <text:p>0</text:p>
          </table:table-cell>
          <table:table-cell table:number-columns-repeated="2"/>
          <table:table-cell table:formula="of:=['TCD by hand'.L91]-['TCD with hepR'.N9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2]=['TCD with hepR'.C9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2]-['TCD with hepR'.J92]" office:value-type="float" office:value="0" calcext:value-type="float">
            <text:p>0</text:p>
          </table:table-cell>
          <table:table-cell table:formula="of:=['TCD by hand'.J92]-['TCD with hepR'.K92]" office:value-type="float" office:value="0" calcext:value-type="float">
            <text:p>0</text:p>
          </table:table-cell>
          <table:table-cell table:number-columns-repeated="2"/>
          <table:table-cell table:formula="of:=['TCD by hand'.L92]-['TCD with hepR'.N9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3]=['TCD with hepR'.C9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3]-['TCD with hepR'.J93]" office:value-type="float" office:value="0" calcext:value-type="float">
            <text:p>0</text:p>
          </table:table-cell>
          <table:table-cell table:formula="of:=['TCD by hand'.J93]-['TCD with hepR'.K93]" office:value-type="float" office:value="0" calcext:value-type="float">
            <text:p>0</text:p>
          </table:table-cell>
          <table:table-cell table:number-columns-repeated="2"/>
          <table:table-cell table:formula="of:=['TCD by hand'.L93]-['TCD with hepR'.N9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4]=['TCD with hepR'.C9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4]-['TCD with hepR'.J94]" office:value-type="float" office:value="0" calcext:value-type="float">
            <text:p>0</text:p>
          </table:table-cell>
          <table:table-cell table:formula="of:=['TCD by hand'.J94]-['TCD with hepR'.K94]" office:value-type="float" office:value="0" calcext:value-type="float">
            <text:p>0</text:p>
          </table:table-cell>
          <table:table-cell table:number-columns-repeated="2"/>
          <table:table-cell table:formula="of:=['TCD by hand'.L94]-['TCD with hepR'.N9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5]=['TCD with hepR'.C9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5]-['TCD with hepR'.J95]" office:value-type="float" office:value="0" calcext:value-type="float">
            <text:p>0</text:p>
          </table:table-cell>
          <table:table-cell table:formula="of:=['TCD by hand'.J95]-['TCD with hepR'.K95]" office:value-type="float" office:value="0" calcext:value-type="float">
            <text:p>0</text:p>
          </table:table-cell>
          <table:table-cell table:number-columns-repeated="2"/>
          <table:table-cell table:formula="of:=['TCD by hand'.L95]-['TCD with hepR'.N9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6]=['TCD with hepR'.C9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6]-['TCD with hepR'.J96]" office:value-type="float" office:value="0" calcext:value-type="float">
            <text:p>0</text:p>
          </table:table-cell>
          <table:table-cell table:formula="of:=['TCD by hand'.J96]-['TCD with hepR'.K96]" office:value-type="float" office:value="0" calcext:value-type="float">
            <text:p>0</text:p>
          </table:table-cell>
          <table:table-cell table:number-columns-repeated="2"/>
          <table:table-cell table:formula="of:=['TCD by hand'.L96]-['TCD with hepR'.N9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7]=['TCD with hepR'.C9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7]-['TCD with hepR'.J97]" office:value-type="float" office:value="0" calcext:value-type="float">
            <text:p>0</text:p>
          </table:table-cell>
          <table:table-cell table:formula="of:=['TCD by hand'.J97]-['TCD with hepR'.K97]" office:value-type="float" office:value="0" calcext:value-type="float">
            <text:p>0</text:p>
          </table:table-cell>
          <table:table-cell table:number-columns-repeated="2"/>
          <table:table-cell table:formula="of:=['TCD by hand'.L97]-['TCD with hepR'.N9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8]=['TCD with hepR'.C9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8]-['TCD with hepR'.J98]" office:value-type="float" office:value="0" calcext:value-type="float">
            <text:p>0</text:p>
          </table:table-cell>
          <table:table-cell table:formula="of:=['TCD by hand'.J98]-['TCD with hepR'.K98]" office:value-type="float" office:value="0" calcext:value-type="float">
            <text:p>0</text:p>
          </table:table-cell>
          <table:table-cell table:number-columns-repeated="2"/>
          <table:table-cell table:formula="of:=['TCD by hand'.L98]-['TCD with hepR'.N9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99]=['TCD with hepR'.C9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99]-['TCD with hepR'.J99]" office:value-type="float" office:value="0" calcext:value-type="float">
            <text:p>0</text:p>
          </table:table-cell>
          <table:table-cell table:formula="of:=['TCD by hand'.J99]-['TCD with hepR'.K99]" office:value-type="float" office:value="0" calcext:value-type="float">
            <text:p>0</text:p>
          </table:table-cell>
          <table:table-cell table:number-columns-repeated="2"/>
          <table:table-cell table:formula="of:=['TCD by hand'.L99]-['TCD with hepR'.N9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0]=['TCD with hepR'.C10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0]-['TCD with hepR'.J100]" office:value-type="float" office:value="0" calcext:value-type="float">
            <text:p>0</text:p>
          </table:table-cell>
          <table:table-cell table:formula="of:=['TCD by hand'.J100]-['TCD with hepR'.K100]" office:value-type="float" office:value="0" calcext:value-type="float">
            <text:p>0</text:p>
          </table:table-cell>
          <table:table-cell table:number-columns-repeated="2"/>
          <table:table-cell table:formula="of:=['TCD by hand'.L100]-['TCD with hepR'.N10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1]=['TCD with hepR'.C10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1]-['TCD with hepR'.J101]" office:value-type="float" office:value="0" calcext:value-type="float">
            <text:p>0</text:p>
          </table:table-cell>
          <table:table-cell table:formula="of:=['TCD by hand'.J101]-['TCD with hepR'.K101]" office:value-type="float" office:value="0" calcext:value-type="float">
            <text:p>0</text:p>
          </table:table-cell>
          <table:table-cell table:number-columns-repeated="2"/>
          <table:table-cell table:formula="of:=['TCD by hand'.L101]-['TCD with hepR'.N10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2]=['TCD with hepR'.C10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2]-['TCD with hepR'.J102]" office:value-type="float" office:value="0" calcext:value-type="float">
            <text:p>0</text:p>
          </table:table-cell>
          <table:table-cell table:formula="of:=['TCD by hand'.J102]-['TCD with hepR'.K102]" office:value-type="float" office:value="0" calcext:value-type="float">
            <text:p>0</text:p>
          </table:table-cell>
          <table:table-cell table:number-columns-repeated="2"/>
          <table:table-cell table:formula="of:=['TCD by hand'.L102]-['TCD with hepR'.N10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3]=['TCD with hepR'.C10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3]-['TCD with hepR'.J103]" office:value-type="float" office:value="0" calcext:value-type="float">
            <text:p>0</text:p>
          </table:table-cell>
          <table:table-cell table:formula="of:=['TCD by hand'.J103]-['TCD with hepR'.K103]" office:value-type="float" office:value="0" calcext:value-type="float">
            <text:p>0</text:p>
          </table:table-cell>
          <table:table-cell table:number-columns-repeated="2"/>
          <table:table-cell table:formula="of:=['TCD by hand'.L103]-['TCD with hepR'.N10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4]=['TCD with hepR'.C10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4]-['TCD with hepR'.J104]" office:value-type="float" office:value="0" calcext:value-type="float">
            <text:p>0</text:p>
          </table:table-cell>
          <table:table-cell table:formula="of:=['TCD by hand'.J104]-['TCD with hepR'.K104]" office:value-type="float" office:value="0" calcext:value-type="float">
            <text:p>0</text:p>
          </table:table-cell>
          <table:table-cell table:number-columns-repeated="2"/>
          <table:table-cell table:formula="of:=['TCD by hand'.L104]-['TCD with hepR'.N10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5]=['TCD with hepR'.C10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5]-['TCD with hepR'.J105]" office:value-type="float" office:value="0" calcext:value-type="float">
            <text:p>0</text:p>
          </table:table-cell>
          <table:table-cell table:formula="of:=['TCD by hand'.J105]-['TCD with hepR'.K105]" office:value-type="float" office:value="0" calcext:value-type="float">
            <text:p>0</text:p>
          </table:table-cell>
          <table:table-cell table:number-columns-repeated="2"/>
          <table:table-cell table:formula="of:=['TCD by hand'.L105]-['TCD with hepR'.N10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6]=['TCD with hepR'.C10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6]-['TCD with hepR'.J106]" office:value-type="float" office:value="0" calcext:value-type="float">
            <text:p>0</text:p>
          </table:table-cell>
          <table:table-cell table:formula="of:=['TCD by hand'.J106]-['TCD with hepR'.K106]" office:value-type="float" office:value="0" calcext:value-type="float">
            <text:p>0</text:p>
          </table:table-cell>
          <table:table-cell table:number-columns-repeated="2"/>
          <table:table-cell table:formula="of:=['TCD by hand'.L106]-['TCD with hepR'.N10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7]=['TCD with hepR'.C10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7]-['TCD with hepR'.J107]" office:value-type="float" office:value="0" calcext:value-type="float">
            <text:p>0</text:p>
          </table:table-cell>
          <table:table-cell table:formula="of:=['TCD by hand'.J107]-['TCD with hepR'.K107]" office:value-type="float" office:value="0" calcext:value-type="float">
            <text:p>0</text:p>
          </table:table-cell>
          <table:table-cell table:number-columns-repeated="2"/>
          <table:table-cell table:formula="of:=['TCD by hand'.L107]-['TCD with hepR'.N10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8]=['TCD with hepR'.C10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8]-['TCD with hepR'.J108]" office:value-type="float" office:value="0" calcext:value-type="float">
            <text:p>0</text:p>
          </table:table-cell>
          <table:table-cell table:formula="of:=['TCD by hand'.J108]-['TCD with hepR'.K108]" office:value-type="float" office:value="0" calcext:value-type="float">
            <text:p>0</text:p>
          </table:table-cell>
          <table:table-cell table:number-columns-repeated="2"/>
          <table:table-cell table:formula="of:=['TCD by hand'.L108]-['TCD with hepR'.N10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09]=['TCD with hepR'.C10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09]-['TCD with hepR'.J109]" office:value-type="float" office:value="0" calcext:value-type="float">
            <text:p>0</text:p>
          </table:table-cell>
          <table:table-cell table:formula="of:=['TCD by hand'.J109]-['TCD with hepR'.K109]" office:value-type="float" office:value="0" calcext:value-type="float">
            <text:p>0</text:p>
          </table:table-cell>
          <table:table-cell table:number-columns-repeated="2"/>
          <table:table-cell table:formula="of:=['TCD by hand'.L109]-['TCD with hepR'.N10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0]=['TCD with hepR'.C11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0]-['TCD with hepR'.J110]" office:value-type="float" office:value="0" calcext:value-type="float">
            <text:p>0</text:p>
          </table:table-cell>
          <table:table-cell table:formula="of:=['TCD by hand'.J110]-['TCD with hepR'.K110]" office:value-type="float" office:value="0" calcext:value-type="float">
            <text:p>0</text:p>
          </table:table-cell>
          <table:table-cell table:number-columns-repeated="2"/>
          <table:table-cell table:formula="of:=['TCD by hand'.L110]-['TCD with hepR'.N11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1]=['TCD with hepR'.C11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1]-['TCD with hepR'.J111]" office:value-type="float" office:value="0" calcext:value-type="float">
            <text:p>0</text:p>
          </table:table-cell>
          <table:table-cell table:formula="of:=['TCD by hand'.J111]-['TCD with hepR'.K111]" office:value-type="float" office:value="0" calcext:value-type="float">
            <text:p>0</text:p>
          </table:table-cell>
          <table:table-cell table:number-columns-repeated="2"/>
          <table:table-cell table:formula="of:=['TCD by hand'.L111]-['TCD with hepR'.N1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2]=['TCD with hepR'.C11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2]-['TCD with hepR'.J112]" office:value-type="float" office:value="0" calcext:value-type="float">
            <text:p>0</text:p>
          </table:table-cell>
          <table:table-cell table:formula="of:=['TCD by hand'.J112]-['TCD with hepR'.K112]" office:value-type="float" office:value="0" calcext:value-type="float">
            <text:p>0</text:p>
          </table:table-cell>
          <table:table-cell table:number-columns-repeated="2"/>
          <table:table-cell table:formula="of:=['TCD by hand'.L112]-['TCD with hepR'.N11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3]=['TCD with hepR'.C11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3]-['TCD with hepR'.J113]" office:value-type="float" office:value="0" calcext:value-type="float">
            <text:p>0</text:p>
          </table:table-cell>
          <table:table-cell table:formula="of:=['TCD by hand'.J113]-['TCD with hepR'.K113]" office:value-type="float" office:value="0" calcext:value-type="float">
            <text:p>0</text:p>
          </table:table-cell>
          <table:table-cell table:number-columns-repeated="2"/>
          <table:table-cell table:formula="of:=['TCD by hand'.L113]-['TCD with hepR'.N11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4]=['TCD with hepR'.C11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4]-['TCD with hepR'.J114]" office:value-type="float" office:value="0" calcext:value-type="float">
            <text:p>0</text:p>
          </table:table-cell>
          <table:table-cell table:formula="of:=['TCD by hand'.J114]-['TCD with hepR'.K114]" office:value-type="float" office:value="0" calcext:value-type="float">
            <text:p>0</text:p>
          </table:table-cell>
          <table:table-cell table:number-columns-repeated="2"/>
          <table:table-cell table:formula="of:=['TCD by hand'.L114]-['TCD with hepR'.N11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5]=['TCD with hepR'.C11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5]-['TCD with hepR'.J115]" office:value-type="float" office:value="0" calcext:value-type="float">
            <text:p>0</text:p>
          </table:table-cell>
          <table:table-cell table:formula="of:=['TCD by hand'.J115]-['TCD with hepR'.K115]" office:value-type="float" office:value="0" calcext:value-type="float">
            <text:p>0</text:p>
          </table:table-cell>
          <table:table-cell table:number-columns-repeated="2"/>
          <table:table-cell table:formula="of:=['TCD by hand'.L115]-['TCD with hepR'.N1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6]=['TCD with hepR'.C11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6]-['TCD with hepR'.J116]" office:value-type="float" office:value="0" calcext:value-type="float">
            <text:p>0</text:p>
          </table:table-cell>
          <table:table-cell table:formula="of:=['TCD by hand'.J116]-['TCD with hepR'.K116]" office:value-type="float" office:value="0" calcext:value-type="float">
            <text:p>0</text:p>
          </table:table-cell>
          <table:table-cell table:number-columns-repeated="2"/>
          <table:table-cell table:formula="of:=['TCD by hand'.L116]-['TCD with hepR'.N11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7]=['TCD with hepR'.C11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7]-['TCD with hepR'.J117]" office:value-type="float" office:value="0" calcext:value-type="float">
            <text:p>0</text:p>
          </table:table-cell>
          <table:table-cell table:formula="of:=['TCD by hand'.J117]-['TCD with hepR'.K117]" office:value-type="float" office:value="0" calcext:value-type="float">
            <text:p>0</text:p>
          </table:table-cell>
          <table:table-cell table:number-columns-repeated="2"/>
          <table:table-cell table:formula="of:=['TCD by hand'.L117]-['TCD with hepR'.N11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8]=['TCD with hepR'.C11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8]-['TCD with hepR'.J118]" office:value-type="float" office:value="0" calcext:value-type="float">
            <text:p>0</text:p>
          </table:table-cell>
          <table:table-cell table:formula="of:=['TCD by hand'.J118]-['TCD with hepR'.K118]" office:value-type="float" office:value="0" calcext:value-type="float">
            <text:p>0</text:p>
          </table:table-cell>
          <table:table-cell table:number-columns-repeated="2"/>
          <table:table-cell table:formula="of:=['TCD by hand'.L118]-['TCD with hepR'.N1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19]=['TCD with hepR'.C11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19]-['TCD with hepR'.J119]" office:value-type="float" office:value="0" calcext:value-type="float">
            <text:p>0</text:p>
          </table:table-cell>
          <table:table-cell table:formula="of:=['TCD by hand'.J119]-['TCD with hepR'.K119]" office:value-type="float" office:value="0" calcext:value-type="float">
            <text:p>0</text:p>
          </table:table-cell>
          <table:table-cell table:number-columns-repeated="2"/>
          <table:table-cell table:formula="of:=['TCD by hand'.L119]-['TCD with hepR'.N11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0]=['TCD with hepR'.C12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0]-['TCD with hepR'.J120]" office:value-type="float" office:value="0" calcext:value-type="float">
            <text:p>0</text:p>
          </table:table-cell>
          <table:table-cell table:formula="of:=['TCD by hand'.J120]-['TCD with hepR'.K120]" office:value-type="float" office:value="0" calcext:value-type="float">
            <text:p>0</text:p>
          </table:table-cell>
          <table:table-cell table:number-columns-repeated="2"/>
          <table:table-cell table:formula="of:=['TCD by hand'.L120]-['TCD with hepR'.N12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1]=['TCD with hepR'.C12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1]-['TCD with hepR'.J121]" office:value-type="float" office:value="0" calcext:value-type="float">
            <text:p>0</text:p>
          </table:table-cell>
          <table:table-cell table:formula="of:=['TCD by hand'.J121]-['TCD with hepR'.K121]" office:value-type="float" office:value="0" calcext:value-type="float">
            <text:p>0</text:p>
          </table:table-cell>
          <table:table-cell table:number-columns-repeated="2"/>
          <table:table-cell table:formula="of:=['TCD by hand'.L121]-['TCD with hepR'.N12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2]=['TCD with hepR'.C12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2]-['TCD with hepR'.J122]" office:value-type="float" office:value="0" calcext:value-type="float">
            <text:p>0</text:p>
          </table:table-cell>
          <table:table-cell table:formula="of:=['TCD by hand'.J122]-['TCD with hepR'.K122]" office:value-type="float" office:value="0" calcext:value-type="float">
            <text:p>0</text:p>
          </table:table-cell>
          <table:table-cell table:number-columns-repeated="2"/>
          <table:table-cell table:formula="of:=['TCD by hand'.L122]-['TCD with hepR'.N12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3]=['TCD with hepR'.C12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3]-['TCD with hepR'.J123]" office:value-type="float" office:value="0" calcext:value-type="float">
            <text:p>0</text:p>
          </table:table-cell>
          <table:table-cell table:formula="of:=['TCD by hand'.J123]-['TCD with hepR'.K123]" office:value-type="float" office:value="0" calcext:value-type="float">
            <text:p>0</text:p>
          </table:table-cell>
          <table:table-cell table:number-columns-repeated="2"/>
          <table:table-cell table:formula="of:=['TCD by hand'.L123]-['TCD with hepR'.N12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4]=['TCD with hepR'.C12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4]-['TCD with hepR'.J124]" office:value-type="float" office:value="0" calcext:value-type="float">
            <text:p>0</text:p>
          </table:table-cell>
          <table:table-cell table:formula="of:=['TCD by hand'.J124]-['TCD with hepR'.K124]" office:value-type="float" office:value="0" calcext:value-type="float">
            <text:p>0</text:p>
          </table:table-cell>
          <table:table-cell table:number-columns-repeated="2"/>
          <table:table-cell table:formula="of:=['TCD by hand'.L124]-['TCD with hepR'.N12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5]=['TCD with hepR'.C12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5]-['TCD with hepR'.J125]" office:value-type="float" office:value="0" calcext:value-type="float">
            <text:p>0</text:p>
          </table:table-cell>
          <table:table-cell table:formula="of:=['TCD by hand'.J125]-['TCD with hepR'.K125]" office:value-type="float" office:value="0" calcext:value-type="float">
            <text:p>0</text:p>
          </table:table-cell>
          <table:table-cell table:number-columns-repeated="2"/>
          <table:table-cell table:formula="of:=['TCD by hand'.L125]-['TCD with hepR'.N12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6]=['TCD with hepR'.C12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6]-['TCD with hepR'.J126]" office:value-type="float" office:value="0" calcext:value-type="float">
            <text:p>0</text:p>
          </table:table-cell>
          <table:table-cell table:formula="of:=['TCD by hand'.J126]-['TCD with hepR'.K126]" office:value-type="float" office:value="0" calcext:value-type="float">
            <text:p>0</text:p>
          </table:table-cell>
          <table:table-cell table:number-columns-repeated="2"/>
          <table:table-cell table:formula="of:=['TCD by hand'.L126]-['TCD with hepR'.N12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7]=['TCD with hepR'.C12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7]-['TCD with hepR'.J127]" office:value-type="float" office:value="0" calcext:value-type="float">
            <text:p>0</text:p>
          </table:table-cell>
          <table:table-cell table:formula="of:=['TCD by hand'.J127]-['TCD with hepR'.K127]" office:value-type="float" office:value="0" calcext:value-type="float">
            <text:p>0</text:p>
          </table:table-cell>
          <table:table-cell table:number-columns-repeated="2"/>
          <table:table-cell table:formula="of:=['TCD by hand'.L127]-['TCD with hepR'.N12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8]=['TCD with hepR'.C12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8]-['TCD with hepR'.J128]" office:value-type="float" office:value="0" calcext:value-type="float">
            <text:p>0</text:p>
          </table:table-cell>
          <table:table-cell table:formula="of:=['TCD by hand'.J128]-['TCD with hepR'.K128]" office:value-type="float" office:value="0" calcext:value-type="float">
            <text:p>0</text:p>
          </table:table-cell>
          <table:table-cell table:number-columns-repeated="2"/>
          <table:table-cell table:formula="of:=['TCD by hand'.L128]-['TCD with hepR'.N12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29]=['TCD with hepR'.C12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29]-['TCD with hepR'.J129]" office:value-type="float" office:value="0" calcext:value-type="float">
            <text:p>0</text:p>
          </table:table-cell>
          <table:table-cell table:formula="of:=['TCD by hand'.J129]-['TCD with hepR'.K129]" office:value-type="float" office:value="0" calcext:value-type="float">
            <text:p>0</text:p>
          </table:table-cell>
          <table:table-cell table:number-columns-repeated="2"/>
          <table:table-cell table:formula="of:=['TCD by hand'.L129]-['TCD with hepR'.N12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0]=['TCD with hepR'.C13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0]-['TCD with hepR'.J130]" office:value-type="float" office:value="0" calcext:value-type="float">
            <text:p>0</text:p>
          </table:table-cell>
          <table:table-cell table:formula="of:=['TCD by hand'.J130]-['TCD with hepR'.K130]" office:value-type="float" office:value="0" calcext:value-type="float">
            <text:p>0</text:p>
          </table:table-cell>
          <table:table-cell table:number-columns-repeated="2"/>
          <table:table-cell table:formula="of:=['TCD by hand'.L130]-['TCD with hepR'.N13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1]=['TCD with hepR'.C13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1]-['TCD with hepR'.J131]" office:value-type="float" office:value="0" calcext:value-type="float">
            <text:p>0</text:p>
          </table:table-cell>
          <table:table-cell table:formula="of:=['TCD by hand'.J131]-['TCD with hepR'.K131]" office:value-type="float" office:value="0" calcext:value-type="float">
            <text:p>0</text:p>
          </table:table-cell>
          <table:table-cell table:number-columns-repeated="2"/>
          <table:table-cell table:formula="of:=['TCD by hand'.L131]-['TCD with hepR'.N13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2]=['TCD with hepR'.C13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2]-['TCD with hepR'.J132]" office:value-type="float" office:value="0" calcext:value-type="float">
            <text:p>0</text:p>
          </table:table-cell>
          <table:table-cell table:formula="of:=['TCD by hand'.J132]-['TCD with hepR'.K132]" office:value-type="float" office:value="0" calcext:value-type="float">
            <text:p>0</text:p>
          </table:table-cell>
          <table:table-cell table:number-columns-repeated="2"/>
          <table:table-cell table:formula="of:=['TCD by hand'.L132]-['TCD with hepR'.N13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3]=['TCD with hepR'.C13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3]-['TCD with hepR'.J133]" office:value-type="float" office:value="0" calcext:value-type="float">
            <text:p>0</text:p>
          </table:table-cell>
          <table:table-cell table:formula="of:=['TCD by hand'.J133]-['TCD with hepR'.K133]" office:value-type="float" office:value="0" calcext:value-type="float">
            <text:p>0</text:p>
          </table:table-cell>
          <table:table-cell table:number-columns-repeated="2"/>
          <table:table-cell table:formula="of:=['TCD by hand'.L133]-['TCD with hepR'.N13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4]=['TCD with hepR'.C13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4]-['TCD with hepR'.J134]" office:value-type="float" office:value="0" calcext:value-type="float">
            <text:p>0</text:p>
          </table:table-cell>
          <table:table-cell table:formula="of:=['TCD by hand'.J134]-['TCD with hepR'.K134]" office:value-type="float" office:value="0" calcext:value-type="float">
            <text:p>0</text:p>
          </table:table-cell>
          <table:table-cell table:number-columns-repeated="2"/>
          <table:table-cell table:formula="of:=['TCD by hand'.L134]-['TCD with hepR'.N13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5]=['TCD with hepR'.C13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5]-['TCD with hepR'.J135]" office:value-type="float" office:value="0" calcext:value-type="float">
            <text:p>0</text:p>
          </table:table-cell>
          <table:table-cell table:formula="of:=['TCD by hand'.J135]-['TCD with hepR'.K135]" office:value-type="float" office:value="0" calcext:value-type="float">
            <text:p>0</text:p>
          </table:table-cell>
          <table:table-cell table:number-columns-repeated="2"/>
          <table:table-cell table:formula="of:=['TCD by hand'.L135]-['TCD with hepR'.N13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6]=['TCD with hepR'.C13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6]-['TCD with hepR'.J136]" office:value-type="float" office:value="0" calcext:value-type="float">
            <text:p>0</text:p>
          </table:table-cell>
          <table:table-cell table:formula="of:=['TCD by hand'.J136]-['TCD with hepR'.K136]" office:value-type="float" office:value="0" calcext:value-type="float">
            <text:p>0</text:p>
          </table:table-cell>
          <table:table-cell table:number-columns-repeated="2"/>
          <table:table-cell table:formula="of:=['TCD by hand'.L136]-['TCD with hepR'.N13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7]=['TCD with hepR'.C13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7]-['TCD with hepR'.J137]" office:value-type="float" office:value="0" calcext:value-type="float">
            <text:p>0</text:p>
          </table:table-cell>
          <table:table-cell table:formula="of:=['TCD by hand'.J137]-['TCD with hepR'.K137]" office:value-type="float" office:value="0" calcext:value-type="float">
            <text:p>0</text:p>
          </table:table-cell>
          <table:table-cell table:number-columns-repeated="2"/>
          <table:table-cell table:formula="of:=['TCD by hand'.L137]-['TCD with hepR'.N13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8]=['TCD with hepR'.C13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8]-['TCD with hepR'.J138]" office:value-type="float" office:value="0" calcext:value-type="float">
            <text:p>0</text:p>
          </table:table-cell>
          <table:table-cell table:formula="of:=['TCD by hand'.J138]-['TCD with hepR'.K138]" office:value-type="float" office:value="0" calcext:value-type="float">
            <text:p>0</text:p>
          </table:table-cell>
          <table:table-cell table:number-columns-repeated="2"/>
          <table:table-cell table:formula="of:=['TCD by hand'.L138]-['TCD with hepR'.N13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39]=['TCD with hepR'.C13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39]-['TCD with hepR'.J139]" office:value-type="float" office:value="0" calcext:value-type="float">
            <text:p>0</text:p>
          </table:table-cell>
          <table:table-cell table:formula="of:=['TCD by hand'.J139]-['TCD with hepR'.K139]" office:value-type="float" office:value="0" calcext:value-type="float">
            <text:p>0</text:p>
          </table:table-cell>
          <table:table-cell table:number-columns-repeated="2"/>
          <table:table-cell table:formula="of:=['TCD by hand'.L139]-['TCD with hepR'.N13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0]=['TCD with hepR'.C14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0]-['TCD with hepR'.J140]" office:value-type="float" office:value="0" calcext:value-type="float">
            <text:p>0</text:p>
          </table:table-cell>
          <table:table-cell table:formula="of:=['TCD by hand'.J140]-['TCD with hepR'.K140]" office:value-type="float" office:value="0" calcext:value-type="float">
            <text:p>0</text:p>
          </table:table-cell>
          <table:table-cell table:number-columns-repeated="2"/>
          <table:table-cell table:formula="of:=['TCD by hand'.L140]-['TCD with hepR'.N14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1]=['TCD with hepR'.C14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1]-['TCD with hepR'.J141]" office:value-type="float" office:value="0" calcext:value-type="float">
            <text:p>0</text:p>
          </table:table-cell>
          <table:table-cell table:formula="of:=['TCD by hand'.J141]-['TCD with hepR'.K141]" office:value-type="float" office:value="0" calcext:value-type="float">
            <text:p>0</text:p>
          </table:table-cell>
          <table:table-cell table:number-columns-repeated="2"/>
          <table:table-cell table:formula="of:=['TCD by hand'.L141]-['TCD with hepR'.N14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2]=['TCD with hepR'.C14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2]-['TCD with hepR'.J142]" office:value-type="float" office:value="0" calcext:value-type="float">
            <text:p>0</text:p>
          </table:table-cell>
          <table:table-cell table:formula="of:=['TCD by hand'.J142]-['TCD with hepR'.K142]" office:value-type="float" office:value="0" calcext:value-type="float">
            <text:p>0</text:p>
          </table:table-cell>
          <table:table-cell table:number-columns-repeated="2"/>
          <table:table-cell table:formula="of:=['TCD by hand'.L142]-['TCD with hepR'.N14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3]=['TCD with hepR'.C14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3]-['TCD with hepR'.J143]" office:value-type="float" office:value="0" calcext:value-type="float">
            <text:p>0</text:p>
          </table:table-cell>
          <table:table-cell table:formula="of:=['TCD by hand'.J143]-['TCD with hepR'.K143]" office:value-type="float" office:value="0" calcext:value-type="float">
            <text:p>0</text:p>
          </table:table-cell>
          <table:table-cell table:number-columns-repeated="2"/>
          <table:table-cell table:formula="of:=['TCD by hand'.L143]-['TCD with hepR'.N14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4]=['TCD with hepR'.C14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4]-['TCD with hepR'.J144]" office:value-type="float" office:value="0" calcext:value-type="float">
            <text:p>0</text:p>
          </table:table-cell>
          <table:table-cell table:formula="of:=['TCD by hand'.J144]-['TCD with hepR'.K144]" office:value-type="float" office:value="0" calcext:value-type="float">
            <text:p>0</text:p>
          </table:table-cell>
          <table:table-cell table:number-columns-repeated="2"/>
          <table:table-cell table:formula="of:=['TCD by hand'.L144]-['TCD with hepR'.N14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5]=['TCD with hepR'.C14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5]-['TCD with hepR'.J145]" office:value-type="float" office:value="0" calcext:value-type="float">
            <text:p>0</text:p>
          </table:table-cell>
          <table:table-cell table:formula="of:=['TCD by hand'.J145]-['TCD with hepR'.K145]" office:value-type="float" office:value="0" calcext:value-type="float">
            <text:p>0</text:p>
          </table:table-cell>
          <table:table-cell table:number-columns-repeated="2"/>
          <table:table-cell table:formula="of:=['TCD by hand'.L145]-['TCD with hepR'.N14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6]=['TCD with hepR'.C14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6]-['TCD with hepR'.J146]" office:value-type="float" office:value="0" calcext:value-type="float">
            <text:p>0</text:p>
          </table:table-cell>
          <table:table-cell table:formula="of:=['TCD by hand'.J146]-['TCD with hepR'.K146]" office:value-type="float" office:value="0" calcext:value-type="float">
            <text:p>0</text:p>
          </table:table-cell>
          <table:table-cell table:number-columns-repeated="2"/>
          <table:table-cell table:formula="of:=['TCD by hand'.L146]-['TCD with hepR'.N14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7]=['TCD with hepR'.C14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7]-['TCD with hepR'.J147]" office:value-type="float" office:value="0" calcext:value-type="float">
            <text:p>0</text:p>
          </table:table-cell>
          <table:table-cell table:formula="of:=['TCD by hand'.J147]-['TCD with hepR'.K147]" office:value-type="float" office:value="0" calcext:value-type="float">
            <text:p>0</text:p>
          </table:table-cell>
          <table:table-cell table:number-columns-repeated="2"/>
          <table:table-cell table:formula="of:=['TCD by hand'.L147]-['TCD with hepR'.N14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8]=['TCD with hepR'.C14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8]-['TCD with hepR'.J148]" office:value-type="float" office:value="0" calcext:value-type="float">
            <text:p>0</text:p>
          </table:table-cell>
          <table:table-cell table:formula="of:=['TCD by hand'.J148]-['TCD with hepR'.K148]" office:value-type="float" office:value="0" calcext:value-type="float">
            <text:p>0</text:p>
          </table:table-cell>
          <table:table-cell table:number-columns-repeated="2"/>
          <table:table-cell table:formula="of:=['TCD by hand'.L148]-['TCD with hepR'.N14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49]=['TCD with hepR'.C14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49]-['TCD with hepR'.J149]" office:value-type="float" office:value="0" calcext:value-type="float">
            <text:p>0</text:p>
          </table:table-cell>
          <table:table-cell table:formula="of:=['TCD by hand'.J149]-['TCD with hepR'.K149]" office:value-type="float" office:value="0" calcext:value-type="float">
            <text:p>0</text:p>
          </table:table-cell>
          <table:table-cell table:number-columns-repeated="2"/>
          <table:table-cell table:formula="of:=['TCD by hand'.L149]-['TCD with hepR'.N14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0]=['TCD with hepR'.C15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0]-['TCD with hepR'.J150]" office:value-type="float" office:value="0" calcext:value-type="float">
            <text:p>0</text:p>
          </table:table-cell>
          <table:table-cell table:formula="of:=['TCD by hand'.J150]-['TCD with hepR'.K150]" office:value-type="float" office:value="0" calcext:value-type="float">
            <text:p>0</text:p>
          </table:table-cell>
          <table:table-cell table:number-columns-repeated="2"/>
          <table:table-cell table:formula="of:=['TCD by hand'.L150]-['TCD with hepR'.N15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1]=['TCD with hepR'.C15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1]-['TCD with hepR'.J151]" office:value-type="float" office:value="0" calcext:value-type="float">
            <text:p>0</text:p>
          </table:table-cell>
          <table:table-cell table:formula="of:=['TCD by hand'.J151]-['TCD with hepR'.K151]" office:value-type="float" office:value="0" calcext:value-type="float">
            <text:p>0</text:p>
          </table:table-cell>
          <table:table-cell table:number-columns-repeated="2"/>
          <table:table-cell table:formula="of:=['TCD by hand'.L151]-['TCD with hepR'.N15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2]=['TCD with hepR'.C152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2]-['TCD with hepR'.J152]" office:value-type="float" office:value="0" calcext:value-type="float">
            <text:p>0</text:p>
          </table:table-cell>
          <table:table-cell table:formula="of:=['TCD by hand'.J152]-['TCD with hepR'.K152]" office:value-type="float" office:value="0" calcext:value-type="float">
            <text:p>0</text:p>
          </table:table-cell>
          <table:table-cell table:number-columns-repeated="2"/>
          <table:table-cell table:formula="of:=['TCD by hand'.L152]-['TCD with hepR'.N15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3]=['TCD with hepR'.C153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3]-['TCD with hepR'.J153]" office:value-type="float" office:value="0" calcext:value-type="float">
            <text:p>0</text:p>
          </table:table-cell>
          <table:table-cell table:formula="of:=['TCD by hand'.J153]-['TCD with hepR'.K153]" office:value-type="float" office:value="0" calcext:value-type="float">
            <text:p>0</text:p>
          </table:table-cell>
          <table:table-cell table:number-columns-repeated="2"/>
          <table:table-cell table:formula="of:=['TCD by hand'.L153]-['TCD with hepR'.N15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4]=['TCD with hepR'.C154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4]-['TCD with hepR'.J154]" office:value-type="float" office:value="0" calcext:value-type="float">
            <text:p>0</text:p>
          </table:table-cell>
          <table:table-cell table:formula="of:=['TCD by hand'.J154]-['TCD with hepR'.K154]" office:value-type="float" office:value="0" calcext:value-type="float">
            <text:p>0</text:p>
          </table:table-cell>
          <table:table-cell table:number-columns-repeated="2"/>
          <table:table-cell table:formula="of:=['TCD by hand'.L154]-['TCD with hepR'.N15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5]=['TCD with hepR'.C155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5]-['TCD with hepR'.J155]" office:value-type="float" office:value="0" calcext:value-type="float">
            <text:p>0</text:p>
          </table:table-cell>
          <table:table-cell table:formula="of:=['TCD by hand'.J155]-['TCD with hepR'.K155]" office:value-type="float" office:value="0" calcext:value-type="float">
            <text:p>0</text:p>
          </table:table-cell>
          <table:table-cell table:number-columns-repeated="2"/>
          <table:table-cell table:formula="of:=['TCD by hand'.L155]-['TCD with hepR'.N15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6]=['TCD with hepR'.C156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6]-['TCD with hepR'.J156]" office:value-type="float" office:value="0" calcext:value-type="float">
            <text:p>0</text:p>
          </table:table-cell>
          <table:table-cell table:formula="of:=['TCD by hand'.J156]-['TCD with hepR'.K156]" office:value-type="float" office:value="0" calcext:value-type="float">
            <text:p>0</text:p>
          </table:table-cell>
          <table:table-cell table:number-columns-repeated="2"/>
          <table:table-cell table:formula="of:=['TCD by hand'.L156]-['TCD with hepR'.N15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7]=['TCD with hepR'.C157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7]-['TCD with hepR'.J157]" office:value-type="float" office:value="0" calcext:value-type="float">
            <text:p>0</text:p>
          </table:table-cell>
          <table:table-cell table:formula="of:=['TCD by hand'.J157]-['TCD with hepR'.K157]" office:value-type="float" office:value="0" calcext:value-type="float">
            <text:p>0</text:p>
          </table:table-cell>
          <table:table-cell table:number-columns-repeated="2"/>
          <table:table-cell table:formula="of:=['TCD by hand'.L157]-['TCD with hepR'.N15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8]=['TCD with hepR'.C158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8]-['TCD with hepR'.J158]" office:value-type="float" office:value="0" calcext:value-type="float">
            <text:p>0</text:p>
          </table:table-cell>
          <table:table-cell table:formula="of:=['TCD by hand'.J158]-['TCD with hepR'.K158]" office:value-type="float" office:value="0" calcext:value-type="float">
            <text:p>0</text:p>
          </table:table-cell>
          <table:table-cell table:number-columns-repeated="2"/>
          <table:table-cell table:formula="of:=['TCD by hand'.L158]-['TCD with hepR'.N15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59]=['TCD with hepR'.C159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59]-['TCD with hepR'.J159]" office:value-type="float" office:value="0" calcext:value-type="float">
            <text:p>0</text:p>
          </table:table-cell>
          <table:table-cell table:formula="of:=['TCD by hand'.J159]-['TCD with hepR'.K159]" office:value-type="float" office:value="0" calcext:value-type="float">
            <text:p>0</text:p>
          </table:table-cell>
          <table:table-cell table:number-columns-repeated="2"/>
          <table:table-cell table:formula="of:=['TCD by hand'.L159]-['TCD with hepR'.N15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60]=['TCD with hepR'.C160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60]-['TCD with hepR'.J160]" office:value-type="float" office:value="0" calcext:value-type="float">
            <text:p>0</text:p>
          </table:table-cell>
          <table:table-cell table:formula="of:=['TCD by hand'.J160]-['TCD with hepR'.K160]" office:value-type="float" office:value="0" calcext:value-type="float">
            <text:p>0</text:p>
          </table:table-cell>
          <table:table-cell table:number-columns-repeated="2"/>
          <table:table-cell table:formula="of:=['TCD by hand'.L160]-['TCD with hepR'.N16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'TCD by hand'.B161]=['TCD with hepR'.C161]" office:value-type="boolean" office:boolean-value="true" calcext:value-type="boolean">
            <text:p>TRUE</text:p>
          </table:table-cell>
          <table:table-cell table:number-columns-repeated="6"/>
          <table:table-cell table:formula="of:=['TCD by hand'.H161]-['TCD with hepR'.J161]" office:value-type="float" office:value="0" calcext:value-type="float">
            <text:p>0</text:p>
          </table:table-cell>
          <table:table-cell table:formula="of:=['TCD by hand'.J161]-['TCD with hepR'.K161]" office:value-type="float" office:value="0" calcext:value-type="float">
            <text:p>0</text:p>
          </table:table-cell>
          <table:table-cell table:number-columns-repeated="2"/>
          <table:table-cell table:formula="of:=['TCD by hand'.L161]-['TCD with hepR'.N161]" office:value-type="float" office:value="0" calcext:value-type="float">
            <text:p>0</text:p>
          </table:table-cell>
        </table:table-row>
      </table:table>
      <table:table table:name="cnea BY HAND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Box no.</text:p>
          </table:table-cell>
          <table:table-cell office:value-type="string" calcext:value-type="string">
            <text:p>Box position</text:p>
          </table:table-cell>
          <table:table-cell office:value-type="string" calcext:value-type="string">
            <text:p>Sample</text:p>
            <text:p>name</text:p>
          </table:table-cell>
          <table:table-cell office:value-type="string" calcext:value-type="string">
            <text:p>Area N</text:p>
            <text:p>Sample</text:p>
          </table:table-cell>
          <table:table-cell office:value-type="string" calcext:value-type="string">
            <text:p>d14N/15N</text:p>
            <text:p>Sample</text:p>
          </table:table-cell>
          <table:table-cell office:value-type="string" calcext:value-type="string">
            <text:p>Blank corr. d14N/15N</text:p>
          </table:table-cell>
          <table:table-cell office:value-type="string" calcext:value-type="string">
            <text:p>Normalised d14N/15N</text:p>
          </table:table-cell>
          <table:table-cell office:value-type="string" calcext:value-type="string">
            <text:p>At% N</text:p>
          </table:table-cell>
          <table:table-cell office:value-type="string" calcext:value-type="string">
            <text:p>Equipment dilution</text:p>
          </table:table-cell>
          <table:table-cell office:value-type="string" calcext:value-type="string">
            <text:p>Area C</text:p>
            <text:p>Sample</text:p>
          </table:table-cell>
          <table:table-cell office:value-type="string" calcext:value-type="string">
            <text:p>d12C/13C</text:p>
            <text:p>Sample</text:p>
          </table:table-cell>
          <table:table-cell office:value-type="string" calcext:value-type="string">
            <text:p>Area C </text:p>
            <text:p>Corr.</text:p>
            <text:p>Sample</text:p>
          </table:table-cell>
          <table:table-cell office:value-type="string" calcext:value-type="string">
            <text:p>Blank corr. d12C/13C</text:p>
          </table:table-cell>
          <table:table-cell office:value-type="string" calcext:value-type="string">
            <text:p>Normalised d12C/13C</text:p>
          </table:table-cell>
          <table:table-cell office:value-type="string" calcext:value-type="string">
            <text:p>At%C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62.918" calcext:value-type="float">
            <text:p>62.918</text:p>
          </table:table-cell>
          <table:table-cell table:number-columns-repeated="2" office:value-type="float" office:value="15.163" calcext:value-type="float">
            <text:p>15.163</text:p>
          </table:table-cell>
          <table:table-cell office:value-type="float" office:value="15.5951515791698" calcext:value-type="float">
            <text:p>15.5951515792</text:p>
          </table:table-cell>
          <table:table-cell office:value-type="float" office:value="0.372165956003186" calcext:value-type="float">
            <text:p>0.372165956</text:p>
          </table:table-cell>
          <table:table-cell office:value-type="float" office:value="57" calcext:value-type="float">
            <text:p>57</text:p>
          </table:table-cell>
          <table:table-cell office:value-type="float" office:value="97.502" calcext:value-type="float">
            <text:p>97.502</text:p>
          </table:table-cell>
          <table:table-cell office:value-type="float" office:value="-19.938" calcext:value-type="float">
            <text:p>-19.938</text:p>
          </table:table-cell>
          <table:table-cell office:value-type="float" office:value="153.07814" calcext:value-type="float">
            <text:p>153.07814</text:p>
          </table:table-cell>
          <table:table-cell office:value-type="float" office:value="-19.738541368715" calcext:value-type="float">
            <text:p>-19.7385413687</text:p>
          </table:table-cell>
          <table:table-cell office:value-type="float" office:value="-17.2613435932235" calcext:value-type="float">
            <text:p>-17.2613435932</text:p>
          </table:table-cell>
          <table:table-cell office:value-type="float" office:value="1.08678078142987" calcext:value-type="float">
            <text:p>1.086780781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54.826" calcext:value-type="float">
            <text:p>54.826</text:p>
          </table:table-cell>
          <table:table-cell office:value-type="float" office:value="14.952" calcext:value-type="float">
            <text:p>14.952</text:p>
          </table:table-cell>
          <table:table-cell office:value-type="float" office:value="14.952" calcext:value-type="float">
            <text:p>14.952</text:p>
          </table:table-cell>
          <table:table-cell office:value-type="float" office:value="15.3878736664202" calcext:value-type="float">
            <text:p>15.3878736664</text:p>
          </table:table-cell>
          <table:table-cell office:value-type="float" office:value="0.372090281414389" calcext:value-type="float">
            <text:p>0.3720902814</text:p>
          </table:table-cell>
          <table:table-cell office:value-type="float" office:value="57" calcext:value-type="float">
            <text:p>57</text:p>
          </table:table-cell>
          <table:table-cell office:value-type="float" office:value="84.949" calcext:value-type="float">
            <text:p>84.949</text:p>
          </table:table-cell>
          <table:table-cell office:value-type="float" office:value="-20.44" calcext:value-type="float">
            <text:p>-20.44</text:p>
          </table:table-cell>
          <table:table-cell office:value-type="float" office:value="133.36993" calcext:value-type="float">
            <text:p>133.36993</text:p>
          </table:table-cell>
          <table:table-cell office:value-type="float" office:value="-20.2221298409985" calcext:value-type="float">
            <text:p>-20.222129841</text:p>
          </table:table-cell>
          <table:table-cell office:value-type="float" office:value="-17.7349974191785" calcext:value-type="float">
            <text:p>-17.7349974192</text:p>
          </table:table-cell>
          <table:table-cell office:value-type="float" office:value="1.08626267191099" calcext:value-type="float">
            <text:p>1.086262671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5.213" calcext:value-type="float">
            <text:p>5.213</text:p>
          </table:table-cell>
          <table:table-cell office:value-type="float" office:value="5.82067180733073" calcext:value-type="float">
            <text:p>5.8206718073</text:p>
          </table:table-cell>
          <table:table-cell office:value-type="float" office:value="0.368597289853077" calcext:value-type="float">
            <text:p>0.3685972899</text:p>
          </table:table-cell>
          <table:table-cell office:value-type="float" office:value="57" calcext:value-type="float">
            <text:p>57</text:p>
          </table:table-cell>
          <table:table-cell office:value-type="float" office:value="98.896" calcext:value-type="float">
            <text:p>98.896</text:p>
          </table:table-cell>
          <table:table-cell office:value-type="float" office:value="-24.247" calcext:value-type="float">
            <text:p>-24.247</text:p>
          </table:table-cell>
          <table:table-cell office:value-type="float" office:value="155.26672" calcext:value-type="float">
            <text:p>155.26672</text:p>
          </table:table-cell>
          <table:table-cell office:value-type="float" office:value="-24.1367784736031" calcext:value-type="float">
            <text:p>-24.1367784736</text:p>
          </table:table-cell>
          <table:table-cell office:value-type="float" office:value="-21.5692250907912" calcext:value-type="float">
            <text:p>-21.5692250908</text:p>
          </table:table-cell>
          <table:table-cell office:value-type="float" office:value="1.08206837559545" calcext:value-type="float">
            <text:p>1.082068375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44.806" calcext:value-type="float">
            <text:p>44.806</text:p>
          </table:table-cell>
          <table:table-cell table:number-columns-repeated="2" office:value-type="float" office:value="4.463" calcext:value-type="float">
            <text:p>4.463</text:p>
          </table:table-cell>
          <table:table-cell office:value-type="float" office:value="5.08390197528256" calcext:value-type="float">
            <text:p>5.0839019753</text:p>
          </table:table-cell>
          <table:table-cell office:value-type="float" office:value="0.368328284555434" calcext:value-type="float">
            <text:p>0.3683282846</text:p>
          </table:table-cell>
          <table:table-cell office:value-type="float" office:value="78" calcext:value-type="float">
            <text:p>78</text:p>
          </table:table-cell>
          <table:table-cell office:value-type="float" office:value="48.812" calcext:value-type="float">
            <text:p>48.812</text:p>
          </table:table-cell>
          <table:table-cell office:value-type="float" office:value="-24.142" calcext:value-type="float">
            <text:p>-24.142</text:p>
          </table:table-cell>
          <table:table-cell office:value-type="float" office:value="86.88536" calcext:value-type="float">
            <text:p>86.88536</text:p>
          </table:table-cell>
          <table:table-cell office:value-type="float" office:value="-23.9380525493366" calcext:value-type="float">
            <text:p>-23.9380525493</text:p>
          </table:table-cell>
          <table:table-cell office:value-type="float" office:value="-21.3745817116784" calcext:value-type="float">
            <text:p>-21.3745817117</text:p>
          </table:table-cell>
          <table:table-cell office:value-type="float" office:value="1.08228130631795" calcext:value-type="float">
            <text:p>1.082281306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49.751" calcext:value-type="float">
            <text:p>49.751</text:p>
          </table:table-cell>
          <table:table-cell table:number-columns-repeated="2" office:value-type="float" office:value="4.812" calcext:value-type="float">
            <text:p>4.812</text:p>
          </table:table-cell>
          <table:table-cell office:value-type="float" office:value="5.42674553712898" calcext:value-type="float">
            <text:p>5.4267455371</text:p>
          </table:table-cell>
          <table:table-cell office:value-type="float" office:value="0.368453461867976" calcext:value-type="float">
            <text:p>0.3684534619</text:p>
          </table:table-cell>
          <table:table-cell office:value-type="float" office:value="57" calcext:value-type="float">
            <text:p>57</text:p>
          </table:table-cell>
          <table:table-cell office:value-type="float" office:value="66.427" calcext:value-type="float">
            <text:p>66.427</text:p>
          </table:table-cell>
          <table:table-cell office:value-type="float" office:value="-24.465" calcext:value-type="float">
            <text:p>-24.465</text:p>
          </table:table-cell>
          <table:table-cell office:value-type="float" office:value="104.29039" calcext:value-type="float">
            <text:p>104.29039</text:p>
          </table:table-cell>
          <table:table-cell office:value-type="float" office:value="-24.3058491892336" calcext:value-type="float">
            <text:p>-24.3058491892</text:p>
          </table:table-cell>
          <table:table-cell office:value-type="float" office:value="-21.7348224859011" calcext:value-type="float">
            <text:p>-21.7348224859</text:p>
          </table:table-cell>
          <table:table-cell office:value-type="float" office:value="1.08188721909465" calcext:value-type="float">
            <text:p>1.081887219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4</text:p>
          </table:table-cell>
          <table:table-cell/>
          <table:table-cell office:value-type="float" office:value="50.02" calcext:value-type="float">
            <text:p>50.02</text:p>
          </table:table-cell>
          <table:table-cell office:value-type="float" office:value="14.868" calcext:value-type="float">
            <text:p>14.868</text:p>
          </table:table-cell>
          <table:table-cell office:value-type="float" office:value="14.868" calcext:value-type="float">
            <text:p>14.868</text:p>
          </table:table-cell>
          <table:table-cell office:value-type="float" office:value="15.3053554452308" calcext:value-type="float">
            <text:p>15.3053554452</text:p>
          </table:table-cell>
          <table:table-cell office:value-type="float" office:value="0.372060155005812" calcext:value-type="float">
            <text:p>0.372060155</text:p>
          </table:table-cell>
          <table:table-cell office:value-type="float" office:value="78" calcext:value-type="float">
            <text:p>78</text:p>
          </table:table-cell>
          <table:table-cell office:value-type="float" office:value="66.206" calcext:value-type="float">
            <text:p>66.206</text:p>
          </table:table-cell>
          <table:table-cell office:value-type="float" office:value="-20.523" calcext:value-type="float">
            <text:p>-20.523</text:p>
          </table:table-cell>
          <table:table-cell office:value-type="float" office:value="117.84668" calcext:value-type="float">
            <text:p>117.84668</text:p>
          </table:table-cell>
          <table:table-cell office:value-type="float" office:value="-20.2778742862101" calcext:value-type="float">
            <text:p>-20.2778742862</text:p>
          </table:table-cell>
          <table:table-cell office:value-type="float" office:value="-17.7895966730141" calcext:value-type="float">
            <text:p>-17.789596673</text:p>
          </table:table-cell>
          <table:table-cell office:value-type="float" office:value="1.08620294779004" calcext:value-type="float">
            <text:p>1.086202947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5</text:p>
          </table:table-cell>
          <table:table-cell/>
          <table:table-cell office:value-type="float" office:value="79.222" calcext:value-type="float">
            <text:p>79.222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571" calcext:value-type="float">
            <text:p>14.571</text:p>
          </table:table-cell>
          <table:table-cell office:value-type="float" office:value="15.0135945917397" calcext:value-type="float">
            <text:p>15.0135945917</text:p>
          </table:table-cell>
          <table:table-cell office:value-type="float" office:value="0.371953636486537" calcext:value-type="float">
            <text:p>0.3719536365</text:p>
          </table:table-cell>
          <table:table-cell office:value-type="float" office:value="78" calcext:value-type="float">
            <text:p>78</text:p>
          </table:table-cell>
          <table:table-cell office:value-type="float" office:value="46.295" calcext:value-type="float">
            <text:p>46.295</text:p>
          </table:table-cell>
          <table:table-cell office:value-type="float" office:value="-20.617" calcext:value-type="float">
            <text:p>-20.617</text:p>
          </table:table-cell>
          <table:table-cell office:value-type="float" office:value="82.4051" calcext:value-type="float">
            <text:p>82.4051</text:p>
          </table:table-cell>
          <table:table-cell office:value-type="float" office:value="-20.2660089484979" calcext:value-type="float">
            <text:p>-20.2660089485</text:p>
          </table:table-cell>
          <table:table-cell office:value-type="float" office:value="-17.7779750920093" calcext:value-type="float">
            <text:p>-17.777975092</text:p>
          </table:table-cell>
          <table:table-cell office:value-type="float" office:value="1.08621566021724" calcext:value-type="float">
            <text:p>1.086215660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6</text:p>
          </table:table-cell>
          <table:table-cell/>
          <table:table-cell office:value-type="float" office:value="55.305" calcext:value-type="float">
            <text:p>55.305</text:p>
          </table:table-cell>
          <table:table-cell table:number-columns-repeated="2" office:value-type="float" office:value="14.527" calcext:value-type="float">
            <text:p>14.527</text:p>
          </table:table-cell>
          <table:table-cell office:value-type="float" office:value="14.9703707615929" calcext:value-type="float">
            <text:p>14.9703707616</text:p>
          </table:table-cell>
          <table:table-cell office:value-type="float" office:value="0.371937855945791" calcext:value-type="float">
            <text:p>0.3719378559</text:p>
          </table:table-cell>
          <table:table-cell office:value-type="float" office:value="57" calcext:value-type="float">
            <text:p>57</text:p>
          </table:table-cell>
          <table:table-cell office:value-type="float" office:value="86.335" calcext:value-type="float">
            <text:p>86.335</text:p>
          </table:table-cell>
          <table:table-cell office:value-type="float" office:value="-20.738" calcext:value-type="float">
            <text:p>-20.738</text:p>
          </table:table-cell>
          <table:table-cell office:value-type="float" office:value="135.54595" calcext:value-type="float">
            <text:p>135.54595</text:p>
          </table:table-cell>
          <table:table-cell office:value-type="float" office:value="-20.5305701470131" calcext:value-type="float">
            <text:p>-20.530570147</text:p>
          </table:table-cell>
          <table:table-cell office:value-type="float" office:value="-18.0371012520773" calcext:value-type="float">
            <text:p>-18.0371012521</text:p>
          </table:table-cell>
          <table:table-cell office:value-type="float" office:value="1.0859322107055" calcext:value-type="float">
            <text:p>1.085932210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7</text:p>
          </table:table-cell>
          <table:table-cell/>
          <table:table-cell office:value-type="float" office:value="42.074" calcext:value-type="float">
            <text:p>42.074</text:p>
          </table:table-cell>
          <table:table-cell table:number-columns-repeated="2" office:value-type="float" office:value="14.974" calcext:value-type="float">
            <text:p>14.974</text:p>
          </table:table-cell>
          <table:table-cell office:value-type="float" office:value="15.4094855814936" calcext:value-type="float">
            <text:p>15.4094855815</text:p>
          </table:table-cell>
          <table:table-cell office:value-type="float" office:value="0.372098171661243" calcext:value-type="float">
            <text:p>0.3720981717</text:p>
          </table:table-cell>
          <table:table-cell office:value-type="float" office:value="78" calcext:value-type="float">
            <text:p>78</text:p>
          </table:table-cell>
          <table:table-cell office:value-type="float" office:value="54.799" calcext:value-type="float">
            <text:p>54.799</text:p>
          </table:table-cell>
          <table:table-cell office:value-type="float" office:value="-19.787" calcext:value-type="float">
            <text:p>-19.787</text:p>
          </table:table-cell>
          <table:table-cell office:value-type="float" office:value="97.54222" calcext:value-type="float">
            <text:p>97.54222</text:p>
          </table:table-cell>
          <table:table-cell office:value-type="float" office:value="-19.4654366949649" calcext:value-type="float">
            <text:p>-19.465436695</text:p>
          </table:table-cell>
          <table:table-cell office:value-type="float" office:value="-16.9938494716265" calcext:value-type="float">
            <text:p>-16.9938494716</text:p>
          </table:table-cell>
          <table:table-cell office:value-type="float" office:value="1.08707337932973" calcext:value-type="float">
            <text:p>1.087073379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8</text:p>
          </table:table-cell>
          <table:table-cell/>
          <table:table-cell office:value-type="float" office:value="53.025" calcext:value-type="float">
            <text:p>53.025</text:p>
          </table:table-cell>
          <table:table-cell table:number-columns-repeated="2" office:value-type="float" office:value="15.143" calcext:value-type="float">
            <text:p>15.143</text:p>
          </table:table-cell>
          <table:table-cell office:value-type="float" office:value="15.5755043836485" calcext:value-type="float">
            <text:p>15.5755043836</text:p>
          </table:table-cell>
          <table:table-cell office:value-type="float" office:value="0.372158783061313" calcext:value-type="float">
            <text:p>0.3721587831</text:p>
          </table:table-cell>
          <table:table-cell office:value-type="float" office:value="57" calcext:value-type="float">
            <text:p>57</text:p>
          </table:table-cell>
          <table:table-cell office:value-type="float" office:value="80.982" calcext:value-type="float">
            <text:p>80.982</text:p>
          </table:table-cell>
          <table:table-cell office:value-type="float" office:value="-19.775" calcext:value-type="float">
            <text:p>-19.775</text:p>
          </table:table-cell>
          <table:table-cell office:value-type="float" office:value="127.14174" calcext:value-type="float">
            <text:p>127.14174</text:p>
          </table:table-cell>
          <table:table-cell office:value-type="float" office:value="-19.5298445516563" calcext:value-type="float">
            <text:p>-19.5298445517</text:p>
          </table:table-cell>
          <table:table-cell office:value-type="float" office:value="-17.0569341593144" calcext:value-type="float">
            <text:p>-17.0569341593</text:p>
          </table:table-cell>
          <table:table-cell office:value-type="float" office:value="1.08700437442863" calcext:value-type="float">
            <text:p>1.087004374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9</text:p>
          </table:table-cell>
          <table:table-cell/>
          <table:table-cell office:value-type="float" office:value="50.401" calcext:value-type="float">
            <text:p>50.401</text:p>
          </table:table-cell>
          <table:table-cell office:value-type="float" office:value="15.019" calcext:value-type="float">
            <text:p>15.019</text:p>
          </table:table-cell>
          <table:table-cell office:value-type="float" office:value="15.019" calcext:value-type="float">
            <text:p>15.019</text:p>
          </table:table-cell>
          <table:table-cell office:value-type="float" office:value="15.4536917714165" calcext:value-type="float">
            <text:p>15.4536917714</text:p>
          </table:table-cell>
          <table:table-cell office:value-type="float" office:value="0.372114310798643" calcext:value-type="float">
            <text:p>0.3721143108</text:p>
          </table:table-cell>
          <table:table-cell office:value-type="float" office:value="57" calcext:value-type="float">
            <text:p>57</text:p>
          </table:table-cell>
          <table:table-cell office:value-type="float" office:value="78.905" calcext:value-type="float">
            <text:p>78.905</text:p>
          </table:table-cell>
          <table:table-cell office:value-type="float" office:value="-20.326" calcext:value-type="float">
            <text:p>-20.326</text:p>
          </table:table-cell>
          <table:table-cell office:value-type="float" office:value="123.88085" calcext:value-type="float">
            <text:p>123.88085</text:p>
          </table:table-cell>
          <table:table-cell office:value-type="float" office:value="-20.0881413913863" calcext:value-type="float">
            <text:p>-20.0881413914</text:p>
          </table:table-cell>
          <table:table-cell office:value-type="float" office:value="-17.603761574178" calcext:value-type="float">
            <text:p>-17.6037615742</text:p>
          </table:table-cell>
          <table:table-cell office:value-type="float" office:value="1.08640622569281" calcext:value-type="float">
            <text:p>1.086406225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0</text:p>
          </table:table-cell>
          <table:table-cell/>
          <table:table-cell office:value-type="float" office:value="55.044" calcext:value-type="float">
            <text:p>55.044</text:p>
          </table:table-cell>
          <table:table-cell table:number-columns-repeated="2" office:value-type="float" office:value="15.103" calcext:value-type="float">
            <text:p>15.103</text:p>
          </table:table-cell>
          <table:table-cell office:value-type="float" office:value="15.5362099926059" calcext:value-type="float">
            <text:p>15.5362099926</text:p>
          </table:table-cell>
          <table:table-cell office:value-type="float" office:value="0.372144437174467" calcext:value-type="float">
            <text:p>0.3721444372</text:p>
          </table:table-cell>
          <table:table-cell office:value-type="float" office:value="57" calcext:value-type="float">
            <text:p>57</text:p>
          </table:table-cell>
          <table:table-cell office:value-type="float" office:value="87.76" calcext:value-type="float">
            <text:p>87.76</text:p>
          </table:table-cell>
          <table:table-cell office:value-type="float" office:value="-20.482" calcext:value-type="float">
            <text:p>-20.482</text:p>
          </table:table-cell>
          <table:table-cell office:value-type="float" office:value="137.7832" calcext:value-type="float">
            <text:p>137.7832</text:p>
          </table:table-cell>
          <table:table-cell office:value-type="float" office:value="-20.2722174535857" calcext:value-type="float">
            <text:p>-20.2722174536</text:p>
          </table:table-cell>
          <table:table-cell office:value-type="float" office:value="-17.7840560520752" calcext:value-type="float">
            <text:p>-17.7840560521</text:p>
          </table:table-cell>
          <table:table-cell office:value-type="float" office:value="1.08620900847533" calcext:value-type="float">
            <text:p>1.086209008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1</text:p>
          </table:table-cell>
          <table:table-cell/>
          <table:table-cell office:value-type="float" office:value="58.551" calcext:value-type="float">
            <text:p>58.551</text:p>
          </table:table-cell>
          <table:table-cell table:number-columns-repeated="2" office:value-type="float" office:value="15.744" calcext:value-type="float">
            <text:p>15.744</text:p>
          </table:table-cell>
          <table:table-cell office:value-type="float" office:value="16.1659026090631" calcext:value-type="float">
            <text:p>16.1659026091</text:p>
          </table:table-cell>
          <table:table-cell office:value-type="float" office:value="0.372374329513793" calcext:value-type="float">
            <text:p>0.3723743295</text:p>
          </table:table-cell>
          <table:table-cell office:value-type="float" office:value="57" calcext:value-type="float">
            <text:p>57</text:p>
          </table:table-cell>
          <table:table-cell office:value-type="float" office:value="91.13" calcext:value-type="float">
            <text:p>91.13</text:p>
          </table:table-cell>
          <table:table-cell office:value-type="float" office:value="-19.555" calcext:value-type="float">
            <text:p>-19.555</text:p>
          </table:table-cell>
          <table:table-cell office:value-type="float" office:value="143.0741" calcext:value-type="float">
            <text:p>143.0741</text:p>
          </table:table-cell>
          <table:table-cell office:value-type="float" office:value="-19.3329456318279" calcext:value-type="float">
            <text:p>-19.3329456318</text:p>
          </table:table-cell>
          <table:table-cell office:value-type="float" office:value="-16.8640802513981" calcext:value-type="float">
            <text:p>-16.8640802514</text:p>
          </table:table-cell>
          <table:table-cell office:value-type="float" office:value="1.08721532650325" calcext:value-type="float">
            <text:p>1.087215326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C12</text:p>
          </table:table-cell>
          <table:table-cell/>
          <table:table-cell office:value-type="float" office:value="49.704" calcext:value-type="float">
            <text:p>49.704</text:p>
          </table:table-cell>
          <table:table-cell table:number-columns-repeated="2" office:value-type="float" office:value="15.79" calcext:value-type="float">
            <text:p>15.79</text:p>
          </table:table-cell>
          <table:table-cell office:value-type="float" office:value="16.211091158762" calcext:value-type="float">
            <text:p>16.2110911588</text:p>
          </table:table-cell>
          <table:table-cell office:value-type="float" office:value="0.372390827207172" calcext:value-type="float">
            <text:p>0.3723908272</text:p>
          </table:table-cell>
          <table:table-cell office:value-type="float" office:value="57" calcext:value-type="float">
            <text:p>57</text:p>
          </table:table-cell>
          <table:table-cell office:value-type="float" office:value="78.477" calcext:value-type="float">
            <text:p>78.477</text:p>
          </table:table-cell>
          <table:table-cell office:value-type="float" office:value="-19.548" calcext:value-type="float">
            <text:p>-19.548</text:p>
          </table:table-cell>
          <table:table-cell office:value-type="float" office:value="123.20889" calcext:value-type="float">
            <text:p>123.20889</text:p>
          </table:table-cell>
          <table:table-cell office:value-type="float" office:value="-19.289056554838" calcext:value-type="float">
            <text:p>-19.2890565548</text:p>
          </table:table-cell>
          <table:table-cell office:value-type="float" office:value="-16.8210928138859" calcext:value-type="float">
            <text:p>-16.8210928139</text:p>
          </table:table-cell>
          <table:table-cell office:value-type="float" office:value="1.08726234792777" calcext:value-type="float">
            <text:p>1.087262347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63.757" calcext:value-type="float">
            <text:p>63.757</text:p>
          </table:table-cell>
          <table:table-cell table:number-columns-repeated="2" office:value-type="float" office:value="4.942" calcext:value-type="float">
            <text:p>4.942</text:p>
          </table:table-cell>
          <table:table-cell office:value-type="float" office:value="5.55445230801733" calcext:value-type="float">
            <text:p>5.554452308</text:p>
          </table:table-cell>
          <table:table-cell office:value-type="float" office:value="0.368500089439808" calcext:value-type="float">
            <text:p>0.3685000894</text:p>
          </table:table-cell>
          <table:table-cell office:value-type="float" office:value="57" calcext:value-type="float">
            <text:p>57</text:p>
          </table:table-cell>
          <table:table-cell office:value-type="float" office:value="84.152" calcext:value-type="float">
            <text:p>84.152</text:p>
          </table:table-cell>
          <table:table-cell office:value-type="float" office:value="-24.197" calcext:value-type="float">
            <text:p>-24.197</text:p>
          </table:table-cell>
          <table:table-cell office:value-type="float" office:value="132.11864" calcext:value-type="float">
            <text:p>132.11864</text:p>
          </table:table-cell>
          <table:table-cell office:value-type="float" office:value="-24.0658284762935" calcext:value-type="float">
            <text:p>-24.0658284763</text:p>
          </table:table-cell>
          <table:table-cell office:value-type="float" office:value="-21.4997326615807" calcext:value-type="float">
            <text:p>-21.4997326616</text:p>
          </table:table-cell>
          <table:table-cell office:value-type="float" office:value="1.08214439715707" calcext:value-type="float">
            <text:p>1.082144397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45.22" calcext:value-type="float">
            <text:p>45.22</text:p>
          </table:table-cell>
          <table:table-cell table:number-columns-repeated="2" office:value-type="float" office:value="4.973" calcext:value-type="float">
            <text:p>4.973</text:p>
          </table:table-cell>
          <table:table-cell office:value-type="float" office:value="5.58490546107531" calcext:value-type="float">
            <text:p>5.5849054611</text:p>
          </table:table-cell>
          <table:table-cell office:value-type="float" office:value="0.368511208315877" calcext:value-type="float">
            <text:p>0.3685112083</text:p>
          </table:table-cell>
          <table:table-cell office:value-type="float" office:value="57" calcext:value-type="float">
            <text:p>57</text:p>
          </table:table-cell>
          <table:table-cell office:value-type="float" office:value="58.822" calcext:value-type="float">
            <text:p>58.822</text:p>
          </table:table-cell>
          <table:table-cell office:value-type="float" office:value="-24.16" calcext:value-type="float">
            <text:p>-24.16</text:p>
          </table:table-cell>
          <table:table-cell office:value-type="float" office:value="92.35054" calcext:value-type="float">
            <text:p>92.35054</text:p>
          </table:table-cell>
          <table:table-cell office:value-type="float" office:value="-23.9691492296601" calcext:value-type="float">
            <text:p>-23.9691492297</text:p>
          </table:table-cell>
          <table:table-cell office:value-type="float" office:value="-21.4050395543564" calcext:value-type="float">
            <text:p>-21.4050395544</text:p>
          </table:table-cell>
          <table:table-cell office:value-type="float" office:value="1.08224798692789" calcext:value-type="float">
            <text:p>1.082247986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3</text:p>
          </table:table-cell>
          <table:table-cell/>
          <table:table-cell office:value-type="float" office:value="44.679" calcext:value-type="float">
            <text:p>44.679</text:p>
          </table:table-cell>
          <table:table-cell office:value-type="float" office:value="14.013" calcext:value-type="float">
            <text:p>14.013</text:p>
          </table:table-cell>
          <table:table-cell office:value-type="float" office:value="14.013" calcext:value-type="float">
            <text:p>14.013</text:p>
          </table:table-cell>
          <table:table-cell office:value-type="float" office:value="14.4654378366959" calcext:value-type="float">
            <text:p>14.4654378367</text:p>
          </table:table-cell>
          <table:table-cell office:value-type="float" office:value="0.371753510167689" calcext:value-type="float">
            <text:p>0.3717535102</text:p>
          </table:table-cell>
          <table:table-cell office:value-type="float" office:value="57" calcext:value-type="float">
            <text:p>57</text:p>
          </table:table-cell>
          <table:table-cell office:value-type="float" office:value="66.399" calcext:value-type="float">
            <text:p>66.399</text:p>
          </table:table-cell>
          <table:table-cell office:value-type="float" office:value="-18.68" calcext:value-type="float">
            <text:p>-18.68</text:p>
          </table:table-cell>
          <table:table-cell office:value-type="float" office:value="104.24643" calcext:value-type="float">
            <text:p>104.24643</text:p>
          </table:table-cell>
          <table:table-cell office:value-type="float" office:value="-18.3463647162723" calcext:value-type="float">
            <text:p>-18.3463647163</text:p>
          </table:table-cell>
          <table:table-cell office:value-type="float" office:value="-15.8977672558454" calcext:value-type="float">
            <text:p>-15.8977672558</text:p>
          </table:table-cell>
          <table:table-cell office:value-type="float" office:value="1.08827230854896" calcext:value-type="float">
            <text:p>1.088272308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4</text:p>
          </table:table-cell>
          <table:table-cell/>
          <table:table-cell office:value-type="float" office:value="46.028" calcext:value-type="float">
            <text:p>46.028</text:p>
          </table:table-cell>
          <table:table-cell table:number-columns-repeated="2" office:value-type="float" office:value="14.202" calcext:value-type="float">
            <text:p>14.202</text:p>
          </table:table-cell>
          <table:table-cell office:value-type="float" office:value="14.651103834372" calcext:value-type="float">
            <text:p>14.6511038344</text:p>
          </table:table-cell>
          <table:table-cell office:value-type="float" office:value="0.371821294978631" calcext:value-type="float">
            <text:p>0.371821295</text:p>
          </table:table-cell>
          <table:table-cell office:value-type="float" office:value="57" calcext:value-type="float">
            <text:p>57</text:p>
          </table:table-cell>
          <table:table-cell office:value-type="float" office:value="66.104" calcext:value-type="float">
            <text:p>66.104</text:p>
          </table:table-cell>
          <table:table-cell office:value-type="float" office:value="-18.969" calcext:value-type="float">
            <text:p>-18.969</text:p>
          </table:table-cell>
          <table:table-cell office:value-type="float" office:value="103.78328" calcext:value-type="float">
            <text:p>103.78328</text:p>
          </table:table-cell>
          <table:table-cell office:value-type="float" office:value="-18.6425840090188" calcext:value-type="float">
            <text:p>-18.642584009</text:p>
          </table:table-cell>
          <table:table-cell office:value-type="float" office:value="-16.1879011390385" calcext:value-type="float">
            <text:p>-16.187901139</text:p>
          </table:table-cell>
          <table:table-cell office:value-type="float" office:value="1.08795495380605" calcext:value-type="float">
            <text:p>1.087954953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5</text:p>
          </table:table-cell>
          <table:table-cell/>
          <table:table-cell office:value-type="float" office:value="41.31" calcext:value-type="float">
            <text:p>41.31</text:p>
          </table:table-cell>
          <table:table-cell table:number-columns-repeated="2" office:value-type="float" office:value="14.328" calcext:value-type="float">
            <text:p>14.328</text:p>
          </table:table-cell>
          <table:table-cell office:value-type="float" office:value="14.7748811661561" calcext:value-type="float">
            <text:p>14.7748811662</text:p>
          </table:table-cell>
          <table:table-cell office:value-type="float" office:value="0.371866484801349" calcext:value-type="float">
            <text:p>0.3718664848</text:p>
          </table:table-cell>
          <table:table-cell office:value-type="float" office:value="57" calcext:value-type="float">
            <text:p>57</text:p>
          </table:table-cell>
          <table:table-cell office:value-type="float" office:value="64.565" calcext:value-type="float">
            <text:p>64.565</text:p>
          </table:table-cell>
          <table:table-cell office:value-type="float" office:value="-20.259" calcext:value-type="float">
            <text:p>-20.259</text:p>
          </table:table-cell>
          <table:table-cell office:value-type="float" office:value="101.36705" calcext:value-type="float">
            <text:p>101.36705</text:p>
          </table:table-cell>
          <table:table-cell office:value-type="float" office:value="-19.9645939798232" calcext:value-type="float">
            <text:p>-19.9645939798</text:p>
          </table:table-cell>
          <table:table-cell office:value-type="float" office:value="-17.4827522707566" calcext:value-type="float">
            <text:p>-17.4827522708</text:p>
          </table:table-cell>
          <table:table-cell office:value-type="float" office:value="1.08653859268968" calcext:value-type="float">
            <text:p>1.086538592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6</text:p>
          </table:table-cell>
          <table:table-cell/>
          <table:table-cell office:value-type="float" office:value="56.041" calcext:value-type="float">
            <text:p>56.041</text:p>
          </table:table-cell>
          <table:table-cell table:number-columns-repeated="2" office:value-type="float" office:value="14.454" calcext:value-type="float">
            <text:p>14.454</text:p>
          </table:table-cell>
          <table:table-cell office:value-type="float" office:value="14.8986584979402" calcext:value-type="float">
            <text:p>14.8986584979</text:p>
          </table:table-cell>
          <table:table-cell office:value-type="float" office:value="0.371911674583072" calcext:value-type="float">
            <text:p>0.3719116746</text:p>
          </table:table-cell>
          <table:table-cell office:value-type="float" office:value="57" calcext:value-type="float">
            <text:p>57</text:p>
          </table:table-cell>
          <table:table-cell office:value-type="float" office:value="86.777" calcext:value-type="float">
            <text:p>86.777</text:p>
          </table:table-cell>
          <table:table-cell office:value-type="float" office:value="-20.199" calcext:value-type="float">
            <text:p>-20.199</text:p>
          </table:table-cell>
          <table:table-cell office:value-type="float" office:value="136.23989" calcext:value-type="float">
            <text:p>136.23989</text:p>
          </table:table-cell>
          <table:table-cell office:value-type="float" office:value="-19.9803038534971" calcext:value-type="float">
            <text:p>-19.9803038535</text:p>
          </table:table-cell>
          <table:table-cell office:value-type="float" office:value="-17.4981394071284" calcext:value-type="float">
            <text:p>-17.4981394071</text:p>
          </table:table-cell>
          <table:table-cell office:value-type="float" office:value="1.08652176136683" calcext:value-type="float">
            <text:p>1.086521761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7</text:p>
          </table:table-cell>
          <table:table-cell/>
          <table:table-cell office:value-type="float" office:value="87.88" calcext:value-type="float">
            <text:p>87.88</text:p>
          </table:table-cell>
          <table:table-cell table:number-columns-repeated="2" office:value-type="float" office:value="14.089" calcext:value-type="float">
            <text:p>14.089</text:p>
          </table:table-cell>
          <table:table-cell office:value-type="float" office:value="14.5400971796768" calcext:value-type="float">
            <text:p>14.5400971797</text:p>
          </table:table-cell>
          <table:table-cell office:value-type="float" office:value="0.371780767563071" calcext:value-type="float">
            <text:p>0.3717807676</text:p>
          </table:table-cell>
          <table:table-cell office:value-type="float" office:value="78" calcext:value-type="float">
            <text:p>78</text:p>
          </table:table-cell>
          <table:table-cell office:value-type="float" office:value="50.944" calcext:value-type="float">
            <text:p>50.944</text:p>
          </table:table-cell>
          <table:table-cell office:value-type="float" office:value="-19.64" calcext:value-type="float">
            <text:p>-19.64</text:p>
          </table:table-cell>
          <table:table-cell office:value-type="float" office:value="90.68032" calcext:value-type="float">
            <text:p>90.68032</text:p>
          </table:table-cell>
          <table:table-cell office:value-type="float" office:value="-19.2881382487049" calcext:value-type="float">
            <text:p>-19.2881382487</text:p>
          </table:table-cell>
          <table:table-cell office:value-type="float" office:value="-16.8201933730633" calcext:value-type="float">
            <text:p>-16.8201933731</text:p>
          </table:table-cell>
          <table:table-cell office:value-type="float" office:value="1.0872633317726" calcext:value-type="float">
            <text:p>1.087263331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8</text:p>
          </table:table-cell>
          <table:table-cell/>
          <table:table-cell office:value-type="float" office:value="86.69" calcext:value-type="float">
            <text:p>86.69</text:p>
          </table:table-cell>
          <table:table-cell table:number-columns-repeated="2" office:value-type="float" office:value="13.876" calcext:value-type="float">
            <text:p>13.876</text:p>
          </table:table-cell>
          <table:table-cell office:value-type="float" office:value="14.3308545473751" calcext:value-type="float">
            <text:p>14.3308545474</text:p>
          </table:table-cell>
          <table:table-cell office:value-type="float" office:value="0.371704375088337" calcext:value-type="float">
            <text:p>0.3717043751</text:p>
          </table:table-cell>
          <table:table-cell office:value-type="float" office:value="78" calcext:value-type="float">
            <text:p>78</text:p>
          </table:table-cell>
          <table:table-cell office:value-type="float" office:value="50.402" calcext:value-type="float">
            <text:p>50.402</text:p>
          </table:table-cell>
          <table:table-cell office:value-type="float" office:value="-19.573" calcext:value-type="float">
            <text:p>-19.573</text:p>
          </table:table-cell>
          <table:table-cell office:value-type="float" office:value="89.71556" calcext:value-type="float">
            <text:p>89.71556</text:p>
          </table:table-cell>
          <table:table-cell office:value-type="float" office:value="-19.2148625675824" calcext:value-type="float">
            <text:p>-19.2148625676</text:p>
          </table:table-cell>
          <table:table-cell office:value-type="float" office:value="-16.7484230379491" calcext:value-type="float">
            <text:p>-16.7484230379</text:p>
          </table:table-cell>
          <table:table-cell office:value-type="float" office:value="1.08734183701136" calcext:value-type="float">
            <text:p>1.08734183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9</text:p>
          </table:table-cell>
          <table:table-cell/>
          <table:table-cell office:value-type="float" office:value="84.838" calcext:value-type="float">
            <text:p>84.838</text:p>
          </table:table-cell>
          <table:table-cell office:value-type="float" office:value="15.091" calcext:value-type="float">
            <text:p>15.091</text:p>
          </table:table-cell>
          <table:table-cell office:value-type="float" office:value="15.091" calcext:value-type="float">
            <text:p>15.091</text:p>
          </table:table-cell>
          <table:table-cell office:value-type="float" office:value="15.5244216752931" calcext:value-type="float">
            <text:p>15.5244216753</text:p>
          </table:table-cell>
          <table:table-cell office:value-type="float" office:value="0.372140133407608" calcext:value-type="float">
            <text:p>0.3721401334</text:p>
          </table:table-cell>
          <table:table-cell office:value-type="float" office:value="78" calcext:value-type="float">
            <text:p>78</text:p>
          </table:table-cell>
          <table:table-cell office:value-type="float" office:value="50.424" calcext:value-type="float">
            <text:p>50.424</text:p>
          </table:table-cell>
          <table:table-cell office:value-type="float" office:value="-19.653" calcext:value-type="float">
            <text:p>-19.653</text:p>
          </table:table-cell>
          <table:table-cell office:value-type="float" office:value="89.75472" calcext:value-type="float">
            <text:p>89.75472</text:p>
          </table:table-cell>
          <table:table-cell office:value-type="float" office:value="-19.2978394255748" calcext:value-type="float">
            <text:p>-19.2978394256</text:p>
          </table:table-cell>
          <table:table-cell office:value-type="float" office:value="-16.8296952528724" calcext:value-type="float">
            <text:p>-16.8296952529</text:p>
          </table:table-cell>
          <table:table-cell office:value-type="float" office:value="1.08725293823031" calcext:value-type="float">
            <text:p>1.087252938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0</text:p>
          </table:table-cell>
          <table:table-cell/>
          <table:table-cell office:value-type="float" office:value="49.089" calcext:value-type="float">
            <text:p>49.089</text:p>
          </table:table-cell>
          <table:table-cell table:number-columns-repeated="2" office:value-type="float" office:value="15.155" calcext:value-type="float">
            <text:p>15.155</text:p>
          </table:table-cell>
          <table:table-cell office:value-type="float" office:value="15.5872927009612" calcext:value-type="float">
            <text:p>15.587292701</text:p>
          </table:table-cell>
          <table:table-cell office:value-type="float" office:value="0.372163086826561" calcext:value-type="float">
            <text:p>0.3721630868</text:p>
          </table:table-cell>
          <table:table-cell office:value-type="float" office:value="57" calcext:value-type="float">
            <text:p>57</text:p>
          </table:table-cell>
          <table:table-cell office:value-type="float" office:value="74.731" calcext:value-type="float">
            <text:p>74.731</text:p>
          </table:table-cell>
          <table:table-cell office:value-type="float" office:value="-19.876" calcext:value-type="float">
            <text:p>-19.876</text:p>
          </table:table-cell>
          <table:table-cell office:value-type="float" office:value="117.32767" calcext:value-type="float">
            <text:p>117.32767</text:p>
          </table:table-cell>
          <table:table-cell office:value-type="float" office:value="-19.6124871587525" calcext:value-type="float">
            <text:p>-19.6124871588</text:p>
          </table:table-cell>
          <table:table-cell office:value-type="float" office:value="-17.1378789900568" calcext:value-type="float">
            <text:p>-17.1378789901</text:p>
          </table:table-cell>
          <table:table-cell office:value-type="float" office:value="1.08691583314958" calcext:value-type="float">
            <text:p>1.086915833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1</text:p>
          </table:table-cell>
          <table:table-cell/>
          <table:table-cell office:value-type="float" office:value="53.409" calcext:value-type="float">
            <text:p>53.409</text:p>
          </table:table-cell>
          <table:table-cell table:number-columns-repeated="2" office:value-type="float" office:value="14.947" calcext:value-type="float">
            <text:p>14.947</text:p>
          </table:table-cell>
          <table:table-cell office:value-type="float" office:value="15.3829618675399" calcext:value-type="float">
            <text:p>15.3829618675</text:p>
          </table:table-cell>
          <table:table-cell office:value-type="float" office:value="0.372088488176293" calcext:value-type="float">
            <text:p>0.3720884882</text:p>
          </table:table-cell>
          <table:table-cell office:value-type="float" office:value="57" calcext:value-type="float">
            <text:p>57</text:p>
          </table:table-cell>
          <table:table-cell office:value-type="float" office:value="82.097" calcext:value-type="float">
            <text:p>82.097</text:p>
          </table:table-cell>
          <table:table-cell office:value-type="float" office:value="-20.036" calcext:value-type="float">
            <text:p>-20.036</text:p>
          </table:table-cell>
          <table:table-cell office:value-type="float" office:value="128.89229" calcext:value-type="float">
            <text:p>128.89229</text:p>
          </table:table-cell>
          <table:table-cell office:value-type="float" office:value="-19.8005827534031" calcext:value-type="float">
            <text:p>-19.8005827534</text:p>
          </table:table-cell>
          <table:table-cell office:value-type="float" office:value="-17.3221104247534" calcext:value-type="float">
            <text:p>-17.3221104248</text:p>
          </table:table-cell>
          <table:table-cell office:value-type="float" office:value="1.08671431151372" calcext:value-type="float">
            <text:p>1.086714311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D12</text:p>
          </table:table-cell>
          <table:table-cell/>
          <table:table-cell office:value-type="float" office:value="52.082" calcext:value-type="float">
            <text:p>52.082</text:p>
          </table:table-cell>
          <table:table-cell table:number-columns-repeated="2" office:value-type="float" office:value="14.724" calcext:value-type="float">
            <text:p>14.724</text:p>
          </table:table-cell>
          <table:table-cell office:value-type="float" office:value="15.1638956374776" calcext:value-type="float">
            <text:p>15.1638956375</text:p>
          </table:table-cell>
          <table:table-cell office:value-type="float" office:value="0.372008509691579" calcext:value-type="float">
            <text:p>0.3720085097</text:p>
          </table:table-cell>
          <table:table-cell office:value-type="float" office:value="57" calcext:value-type="float">
            <text:p>57</text:p>
          </table:table-cell>
          <table:table-cell office:value-type="float" office:value="80.086" calcext:value-type="float">
            <text:p>80.086</text:p>
          </table:table-cell>
          <table:table-cell office:value-type="float" office:value="-20.042" calcext:value-type="float">
            <text:p>-20.042</text:p>
          </table:table-cell>
          <table:table-cell office:value-type="float" office:value="125.73502" calcext:value-type="float">
            <text:p>125.73502</text:p>
          </table:table-cell>
          <table:table-cell office:value-type="float" office:value="-19.8006735093943" calcext:value-type="float">
            <text:p>-19.8006735094</text:p>
          </table:table-cell>
          <table:table-cell office:value-type="float" office:value="-17.3221993162902" calcext:value-type="float">
            <text:p>-17.3221993163</text:p>
          </table:table-cell>
          <table:table-cell office:value-type="float" office:value="1.08671421427948" calcext:value-type="float">
            <text:p>1.086714214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69.404" calcext:value-type="float">
            <text:p>69.404</text:p>
          </table:table-cell>
          <table:table-cell table:number-columns-repeated="2" office:value-type="float" office:value="4.485" calcext:value-type="float">
            <text:p>4.485</text:p>
          </table:table-cell>
          <table:table-cell office:value-type="float" office:value="5.10551389035597" calcext:value-type="float">
            <text:p>5.1055138904</text:p>
          </table:table-cell>
          <table:table-cell office:value-type="float" office:value="0.368336175398179" calcext:value-type="float">
            <text:p>0.3683361754</text:p>
          </table:table-cell>
          <table:table-cell office:value-type="float" office:value="57" calcext:value-type="float">
            <text:p>57</text:p>
          </table:table-cell>
          <table:table-cell office:value-type="float" office:value="90.816" calcext:value-type="float">
            <text:p>90.816</text:p>
          </table:table-cell>
          <table:table-cell office:value-type="float" office:value="-24.491" calcext:value-type="float">
            <text:p>-24.491</text:p>
          </table:table-cell>
          <table:table-cell office:value-type="float" office:value="142.58112" calcext:value-type="float">
            <text:p>142.58112</text:p>
          </table:table-cell>
          <table:table-cell office:value-type="float" office:value="-24.3760928745707" calcext:value-type="float">
            <text:p>-24.3760928746</text:p>
          </table:table-cell>
          <table:table-cell office:value-type="float" office:value="-21.8036231133272" calcext:value-type="float">
            <text:p>-21.8036231133</text:p>
          </table:table-cell>
          <table:table-cell office:value-type="float" office:value="1.08181195394196" calcext:value-type="float">
            <text:p>1.081811953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37.055" calcext:value-type="float">
            <text:p>37.055</text:p>
          </table:table-cell>
          <table:table-cell table:number-columns-repeated="2" office:value-type="float" office:value="4.006" calcext:value-type="float">
            <text:p>4.006</text:p>
          </table:table-cell>
          <table:table-cell office:value-type="float" office:value="4.63496355762121" calcext:value-type="float">
            <text:p>4.6349635576</text:p>
          </table:table-cell>
          <table:table-cell office:value-type="float" office:value="0.368164369948496" calcext:value-type="float">
            <text:p>0.3681643699</text:p>
          </table:table-cell>
          <table:table-cell office:value-type="float" office:value="78" calcext:value-type="float">
            <text:p>78</text:p>
          </table:table-cell>
          <table:table-cell office:value-type="float" office:value="71.601" calcext:value-type="float">
            <text:p>71.601</text:p>
          </table:table-cell>
          <table:table-cell office:value-type="float" office:value="-24.212" calcext:value-type="float">
            <text:p>-24.212</text:p>
          </table:table-cell>
          <table:table-cell office:value-type="float" office:value="127.44978" calcext:value-type="float">
            <text:p>127.44978</text:p>
          </table:table-cell>
          <table:table-cell office:value-type="float" office:value="-24.0762733152206" calcext:value-type="float">
            <text:p>-24.0762733152</text:p>
          </table:table-cell>
          <table:table-cell office:value-type="float" office:value="-21.509962925954" calcext:value-type="float">
            <text:p>-21.509962926</text:p>
          </table:table-cell>
          <table:table-cell office:value-type="float" office:value="1.08213320571978" calcext:value-type="float">
            <text:p>1.082133205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84.436" calcext:value-type="float">
            <text:p>84.436</text:p>
          </table:table-cell>
          <table:table-cell table:number-columns-repeated="2" office:value-type="float" office:value="4.868" calcext:value-type="float">
            <text:p>4.868</text:p>
          </table:table-cell>
          <table:table-cell office:value-type="float" office:value="5.48175768458857" calcext:value-type="float">
            <text:p>5.4817576846</text:p>
          </table:table-cell>
          <table:table-cell office:value-type="float" office:value="0.368473547596578" calcext:value-type="float">
            <text:p>0.3684735476</text:p>
          </table:table-cell>
          <table:table-cell office:value-type="float" office:value="78" calcext:value-type="float">
            <text:p>78</text:p>
          </table:table-cell>
          <table:table-cell office:value-type="float" office:value="41.174" calcext:value-type="float">
            <text:p>41.174</text:p>
          </table:table-cell>
          <table:table-cell office:value-type="float" office:value="-24.307" calcext:value-type="float">
            <text:p>-24.307</text:p>
          </table:table-cell>
          <table:table-cell office:value-type="float" office:value="73.28972" calcext:value-type="float">
            <text:p>73.28972</text:p>
          </table:table-cell>
          <table:table-cell office:value-type="float" office:value="-24.0707430038588" calcext:value-type="float">
            <text:p>-24.0707430039</text:p>
          </table:table-cell>
          <table:table-cell office:value-type="float" office:value="-21.504546227076" calcext:value-type="float">
            <text:p>-21.5045462271</text:p>
          </table:table-cell>
          <table:table-cell office:value-type="float" office:value="1.08213913133879" calcext:value-type="float">
            <text:p>1.082139131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4</text:p>
          </table:table-cell>
          <table:table-cell/>
          <table:table-cell office:value-type="float" office:value="93.129" calcext:value-type="float">
            <text:p>93.129</text:p>
          </table:table-cell>
          <table:table-cell table:number-columns-repeated="2" office:value-type="float" office:value="15.312" calcext:value-type="float">
            <text:p>15.312</text:p>
          </table:table-cell>
          <table:table-cell office:value-type="float" office:value="15.7415231858033" calcext:value-type="float">
            <text:p>15.7415231858</text:p>
          </table:table-cell>
          <table:table-cell office:value-type="float" office:value="0.372219394387634" calcext:value-type="float">
            <text:p>0.3722193944</text:p>
          </table:table-cell>
          <table:table-cell office:value-type="float" office:value="78" calcext:value-type="float">
            <text:p>78</text:p>
          </table:table-cell>
          <table:table-cell office:value-type="float" office:value="53.753" calcext:value-type="float">
            <text:p>53.753</text:p>
          </table:table-cell>
          <table:table-cell office:value-type="float" office:value="-20.074" calcext:value-type="float">
            <text:p>-20.074</text:p>
          </table:table-cell>
          <table:table-cell office:value-type="float" office:value="95.68034" calcext:value-type="float">
            <text:p>95.68034</text:p>
          </table:table-cell>
          <table:table-cell office:value-type="float" office:value="-19.7554262953833" calcext:value-type="float">
            <text:p>-19.7554262954</text:p>
          </table:table-cell>
          <table:table-cell office:value-type="float" office:value="-17.2778816427755" calcext:value-type="float">
            <text:p>-17.2778816428</text:p>
          </table:table-cell>
          <table:table-cell office:value-type="float" office:value="1.08676269126124" calcext:value-type="float">
            <text:p>1.086762691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5</text:p>
          </table:table-cell>
          <table:table-cell/>
          <table:table-cell office:value-type="float" office:value="62.683" calcext:value-type="float">
            <text:p>62.683</text:p>
          </table:table-cell>
          <table:table-cell table:number-columns-repeated="2" office:value-type="float" office:value="15.339" calcext:value-type="float">
            <text:p>15.339</text:p>
          </table:table-cell>
          <table:table-cell office:value-type="float" office:value="15.7680468997571" calcext:value-type="float">
            <text:p>15.7680468998</text:p>
          </table:table-cell>
          <table:table-cell office:value-type="float" office:value="0.372229077847137" calcext:value-type="float">
            <text:p>0.3722290778</text:p>
          </table:table-cell>
          <table:table-cell office:value-type="float" office:value="57" calcext:value-type="float">
            <text:p>57</text:p>
          </table:table-cell>
          <table:table-cell office:value-type="float" office:value="96.141" calcext:value-type="float">
            <text:p>96.141</text:p>
          </table:table-cell>
          <table:table-cell office:value-type="float" office:value="-20.226" calcext:value-type="float">
            <text:p>-20.226</text:p>
          </table:table-cell>
          <table:table-cell office:value-type="float" office:value="150.94137" calcext:value-type="float">
            <text:p>150.94137</text:p>
          </table:table-cell>
          <table:table-cell office:value-type="float" office:value="-20.0296010052581" calcext:value-type="float">
            <text:p>-20.0296010053</text:p>
          </table:table-cell>
          <table:table-cell office:value-type="float" office:value="-17.5464238181071" calcext:value-type="float">
            <text:p>-17.5464238181</text:p>
          </table:table-cell>
          <table:table-cell office:value-type="float" office:value="1.08646894510122" calcext:value-type="float">
            <text:p>1.086468945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6</text:p>
          </table:table-cell>
          <table:table-cell/>
          <table:table-cell office:value-type="float" office:value="63.235" calcext:value-type="float">
            <text:p>63.235</text:p>
          </table:table-cell>
          <table:table-cell table:number-columns-repeated="2" office:value-type="float" office:value="14.813" calcext:value-type="float">
            <text:p>14.813</text:p>
          </table:table-cell>
          <table:table-cell office:value-type="float" office:value="15.2513256575473" calcext:value-type="float">
            <text:p>15.2513256575</text:p>
          </table:table-cell>
          <table:table-cell office:value-type="float" office:value="0.372040429371279" calcext:value-type="float">
            <text:p>0.3720404294</text:p>
          </table:table-cell>
          <table:table-cell office:value-type="float" office:value="57" calcext:value-type="float">
            <text:p>57</text:p>
          </table:table-cell>
          <table:table-cell office:value-type="float" office:value="96.639" calcext:value-type="float">
            <text:p>96.639</text:p>
          </table:table-cell>
          <table:table-cell office:value-type="float" office:value="-20.42" calcext:value-type="float">
            <text:p>-20.42</text:p>
          </table:table-cell>
          <table:table-cell office:value-type="float" office:value="151.72323" calcext:value-type="float">
            <text:p>151.72323</text:p>
          </table:table-cell>
          <table:table-cell office:value-type="float" office:value="-20.2286150587773" calcext:value-type="float">
            <text:p>-20.2286150588</text:p>
          </table:table-cell>
          <table:table-cell office:value-type="float" office:value="-17.7413494072615" calcext:value-type="float">
            <text:p>-17.7413494073</text:p>
          </table:table-cell>
          <table:table-cell office:value-type="float" office:value="1.08625572370794" calcext:value-type="float">
            <text:p>1.086255723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7</text:p>
          </table:table-cell>
          <table:table-cell/>
          <table:table-cell office:value-type="float" office:value="58.976" calcext:value-type="float">
            <text:p>58.976</text:p>
          </table:table-cell>
          <table:table-cell office:value-type="float" office:value="14.795" calcext:value-type="float">
            <text:p>14.795</text:p>
          </table:table-cell>
          <table:table-cell office:value-type="float" office:value="14.795" calcext:value-type="float">
            <text:p>14.795</text:p>
          </table:table-cell>
          <table:table-cell office:value-type="float" office:value="15.2336431815781" calcext:value-type="float">
            <text:p>15.2336431816</text:p>
          </table:table-cell>
          <table:table-cell office:value-type="float" office:value="0.372033973707372" calcext:value-type="float">
            <text:p>0.3720339737</text:p>
          </table:table-cell>
          <table:table-cell office:value-type="float" office:value="57" calcext:value-type="float">
            <text:p>57</text:p>
          </table:table-cell>
          <table:table-cell office:value-type="float" office:value="89.73" calcext:value-type="float">
            <text:p>89.73</text:p>
          </table:table-cell>
          <table:table-cell office:value-type="float" office:value="-20.356" calcext:value-type="float">
            <text:p>-20.356</text:p>
          </table:table-cell>
          <table:table-cell office:value-type="float" office:value="140.8761" calcext:value-type="float">
            <text:p>140.8761</text:p>
          </table:table-cell>
          <table:table-cell office:value-type="float" office:value="-20.1481359026767" calcext:value-type="float">
            <text:p>-20.1481359027</text:p>
          </table:table-cell>
          <table:table-cell office:value-type="float" office:value="-17.6625235824508" calcext:value-type="float">
            <text:p>-17.6625235825</text:p>
          </table:table-cell>
          <table:table-cell office:value-type="float" office:value="1.08634194827109" calcext:value-type="float">
            <text:p>1.086341948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8</text:p>
          </table:table-cell>
          <table:table-cell/>
          <table:table-cell office:value-type="float" office:value="69.799" calcext:value-type="float">
            <text:p>69.799</text:p>
          </table:table-cell>
          <table:table-cell office:value-type="float" office:value="14.719" calcext:value-type="float">
            <text:p>14.719</text:p>
          </table:table-cell>
          <table:table-cell office:value-type="float" office:value="14.719" calcext:value-type="float">
            <text:p>14.719</text:p>
          </table:table-cell>
          <table:table-cell office:value-type="float" office:value="15.1589838385972" calcext:value-type="float">
            <text:p>15.1589838386</text:p>
          </table:table-cell>
          <table:table-cell office:value-type="float" office:value="0.372006716450539" calcext:value-type="float">
            <text:p>0.3720067165</text:p>
          </table:table-cell>
          <table:table-cell office:value-type="float" office:value="78" calcext:value-type="float">
            <text:p>78</text:p>
          </table:table-cell>
          <table:table-cell office:value-type="float" office:value="40.918" calcext:value-type="float">
            <text:p>40.918</text:p>
          </table:table-cell>
          <table:table-cell office:value-type="float" office:value="-20.228" calcext:value-type="float">
            <text:p>-20.228</text:p>
          </table:table-cell>
          <table:table-cell office:value-type="float" office:value="72.83404" calcext:value-type="float">
            <text:p>72.83404</text:p>
          </table:table-cell>
          <table:table-cell office:value-type="float" office:value="-19.8118613794985" calcext:value-type="float">
            <text:p>-19.8118613795</text:p>
          </table:table-cell>
          <table:table-cell office:value-type="float" office:value="-17.333157347308" calcext:value-type="float">
            <text:p>-17.3331573473</text:p>
          </table:table-cell>
          <table:table-cell office:value-type="float" office:value="1.08670222780654" calcext:value-type="float">
            <text:p>1.086702227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9</text:p>
          </table:table-cell>
          <table:table-cell/>
          <table:table-cell office:value-type="float" office:value="49.623" calcext:value-type="float">
            <text:p>49.623</text:p>
          </table:table-cell>
          <table:table-cell office:value-type="float" office:value="14.813" calcext:value-type="float">
            <text:p>14.813</text:p>
          </table:table-cell>
          <table:table-cell office:value-type="float" office:value="14.813" calcext:value-type="float">
            <text:p>14.813</text:p>
          </table:table-cell>
          <table:table-cell office:value-type="float" office:value="15.2513256575473" calcext:value-type="float">
            <text:p>15.2513256575</text:p>
          </table:table-cell>
          <table:table-cell office:value-type="float" office:value="0.372040429371279" calcext:value-type="float">
            <text:p>0.3720404294</text:p>
          </table:table-cell>
          <table:table-cell office:value-type="float" office:value="57" calcext:value-type="float">
            <text:p>57</text:p>
          </table:table-cell>
          <table:table-cell office:value-type="float" office:value="75.369" calcext:value-type="float">
            <text:p>75.369</text:p>
          </table:table-cell>
          <table:table-cell office:value-type="float" office:value="-20.001" calcext:value-type="float">
            <text:p>-20.001</text:p>
          </table:table-cell>
          <table:table-cell office:value-type="float" office:value="118.32933" calcext:value-type="float">
            <text:p>118.32933</text:p>
          </table:table-cell>
          <table:table-cell office:value-type="float" office:value="-19.7430851343006" calcext:value-type="float">
            <text:p>-19.7430851343</text:p>
          </table:table-cell>
          <table:table-cell office:value-type="float" office:value="-17.2657940135234" calcext:value-type="float">
            <text:p>-17.2657940135</text:p>
          </table:table-cell>
          <table:table-cell office:value-type="float" office:value="1.08677591333205" calcext:value-type="float">
            <text:p>1.086775913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0</text:p>
          </table:table-cell>
          <table:table-cell/>
          <table:table-cell office:value-type="float" office:value="55.965" calcext:value-type="float">
            <text:p>55.965</text:p>
          </table:table-cell>
          <table:table-cell office:value-type="float" office:value="14.621" calcext:value-type="float">
            <text:p>14.621</text:p>
          </table:table-cell>
          <table:table-cell office:value-type="float" office:value="14.621" calcext:value-type="float">
            <text:p>14.621</text:p>
          </table:table-cell>
          <table:table-cell office:value-type="float" office:value="15.0627125805429" calcext:value-type="float">
            <text:p>15.0627125805</text:p>
          </table:table-cell>
          <table:table-cell office:value-type="float" office:value="0.371971568913134" calcext:value-type="float">
            <text:p>0.3719715689</text:p>
          </table:table-cell>
          <table:table-cell office:value-type="float" office:value="57" calcext:value-type="float">
            <text:p>57</text:p>
          </table:table-cell>
          <table:table-cell office:value-type="float" office:value="89.595" calcext:value-type="float">
            <text:p>89.595</text:p>
          </table:table-cell>
          <table:table-cell office:value-type="float" office:value="-20.443" calcext:value-type="float">
            <text:p>-20.443</text:p>
          </table:table-cell>
          <table:table-cell office:value-type="float" office:value="140.66415" calcext:value-type="float">
            <text:p>140.66415</text:p>
          </table:table-cell>
          <table:table-cell office:value-type="float" office:value="-20.2367446167027" calcext:value-type="float">
            <text:p>-20.2367446167</text:p>
          </table:table-cell>
          <table:table-cell office:value-type="float" office:value="-17.7493119548312" calcext:value-type="float">
            <text:p>-17.7493119548</text:p>
          </table:table-cell>
          <table:table-cell office:value-type="float" office:value="1.08624701377251" calcext:value-type="float">
            <text:p>1.086247013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1</text:p>
          </table:table-cell>
          <table:table-cell/>
          <table:table-cell office:value-type="float" office:value="54.579" calcext:value-type="float">
            <text:p>54.579</text:p>
          </table:table-cell>
          <table:table-cell table:number-columns-repeated="2" office:value-type="float" office:value="14.921" calcext:value-type="float">
            <text:p>14.921</text:p>
          </table:table-cell>
          <table:table-cell office:value-type="float" office:value="15.3574205133622" calcext:value-type="float">
            <text:p>15.3574205134</text:p>
          </table:table-cell>
          <table:table-cell office:value-type="float" office:value="0.372079163337154" calcext:value-type="float">
            <text:p>0.3720791633</text:p>
          </table:table-cell>
          <table:table-cell office:value-type="float" office:value="57" calcext:value-type="float">
            <text:p>57</text:p>
          </table:table-cell>
          <table:table-cell office:value-type="float" office:value="85.016" calcext:value-type="float">
            <text:p>85.016</text:p>
          </table:table-cell>
          <table:table-cell office:value-type="float" office:value="-20.999" calcext:value-type="float">
            <text:p>-20.999</text:p>
          </table:table-cell>
          <table:table-cell office:value-type="float" office:value="133.47512" calcext:value-type="float">
            <text:p>133.47512</text:p>
          </table:table-cell>
          <table:table-cell office:value-type="float" office:value="-20.7943821961766" calcext:value-type="float">
            <text:p>-20.7943821962</text:p>
          </table:table-cell>
          <table:table-cell office:value-type="float" office:value="-18.2954936530153" calcext:value-type="float">
            <text:p>-18.295493653</text:p>
          </table:table-cell>
          <table:table-cell office:value-type="float" office:value="1.0856495622109" calcext:value-type="float">
            <text:p>1.085649562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E12</text:p>
          </table:table-cell>
          <table:table-cell/>
          <table:table-cell office:value-type="float" office:value="58.833" calcext:value-type="float">
            <text:p>58.833</text:p>
          </table:table-cell>
          <table:table-cell table:number-columns-repeated="2" office:value-type="float" office:value="14.921" calcext:value-type="float">
            <text:p>14.921</text:p>
          </table:table-cell>
          <table:table-cell office:value-type="float" office:value="15.3574205133622" calcext:value-type="float">
            <text:p>15.3574205134</text:p>
          </table:table-cell>
          <table:table-cell office:value-type="float" office:value="0.372079163337154" calcext:value-type="float">
            <text:p>0.3720791633</text:p>
          </table:table-cell>
          <table:table-cell office:value-type="float" office:value="57" calcext:value-type="float">
            <text:p>57</text:p>
          </table:table-cell>
          <table:table-cell office:value-type="float" office:value="91.13" calcext:value-type="float">
            <text:p>91.13</text:p>
          </table:table-cell>
          <table:table-cell office:value-type="float" office:value="-19.267" calcext:value-type="float">
            <text:p>-19.267</text:p>
          </table:table-cell>
          <table:table-cell office:value-type="float" office:value="143.0741" calcext:value-type="float">
            <text:p>143.0741</text:p>
          </table:table-cell>
          <table:table-cell office:value-type="float" office:value="-19.0386703243965" calcext:value-type="float">
            <text:p>-19.0386703244</text:p>
          </table:table-cell>
          <table:table-cell office:value-type="float" office:value="-16.5758504170706" calcext:value-type="float">
            <text:p>-16.5758504171</text:p>
          </table:table-cell>
          <table:table-cell office:value-type="float" office:value="1.08753060327777" calcext:value-type="float">
            <text:p>1.087530603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78.295" calcext:value-type="float">
            <text:p>78.295</text:p>
          </table:table-cell>
          <table:table-cell table:number-columns-repeated="2" office:value-type="float" office:value="4.877" calcext:value-type="float">
            <text:p>4.877</text:p>
          </table:table-cell>
          <table:table-cell office:value-type="float" office:value="5.49059892257315" calcext:value-type="float">
            <text:p>5.4905989226</text:p>
          </table:table-cell>
          <table:table-cell office:value-type="float" office:value="0.368476775659347" calcext:value-type="float">
            <text:p>0.3684767757</text:p>
          </table:table-cell>
          <table:table-cell office:value-type="float" office:value="57" calcext:value-type="float">
            <text:p>57</text:p>
          </table:table-cell>
          <table:table-cell office:value-type="float" office:value="101.447" calcext:value-type="float">
            <text:p>101.447</text:p>
          </table:table-cell>
          <table:table-cell office:value-type="float" office:value="-24.44" calcext:value-type="float">
            <text:p>-24.44</text:p>
          </table:table-cell>
          <table:table-cell office:value-type="float" office:value="159.27179" calcext:value-type="float">
            <text:p>159.27179</text:p>
          </table:table-cell>
          <table:table-cell office:value-type="float" office:value="-24.3363735492568" calcext:value-type="float">
            <text:p>-24.3363735493</text:p>
          </table:table-cell>
          <table:table-cell office:value-type="float" office:value="-21.764719765796" calcext:value-type="float">
            <text:p>-21.7647197658</text:p>
          </table:table-cell>
          <table:table-cell office:value-type="float" office:value="1.08185451267245" calcext:value-type="float">
            <text:p>1.081854512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21.489" calcext:value-type="float">
            <text:p>21.489</text:p>
          </table:table-cell>
          <table:table-cell table:number-columns-repeated="2" office:value-type="float" office:value="4.802" calcext:value-type="float">
            <text:p>4.802</text:p>
          </table:table-cell>
          <table:table-cell office:value-type="float" office:value="5.41692193936833" calcext:value-type="float">
            <text:p>5.4169219394</text:p>
          </table:table-cell>
          <table:table-cell office:value-type="float" office:value="0.368449875129874" calcext:value-type="float">
            <text:p>0.3684498751</text:p>
          </table:table-cell>
          <table:table-cell office:value-type="float" office:value="50" calcext:value-type="float">
            <text:p>50</text:p>
          </table:table-cell>
          <table:table-cell office:value-type="float" office:value="35.895" calcext:value-type="float">
            <text:p>35.895</text:p>
          </table:table-cell>
          <table:table-cell office:value-type="float" office:value="-24.365" calcext:value-type="float">
            <text:p>-24.365</text:p>
          </table:table-cell>
          <table:table-cell office:value-type="float" office:value="53.8425" calcext:value-type="float">
            <text:p>53.8425</text:p>
          </table:table-cell>
          <table:table-cell office:value-type="float" office:value="-24.0417681403384" calcext:value-type="float">
            <text:p>-24.0417681403</text:p>
          </table:table-cell>
          <table:table-cell office:value-type="float" office:value="-21.4761666114533" calcext:value-type="float">
            <text:p>-21.4761666115</text:p>
          </table:table-cell>
          <table:table-cell office:value-type="float" office:value="1.08217017731915" calcext:value-type="float">
            <text:p>1.082170177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62.367" calcext:value-type="float">
            <text:p>62.367</text:p>
          </table:table-cell>
          <table:table-cell table:number-columns-repeated="2" office:value-type="float" office:value="14.757" calcext:value-type="float">
            <text:p>14.757</text:p>
          </table:table-cell>
          <table:table-cell office:value-type="float" office:value="15.1963135100877" calcext:value-type="float">
            <text:p>15.1963135101</text:p>
          </table:table-cell>
          <table:table-cell office:value-type="float" office:value="0.37202034508082" calcext:value-type="float">
            <text:p>0.3720203451</text:p>
          </table:table-cell>
          <table:table-cell office:value-type="float" office:value="57" calcext:value-type="float">
            <text:p>57</text:p>
          </table:table-cell>
          <table:table-cell office:value-type="float" office:value="95.706" calcext:value-type="float">
            <text:p>95.706</text:p>
          </table:table-cell>
          <table:table-cell office:value-type="float" office:value="-19.264" calcext:value-type="float">
            <text:p>-19.264</text:p>
          </table:table-cell>
          <table:table-cell office:value-type="float" office:value="150.25842" calcext:value-type="float">
            <text:p>150.25842</text:p>
          </table:table-cell>
          <table:table-cell office:value-type="float" office:value="-19.0467515623873" calcext:value-type="float">
            <text:p>-19.0467515624</text:p>
          </table:table-cell>
          <table:table-cell office:value-type="float" office:value="-16.5837656373709" calcext:value-type="float">
            <text:p>-16.5837656374</text:p>
          </table:table-cell>
          <table:table-cell office:value-type="float" office:value="1.08752194533507" calcext:value-type="float">
            <text:p>1.087521945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53.062" calcext:value-type="float">
            <text:p>53.062</text:p>
          </table:table-cell>
          <table:table-cell office:value-type="float" office:value="14.442" calcext:value-type="float">
            <text:p>14.442</text:p>
          </table:table-cell>
          <table:table-cell office:value-type="float" office:value="14.442" calcext:value-type="float">
            <text:p>14.442</text:p>
          </table:table-cell>
          <table:table-cell office:value-type="float" office:value="14.8868701806274" calcext:value-type="float">
            <text:p>14.8868701806</text:p>
          </table:table-cell>
          <table:table-cell office:value-type="float" office:value="0.371907370796103" calcext:value-type="float">
            <text:p>0.3719073708</text:p>
          </table:table-cell>
          <table:table-cell office:value-type="float" office:value="57" calcext:value-type="float">
            <text:p>57</text:p>
          </table:table-cell>
          <table:table-cell office:value-type="float" office:value="185.536" calcext:value-type="float">
            <text:p>185.536</text:p>
          </table:table-cell>
          <table:table-cell office:value-type="float" office:value="-19.212" calcext:value-type="float">
            <text:p>-19.212</text:p>
          </table:table-cell>
          <table:table-cell office:value-type="float" office:value="291.29152" calcext:value-type="float">
            <text:p>291.29152</text:p>
          </table:table-cell>
          <table:table-cell office:value-type="float" office:value="-19.1004985566915" calcext:value-type="float">
            <text:p>-19.1004985567</text:p>
          </table:table-cell>
          <table:table-cell office:value-type="float" office:value="-16.6364084751241" calcext:value-type="float">
            <text:p>-16.6364084751</text:p>
          </table:table-cell>
          <table:table-cell office:value-type="float" office:value="1.08746436273335" calcext:value-type="float">
            <text:p>1.087464362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52.533" calcext:value-type="float">
            <text:p>52.533</text:p>
          </table:table-cell>
          <table:table-cell office:value-type="float" office:value="14.567" calcext:value-type="float">
            <text:p>14.567</text:p>
          </table:table-cell>
          <table:table-cell office:value-type="float" office:value="14.567" calcext:value-type="float">
            <text:p>14.567</text:p>
          </table:table-cell>
          <table:table-cell office:value-type="float" office:value="15.0096651526355" calcext:value-type="float">
            <text:p>15.0096651526</text:p>
          </table:table-cell>
          <table:table-cell office:value-type="float" office:value="0.37195220189213" calcext:value-type="float">
            <text:p>0.3719522019</text:p>
          </table:table-cell>
          <table:table-cell office:value-type="float" office:value="57" calcext:value-type="float">
            <text:p>57</text:p>
          </table:table-cell>
          <table:table-cell office:value-type="float" office:value="83.432" calcext:value-type="float">
            <text:p>83.432</text:p>
          </table:table-cell>
          <table:table-cell office:value-type="float" office:value="-20.966" calcext:value-type="float">
            <text:p>-20.966</text:p>
          </table:table-cell>
          <table:table-cell office:value-type="float" office:value="130.98824" calcext:value-type="float">
            <text:p>130.98824</text:p>
          </table:table-cell>
          <table:table-cell office:value-type="float" office:value="-20.756617806043" calcext:value-type="float">
            <text:p>-20.756617806</text:p>
          </table:table-cell>
          <table:table-cell office:value-type="float" office:value="-18.2585050792655" calcext:value-type="float">
            <text:p>-18.2585050793</text:p>
          </table:table-cell>
          <table:table-cell office:value-type="float" office:value="1.08569002311551" calcext:value-type="float">
            <text:p>1.085690023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70.209" calcext:value-type="float">
            <text:p>70.209</text:p>
          </table:table-cell>
          <table:table-cell office:value-type="float" office:value="15.421" calcext:value-type="float">
            <text:p>15.421</text:p>
          </table:table-cell>
          <table:table-cell office:value-type="float" office:value="15.421" calcext:value-type="float">
            <text:p>15.421</text:p>
          </table:table-cell>
          <table:table-cell office:value-type="float" office:value="15.8486004013943" calcext:value-type="float">
            <text:p>15.8486004014</text:p>
          </table:table-cell>
          <table:table-cell office:value-type="float" office:value="0.372258486860754" calcext:value-type="float">
            <text:p>0.3722584869</text:p>
          </table:table-cell>
          <table:table-cell office:value-type="float" office:value="78" calcext:value-type="float">
            <text:p>78</text:p>
          </table:table-cell>
          <table:table-cell office:value-type="float" office:value="41.172" calcext:value-type="float">
            <text:p>41.172</text:p>
          </table:table-cell>
          <table:table-cell office:value-type="float" office:value="-20.501" calcext:value-type="float">
            <text:p>-20.501</text:p>
          </table:table-cell>
          <table:table-cell office:value-type="float" office:value="73.28616" calcext:value-type="float">
            <text:p>73.28616</text:p>
          </table:table-cell>
          <table:table-cell office:value-type="float" office:value="-20.0993992205613" calcext:value-type="float">
            <text:p>-20.0993992206</text:p>
          </table:table-cell>
          <table:table-cell office:value-type="float" office:value="-17.6147881270557" calcext:value-type="float">
            <text:p>-17.6147881271</text:p>
          </table:table-cell>
          <table:table-cell office:value-type="float" office:value="1.08639416419192" calcext:value-type="float">
            <text:p>1.086394164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66.533" calcext:value-type="float">
            <text:p>66.533</text:p>
          </table:table-cell>
          <table:table-cell table:number-columns-repeated="2" office:value-type="float" office:value="15.221" calcext:value-type="float">
            <text:p>15.221</text:p>
          </table:table-cell>
          <table:table-cell office:value-type="float" office:value="15.6521284461815" calcext:value-type="float">
            <text:p>15.6521284462</text:p>
          </table:table-cell>
          <table:table-cell office:value-type="float" office:value="0.372186757528779" calcext:value-type="float">
            <text:p>0.3721867575</text:p>
          </table:table-cell>
          <table:table-cell office:value-type="float" office:value="57" calcext:value-type="float">
            <text:p>57</text:p>
          </table:table-cell>
          <table:table-cell office:value-type="float" office:value="103.256" calcext:value-type="float">
            <text:p>103.256</text:p>
          </table:table-cell>
          <table:table-cell office:value-type="float" office:value="-20.67" calcext:value-type="float">
            <text:p>-20.67</text:p>
          </table:table-cell>
          <table:table-cell office:value-type="float" office:value="162.11192" calcext:value-type="float">
            <text:p>162.11192</text:p>
          </table:table-cell>
          <table:table-cell office:value-type="float" office:value="-20.4959102487273" calcext:value-type="float">
            <text:p>-20.4959102487</text:p>
          </table:table-cell>
          <table:table-cell office:value-type="float" office:value="-18.0031533927481" calcext:value-type="float">
            <text:p>-18.0031533927</text:p>
          </table:table-cell>
          <table:table-cell office:value-type="float" office:value="1.0859693452353" calcext:value-type="float">
            <text:p>1.085969345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8</text:p>
          </table:table-cell>
          <table:table-cell/>
          <table:table-cell office:value-type="float" office:value="61.687" calcext:value-type="float">
            <text:p>61.687</text:p>
          </table:table-cell>
          <table:table-cell table:number-columns-repeated="2" office:value-type="float" office:value="14.615" calcext:value-type="float">
            <text:p>14.615</text:p>
          </table:table-cell>
          <table:table-cell office:value-type="float" office:value="15.0568184218866" calcext:value-type="float">
            <text:p>15.0568184219</text:p>
          </table:table-cell>
          <table:table-cell office:value-type="float" office:value="0.371969417022283" calcext:value-type="float">
            <text:p>0.371969417</text:p>
          </table:table-cell>
          <table:table-cell office:value-type="float" office:value="57" calcext:value-type="float">
            <text:p>57</text:p>
          </table:table-cell>
          <table:table-cell office:value-type="float" office:value="95.746" calcext:value-type="float">
            <text:p>95.746</text:p>
          </table:table-cell>
          <table:table-cell office:value-type="float" office:value="-20.526" calcext:value-type="float">
            <text:p>-20.526</text:p>
          </table:table-cell>
          <table:table-cell office:value-type="float" office:value="150.32122" calcext:value-type="float">
            <text:p>150.32122</text:p>
          </table:table-cell>
          <table:table-cell office:value-type="float" office:value="-20.3349890814314" calcext:value-type="float">
            <text:p>-20.3349890814</text:p>
          </table:table-cell>
          <table:table-cell office:value-type="float" office:value="-17.8455381249421" calcext:value-type="float">
            <text:p>-17.8455381249</text:p>
          </table:table-cell>
          <table:table-cell office:value-type="float" office:value="1.08614175541302" calcext:value-type="float">
            <text:p>1.086141755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9</text:p>
          </table:table-cell>
          <table:table-cell/>
          <table:table-cell office:value-type="float" office:value="43.579" calcext:value-type="float">
            <text:p>43.579</text:p>
          </table:table-cell>
          <table:table-cell table:number-columns-repeated="2" office:value-type="float" office:value="14.163" calcext:value-type="float">
            <text:p>14.163</text:p>
          </table:table-cell>
          <table:table-cell office:value-type="float" office:value="14.6127918031055" calcext:value-type="float">
            <text:p>14.6127918031</text:p>
          </table:table-cell>
          <table:table-cell office:value-type="float" office:value="0.371807307644243" calcext:value-type="float">
            <text:p>0.3718073076</text:p>
          </table:table-cell>
          <table:table-cell office:value-type="float" office:value="78" calcext:value-type="float">
            <text:p>78</text:p>
          </table:table-cell>
          <table:table-cell office:value-type="float" office:value="56.783" calcext:value-type="float">
            <text:p>56.783</text:p>
          </table:table-cell>
          <table:table-cell office:value-type="float" office:value="-20.451" calcext:value-type="float">
            <text:p>-20.451</text:p>
          </table:table-cell>
          <table:table-cell office:value-type="float" office:value="101.07374" calcext:value-type="float">
            <text:p>101.07374</text:p>
          </table:table-cell>
          <table:table-cell office:value-type="float" office:value="-20.1616891217283" calcext:value-type="float">
            <text:p>-20.1616891217</text:p>
          </table:table-cell>
          <table:table-cell office:value-type="float" office:value="-17.6757983696423" calcext:value-type="float">
            <text:p>-17.6757983696</text:p>
          </table:table-cell>
          <table:table-cell office:value-type="float" office:value="1.08632742749824" calcext:value-type="float">
            <text:p>1.086327427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59.614" calcext:value-type="float">
            <text:p>59.614</text:p>
          </table:table-cell>
          <table:table-cell table:number-columns-repeated="2" office:value-type="float" office:value="14.507" calcext:value-type="float">
            <text:p>14.507</text:p>
          </table:table-cell>
          <table:table-cell office:value-type="float" office:value="14.9507235660716" calcext:value-type="float">
            <text:p>14.9507235661</text:p>
          </table:table-cell>
          <table:table-cell office:value-type="float" office:value="0.371930682971072" calcext:value-type="float">
            <text:p>0.371930683</text:p>
          </table:table-cell>
          <table:table-cell office:value-type="float" office:value="57" calcext:value-type="float">
            <text:p>57</text:p>
          </table:table-cell>
          <table:table-cell office:value-type="float" office:value="87.847" calcext:value-type="float">
            <text:p>87.847</text:p>
          </table:table-cell>
          <table:table-cell office:value-type="float" office:value="-19.843" calcext:value-type="float">
            <text:p>-19.843</text:p>
          </table:table-cell>
          <table:table-cell office:value-type="float" office:value="137.91979" calcext:value-type="float">
            <text:p>137.91979</text:p>
          </table:table-cell>
          <table:table-cell office:value-type="float" office:value="-19.6189744637733" calcext:value-type="float">
            <text:p>-19.6189744638</text:p>
          </table:table-cell>
          <table:table-cell office:value-type="float" office:value="-17.1442330225025" calcext:value-type="float">
            <text:p>-17.1442330225</text:p>
          </table:table-cell>
          <table:table-cell office:value-type="float" office:value="1.08690888280206" calcext:value-type="float">
            <text:p>1.086908882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1</text:p>
          </table:table-cell>
          <table:table-cell/>
          <table:table-cell office:value-type="float" office:value="50.255" calcext:value-type="float">
            <text:p>50.255</text:p>
          </table:table-cell>
          <table:table-cell table:number-columns-repeated="2" office:value-type="float" office:value="14.109" calcext:value-type="float">
            <text:p>14.109</text:p>
          </table:table-cell>
          <table:table-cell office:value-type="float" office:value="14.5597443751981" calcext:value-type="float">
            <text:p>14.5597443752</text:p>
          </table:table-cell>
          <table:table-cell office:value-type="float" office:value="0.371787940559377" calcext:value-type="float">
            <text:p>0.3717879406</text:p>
          </table:table-cell>
          <table:table-cell office:value-type="float" office:value="57" calcext:value-type="float">
            <text:p>57</text:p>
          </table:table-cell>
          <table:table-cell office:value-type="float" office:value="75.761" calcext:value-type="float">
            <text:p>75.761</text:p>
          </table:table-cell>
          <table:table-cell office:value-type="float" office:value="-19.9" calcext:value-type="float">
            <text:p>-19.9</text:p>
          </table:table-cell>
          <table:table-cell office:value-type="float" office:value="118.94477" calcext:value-type="float">
            <text:p>118.94477</text:p>
          </table:table-cell>
          <table:table-cell office:value-type="float" office:value="-19.6407958512351" calcext:value-type="float">
            <text:p>-19.6407958512</text:p>
          </table:table-cell>
          <table:table-cell office:value-type="float" office:value="-17.1656061201906" calcext:value-type="float">
            <text:p>-17.1656061202</text:p>
          </table:table-cell>
          <table:table-cell office:value-type="float" office:value="1.08688550386858" calcext:value-type="float">
            <text:p>1.086885503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F12</text:p>
          </table:table-cell>
          <table:table-cell/>
          <table:table-cell office:value-type="float" office:value="44.364" calcext:value-type="float">
            <text:p>44.364</text:p>
          </table:table-cell>
          <table:table-cell table:number-columns-repeated="2" office:value-type="float" office:value="14.019" calcext:value-type="float">
            <text:p>14.019</text:p>
          </table:table-cell>
          <table:table-cell office:value-type="float" office:value="14.4713319953523" calcext:value-type="float">
            <text:p>14.4713319954</text:p>
          </table:table-cell>
          <table:table-cell office:value-type="float" office:value="0.371755662067866" calcext:value-type="float">
            <text:p>0.3717556621</text:p>
          </table:table-cell>
          <table:table-cell office:value-type="float" office:value="57" calcext:value-type="float">
            <text:p>57</text:p>
          </table:table-cell>
          <table:table-cell office:value-type="float" office:value="67.127" calcext:value-type="float">
            <text:p>67.127</text:p>
          </table:table-cell>
          <table:table-cell office:value-type="float" office:value="-19.345" calcext:value-type="float">
            <text:p>-19.345</text:p>
          </table:table-cell>
          <table:table-cell office:value-type="float" office:value="105.38939" calcext:value-type="float">
            <text:p>105.38939</text:p>
          </table:table-cell>
          <table:table-cell office:value-type="float" office:value="-19.0349164526626" calcext:value-type="float">
            <text:p>-19.0349164527</text:p>
          </table:table-cell>
          <table:table-cell office:value-type="float" office:value="-16.572173663362" calcext:value-type="float">
            <text:p>-16.5721736634</text:p>
          </table:table-cell>
          <table:table-cell office:value-type="float" office:value="1.08753462503808" calcext:value-type="float">
            <text:p>1.08753462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72.615" calcext:value-type="float">
            <text:p>72.615</text:p>
          </table:table-cell>
          <table:table-cell table:number-columns-repeated="2" office:value-type="float" office:value="4.603" calcext:value-type="float">
            <text:p>4.603</text:p>
          </table:table-cell>
          <table:table-cell office:value-type="float" office:value="5.22143234393155" calcext:value-type="float">
            <text:p>5.2214323439</text:p>
          </table:table-cell>
          <table:table-cell office:value-type="float" office:value="0.368378498987931" calcext:value-type="float">
            <text:p>0.368378499</text:p>
          </table:table-cell>
          <table:table-cell office:value-type="float" office:value="57" calcext:value-type="float">
            <text:p>57</text:p>
          </table:table-cell>
          <table:table-cell office:value-type="float" office:value="93.48" calcext:value-type="float">
            <text:p>93.48</text:p>
          </table:table-cell>
          <table:table-cell office:value-type="float" office:value="-24.525" calcext:value-type="float">
            <text:p>-24.525</text:p>
          </table:table-cell>
          <table:table-cell office:value-type="float" office:value="146.7636" calcext:value-type="float">
            <text:p>146.7636</text:p>
          </table:table-cell>
          <table:table-cell office:value-type="float" office:value="-24.4141588420222" calcext:value-type="float">
            <text:p>-24.414158842</text:p>
          </table:table-cell>
          <table:table-cell office:value-type="float" office:value="-21.8409070689122" calcext:value-type="float">
            <text:p>-21.8409070689</text:p>
          </table:table-cell>
          <table:table-cell office:value-type="float" office:value="1.08177116672814" calcext:value-type="float">
            <text:p>1.081771166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44.788" calcext:value-type="float">
            <text:p>44.788</text:p>
          </table:table-cell>
          <table:table-cell table:number-columns-repeated="2" office:value-type="float" office:value="4.391" calcext:value-type="float">
            <text:p>4.391</text:p>
          </table:table-cell>
          <table:table-cell office:value-type="float" office:value="5.01317207140594" calcext:value-type="float">
            <text:p>5.0131720714</text:p>
          </table:table-cell>
          <table:table-cell office:value-type="float" office:value="0.36830245997044" calcext:value-type="float">
            <text:p>0.36830246</text:p>
          </table:table-cell>
          <table:table-cell office:value-type="float" office:value="78" calcext:value-type="float">
            <text:p>78</text:p>
          </table:table-cell>
          <table:table-cell office:value-type="float" office:value="48.411" calcext:value-type="float">
            <text:p>48.411</text:p>
          </table:table-cell>
          <table:table-cell office:value-type="float" office:value="-24.279" calcext:value-type="float">
            <text:p>-24.279</text:p>
          </table:table-cell>
          <table:table-cell office:value-type="float" office:value="86.17158" calcext:value-type="float">
            <text:p>86.17158</text:p>
          </table:table-cell>
          <table:table-cell office:value-type="float" office:value="-24.0783298771496" calcext:value-type="float">
            <text:p>-24.0783298771</text:p>
          </table:table-cell>
          <table:table-cell office:value-type="float" office:value="-21.5119772387049" calcext:value-type="float">
            <text:p>-21.5119772387</text:p>
          </table:table-cell>
          <table:table-cell office:value-type="float" office:value="1.08213100215426" calcext:value-type="float">
            <text:p>1.082131002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71.649" calcext:value-type="float">
            <text:p>71.649</text:p>
          </table:table-cell>
          <table:table-cell table:number-columns-repeated="2" office:value-type="float" office:value="4.647" calcext:value-type="float">
            <text:p>4.647</text:p>
          </table:table-cell>
          <table:table-cell office:value-type="float" office:value="5.26465617407838" calcext:value-type="float">
            <text:p>5.2646561741</text:p>
          </table:table-cell>
          <table:table-cell office:value-type="float" office:value="0.368394280656263" calcext:value-type="float">
            <text:p>0.3683942807</text:p>
          </table:table-cell>
          <table:table-cell office:value-type="float" office:value="57" calcext:value-type="float">
            <text:p>57</text:p>
          </table:table-cell>
          <table:table-cell office:value-type="float" office:value="91.378" calcext:value-type="float">
            <text:p>91.378</text:p>
          </table:table-cell>
          <table:table-cell office:value-type="float" office:value="-25.758" calcext:value-type="float">
            <text:p>-25.758</text:p>
          </table:table-cell>
          <table:table-cell office:value-type="float" office:value="143.46346" calcext:value-type="float">
            <text:p>143.46346</text:p>
          </table:table-cell>
          <table:table-cell office:value-type="float" office:value="-25.6713453825964" calcext:value-type="float">
            <text:p>-25.6713453826</text:p>
          </table:table-cell>
          <table:table-cell office:value-type="float" office:value="-23.0722664767785" calcext:value-type="float">
            <text:p>-23.0722664768</text:p>
          </table:table-cell>
          <table:table-cell office:value-type="float" office:value="1.08042408798251" calcext:value-type="float">
            <text:p>1.08042408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4</text:p>
          </table:table-cell>
          <table:table-cell/>
          <table:table-cell office:value-type="float" office:value="39.157" calcext:value-type="float">
            <text:p>39.157</text:p>
          </table:table-cell>
          <table:table-cell table:number-columns-repeated="2" office:value-type="float" office:value="14.036" calcext:value-type="float">
            <text:p>14.036</text:p>
          </table:table-cell>
          <table:table-cell office:value-type="float" office:value="14.4880321115454" calcext:value-type="float">
            <text:p>14.4880321115</text:p>
          </table:table-cell>
          <table:table-cell office:value-type="float" office:value="0.371761759117865" calcext:value-type="float">
            <text:p>0.3717617591</text:p>
          </table:table-cell>
          <table:table-cell office:value-type="float" office:value="57" calcext:value-type="float">
            <text:p>57</text:p>
          </table:table-cell>
          <table:table-cell office:value-type="float" office:value="59.656" calcext:value-type="float">
            <text:p>59.656</text:p>
          </table:table-cell>
          <table:table-cell office:value-type="float" office:value="-19.294" calcext:value-type="float">
            <text:p>-19.294</text:p>
          </table:table-cell>
          <table:table-cell office:value-type="float" office:value="93.65992" calcext:value-type="float">
            <text:p>93.65992</text:p>
          </table:table-cell>
          <table:table-cell office:value-type="float" office:value="-18.9420583589342" calcext:value-type="float">
            <text:p>-18.9420583589</text:p>
          </table:table-cell>
          <table:table-cell office:value-type="float" office:value="-16.4812232088203" calcext:value-type="float">
            <text:p>-16.4812232088</text:p>
          </table:table-cell>
          <table:table-cell office:value-type="float" office:value="1.08763410968527" calcext:value-type="float">
            <text:p>1.087634109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5</text:p>
          </table:table-cell>
          <table:table-cell/>
          <table:table-cell office:value-type="float" office:value="80.106" calcext:value-type="float">
            <text:p>80.106</text:p>
          </table:table-cell>
          <table:table-cell table:number-columns-repeated="2" office:value-type="float" office:value="14.817" calcext:value-type="float">
            <text:p>14.817</text:p>
          </table:table-cell>
          <table:table-cell office:value-type="float" office:value="15.2552550966515" calcext:value-type="float">
            <text:p>15.2552550967</text:p>
          </table:table-cell>
          <table:table-cell office:value-type="float" office:value="0.372041863963145" calcext:value-type="float">
            <text:p>0.372041864</text:p>
          </table:table-cell>
          <table:table-cell office:value-type="float" office:value="78" calcext:value-type="float">
            <text:p>78</text:p>
          </table:table-cell>
          <table:table-cell office:value-type="float" office:value="47.334" calcext:value-type="float">
            <text:p>47.334</text:p>
          </table:table-cell>
          <table:table-cell office:value-type="float" office:value="-21.891" calcext:value-type="float">
            <text:p>-21.891</text:p>
          </table:table-cell>
          <table:table-cell office:value-type="float" office:value="84.25452" calcext:value-type="float">
            <text:p>84.25452</text:p>
          </table:table-cell>
          <table:table-cell office:value-type="float" office:value="-21.595869875099" calcext:value-type="float">
            <text:p>-21.5958698751</text:p>
          </table:table-cell>
          <table:table-cell office:value-type="float" office:value="-19.0805158926579" calcext:value-type="float">
            <text:p>-19.0805158927</text:p>
          </table:table-cell>
          <table:table-cell office:value-type="float" office:value="1.08479083759748" calcext:value-type="float">
            <text:p>1.084790837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6</text:p>
          </table:table-cell>
          <table:table-cell/>
          <table:table-cell office:value-type="float" office:value="65.136" calcext:value-type="float">
            <text:p>65.136</text:p>
          </table:table-cell>
          <table:table-cell table:number-columns-repeated="2" office:value-type="float" office:value="14.707" calcext:value-type="float">
            <text:p>14.707</text:p>
          </table:table-cell>
          <table:table-cell office:value-type="float" office:value="15.1471955212845" calcext:value-type="float">
            <text:p>15.1471955213</text:p>
          </table:table-cell>
          <table:table-cell office:value-type="float" office:value="0.372002412671781" calcext:value-type="float">
            <text:p>0.3720024127</text:p>
          </table:table-cell>
          <table:table-cell office:value-type="float" office:value="57" calcext:value-type="float">
            <text:p>57</text:p>
          </table:table-cell>
          <table:table-cell office:value-type="float" office:value="98.685" calcext:value-type="float">
            <text:p>98.685</text:p>
          </table:table-cell>
          <table:table-cell office:value-type="float" office:value="-19.596" calcext:value-type="float">
            <text:p>-19.596</text:p>
          </table:table-cell>
          <table:table-cell office:value-type="float" office:value="154.93545" calcext:value-type="float">
            <text:p>154.93545</text:p>
          </table:table-cell>
          <table:table-cell office:value-type="float" office:value="-19.3921104642378" calcext:value-type="float">
            <text:p>-19.3921104642</text:p>
          </table:table-cell>
          <table:table-cell office:value-type="float" office:value="-16.9220296253784" calcext:value-type="float">
            <text:p>-16.9220296254</text:p>
          </table:table-cell>
          <table:table-cell office:value-type="float" office:value="1.08715193902742" calcext:value-type="float">
            <text:p>1.08715193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7</text:p>
          </table:table-cell>
          <table:table-cell/>
          <table:table-cell office:value-type="float" office:value="62.803" calcext:value-type="float">
            <text:p>62.803</text:p>
          </table:table-cell>
          <table:table-cell table:number-columns-repeated="2" office:value-type="float" office:value="15.36" calcext:value-type="float">
            <text:p>15.36</text:p>
          </table:table-cell>
          <table:table-cell office:value-type="float" office:value="15.7886764550544" calcext:value-type="float">
            <text:p>15.7886764551</text:p>
          </table:table-cell>
          <table:table-cell office:value-type="float" office:value="0.372236609425449" calcext:value-type="float">
            <text:p>0.3722366094</text:p>
          </table:table-cell>
          <table:table-cell office:value-type="float" office:value="57" calcext:value-type="float">
            <text:p>57</text:p>
          </table:table-cell>
          <table:table-cell office:value-type="float" office:value="94.589" calcext:value-type="float">
            <text:p>94.589</text:p>
          </table:table-cell>
          <table:table-cell office:value-type="float" office:value="-20.391" calcext:value-type="float">
            <text:p>-20.391</text:p>
          </table:table-cell>
          <table:table-cell office:value-type="float" office:value="148.50473" calcext:value-type="float">
            <text:p>148.50473</text:p>
          </table:table-cell>
          <table:table-cell office:value-type="float" office:value="-20.1947719280214" calcext:value-type="float">
            <text:p>-20.194771928</text:p>
          </table:table-cell>
          <table:table-cell office:value-type="float" office:value="-17.7082015361199" calcext:value-type="float">
            <text:p>-17.7082015361</text:p>
          </table:table-cell>
          <table:table-cell office:value-type="float" office:value="1.08629198291816" calcext:value-type="float">
            <text:p>1.086291982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8</text:p>
          </table:table-cell>
          <table:table-cell/>
          <table:table-cell office:value-type="float" office:value="70.057" calcext:value-type="float">
            <text:p>70.057</text:p>
          </table:table-cell>
          <table:table-cell office:value-type="float" office:value="15.735" calcext:value-type="float">
            <text:p>15.735</text:p>
          </table:table-cell>
          <table:table-cell office:value-type="float" office:value="15.735" calcext:value-type="float">
            <text:p>15.735</text:p>
          </table:table-cell>
          <table:table-cell office:value-type="float" office:value="16.1570613710785" calcext:value-type="float">
            <text:p>16.1570613711</text:p>
          </table:table-cell>
          <table:table-cell office:value-type="float" office:value="0.37237110170358" calcext:value-type="float">
            <text:p>0.3723711017</text:p>
          </table:table-cell>
          <table:table-cell office:value-type="float" office:value="57" calcext:value-type="float">
            <text:p>57</text:p>
          </table:table-cell>
          <table:table-cell office:value-type="float" office:value="104.903" calcext:value-type="float">
            <text:p>104.903</text:p>
          </table:table-cell>
          <table:table-cell office:value-type="float" office:value="-20.396" calcext:value-type="float">
            <text:p>-20.396</text:p>
          </table:table-cell>
          <table:table-cell office:value-type="float" office:value="164.69771" calcext:value-type="float">
            <text:p>164.69771</text:p>
          </table:table-cell>
          <table:table-cell office:value-type="float" office:value="-20.2195234728873" calcext:value-type="float">
            <text:p>-20.2195234729</text:p>
          </table:table-cell>
          <table:table-cell office:value-type="float" office:value="-17.7324445952414" calcext:value-type="float">
            <text:p>-17.7324445952</text:p>
          </table:table-cell>
          <table:table-cell office:value-type="float" office:value="1.08626546434969" calcext:value-type="float">
            <text:p>1.086265464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9</text:p>
          </table:table-cell>
          <table:table-cell/>
          <table:table-cell office:value-type="float" office:value="49.025" calcext:value-type="float">
            <text:p>49.025</text:p>
          </table:table-cell>
          <table:table-cell table:number-columns-repeated="2" office:value-type="float" office:value="16.263" calcext:value-type="float">
            <text:p>16.263</text:p>
          </table:table-cell>
          <table:table-cell office:value-type="float" office:value="16.6757473328404" calcext:value-type="float">
            <text:p>16.6757473328</text:p>
          </table:table-cell>
          <table:table-cell office:value-type="float" office:value="0.372560466215625" calcext:value-type="float">
            <text:p>0.3725604662</text:p>
          </table:table-cell>
          <table:table-cell office:value-type="float" office:value="57" calcext:value-type="float">
            <text:p>57</text:p>
          </table:table-cell>
          <table:table-cell office:value-type="float" office:value="78.147" calcext:value-type="float">
            <text:p>78.147</text:p>
          </table:table-cell>
          <table:table-cell office:value-type="float" office:value="-20.145" calcext:value-type="float">
            <text:p>-20.145</text:p>
          </table:table-cell>
          <table:table-cell office:value-type="float" office:value="122.69079" calcext:value-type="float">
            <text:p>122.69079</text:p>
          </table:table-cell>
          <table:table-cell office:value-type="float" office:value="-19.9001596254056" calcext:value-type="float">
            <text:p>-19.9001596254</text:p>
          </table:table-cell>
          <table:table-cell office:value-type="float" office:value="-17.419641629701" calcext:value-type="float">
            <text:p>-17.4196416297</text:p>
          </table:table-cell>
          <table:table-cell office:value-type="float" office:value="1.08660762662989" calcext:value-type="float">
            <text:p>1.086607626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10</text:p>
          </table:table-cell>
          <table:table-cell/>
          <table:table-cell office:value-type="float" office:value="51.594" calcext:value-type="float">
            <text:p>51.594</text:p>
          </table:table-cell>
          <table:table-cell table:number-columns-repeated="2" office:value-type="float" office:value="16.091" calcext:value-type="float">
            <text:p>16.091</text:p>
          </table:table-cell>
          <table:table-cell office:value-type="float" office:value="16.5067814513573" calcext:value-type="float">
            <text:p>16.5067814514</text:p>
          </table:table-cell>
          <table:table-cell office:value-type="float" office:value="0.372498779370301" calcext:value-type="float">
            <text:p>0.3724987794</text:p>
          </table:table-cell>
          <table:table-cell office:value-type="float" office:value="57" calcext:value-type="float">
            <text:p>57</text:p>
          </table:table-cell>
          <table:table-cell office:value-type="float" office:value="81.784" calcext:value-type="float">
            <text:p>81.784</text:p>
          </table:table-cell>
          <table:table-cell office:value-type="float" office:value="-20.172" calcext:value-type="float">
            <text:p>-20.172</text:p>
          </table:table-cell>
          <table:table-cell office:value-type="float" office:value="128.40088" calcext:value-type="float">
            <text:p>128.40088</text:p>
          </table:table-cell>
          <table:table-cell office:value-type="float" office:value="-19.9389700681006" calcext:value-type="float">
            <text:p>-19.9389700681</text:p>
          </table:table-cell>
          <table:table-cell office:value-type="float" office:value="-17.4576547663308" calcext:value-type="float">
            <text:p>-17.4576547663</text:p>
          </table:table-cell>
          <table:table-cell office:value-type="float" office:value="1.08656604575178" calcext:value-type="float">
            <text:p>1.086566045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11</text:p>
          </table:table-cell>
          <table:table-cell/>
          <table:table-cell office:value-type="float" office:value="54.147" calcext:value-type="float">
            <text:p>54.147</text:p>
          </table:table-cell>
          <table:table-cell table:number-columns-repeated="2" office:value-type="float" office:value="15.944" calcext:value-type="float">
            <text:p>15.944</text:p>
          </table:table-cell>
          <table:table-cell office:value-type="float" office:value="16.3623745642759" calcext:value-type="float">
            <text:p>16.3623745643</text:p>
          </table:table-cell>
          <table:table-cell office:value-type="float" office:value="0.372446058575675" calcext:value-type="float">
            <text:p>0.3724460586</text:p>
          </table:table-cell>
          <table:table-cell office:value-type="float" office:value="57" calcext:value-type="float">
            <text:p>57</text:p>
          </table:table-cell>
          <table:table-cell office:value-type="float" office:value="85.855" calcext:value-type="float">
            <text:p>85.855</text:p>
          </table:table-cell>
          <table:table-cell office:value-type="float" office:value="-20.13" calcext:value-type="float">
            <text:p>-20.13</text:p>
          </table:table-cell>
          <table:table-cell office:value-type="float" office:value="134.79235" calcext:value-type="float">
            <text:p>134.79235</text:p>
          </table:table-cell>
          <table:table-cell office:value-type="float" office:value="-19.9073029045171" calcext:value-type="float">
            <text:p>-19.9073029045</text:p>
          </table:table-cell>
          <table:table-cell office:value-type="float" office:value="-17.4266381601705" calcext:value-type="float">
            <text:p>-17.4266381602</text:p>
          </table:table-cell>
          <table:table-cell office:value-type="float" office:value="1.08659997343926" calcext:value-type="float">
            <text:p>1.0865999734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G12</text:p>
          </table:table-cell>
          <table:table-cell/>
          <table:table-cell office:value-type="float" office:value="74.287" calcext:value-type="float">
            <text:p>74.287</text:p>
          </table:table-cell>
          <table:table-cell office:value-type="float" office:value="14.881" calcext:value-type="float">
            <text:p>14.881</text:p>
          </table:table-cell>
          <table:table-cell office:value-type="float" office:value="14.881" calcext:value-type="float">
            <text:p>14.881</text:p>
          </table:table-cell>
          <table:table-cell office:value-type="float" office:value="15.3181261223196" calcext:value-type="float">
            <text:p>15.3181261223</text:p>
          </table:table-cell>
          <table:table-cell office:value-type="float" office:value="0.372064817427379" calcext:value-type="float">
            <text:p>0.3720648174</text:p>
          </table:table-cell>
          <table:table-cell office:value-type="float" office:value="78" calcext:value-type="float">
            <text:p>78</text:p>
          </table:table-cell>
          <table:table-cell office:value-type="float" office:value="43.012" calcext:value-type="float">
            <text:p>43.012</text:p>
          </table:table-cell>
          <table:table-cell office:value-type="float" office:value="-20.17" calcext:value-type="float">
            <text:p>-20.17</text:p>
          </table:table-cell>
          <table:table-cell office:value-type="float" office:value="76.56136" calcext:value-type="float">
            <text:p>76.56136</text:p>
          </table:table-cell>
          <table:table-cell office:value-type="float" office:value="-19.7725543066311" calcext:value-type="float">
            <text:p>-19.7725543066</text:p>
          </table:table-cell>
          <table:table-cell office:value-type="float" office:value="-17.2946577830756" calcext:value-type="float">
            <text:p>-17.2946577831</text:p>
          </table:table-cell>
          <table:table-cell office:value-type="float" office:value="1.08674434064996" calcext:value-type="float">
            <text:p>1.0867443406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63.307" calcext:value-type="float">
            <text:p>63.307</text:p>
          </table:table-cell>
          <table:table-cell table:number-columns-repeated="2" office:value-type="float" office:value="5.068" calcext:value-type="float">
            <text:p>5.068</text:p>
          </table:table-cell>
          <table:table-cell office:value-type="float" office:value="5.67822963980142" calcext:value-type="float">
            <text:p>5.6782296398</text:p>
          </table:table-cell>
          <table:table-cell office:value-type="float" office:value="0.368545282275472" calcext:value-type="float">
            <text:p>0.3685452823</text:p>
          </table:table-cell>
          <table:table-cell office:value-type="float" office:value="57" calcext:value-type="float">
            <text:p>57</text:p>
          </table:table-cell>
          <table:table-cell office:value-type="float" office:value="80.083" calcext:value-type="float">
            <text:p>80.083</text:p>
          </table:table-cell>
          <table:table-cell office:value-type="float" office:value="-24.375" calcext:value-type="float">
            <text:p>-24.375</text:p>
          </table:table-cell>
          <table:table-cell office:value-type="float" office:value="125.73031" calcext:value-type="float">
            <text:p>125.73031</text:p>
          </table:table-cell>
          <table:table-cell office:value-type="float" office:value="-24.2414247377981" calcext:value-type="float">
            <text:p>-24.2414247378</text:p>
          </table:table-cell>
          <table:table-cell office:value-type="float" office:value="-21.6717215443849" calcext:value-type="float">
            <text:p>-21.6717215444</text:p>
          </table:table-cell>
          <table:table-cell office:value-type="float" office:value="1.08195624891672" calcext:value-type="float">
            <text:p>1.081956248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45.218" calcext:value-type="float">
            <text:p>45.218</text:p>
          </table:table-cell>
          <table:table-cell table:number-columns-repeated="2" office:value-type="float" office:value="4.804" calcext:value-type="float">
            <text:p>4.804</text:p>
          </table:table-cell>
          <table:table-cell office:value-type="float" office:value="5.41888665892046" calcext:value-type="float">
            <text:p>5.4188866589</text:p>
          </table:table-cell>
          <table:table-cell office:value-type="float" office:value="0.368450592477515" calcext:value-type="float">
            <text:p>0.3684505925</text:p>
          </table:table-cell>
          <table:table-cell office:value-type="float" office:value="57" calcext:value-type="float">
            <text:p>57</text:p>
          </table:table-cell>
          <table:table-cell office:value-type="float" office:value="56.598" calcext:value-type="float">
            <text:p>56.598</text:p>
          </table:table-cell>
          <table:table-cell office:value-type="float" office:value="-24.502" calcext:value-type="float">
            <text:p>-24.502</text:p>
          </table:table-cell>
          <table:table-cell office:value-type="float" office:value="88.85886" calcext:value-type="float">
            <text:p>88.85886</text:p>
          </table:table-cell>
          <table:table-cell office:value-type="float" office:value="-24.3155433746978" calcext:value-type="float">
            <text:p>-24.3155433747</text:p>
          </table:table-cell>
          <table:table-cell office:value-type="float" office:value="-21.7443175179332" calcext:value-type="float">
            <text:p>-21.7443175179</text:p>
          </table:table-cell>
          <table:table-cell office:value-type="float" office:value="1.08187683191369" calcext:value-type="float">
            <text:p>1.0818768319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3</text:p>
          </table:table-cell>
          <table:table-cell/>
          <table:table-cell office:value-type="float" office:value="68.394" calcext:value-type="float">
            <text:p>68.394</text:p>
          </table:table-cell>
          <table:table-cell table:number-columns-repeated="2" office:value-type="float" office:value="14.859" calcext:value-type="float">
            <text:p>14.859</text:p>
          </table:table-cell>
          <table:table-cell office:value-type="float" office:value="15.2965142072462" calcext:value-type="float">
            <text:p>15.2965142072</text:p>
          </table:table-cell>
          <table:table-cell office:value-type="float" office:value="0.372056927175241" calcext:value-type="float">
            <text:p>0.3720569272</text:p>
          </table:table-cell>
          <table:table-cell office:value-type="float" office:value="57" calcext:value-type="float">
            <text:p>57</text:p>
          </table:table-cell>
          <table:table-cell office:value-type="float" office:value="105.06" calcext:value-type="float">
            <text:p>105.06</text:p>
          </table:table-cell>
          <table:table-cell office:value-type="float" office:value="-20.326" calcext:value-type="float">
            <text:p>-20.326</text:p>
          </table:table-cell>
          <table:table-cell office:value-type="float" office:value="164.9442" calcext:value-type="float">
            <text:p>164.9442</text:p>
          </table:table-cell>
          <table:table-cell office:value-type="float" office:value="-20.1484729636575" calcext:value-type="float">
            <text:p>-20.1484729637</text:p>
          </table:table-cell>
          <table:table-cell office:value-type="float" office:value="-17.662853718987" calcext:value-type="float">
            <text:p>-17.662853719</text:p>
          </table:table-cell>
          <table:table-cell office:value-type="float" office:value="1.08634158714764" calcext:value-type="float">
            <text:p>1.086341587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4</text:p>
          </table:table-cell>
          <table:table-cell/>
          <table:table-cell office:value-type="float" office:value="46.762" calcext:value-type="float">
            <text:p>46.762</text:p>
          </table:table-cell>
          <table:table-cell table:number-columns-repeated="2" office:value-type="float" office:value="14.235" calcext:value-type="float">
            <text:p>14.235</text:p>
          </table:table-cell>
          <table:table-cell office:value-type="float" office:value="14.6835217069821" calcext:value-type="float">
            <text:p>14.683521707</text:p>
          </table:table-cell>
          <table:table-cell office:value-type="float" office:value="0.371833130412353" calcext:value-type="float">
            <text:p>0.3718331304</text:p>
          </table:table-cell>
          <table:table-cell office:value-type="float" office:value="57" calcext:value-type="float">
            <text:p>57</text:p>
          </table:table-cell>
          <table:table-cell office:value-type="float" office:value="70.804" calcext:value-type="float">
            <text:p>70.804</text:p>
          </table:table-cell>
          <table:table-cell office:value-type="float" office:value="-20.21" calcext:value-type="float">
            <text:p>-20.21</text:p>
          </table:table-cell>
          <table:table-cell office:value-type="float" office:value="111.16228" calcext:value-type="float">
            <text:p>111.16228</text:p>
          </table:table-cell>
          <table:table-cell office:value-type="float" office:value="-19.9408852878257" calcext:value-type="float">
            <text:p>-19.9408852878</text:p>
          </table:table-cell>
          <table:table-cell office:value-type="float" office:value="-17.4595306405551" calcext:value-type="float">
            <text:p>-17.4595306406</text:p>
          </table:table-cell>
          <table:table-cell office:value-type="float" office:value="1.08656399381556" calcext:value-type="float">
            <text:p>1.0865639938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5</text:p>
          </table:table-cell>
          <table:table-cell/>
          <table:table-cell office:value-type="float" office:value="58.743" calcext:value-type="float">
            <text:p>58.743</text:p>
          </table:table-cell>
          <table:table-cell table:number-columns-repeated="2" office:value-type="float" office:value="14.306" calcext:value-type="float">
            <text:p>14.306</text:p>
          </table:table-cell>
          <table:table-cell office:value-type="float" office:value="14.7532692510827" calcext:value-type="float">
            <text:p>14.7532692511</text:p>
          </table:table-cell>
          <table:table-cell office:value-type="float" office:value="0.371858594517797" calcext:value-type="float">
            <text:p>0.3718585945</text:p>
          </table:table-cell>
          <table:table-cell office:value-type="float" office:value="57" calcext:value-type="float">
            <text:p>57</text:p>
          </table:table-cell>
          <table:table-cell office:value-type="float" office:value="89.447" calcext:value-type="float">
            <text:p>89.447</text:p>
          </table:table-cell>
          <table:table-cell office:value-type="float" office:value="-20.164" calcext:value-type="float">
            <text:p>-20.164</text:p>
          </table:table-cell>
          <table:table-cell office:value-type="float" office:value="140.43179" calcext:value-type="float">
            <text:p>140.43179</text:p>
          </table:table-cell>
          <table:table-cell office:value-type="float" office:value="-19.9511996368633" calcext:value-type="float">
            <text:p>-19.9511996369</text:p>
          </table:table-cell>
          <table:table-cell office:value-type="float" office:value="-17.4696330957705" calcext:value-type="float">
            <text:p>-17.4696330958</text:p>
          </table:table-cell>
          <table:table-cell office:value-type="float" office:value="1.08655294318314" calcext:value-type="float">
            <text:p>1.0865529432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6</text:p>
          </table:table-cell>
          <table:table-cell/>
          <table:table-cell office:value-type="float" office:value="53.317" calcext:value-type="float">
            <text:p>53.317</text:p>
          </table:table-cell>
          <table:table-cell table:number-columns-repeated="2" office:value-type="float" office:value="13.513" calcext:value-type="float">
            <text:p>13.513</text:p>
          </table:table-cell>
          <table:table-cell office:value-type="float" office:value="13.9742579486638" calcext:value-type="float">
            <text:p>13.9742579487</text:p>
          </table:table-cell>
          <table:table-cell office:value-type="float" office:value="0.371574184826232" calcext:value-type="float">
            <text:p>0.3715741848</text:p>
          </table:table-cell>
          <table:table-cell office:value-type="float" office:value="57" calcext:value-type="float">
            <text:p>57</text:p>
          </table:table-cell>
          <table:table-cell office:value-type="float" office:value="82.741" calcext:value-type="float">
            <text:p>82.741</text:p>
          </table:table-cell>
          <table:table-cell office:value-type="float" office:value="-20.72" calcext:value-type="float">
            <text:p>-20.72</text:p>
          </table:table-cell>
          <table:table-cell office:value-type="float" office:value="129.90337" calcext:value-type="float">
            <text:p>129.90337</text:p>
          </table:table-cell>
          <table:table-cell office:value-type="float" office:value="-20.5029104336009" calcext:value-type="float">
            <text:p>-20.5029104336</text:p>
          </table:table-cell>
          <table:table-cell office:value-type="float" office:value="-18.0100097686499" calcext:value-type="float">
            <text:p>-18.0100097686</text:p>
          </table:table-cell>
          <table:table-cell office:value-type="float" office:value="1.08596184525668" calcext:value-type="float">
            <text:p>1.085961845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7</text:p>
          </table:table-cell>
          <table:table-cell/>
          <table:table-cell office:value-type="float" office:value="58.949" calcext:value-type="float">
            <text:p>58.949</text:p>
          </table:table-cell>
          <table:table-cell table:number-columns-repeated="2" office:value-type="float" office:value="13.686" calcext:value-type="float">
            <text:p>13.686</text:p>
          </table:table-cell>
          <table:table-cell office:value-type="float" office:value="14.1442061899229" calcext:value-type="float">
            <text:p>14.1442061899</text:p>
          </table:table-cell>
          <table:table-cell office:value-type="float" office:value="0.371636231467415" calcext:value-type="float">
            <text:p>0.3716362315</text:p>
          </table:table-cell>
          <table:table-cell office:value-type="float" office:value="57" calcext:value-type="float">
            <text:p>57</text:p>
          </table:table-cell>
          <table:table-cell office:value-type="float" office:value="89.189" calcext:value-type="float">
            <text:p>89.189</text:p>
          </table:table-cell>
          <table:table-cell office:value-type="float" office:value="-20.366" calcext:value-type="float">
            <text:p>-20.366</text:p>
          </table:table-cell>
          <table:table-cell office:value-type="float" office:value="140.02673" calcext:value-type="float">
            <text:p>140.02673</text:p>
          </table:table-cell>
          <table:table-cell office:value-type="float" office:value="-20.15706970264" calcext:value-type="float">
            <text:p>-20.1570697026</text:p>
          </table:table-cell>
          <table:table-cell office:value-type="float" office:value="-17.6712738500347" calcext:value-type="float">
            <text:p>-17.67127385</text:p>
          </table:table-cell>
          <table:table-cell office:value-type="float" office:value="1.08633237669455" calcext:value-type="float">
            <text:p>1.086332376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8</text:p>
          </table:table-cell>
          <table:table-cell/>
          <table:table-cell office:value-type="float" office:value="57.75" calcext:value-type="float">
            <text:p>57.75</text:p>
          </table:table-cell>
          <table:table-cell table:number-columns-repeated="2" office:value-type="float" office:value="15.002" calcext:value-type="float">
            <text:p>15.002</text:p>
          </table:table-cell>
          <table:table-cell office:value-type="float" office:value="15.4369916552234" calcext:value-type="float">
            <text:p>15.4369916552</text:p>
          </table:table-cell>
          <table:table-cell office:value-type="float" office:value="0.372108213791795" calcext:value-type="float">
            <text:p>0.3721082138</text:p>
          </table:table-cell>
          <table:table-cell office:value-type="float" office:value="57" calcext:value-type="float">
            <text:p>57</text:p>
          </table:table-cell>
          <table:table-cell office:value-type="float" office:value="88.068" calcext:value-type="float">
            <text:p>88.068</text:p>
          </table:table-cell>
          <table:table-cell office:value-type="float" office:value="-19.944" calcext:value-type="float">
            <text:p>-19.944</text:p>
          </table:table-cell>
          <table:table-cell office:value-type="float" office:value="138.26676" calcext:value-type="float">
            <text:p>138.26676</text:p>
          </table:table-cell>
          <table:table-cell office:value-type="float" office:value="-19.7228282815553" calcext:value-type="float">
            <text:p>-19.7228282816</text:p>
          </table:table-cell>
          <table:table-cell office:value-type="float" office:value="-17.2459533093824" calcext:value-type="float">
            <text:p>-17.2459533094</text:p>
          </table:table-cell>
          <table:table-cell office:value-type="float" office:value="1.08679761610742" calcext:value-type="float">
            <text:p>1.0867976161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9</text:p>
          </table:table-cell>
          <table:table-cell/>
          <table:table-cell office:value-type="float" office:value="72.132" calcext:value-type="float">
            <text:p>72.132</text:p>
          </table:table-cell>
          <table:table-cell table:number-columns-repeated="2" office:value-type="float" office:value="14.858" calcext:value-type="float">
            <text:p>14.858</text:p>
          </table:table-cell>
          <table:table-cell office:value-type="float" office:value="15.2955318474702" calcext:value-type="float">
            <text:p>15.2955318475</text:p>
          </table:table-cell>
          <table:table-cell office:value-type="float" office:value="0.372056568527387" calcext:value-type="float">
            <text:p>0.3720565685</text:p>
          </table:table-cell>
          <table:table-cell office:value-type="float" office:value="78" calcext:value-type="float">
            <text:p>78</text:p>
          </table:table-cell>
          <table:table-cell office:value-type="float" office:value="42.063" calcext:value-type="float">
            <text:p>42.063</text:p>
          </table:table-cell>
          <table:table-cell office:value-type="float" office:value="-19.784" calcext:value-type="float">
            <text:p>-19.784</text:p>
          </table:table-cell>
          <table:table-cell office:value-type="float" office:value="74.87214" calcext:value-type="float">
            <text:p>74.87214</text:p>
          </table:table-cell>
          <table:table-cell office:value-type="float" office:value="-19.360808972957" calcext:value-type="float">
            <text:p>-19.360808973</text:p>
          </table:table-cell>
          <table:table-cell office:value-type="float" office:value="-16.8913711792967" calcext:value-type="float">
            <text:p>-16.8913711793</text:p>
          </table:table-cell>
          <table:table-cell office:value-type="float" office:value="1.08718547454235" calcext:value-type="float">
            <text:p>1.0871854745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10</text:p>
          </table:table-cell>
          <table:table-cell/>
          <table:table-cell office:value-type="float" office:value="55.132" calcext:value-type="float">
            <text:p>55.132</text:p>
          </table:table-cell>
          <table:table-cell table:number-columns-repeated="2" office:value-type="float" office:value="14.655" calcext:value-type="float">
            <text:p>14.655</text:p>
          </table:table-cell>
          <table:table-cell office:value-type="float" office:value="15.0961128129291" calcext:value-type="float">
            <text:p>15.0961128129</text:p>
          </table:table-cell>
          <table:table-cell office:value-type="float" office:value="0.371983762959533" calcext:value-type="float">
            <text:p>0.371983763</text:p>
          </table:table-cell>
          <table:table-cell office:value-type="float" office:value="57" calcext:value-type="float">
            <text:p>57</text:p>
          </table:table-cell>
          <table:table-cell office:value-type="float" office:value="82.926" calcext:value-type="float">
            <text:p>82.926</text:p>
          </table:table-cell>
          <table:table-cell office:value-type="float" office:value="-19.155" calcext:value-type="float">
            <text:p>-19.155</text:p>
          </table:table-cell>
          <table:table-cell office:value-type="float" office:value="130.19382" calcext:value-type="float">
            <text:p>130.19382</text:p>
          </table:table-cell>
          <table:table-cell office:value-type="float" office:value="-18.9008516257544" calcext:value-type="float">
            <text:p>-18.9008516258</text:p>
          </table:table-cell>
          <table:table-cell office:value-type="float" office:value="-16.44086301013" calcext:value-type="float">
            <text:p>-16.4408630101</text:p>
          </table:table-cell>
          <table:table-cell office:value-type="float" office:value="1.08767825695553" calcext:value-type="float">
            <text:p>1.087678257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11</text:p>
          </table:table-cell>
          <table:table-cell/>
          <table:table-cell office:value-type="float" office:value="70.58" calcext:value-type="float">
            <text:p>70.58</text:p>
          </table:table-cell>
          <table:table-cell office:value-type="float" office:value="14.6" calcext:value-type="float">
            <text:p>14.6</text:p>
          </table:table-cell>
          <table:table-cell office:value-type="float" office:value="14.6" calcext:value-type="float">
            <text:p>14.6</text:p>
          </table:table-cell>
          <table:table-cell office:value-type="float" office:value="15.0420830252456" calcext:value-type="float">
            <text:p>15.0420830252</text:p>
          </table:table-cell>
          <table:table-cell office:value-type="float" office:value="0.37196403729475" calcext:value-type="float">
            <text:p>0.3719640373</text:p>
          </table:table-cell>
          <table:table-cell office:value-type="float" office:value="78" calcext:value-type="float">
            <text:p>78</text:p>
          </table:table-cell>
          <table:table-cell office:value-type="float" office:value="40.818" calcext:value-type="float">
            <text:p>40.818</text:p>
          </table:table-cell>
          <table:table-cell office:value-type="float" office:value="-19.14" calcext:value-type="float">
            <text:p>-19.14</text:p>
          </table:table-cell>
          <table:table-cell office:value-type="float" office:value="72.65604" calcext:value-type="float">
            <text:p>72.65604</text:p>
          </table:table-cell>
          <table:table-cell office:value-type="float" office:value="-18.6751068543312" calcext:value-type="float">
            <text:p>-18.6751068543</text:p>
          </table:table-cell>
          <table:table-cell office:value-type="float" office:value="-16.2197558481478" calcext:value-type="float">
            <text:p>-16.2197558481</text:p>
          </table:table-cell>
          <table:table-cell office:value-type="float" office:value="1.0879201103093" calcext:value-type="float">
            <text:p>1.0879201103</text:p>
          </table:table-cell>
        </table:table-row>
        <table:table-row table:style-name="ro2">
          <table:table-cell office:value-type="string" calcext:value-type="string">
            <text:p>Martin2</text:p>
          </table:table-cell>
          <table:table-cell office:value-type="string" calcext:value-type="string">
            <text:p>H12</text:p>
          </table:table-cell>
          <table:table-cell/>
          <table:table-cell office:value-type="float" office:value="57.942" calcext:value-type="float">
            <text:p>57.942</text:p>
          </table:table-cell>
          <table:table-cell table:number-columns-repeated="2" office:value-type="float" office:value="13.667" calcext:value-type="float">
            <text:p>13.667</text:p>
          </table:table-cell>
          <table:table-cell office:value-type="float" office:value="14.1255413541777" calcext:value-type="float">
            <text:p>14.1255413542</text:p>
          </table:table-cell>
          <table:table-cell office:value-type="float" office:value="0.371629417100195" calcext:value-type="float">
            <text:p>0.3716294171</text:p>
          </table:table-cell>
          <table:table-cell office:value-type="float" office:value="57" calcext:value-type="float">
            <text:p>57</text:p>
          </table:table-cell>
          <table:table-cell office:value-type="float" office:value="85.925" calcext:value-type="float">
            <text:p>85.925</text:p>
          </table:table-cell>
          <table:table-cell office:value-type="float" office:value="-20.202" calcext:value-type="float">
            <text:p>-20.202</text:p>
          </table:table-cell>
          <table:table-cell office:value-type="float" office:value="134.90225" calcext:value-type="float">
            <text:p>134.90225</text:p>
          </table:table-cell>
          <table:table-cell office:value-type="float" office:value="-19.981154585186" calcext:value-type="float">
            <text:p>-19.9811545852</text:p>
          </table:table-cell>
          <table:table-cell office:value-type="float" office:value="-17.4989726617289" calcext:value-type="float">
            <text:p>-17.4989726617</text:p>
          </table:table-cell>
          <table:table-cell office:value-type="float" office:value="1.08652084990551" calcext:value-type="float">
            <text:p>1.0865208499</text:p>
          </table:table-cell>
        </table:table-row>
      </table:table>
      <table:table table:name="CNEA by helpR" table:style-name="ta1">
        <table:table-column table:style-name="co1" table:number-columns-repeated="8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4"/>
        <table:table-row table:style-name="ro4">
          <table:table-cell office:value-type="string" calcext:value-type="string">
            <text:p>Rank.Analysis</text:p>
          </table:table-cell>
          <table:table-cell office:value-type="string" calcext:value-type="string">
            <text:p>Box.No</text:p>
          </table:table-cell>
          <table:table-cell office:value-type="string" calcext:value-type="string">
            <text:p>Box.position</text:p>
          </table:table-cell>
          <table:table-cell office:value-type="string" calcext:value-type="string">
            <text:p>sample.name</text:p>
          </table:table-cell>
          <table:table-cell office:value-type="string" calcext:value-type="string">
            <text:p>sample.weight</text:p>
          </table:table-cell>
          <table:table-cell office:value-type="string" calcext:value-type="string">
            <text:p>Area.N</text:p>
          </table:table-cell>
          <table:table-cell office:value-type="string" calcext:value-type="string">
            <text:p>d14N.d15N.ratio</text:p>
          </table:table-cell>
          <table:table-cell office:value-type="string" calcext:value-type="string">
            <text:p>d14N.d15N.BlankCorrected</text:p>
          </table:table-cell>
          <table:table-cell office:value-type="string" calcext:value-type="string">
            <text:p>Normalized.d14N.d15N</text:p>
          </table:table-cell>
          <table:table-cell office:value-type="string" calcext:value-type="string">
            <text:p>At.N</text:p>
          </table:table-cell>
          <table:table-cell office:value-type="string" calcext:value-type="string">
            <text:p>equipement.dilution</text:p>
          </table:table-cell>
          <table:table-cell office:value-type="string" calcext:value-type="string">
            <text:p>Area.C</text:p>
          </table:table-cell>
          <table:table-cell office:value-type="string" calcext:value-type="string">
            <text:p>d12C.d13C.ratio</text:p>
          </table:table-cell>
          <table:table-cell office:value-type="string" calcext:value-type="string">
            <text:p>Area.C.Corrected</text:p>
          </table:table-cell>
          <table:table-cell office:value-type="string" calcext:value-type="string">
            <text:p>d12C.d13C.BlankCorrected</text:p>
          </table:table-cell>
          <table:table-cell office:value-type="string" calcext:value-type="string">
            <text:p>Normalized.d12C.d13C</text:p>
          </table:table-cell>
          <table:table-cell office:value-type="string" calcext:value-type="string">
            <text:p>At.C</text:p>
          </table:table-cell>
        </table:table-row>
        <table:table-row table:style-name="ro4">
          <table:table-cell office:value-type="float" office:value="1" calcext:value-type="float">
            <text:p>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811-2</text:p>
          </table:table-cell>
          <table:table-cell office:value-type="float" office:value="0.358" calcext:value-type="float">
            <text:p>0.36</text:p>
          </table:table-cell>
          <table:table-cell office:value-type="float" office:value="62.918" calcext:value-type="float">
            <text:p>62.92</text:p>
          </table:table-cell>
          <table:table-cell table:number-columns-repeated="2" office:value-type="float" office:value="15.163" calcext:value-type="float">
            <text:p>15.16</text:p>
          </table:table-cell>
          <table:table-cell office:value-type="float" office:value="15.5964500792393" calcext:value-type="float">
            <text:p>15.60</text:p>
          </table:table-cell>
          <table:table-cell office:value-type="float" office:value="0.37216643006905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7.502" calcext:value-type="float">
            <text:p>97.50</text:p>
          </table:table-cell>
          <table:table-cell office:value-type="float" office:value="-19.938" calcext:value-type="float">
            <text:p>-19.94</text:p>
          </table:table-cell>
          <table:table-cell office:value-type="float" office:value="153.07814" calcext:value-type="float">
            <text:p>153.08</text:p>
          </table:table-cell>
          <table:table-cell office:value-type="float" office:value="-19.738541368715" calcext:value-type="float">
            <text:p>-19.74</text:p>
          </table:table-cell>
          <table:table-cell office:value-type="float" office:value="-17.3095639713864" calcext:value-type="float">
            <text:p>-17.31</text:p>
          </table:table-cell>
          <table:table-cell office:value-type="float" office:value="1.08672803548331" calcext:value-type="float">
            <text:p>1.09</text:p>
          </table:table-cell>
        </table:table-row>
        <table:table-row table:style-name="ro4">
          <table:table-cell office:value-type="float" office:value="2" calcext:value-type="float">
            <text:p>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812-1</text:p>
          </table:table-cell>
          <table:table-cell office:value-type="float" office:value="0.313" calcext:value-type="float">
            <text:p>0.31</text:p>
          </table:table-cell>
          <table:table-cell office:value-type="float" office:value="54.826" calcext:value-type="float">
            <text:p>54.83</text:p>
          </table:table-cell>
          <table:table-cell table:number-columns-repeated="2" office:value-type="float" office:value="14.952" calcext:value-type="float">
            <text:p>14.95</text:p>
          </table:table-cell>
          <table:table-cell office:value-type="float" office:value="15.3891283676704" calcext:value-type="float">
            <text:p>15.39</text:p>
          </table:table-cell>
          <table:table-cell office:value-type="float" office:value="0.37209073949056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4.949" calcext:value-type="float">
            <text:p>84.95</text:p>
          </table:table-cell>
          <table:table-cell office:value-type="float" office:value="-20.44" calcext:value-type="float">
            <text:p>-20.44</text:p>
          </table:table-cell>
          <table:table-cell office:value-type="float" office:value="133.36993" calcext:value-type="float">
            <text:p>133.37</text:p>
          </table:table-cell>
          <table:table-cell office:value-type="float" office:value="-20.2221298409985" calcext:value-type="float">
            <text:p>-20.22</text:p>
          </table:table-cell>
          <table:table-cell office:value-type="float" office:value="-17.7862739434457" calcext:value-type="float">
            <text:p>-17.79</text:p>
          </table:table-cell>
          <table:table-cell office:value-type="float" office:value="1.08620658240409" calcext:value-type="float">
            <text:p>1.09</text:p>
          </table:table-cell>
        </table:table-row>
        <table:table-row table:style-name="ro4">
          <table:table-cell office:value-type="float" office:value="3" calcext:value-type="float">
            <text:p>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L A</text:p>
          </table:table-cell>
          <table:table-cell office:value-type="float" office:value="0.357" calcext:value-type="float">
            <text:p>0.36</text:p>
          </table:table-cell>
          <table:table-cell office:value-type="float" office:value="75.33" calcext:value-type="float">
            <text:p>75.33</text:p>
          </table:table-cell>
          <table:table-cell table:number-columns-repeated="2" office:value-type="float" office:value="5.213" calcext:value-type="float">
            <text:p>5.21</text:p>
          </table:table-cell>
          <table:table-cell office:value-type="float" office:value="5.81990491283677" calcext:value-type="float">
            <text:p>5.82</text:p>
          </table:table-cell>
          <table:table-cell office:value-type="float" office:value="0.36859700984958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8.896" calcext:value-type="float">
            <text:p>98.90</text:p>
          </table:table-cell>
          <table:table-cell office:value-type="float" office:value="-24.247" calcext:value-type="float">
            <text:p>-24.25</text:p>
          </table:table-cell>
          <table:table-cell office:value-type="float" office:value="155.26672" calcext:value-type="float">
            <text:p>155.27</text:p>
          </table:table-cell>
          <table:table-cell office:value-type="float" office:value="-24.1367784736031" calcext:value-type="float">
            <text:p>-24.14</text:p>
          </table:table-cell>
          <table:table-cell office:value-type="float" office:value="-21.6452411174542" calcext:value-type="float">
            <text:p>-21.65</text:p>
          </table:table-cell>
          <table:table-cell office:value-type="float" office:value="1.08198521738065" calcext:value-type="float">
            <text:p>1.08</text:p>
          </table:table-cell>
        </table:table-row>
        <table:table-row table:style-name="ro4">
          <table:table-cell office:value-type="float" office:value="4" calcext:value-type="float">
            <text:p>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GEL A</text:p>
          </table:table-cell>
          <table:table-cell office:value-type="float" office:value="0.471" calcext:value-type="float">
            <text:p>0.47</text:p>
          </table:table-cell>
          <table:table-cell office:value-type="float" office:value="44.806" calcext:value-type="float">
            <text:p>44.81</text:p>
          </table:table-cell>
          <table:table-cell table:number-columns-repeated="2" office:value-type="float" office:value="4.463" calcext:value-type="float">
            <text:p>4.46</text:p>
          </table:table-cell>
          <table:table-cell office:value-type="float" office:value="5.0829793977813" calcext:value-type="float">
            <text:p>5.08</text:p>
          </table:table-cell>
          <table:table-cell office:value-type="float" office:value="0.368327947708165" calcext:value-type="float">
            <text:p>0.37</text:p>
          </table:table-cell>
          <table:table-cell office:value-type="float" office:value="33" calcext:value-type="float">
            <text:p>33.00</text:p>
          </table:table-cell>
          <table:table-cell office:value-type="float" office:value="48.812" calcext:value-type="float">
            <text:p>48.81</text:p>
          </table:table-cell>
          <table:table-cell office:value-type="float" office:value="-24.142" calcext:value-type="float">
            <text:p>-24.14</text:p>
          </table:table-cell>
          <table:table-cell office:value-type="float" office:value="64.91996" calcext:value-type="float">
            <text:p>64.92</text:p>
          </table:table-cell>
          <table:table-cell office:value-type="float" office:value="-23.8656448778192" calcext:value-type="float">
            <text:p>-23.87</text:p>
          </table:table-cell>
          <table:table-cell office:value-type="float" office:value="-21.3779640910599" calcext:value-type="float">
            <text:p>-21.38</text:p>
          </table:table-cell>
          <table:table-cell office:value-type="float" office:value="1.08227760616146" calcext:value-type="float">
            <text:p>1.08</text:p>
          </table:table-cell>
        </table:table-row>
        <table:table-row table:style-name="ro4">
          <table:table-cell office:value-type="float" office:value="5" calcext:value-type="float">
            <text:p>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GEL A</text:p>
          </table:table-cell>
          <table:table-cell office:value-type="float" office:value="0.235" calcext:value-type="float">
            <text:p>0.24</text:p>
          </table:table-cell>
          <table:table-cell office:value-type="float" office:value="49.751" calcext:value-type="float">
            <text:p>49.75</text:p>
          </table:table-cell>
          <table:table-cell table:number-columns-repeated="2" office:value-type="float" office:value="4.812" calcext:value-type="float">
            <text:p>4.81</text:p>
          </table:table-cell>
          <table:table-cell office:value-type="float" office:value="5.42589540412044" calcext:value-type="float">
            <text:p>5.43</text:p>
          </table:table-cell>
          <table:table-cell office:value-type="float" office:value="0.368453151472088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66.427" calcext:value-type="float">
            <text:p>66.43</text:p>
          </table:table-cell>
          <table:table-cell office:value-type="float" office:value="-24.465" calcext:value-type="float">
            <text:p>-24.47</text:p>
          </table:table-cell>
          <table:table-cell office:value-type="float" office:value="104.29039" calcext:value-type="float">
            <text:p>104.29</text:p>
          </table:table-cell>
          <table:table-cell office:value-type="float" office:value="-24.3058491892336" calcext:value-type="float">
            <text:p>-24.31</text:p>
          </table:table-cell>
          <table:table-cell office:value-type="float" office:value="-21.8119069929736" calcext:value-type="float">
            <text:p>-21.81</text:p>
          </table:table-cell>
          <table:table-cell office:value-type="float" office:value="1.08180289169906" calcext:value-type="float">
            <text:p>1.08</text:p>
          </table:table-cell>
        </table:table-row>
        <table:table-row table:style-name="ro4">
          <table:table-cell office:value-type="float" office:value="6" calcext:value-type="float">
            <text:p>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812-2</text:p>
          </table:table-cell>
          <table:table-cell office:value-type="float" office:value="0.636" calcext:value-type="float">
            <text:p>0.64</text:p>
          </table:table-cell>
          <table:table-cell office:value-type="float" office:value="50.02" calcext:value-type="float">
            <text:p>50.02</text:p>
          </table:table-cell>
          <table:table-cell table:number-columns-repeated="2" office:value-type="float" office:value="14.868" calcext:value-type="float">
            <text:p>14.87</text:p>
          </table:table-cell>
          <table:table-cell office:value-type="float" office:value="15.3065927099842" calcext:value-type="float">
            <text:p>15.31</text:p>
          </table:table-cell>
          <table:table-cell office:value-type="float" office:value="0.372060606716405" calcext:value-type="float">
            <text:p>0.37</text:p>
          </table:table-cell>
          <table:table-cell office:value-type="float" office:value="33" calcext:value-type="float">
            <text:p>33.00</text:p>
          </table:table-cell>
          <table:table-cell office:value-type="float" office:value="66.206" calcext:value-type="float">
            <text:p>66.21</text:p>
          </table:table-cell>
          <table:table-cell office:value-type="float" office:value="-20.523" calcext:value-type="float">
            <text:p>-20.52</text:p>
          </table:table-cell>
          <table:table-cell office:value-type="float" office:value="88.05398" calcext:value-type="float">
            <text:p>88.05</text:p>
          </table:table-cell>
          <table:table-cell office:value-type="float" office:value="-20.1919601588085" calcext:value-type="float">
            <text:p>-20.19</text:p>
          </table:table-cell>
          <table:table-cell office:value-type="float" office:value="-17.7565333909343" calcext:value-type="float">
            <text:p>-17.76</text:p>
          </table:table-cell>
          <table:table-cell office:value-type="float" office:value="1.08623911451009" calcext:value-type="float">
            <text:p>1.09</text:p>
          </table:table-cell>
        </table:table-row>
        <table:table-row table:style-name="ro4">
          <table:table-cell office:value-type="float" office:value="7" calcext:value-type="float">
            <text:p>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813-1</text:p>
          </table:table-cell>
          <table:table-cell office:value-type="float" office:value="0.436" calcext:value-type="float">
            <text:p>0.44</text:p>
          </table:table-cell>
          <table:table-cell office:value-type="float" office:value="79.222" calcext:value-type="float">
            <text:p>79.22</text:p>
          </table:table-cell>
          <table:table-cell table:number-columns-repeated="2" office:value-type="float" office:value="14.571" calcext:value-type="float">
            <text:p>14.57</text:p>
          </table:table-cell>
          <table:table-cell office:value-type="float" office:value="15.0147702060222" calcext:value-type="float">
            <text:p>15.01</text:p>
          </table:table-cell>
          <table:table-cell office:value-type="float" office:value="0.371954065690196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6.295" calcext:value-type="float">
            <text:p>46.30</text:p>
          </table:table-cell>
          <table:table-cell office:value-type="float" office:value="-20.617" calcext:value-type="float">
            <text:p>-20.62</text:p>
          </table:table-cell>
          <table:table-cell office:value-type="float" office:value="82.4051" calcext:value-type="float">
            <text:p>82.41</text:p>
          </table:table-cell>
          <table:table-cell office:value-type="float" office:value="-20.2660089484979" calcext:value-type="float">
            <text:p>-20.27</text:p>
          </table:table-cell>
          <table:table-cell office:value-type="float" office:value="-17.8295289201643" calcext:value-type="float">
            <text:p>-17.83</text:p>
          </table:table-cell>
          <table:table-cell office:value-type="float" office:value="1.08615926732402" calcext:value-type="float">
            <text:p>1.09</text:p>
          </table:table-cell>
        </table:table-row>
        <table:table-row table:style-name="ro4">
          <table:table-cell office:value-type="float" office:value="8" calcext:value-type="float">
            <text:p>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813-2</text:p>
          </table:table-cell>
          <table:table-cell office:value-type="float" office:value="0.314" calcext:value-type="float">
            <text:p>0.31</text:p>
          </table:table-cell>
          <table:table-cell office:value-type="float" office:value="55.305" calcext:value-type="float">
            <text:p>55.31</text:p>
          </table:table-cell>
          <table:table-cell table:number-columns-repeated="2" office:value-type="float" office:value="14.527" calcext:value-type="float">
            <text:p>14.53</text:p>
          </table:table-cell>
          <table:table-cell office:value-type="float" office:value="14.9715372424723" calcext:value-type="float">
            <text:p>14.97</text:p>
          </table:table-cell>
          <table:table-cell office:value-type="float" office:value="0.371938281815082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6.335" calcext:value-type="float">
            <text:p>86.34</text:p>
          </table:table-cell>
          <table:table-cell office:value-type="float" office:value="-20.738" calcext:value-type="float">
            <text:p>-20.74</text:p>
          </table:table-cell>
          <table:table-cell office:value-type="float" office:value="135.54595" calcext:value-type="float">
            <text:p>135.55</text:p>
          </table:table-cell>
          <table:table-cell office:value-type="float" office:value="-20.5305701470131" calcext:value-type="float">
            <text:p>-20.53</text:p>
          </table:table-cell>
          <table:table-cell office:value-type="float" office:value="-18.0903270342232" calcext:value-type="float">
            <text:p>-18.09</text:p>
          </table:table-cell>
          <table:table-cell office:value-type="float" office:value="1.0858739885867" calcext:value-type="float">
            <text:p>1.09</text:p>
          </table:table-cell>
        </table:table-row>
        <table:table-row table:style-name="ro4">
          <table:table-cell office:value-type="float" office:value="9" calcext:value-type="float">
            <text:p>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814-1</text:p>
          </table:table-cell>
          <table:table-cell office:value-type="float" office:value="0.54" calcext:value-type="float">
            <text:p>0.54</text:p>
          </table:table-cell>
          <table:table-cell office:value-type="float" office:value="42.074" calcext:value-type="float">
            <text:p>42.07</text:p>
          </table:table-cell>
          <table:table-cell table:number-columns-repeated="2" office:value-type="float" office:value="14.974" calcext:value-type="float">
            <text:p>14.97</text:p>
          </table:table-cell>
          <table:table-cell office:value-type="float" office:value="15.4107448494453" calcext:value-type="float">
            <text:p>15.41</text:p>
          </table:table-cell>
          <table:table-cell office:value-type="float" office:value="0.372098631404589" calcext:value-type="float">
            <text:p>0.37</text:p>
          </table:table-cell>
          <table:table-cell office:value-type="float" office:value="33" calcext:value-type="float">
            <text:p>33.00</text:p>
          </table:table-cell>
          <table:table-cell office:value-type="float" office:value="54.799" calcext:value-type="float">
            <text:p>54.80</text:p>
          </table:table-cell>
          <table:table-cell office:value-type="float" office:value="-19.787" calcext:value-type="float">
            <text:p>-19.79</text:p>
          </table:table-cell>
          <table:table-cell office:value-type="float" office:value="72.88267" calcext:value-type="float">
            <text:p>72.88</text:p>
          </table:table-cell>
          <table:table-cell office:value-type="float" office:value="-19.3518835406629" calcext:value-type="float">
            <text:p>-19.35</text:p>
          </table:table-cell>
          <table:table-cell office:value-type="float" office:value="-16.9284059145433" calcext:value-type="float">
            <text:p>-16.93</text:p>
          </table:table-cell>
          <table:table-cell office:value-type="float" office:value="1.08714496436773" calcext:value-type="float">
            <text:p>1.09</text:p>
          </table:table-cell>
        </table:table-row>
        <table:table-row table:style-name="ro4">
          <table:table-cell office:value-type="float" office:value="10" calcext:value-type="float">
            <text:p>1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814-2</text:p>
          </table:table-cell>
          <table:table-cell office:value-type="float" office:value="0.31" calcext:value-type="float">
            <text:p>0.31</text:p>
          </table:table-cell>
          <table:table-cell office:value-type="float" office:value="53.025" calcext:value-type="float">
            <text:p>53.03</text:p>
          </table:table-cell>
          <table:table-cell table:number-columns-repeated="2" office:value-type="float" office:value="15.143" calcext:value-type="float">
            <text:p>15.14</text:p>
          </table:table-cell>
          <table:table-cell office:value-type="float" office:value="15.5767987321712" calcext:value-type="float">
            <text:p>15.58</text:p>
          </table:table-cell>
          <table:table-cell office:value-type="float" office:value="0.372159255611572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0.982" calcext:value-type="float">
            <text:p>80.98</text:p>
          </table:table-cell>
          <table:table-cell office:value-type="float" office:value="-19.775" calcext:value-type="float">
            <text:p>-19.78</text:p>
          </table:table-cell>
          <table:table-cell office:value-type="float" office:value="127.14174" calcext:value-type="float">
            <text:p>127.14</text:p>
          </table:table-cell>
          <table:table-cell office:value-type="float" office:value="-19.5298445516563" calcext:value-type="float">
            <text:p>-19.53</text:p>
          </table:table-cell>
          <table:table-cell office:value-type="float" office:value="-17.1038356310081" calcext:value-type="float">
            <text:p>-17.10</text:p>
          </table:table-cell>
          <table:table-cell office:value-type="float" office:value="1.08695307140295" calcext:value-type="float">
            <text:p>1.09</text:p>
          </table:table-cell>
        </table:table-row>
        <table:table-row table:style-name="ro4">
          <table:table-cell office:value-type="float" office:value="11" calcext:value-type="float">
            <text:p>1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815-1</text:p>
          </table:table-cell>
          <table:table-cell office:value-type="float" office:value="0.324" calcext:value-type="float">
            <text:p>0.32</text:p>
          </table:table-cell>
          <table:table-cell office:value-type="float" office:value="50.401" calcext:value-type="float">
            <text:p>50.40</text:p>
          </table:table-cell>
          <table:table-cell table:number-columns-repeated="2" office:value-type="float" office:value="15.019" calcext:value-type="float">
            <text:p>15.02</text:p>
          </table:table-cell>
          <table:table-cell office:value-type="float" office:value="15.4549603803487" calcext:value-type="float">
            <text:p>15.45</text:p>
          </table:table-cell>
          <table:table-cell office:value-type="float" office:value="0.372114773952118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8.905" calcext:value-type="float">
            <text:p>78.91</text:p>
          </table:table-cell>
          <table:table-cell office:value-type="float" office:value="-20.326" calcext:value-type="float">
            <text:p>-20.33</text:p>
          </table:table-cell>
          <table:table-cell office:value-type="float" office:value="123.88085" calcext:value-type="float">
            <text:p>123.88</text:p>
          </table:table-cell>
          <table:table-cell office:value-type="float" office:value="-20.0881413913863" calcext:value-type="float">
            <text:p>-20.09</text:p>
          </table:table-cell>
          <table:table-cell office:value-type="float" office:value="-17.6541913283054" calcext:value-type="float">
            <text:p>-17.65</text:p>
          </table:table-cell>
          <table:table-cell office:value-type="float" office:value="1.0863510625973" calcext:value-type="float">
            <text:p>1.09</text:p>
          </table:table-cell>
        </table:table-row>
        <table:table-row table:style-name="ro4">
          <table:table-cell office:value-type="float" office:value="12" calcext:value-type="float">
            <text:p>1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815-2</text:p>
          </table:table-cell>
          <table:table-cell office:value-type="float" office:value="0.339" calcext:value-type="float">
            <text:p>0.34</text:p>
          </table:table-cell>
          <table:table-cell office:value-type="float" office:value="55.044" calcext:value-type="float">
            <text:p>55.04</text:p>
          </table:table-cell>
          <table:table-cell table:number-columns-repeated="2" office:value-type="float" office:value="15.103" calcext:value-type="float">
            <text:p>15.10</text:p>
          </table:table-cell>
          <table:table-cell office:value-type="float" office:value="15.5374960380349" calcext:value-type="float">
            <text:p>15.54</text:p>
          </table:table-cell>
          <table:table-cell office:value-type="float" office:value="0.372144906693508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7.76" calcext:value-type="float">
            <text:p>87.76</text:p>
          </table:table-cell>
          <table:table-cell office:value-type="float" office:value="-20.482" calcext:value-type="float">
            <text:p>-20.48</text:p>
          </table:table-cell>
          <table:table-cell office:value-type="float" office:value="137.7832" calcext:value-type="float">
            <text:p>137.78</text:p>
          </table:table-cell>
          <table:table-cell office:value-type="float" office:value="-20.2722174535857" calcext:value-type="float">
            <text:p>-20.27</text:p>
          </table:table-cell>
          <table:table-cell office:value-type="float" office:value="-17.8356491162743" calcext:value-type="float">
            <text:p>-17.84</text:p>
          </table:table-cell>
          <table:table-cell office:value-type="float" office:value="1.08615257265559" calcext:value-type="float">
            <text:p>1.09</text:p>
          </table:table-cell>
        </table:table-row>
        <table:table-row table:style-name="ro4">
          <table:table-cell office:value-type="float" office:value="13" calcext:value-type="float">
            <text:p>1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816-1</text:p>
          </table:table-cell>
          <table:table-cell office:value-type="float" office:value="0.343" calcext:value-type="float">
            <text:p>0.34</text:p>
          </table:table-cell>
          <table:table-cell office:value-type="float" office:value="58.551" calcext:value-type="float">
            <text:p>58.55</text:p>
          </table:table-cell>
          <table:table-cell table:number-columns-repeated="2" office:value-type="float" office:value="15.744" calcext:value-type="float">
            <text:p>15.74</text:p>
          </table:table-cell>
          <table:table-cell office:value-type="float" office:value="16.1673217115689" calcext:value-type="float">
            <text:p>16.17</text:p>
          </table:table-cell>
          <table:table-cell office:value-type="float" office:value="0.3723748476079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1.13" calcext:value-type="float">
            <text:p>91.13</text:p>
          </table:table-cell>
          <table:table-cell office:value-type="float" office:value="-19.555" calcext:value-type="float">
            <text:p>-19.56</text:p>
          </table:table-cell>
          <table:table-cell office:value-type="float" office:value="143.0741" calcext:value-type="float">
            <text:p>143.07</text:p>
          </table:table-cell>
          <table:table-cell office:value-type="float" office:value="-19.3329456318279" calcext:value-type="float">
            <text:p>-19.33</text:p>
          </table:table-cell>
          <table:table-cell office:value-type="float" office:value="-16.9097373760876" calcext:value-type="float">
            <text:p>-16.91</text:p>
          </table:table-cell>
          <table:table-cell office:value-type="float" office:value="1.0871653848163" calcext:value-type="float">
            <text:p>1.09</text:p>
          </table:table-cell>
        </table:table-row>
        <table:table-row table:style-name="ro4">
          <table:table-cell office:value-type="float" office:value="14" calcext:value-type="float">
            <text:p>1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816-2</text:p>
          </table:table-cell>
          <table:table-cell office:value-type="float" office:value="0.298" calcext:value-type="float">
            <text:p>0.30</text:p>
          </table:table-cell>
          <table:table-cell office:value-type="float" office:value="49.704" calcext:value-type="float">
            <text:p>49.70</text:p>
          </table:table-cell>
          <table:table-cell table:number-columns-repeated="2" office:value-type="float" office:value="15.79" calcext:value-type="float">
            <text:p>15.79</text:p>
          </table:table-cell>
          <table:table-cell office:value-type="float" office:value="16.2125198098257" calcext:value-type="float">
            <text:p>16.21</text:p>
          </table:table-cell>
          <table:table-cell office:value-type="float" office:value="0.37239134878715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8.477" calcext:value-type="float">
            <text:p>78.48</text:p>
          </table:table-cell>
          <table:table-cell office:value-type="float" office:value="-19.548" calcext:value-type="float">
            <text:p>-19.55</text:p>
          </table:table-cell>
          <table:table-cell office:value-type="float" office:value="123.20889" calcext:value-type="float">
            <text:p>123.21</text:p>
          </table:table-cell>
          <table:table-cell office:value-type="float" office:value="-19.289056554838" calcext:value-type="float">
            <text:p>-19.29</text:p>
          </table:table-cell>
          <table:table-cell office:value-type="float" office:value="-16.8664725716832" calcext:value-type="float">
            <text:p>-16.87</text:p>
          </table:table-cell>
          <table:table-cell office:value-type="float" office:value="1.08721270968376" calcext:value-type="float">
            <text:p>1.09</text:p>
          </table:table-cell>
        </table:table-row>
        <table:table-row table:style-name="ro4">
          <table:table-cell office:value-type="float" office:value="15" calcext:value-type="float">
            <text:p>1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GEL A</text:p>
          </table:table-cell>
          <table:table-cell office:value-type="float" office:value="0.303" calcext:value-type="float">
            <text:p>0.30</text:p>
          </table:table-cell>
          <table:table-cell office:value-type="float" office:value="63.757" calcext:value-type="float">
            <text:p>63.76</text:p>
          </table:table-cell>
          <table:table-cell table:number-columns-repeated="2" office:value-type="float" office:value="4.942" calcext:value-type="float">
            <text:p>4.94</text:p>
          </table:table-cell>
          <table:table-cell office:value-type="float" office:value="5.55362916006339" calcext:value-type="float">
            <text:p>5.55</text:p>
          </table:table-cell>
          <table:table-cell office:value-type="float" office:value="0.36849978889683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4.152" calcext:value-type="float">
            <text:p>84.15</text:p>
          </table:table-cell>
          <table:table-cell office:value-type="float" office:value="-24.197" calcext:value-type="float">
            <text:p>-24.20</text:p>
          </table:table-cell>
          <table:table-cell office:value-type="float" office:value="132.11864" calcext:value-type="float">
            <text:p>132.12</text:p>
          </table:table-cell>
          <table:table-cell office:value-type="float" office:value="-24.0658284762935" calcext:value-type="float">
            <text:p>-24.07</text:p>
          </table:table-cell>
          <table:table-cell office:value-type="float" office:value="-21.5753003037798" calcext:value-type="float">
            <text:p>-21.58</text:p>
          </table:table-cell>
          <table:table-cell office:value-type="float" office:value="1.08206172958278" calcext:value-type="float">
            <text:p>1.08</text:p>
          </table:table-cell>
        </table:table-row>
        <table:table-row table:style-name="ro4">
          <table:table-cell office:value-type="float" office:value="16" calcext:value-type="float">
            <text:p>1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L A</text:p>
          </table:table-cell>
          <table:table-cell office:value-type="float" office:value="0.213" calcext:value-type="float">
            <text:p>0.21</text:p>
          </table:table-cell>
          <table:table-cell office:value-type="float" office:value="45.22" calcext:value-type="float">
            <text:p>45.22</text:p>
          </table:table-cell>
          <table:table-cell table:number-columns-repeated="2" office:value-type="float" office:value="4.973" calcext:value-type="float">
            <text:p>4.97</text:p>
          </table:table-cell>
          <table:table-cell office:value-type="float" office:value="5.58408874801902" calcext:value-type="float">
            <text:p>5.58</text:p>
          </table:table-cell>
          <table:table-cell office:value-type="float" office:value="0.368510910122443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58.822" calcext:value-type="float">
            <text:p>58.82</text:p>
          </table:table-cell>
          <table:table-cell office:value-type="float" office:value="-24.16" calcext:value-type="float">
            <text:p>-24.16</text:p>
          </table:table-cell>
          <table:table-cell office:value-type="float" office:value="92.35054" calcext:value-type="float">
            <text:p>92.35</text:p>
          </table:table-cell>
          <table:table-cell office:value-type="float" office:value="-23.9691492296601" calcext:value-type="float">
            <text:p>-23.97</text:p>
          </table:table-cell>
          <table:table-cell office:value-type="float" office:value="-21.4799962103143" calcext:value-type="float">
            <text:p>-21.48</text:p>
          </table:table-cell>
          <table:table-cell office:value-type="float" office:value="1.08216598791714" calcext:value-type="float">
            <text:p>1.08</text:p>
          </table:table-cell>
        </table:table-row>
        <table:table-row table:style-name="ro4">
          <table:table-cell office:value-type="float" office:value="17" calcext:value-type="float">
            <text:p>1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817-1</text:p>
          </table:table-cell>
          <table:table-cell office:value-type="float" office:value="0.279" calcext:value-type="float">
            <text:p>0.28</text:p>
          </table:table-cell>
          <table:table-cell office:value-type="float" office:value="44.679" calcext:value-type="float">
            <text:p>44.68</text:p>
          </table:table-cell>
          <table:table-cell table:number-columns-repeated="2" office:value-type="float" office:value="14.013" calcext:value-type="float">
            <text:p>14.01</text:p>
          </table:table-cell>
          <table:table-cell office:value-type="float" office:value="14.4664976228209" calcext:value-type="float">
            <text:p>14.47</text:p>
          </table:table-cell>
          <table:table-cell office:value-type="float" office:value="0.371753897085334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66.399" calcext:value-type="float">
            <text:p>66.40</text:p>
          </table:table-cell>
          <table:table-cell office:value-type="float" office:value="-18.68" calcext:value-type="float">
            <text:p>-18.68</text:p>
          </table:table-cell>
          <table:table-cell office:value-type="float" office:value="104.24643" calcext:value-type="float">
            <text:p>104.25</text:p>
          </table:table-cell>
          <table:table-cell office:value-type="float" office:value="-18.3463647162723" calcext:value-type="float">
            <text:p>-18.35</text:p>
          </table:table-cell>
          <table:table-cell office:value-type="float" office:value="-15.9371894605677" calcext:value-type="float">
            <text:p>-15.94</text:p>
          </table:table-cell>
          <table:table-cell office:value-type="float" office:value="1.08822918780477" calcext:value-type="float">
            <text:p>1.09</text:p>
          </table:table-cell>
        </table:table-row>
        <table:table-row table:style-name="ro4">
          <table:table-cell office:value-type="float" office:value="18" calcext:value-type="float">
            <text:p>1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817-2</text:p>
          </table:table-cell>
          <table:table-cell office:value-type="float" office:value="0.316" calcext:value-type="float">
            <text:p>0.32</text:p>
          </table:table-cell>
          <table:table-cell office:value-type="float" office:value="46.028" calcext:value-type="float">
            <text:p>46.03</text:p>
          </table:table-cell>
          <table:table-cell table:number-columns-repeated="2" office:value-type="float" office:value="14.202" calcext:value-type="float">
            <text:p>14.20</text:p>
          </table:table-cell>
          <table:table-cell office:value-type="float" office:value="14.6522028526149" calcext:value-type="float">
            <text:p>14.65</text:p>
          </table:table-cell>
          <table:table-cell office:value-type="float" office:value="0.371821696218997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66.104" calcext:value-type="float">
            <text:p>66.10</text:p>
          </table:table-cell>
          <table:table-cell office:value-type="float" office:value="-18.969" calcext:value-type="float">
            <text:p>-18.97</text:p>
          </table:table-cell>
          <table:table-cell office:value-type="float" office:value="103.78328" calcext:value-type="float">
            <text:p>103.78</text:p>
          </table:table-cell>
          <table:table-cell office:value-type="float" office:value="-18.6425840090188" calcext:value-type="float">
            <text:p>-18.64</text:p>
          </table:table-cell>
          <table:table-cell office:value-type="float" office:value="-16.2291953681978" calcext:value-type="float">
            <text:p>-16.23</text:p>
          </table:table-cell>
          <table:table-cell office:value-type="float" office:value="1.08790978511577" calcext:value-type="float">
            <text:p>1.09</text:p>
          </table:table-cell>
        </table:table-row>
        <table:table-row table:style-name="ro4">
          <table:table-cell office:value-type="float" office:value="19" calcext:value-type="float">
            <text:p>1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818-1</text:p>
          </table:table-cell>
          <table:table-cell office:value-type="float" office:value="0.246" calcext:value-type="float">
            <text:p>0.25</text:p>
          </table:table-cell>
          <table:table-cell office:value-type="float" office:value="41.31" calcext:value-type="float">
            <text:p>41.31</text:p>
          </table:table-cell>
          <table:table-cell table:number-columns-repeated="2" office:value-type="float" office:value="14.328" calcext:value-type="float">
            <text:p>14.33</text:p>
          </table:table-cell>
          <table:table-cell office:value-type="float" office:value="14.7760063391442" calcext:value-type="float">
            <text:p>14.78</text:p>
          </table:table-cell>
          <table:table-cell office:value-type="float" office:value="0.371866895590173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64.565" calcext:value-type="float">
            <text:p>64.57</text:p>
          </table:table-cell>
          <table:table-cell office:value-type="float" office:value="-20.259" calcext:value-type="float">
            <text:p>-20.26</text:p>
          </table:table-cell>
          <table:table-cell office:value-type="float" office:value="101.36705" calcext:value-type="float">
            <text:p>101.37</text:p>
          </table:table-cell>
          <table:table-cell office:value-type="float" office:value="-19.9645939798232" calcext:value-type="float">
            <text:p>-19.96</text:p>
          </table:table-cell>
          <table:table-cell office:value-type="float" office:value="-17.5324012392321" calcext:value-type="float">
            <text:p>-17.53</text:p>
          </table:table-cell>
          <table:table-cell office:value-type="float" office:value="1.08648428381025" calcext:value-type="float">
            <text:p>1.09</text:p>
          </table:table-cell>
        </table:table-row>
        <table:table-row table:style-name="ro4">
          <table:table-cell office:value-type="float" office:value="20" calcext:value-type="float">
            <text:p>2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18-2</text:p>
          </table:table-cell>
          <table:table-cell office:value-type="float" office:value="0.335" calcext:value-type="float">
            <text:p>0.34</text:p>
          </table:table-cell>
          <table:table-cell office:value-type="float" office:value="56.041" calcext:value-type="float">
            <text:p>56.04</text:p>
          </table:table-cell>
          <table:table-cell table:number-columns-repeated="2" office:value-type="float" office:value="14.454" calcext:value-type="float">
            <text:p>14.45</text:p>
          </table:table-cell>
          <table:table-cell office:value-type="float" office:value="14.8998098256735" calcext:value-type="float">
            <text:p>14.90</text:p>
          </table:table-cell>
          <table:table-cell office:value-type="float" office:value="0.371912094920338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6.777" calcext:value-type="float">
            <text:p>86.78</text:p>
          </table:table-cell>
          <table:table-cell office:value-type="float" office:value="-20.199" calcext:value-type="float">
            <text:p>-20.20</text:p>
          </table:table-cell>
          <table:table-cell office:value-type="float" office:value="136.23989" calcext:value-type="float">
            <text:p>136.24</text:p>
          </table:table-cell>
          <table:table-cell office:value-type="float" office:value="-19.9803038534971" calcext:value-type="float">
            <text:p>-19.98</text:p>
          </table:table-cell>
          <table:table-cell office:value-type="float" office:value="-17.5478876576836" calcext:value-type="float">
            <text:p>-17.55</text:p>
          </table:table-cell>
          <table:table-cell office:value-type="float" office:value="1.08646734386842" calcext:value-type="float">
            <text:p>1.09</text:p>
          </table:table-cell>
        </table:table-row>
        <table:table-row table:style-name="ro4">
          <table:table-cell office:value-type="float" office:value="21" calcext:value-type="float">
            <text:p>2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819-1</text:p>
          </table:table-cell>
          <table:table-cell office:value-type="float" office:value="0.489" calcext:value-type="float">
            <text:p>0.49</text:p>
          </table:table-cell>
          <table:table-cell office:value-type="float" office:value="87.88" calcext:value-type="float">
            <text:p>87.88</text:p>
          </table:table-cell>
          <table:table-cell table:number-columns-repeated="2" office:value-type="float" office:value="14.089" calcext:value-type="float">
            <text:p>14.09</text:p>
          </table:table-cell>
          <table:table-cell office:value-type="float" office:value="14.5411727416799" calcext:value-type="float">
            <text:p>14.54</text:p>
          </table:table-cell>
          <table:table-cell office:value-type="float" office:value="0.371781160240122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50.944" calcext:value-type="float">
            <text:p>50.94</text:p>
          </table:table-cell>
          <table:table-cell office:value-type="float" office:value="-19.64" calcext:value-type="float">
            <text:p>-19.64</text:p>
          </table:table-cell>
          <table:table-cell office:value-type="float" office:value="90.68032" calcext:value-type="float">
            <text:p>90.68</text:p>
          </table:table-cell>
          <table:table-cell office:value-type="float" office:value="-19.2881382487049" calcext:value-type="float">
            <text:p>-19.29</text:p>
          </table:table-cell>
          <table:table-cell office:value-type="float" office:value="-16.8655673274184" calcext:value-type="float">
            <text:p>-16.87</text:p>
          </table:table-cell>
          <table:table-cell office:value-type="float" office:value="1.08721369987763" calcext:value-type="float">
            <text:p>1.09</text:p>
          </table:table-cell>
        </table:table-row>
        <table:table-row table:style-name="ro4">
          <table:table-cell office:value-type="float" office:value="22" calcext:value-type="float">
            <text:p>2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819-2</text:p>
          </table:table-cell>
          <table:table-cell office:value-type="float" office:value="0.499" calcext:value-type="float">
            <text:p>0.50</text:p>
          </table:table-cell>
          <table:table-cell office:value-type="float" office:value="86.69" calcext:value-type="float">
            <text:p>86.69</text:p>
          </table:table-cell>
          <table:table-cell table:number-columns-repeated="2" office:value-type="float" office:value="13.876" calcext:value-type="float">
            <text:p>13.88</text:p>
          </table:table-cell>
          <table:table-cell office:value-type="float" office:value="14.3318858954041" calcext:value-type="float">
            <text:p>14.33</text:p>
          </table:table-cell>
          <table:table-cell office:value-type="float" office:value="0.371704751623881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50.402" calcext:value-type="float">
            <text:p>50.40</text:p>
          </table:table-cell>
          <table:table-cell office:value-type="float" office:value="-19.573" calcext:value-type="float">
            <text:p>-19.57</text:p>
          </table:table-cell>
          <table:table-cell office:value-type="float" office:value="89.71556" calcext:value-type="float">
            <text:p>89.72</text:p>
          </table:table-cell>
          <table:table-cell office:value-type="float" office:value="-19.2148625675824" calcext:value-type="float">
            <text:p>-19.21</text:p>
          </table:table-cell>
          <table:table-cell office:value-type="float" office:value="-16.7933339101585" calcext:value-type="float">
            <text:p>-16.79</text:p>
          </table:table-cell>
          <table:table-cell office:value-type="float" office:value="1.08729271173289" calcext:value-type="float">
            <text:p>1.09</text:p>
          </table:table-cell>
        </table:table-row>
        <table:table-row table:style-name="ro4">
          <table:table-cell office:value-type="float" office:value="23" calcext:value-type="float">
            <text:p>2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820-1</text:p>
          </table:table-cell>
          <table:table-cell office:value-type="float" office:value="0.482" calcext:value-type="float">
            <text:p>0.48</text:p>
          </table:table-cell>
          <table:table-cell office:value-type="float" office:value="84.838" calcext:value-type="float">
            <text:p>84.84</text:p>
          </table:table-cell>
          <table:table-cell table:number-columns-repeated="2" office:value-type="float" office:value="15.091" calcext:value-type="float">
            <text:p>15.09</text:p>
          </table:table-cell>
          <table:table-cell office:value-type="float" office:value="15.525705229794" calcext:value-type="float">
            <text:p>15.53</text:p>
          </table:table-cell>
          <table:table-cell office:value-type="float" office:value="0.372140602017282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50.424" calcext:value-type="float">
            <text:p>50.42</text:p>
          </table:table-cell>
          <table:table-cell office:value-type="float" office:value="-19.653" calcext:value-type="float">
            <text:p>-19.65</text:p>
          </table:table-cell>
          <table:table-cell office:value-type="float" office:value="89.75472" calcext:value-type="float">
            <text:p>89.75</text:p>
          </table:table-cell>
          <table:table-cell office:value-type="float" office:value="-19.2978394255748" calcext:value-type="float">
            <text:p>-19.30</text:p>
          </table:table-cell>
          <table:table-cell office:value-type="float" office:value="-16.8751305159965" calcext:value-type="float">
            <text:p>-16.88</text:p>
          </table:table-cell>
          <table:table-cell office:value-type="float" office:value="1.0872032392628" calcext:value-type="float">
            <text:p>1.09</text:p>
          </table:table-cell>
        </table:table-row>
        <table:table-row table:style-name="ro4">
          <table:table-cell office:value-type="float" office:value="24" calcext:value-type="float">
            <text:p>2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820-2</text:p>
          </table:table-cell>
          <table:table-cell office:value-type="float" office:value="0.283" calcext:value-type="float">
            <text:p>0.28</text:p>
          </table:table-cell>
          <table:table-cell office:value-type="float" office:value="49.089" calcext:value-type="float">
            <text:p>49.09</text:p>
          </table:table-cell>
          <table:table-cell table:number-columns-repeated="2" office:value-type="float" office:value="15.155" calcext:value-type="float">
            <text:p>15.16</text:p>
          </table:table-cell>
          <table:table-cell office:value-type="float" office:value="15.588589540412" calcext:value-type="float">
            <text:p>15.59</text:p>
          </table:table-cell>
          <table:table-cell office:value-type="float" office:value="0.372163560286186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4.731" calcext:value-type="float">
            <text:p>74.73</text:p>
          </table:table-cell>
          <table:table-cell office:value-type="float" office:value="-19.876" calcext:value-type="float">
            <text:p>-19.88</text:p>
          </table:table-cell>
          <table:table-cell office:value-type="float" office:value="117.32767" calcext:value-type="float">
            <text:p>117.33</text:p>
          </table:table-cell>
          <table:table-cell office:value-type="float" office:value="-19.6124871587525" calcext:value-type="float">
            <text:p>-19.61</text:p>
          </table:table-cell>
          <table:table-cell office:value-type="float" office:value="-17.1853027402916" calcext:value-type="float">
            <text:p>-17.19</text:p>
          </table:table-cell>
          <table:table-cell office:value-type="float" office:value="1.08686395873801" calcext:value-type="float">
            <text:p>1.09</text:p>
          </table:table-cell>
        </table:table-row>
        <table:table-row table:style-name="ro4">
          <table:table-cell office:value-type="float" office:value="25" calcext:value-type="float">
            <text:p>2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821-1</text:p>
          </table:table-cell>
          <table:table-cell office:value-type="float" office:value="0.311" calcext:value-type="float">
            <text:p>0.31</text:p>
          </table:table-cell>
          <table:table-cell office:value-type="float" office:value="53.409" calcext:value-type="float">
            <text:p>53.41</text:p>
          </table:table-cell>
          <table:table-cell table:number-columns-repeated="2" office:value-type="float" office:value="14.947" calcext:value-type="float">
            <text:p>14.95</text:p>
          </table:table-cell>
          <table:table-cell office:value-type="float" office:value="15.3842155309033" calcext:value-type="float">
            <text:p>15.38</text:p>
          </table:table-cell>
          <table:table-cell office:value-type="float" office:value="0.372088945873562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2.097" calcext:value-type="float">
            <text:p>82.10</text:p>
          </table:table-cell>
          <table:table-cell office:value-type="float" office:value="-20.036" calcext:value-type="float">
            <text:p>-20.04</text:p>
          </table:table-cell>
          <table:table-cell office:value-type="float" office:value="128.89229" calcext:value-type="float">
            <text:p>128.89</text:p>
          </table:table-cell>
          <table:table-cell office:value-type="float" office:value="-19.8005827534031" calcext:value-type="float">
            <text:p>-19.80</text:p>
          </table:table-cell>
          <table:table-cell office:value-type="float" office:value="-17.3707228873992" calcext:value-type="float">
            <text:p>-17.37</text:p>
          </table:table-cell>
          <table:table-cell office:value-type="float" office:value="1.08666113661316" calcext:value-type="float">
            <text:p>1.09</text:p>
          </table:table-cell>
        </table:table-row>
        <table:table-row table:style-name="ro4">
          <table:table-cell office:value-type="float" office:value="26" calcext:value-type="float">
            <text:p>2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821-2</text:p>
          </table:table-cell>
          <table:table-cell office:value-type="float" office:value="0.298" calcext:value-type="float">
            <text:p>0.30</text:p>
          </table:table-cell>
          <table:table-cell office:value-type="float" office:value="52.082" calcext:value-type="float">
            <text:p>52.08</text:p>
          </table:table-cell>
          <table:table-cell table:number-columns-repeated="2" office:value-type="float" office:value="14.724" calcext:value-type="float">
            <text:p>14.72</text:p>
          </table:table-cell>
          <table:table-cell office:value-type="float" office:value="15.1651030110935" calcext:value-type="float">
            <text:p>15.17</text:p>
          </table:table-cell>
          <table:table-cell office:value-type="float" office:value="0.37200895048973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0.086" calcext:value-type="float">
            <text:p>80.09</text:p>
          </table:table-cell>
          <table:table-cell office:value-type="float" office:value="-20.042" calcext:value-type="float">
            <text:p>-20.04</text:p>
          </table:table-cell>
          <table:table-cell office:value-type="float" office:value="125.73502" calcext:value-type="float">
            <text:p>125.74</text:p>
          </table:table-cell>
          <table:table-cell office:value-type="float" office:value="-19.8006735093943" calcext:value-type="float">
            <text:p>-19.80</text:p>
          </table:table-cell>
          <table:table-cell office:value-type="float" office:value="-17.3708123524889" calcext:value-type="float">
            <text:p>-17.37</text:p>
          </table:table-cell>
          <table:table-cell office:value-type="float" office:value="1.08666103875143" calcext:value-type="float">
            <text:p>1.09</text:p>
          </table:table-cell>
        </table:table-row>
        <table:table-row table:style-name="ro4">
          <table:table-cell office:value-type="float" office:value="27" calcext:value-type="float">
            <text:p>2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EL A</text:p>
          </table:table-cell>
          <table:table-cell office:value-type="float" office:value="0.328" calcext:value-type="float">
            <text:p>0.33</text:p>
          </table:table-cell>
          <table:table-cell office:value-type="float" office:value="69.404" calcext:value-type="float">
            <text:p>69.40</text:p>
          </table:table-cell>
          <table:table-cell table:number-columns-repeated="2" office:value-type="float" office:value="4.485" calcext:value-type="float">
            <text:p>4.49</text:p>
          </table:table-cell>
          <table:table-cell office:value-type="float" office:value="5.10459587955626" calcext:value-type="float">
            <text:p>5.10</text:p>
          </table:table-cell>
          <table:table-cell office:value-type="float" office:value="0.36833584021833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0.816" calcext:value-type="float">
            <text:p>90.82</text:p>
          </table:table-cell>
          <table:table-cell office:value-type="float" office:value="-24.491" calcext:value-type="float">
            <text:p>-24.49</text:p>
          </table:table-cell>
          <table:table-cell office:value-type="float" office:value="142.58112" calcext:value-type="float">
            <text:p>142.58</text:p>
          </table:table-cell>
          <table:table-cell office:value-type="float" office:value="-24.3760928745707" calcext:value-type="float">
            <text:p>-24.38</text:p>
          </table:table-cell>
          <table:table-cell office:value-type="float" office:value="-21.8811515411662" calcext:value-type="float">
            <text:p>-21.88</text:p>
          </table:table-cell>
          <table:table-cell office:value-type="float" office:value="1.08172714078517" calcext:value-type="float">
            <text:p>1.08</text:p>
          </table:table-cell>
        </table:table-row>
        <table:table-row table:style-name="ro4">
          <table:table-cell office:value-type="float" office:value="28" calcext:value-type="float">
            <text:p>2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EL A</text:p>
          </table:table-cell>
          <table:table-cell office:value-type="float" office:value="0.689" calcext:value-type="float">
            <text:p>0.69</text:p>
          </table:table-cell>
          <table:table-cell office:value-type="float" office:value="37.055" calcext:value-type="float">
            <text:p>37.06</text:p>
          </table:table-cell>
          <table:table-cell table:number-columns-repeated="2" office:value-type="float" office:value="4.006" calcext:value-type="float">
            <text:p>4.01</text:p>
          </table:table-cell>
          <table:table-cell office:value-type="float" office:value="4.63394611727417" calcext:value-type="float">
            <text:p>4.63</text:p>
          </table:table-cell>
          <table:table-cell office:value-type="float" office:value="0.368163998464116" calcext:value-type="float">
            <text:p>0.37</text:p>
          </table:table-cell>
          <table:table-cell office:value-type="float" office:value="50" calcext:value-type="float">
            <text:p>50.00</text:p>
          </table:table-cell>
          <table:table-cell office:value-type="float" office:value="71.601" calcext:value-type="float">
            <text:p>71.60</text:p>
          </table:table-cell>
          <table:table-cell office:value-type="float" office:value="-24.212" calcext:value-type="float">
            <text:p>-24.21</text:p>
          </table:table-cell>
          <table:table-cell office:value-type="float" office:value="107.4015" calcext:value-type="float">
            <text:p>107.40</text:p>
          </table:table-cell>
          <table:table-cell office:value-type="float" office:value="-24.0501969037043" calcext:value-type="float">
            <text:p>-24.05</text:p>
          </table:table-cell>
          <table:table-cell office:value-type="float" office:value="-21.5598910726683" calcext:value-type="float">
            <text:p>-21.56</text:p>
          </table:table-cell>
          <table:table-cell office:value-type="float" office:value="1.08207858659417" calcext:value-type="float">
            <text:p>1.08</text:p>
          </table:table-cell>
        </table:table-row>
        <table:table-row table:style-name="ro4">
          <table:table-cell office:value-type="float" office:value="29" calcext:value-type="float">
            <text:p>2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EL A</text:p>
          </table:table-cell>
          <table:table-cell office:value-type="float" office:value="0.391" calcext:value-type="float">
            <text:p>0.39</text:p>
          </table:table-cell>
          <table:table-cell office:value-type="float" office:value="84.436" calcext:value-type="float">
            <text:p>84.44</text:p>
          </table:table-cell>
          <table:table-cell table:number-columns-repeated="2" office:value-type="float" office:value="4.868" calcext:value-type="float">
            <text:p>4.87</text:p>
          </table:table-cell>
          <table:table-cell office:value-type="float" office:value="5.48091917591125" calcext:value-type="float">
            <text:p>5.48</text:p>
          </table:table-cell>
          <table:table-cell office:value-type="float" office:value="0.368473241445025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1.174" calcext:value-type="float">
            <text:p>41.17</text:p>
          </table:table-cell>
          <table:table-cell office:value-type="float" office:value="-24.307" calcext:value-type="float">
            <text:p>-24.31</text:p>
          </table:table-cell>
          <table:table-cell office:value-type="float" office:value="73.28972" calcext:value-type="float">
            <text:p>73.29</text:p>
          </table:table-cell>
          <table:table-cell office:value-type="float" office:value="-24.0707430038588" calcext:value-type="float">
            <text:p>-24.07</text:p>
          </table:table-cell>
          <table:table-cell office:value-type="float" office:value="-21.5801449277372" calcext:value-type="float">
            <text:p>-21.58</text:p>
          </table:table-cell>
          <table:table-cell office:value-type="float" office:value="1.08205642977912" calcext:value-type="float">
            <text:p>1.08</text:p>
          </table:table-cell>
        </table:table-row>
        <table:table-row table:style-name="ro4">
          <table:table-cell office:value-type="float" office:value="30" calcext:value-type="float">
            <text:p>3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822-1</text:p>
          </table:table-cell>
          <table:table-cell office:value-type="float" office:value="0.52" calcext:value-type="float">
            <text:p>0.52</text:p>
          </table:table-cell>
          <table:table-cell office:value-type="float" office:value="93.129" calcext:value-type="float">
            <text:p>93.13</text:p>
          </table:table-cell>
          <table:table-cell table:number-columns-repeated="2" office:value-type="float" office:value="15.312" calcext:value-type="float">
            <text:p>15.31</text:p>
          </table:table-cell>
          <table:table-cell office:value-type="float" office:value="15.742852614897" calcext:value-type="float">
            <text:p>15.74</text:p>
          </table:table-cell>
          <table:table-cell office:value-type="float" office:value="0.372219879744775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53.753" calcext:value-type="float">
            <text:p>53.75</text:p>
          </table:table-cell>
          <table:table-cell office:value-type="float" office:value="-20.074" calcext:value-type="float">
            <text:p>-20.07</text:p>
          </table:table-cell>
          <table:table-cell office:value-type="float" office:value="95.68034" calcext:value-type="float">
            <text:p>95.68</text:p>
          </table:table-cell>
          <table:table-cell office:value-type="float" office:value="-19.7554262953833" calcext:value-type="float">
            <text:p>-19.76</text:p>
          </table:table-cell>
          <table:table-cell office:value-type="float" office:value="-17.3262087290297" calcext:value-type="float">
            <text:p>-17.33</text:p>
          </table:table-cell>
          <table:table-cell office:value-type="float" office:value="1.08670982857245" calcext:value-type="float">
            <text:p>1.09</text:p>
          </table:table-cell>
        </table:table-row>
        <table:table-row table:style-name="ro4">
          <table:table-cell office:value-type="float" office:value="31" calcext:value-type="float">
            <text:p>3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822-2</text:p>
          </table:table-cell>
          <table:table-cell office:value-type="float" office:value="0.358" calcext:value-type="float">
            <text:p>0.36</text:p>
          </table:table-cell>
          <table:table-cell office:value-type="float" office:value="62.683" calcext:value-type="float">
            <text:p>62.68</text:p>
          </table:table-cell>
          <table:table-cell table:number-columns-repeated="2" office:value-type="float" office:value="15.339" calcext:value-type="float">
            <text:p>15.34</text:p>
          </table:table-cell>
          <table:table-cell office:value-type="float" office:value="15.769381933439" calcext:value-type="float">
            <text:p>15.77</text:p>
          </table:table-cell>
          <table:table-cell office:value-type="float" office:value="0.37222956525034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6.141" calcext:value-type="float">
            <text:p>96.14</text:p>
          </table:table-cell>
          <table:table-cell office:value-type="float" office:value="-20.226" calcext:value-type="float">
            <text:p>-20.23</text:p>
          </table:table-cell>
          <table:table-cell office:value-type="float" office:value="150.94137" calcext:value-type="float">
            <text:p>150.94</text:p>
          </table:table-cell>
          <table:table-cell office:value-type="float" office:value="-20.0296010052581" calcext:value-type="float">
            <text:p>-20.03</text:p>
          </table:table-cell>
          <table:table-cell office:value-type="float" office:value="-17.5964836130993" calcext:value-type="float">
            <text:p>-17.60</text:p>
          </table:table-cell>
          <table:table-cell office:value-type="float" office:value="1.08641418675891" calcext:value-type="float">
            <text:p>1.09</text:p>
          </table:table-cell>
        </table:table-row>
        <table:table-row table:style-name="ro4">
          <table:table-cell office:value-type="float" office:value="32" calcext:value-type="float">
            <text:p>3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23-1</text:p>
          </table:table-cell>
          <table:table-cell office:value-type="float" office:value="0.359" calcext:value-type="float">
            <text:p>0.36</text:p>
          </table:table-cell>
          <table:table-cell office:value-type="float" office:value="63.235" calcext:value-type="float">
            <text:p>63.24</text:p>
          </table:table-cell>
          <table:table-cell table:number-columns-repeated="2" office:value-type="float" office:value="14.813" calcext:value-type="float">
            <text:p>14.81</text:p>
          </table:table-cell>
          <table:table-cell office:value-type="float" office:value="15.2525515055468" calcext:value-type="float">
            <text:p>15.25</text:p>
          </table:table-cell>
          <table:table-cell office:value-type="float" office:value="0.372040876913928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6.639" calcext:value-type="float">
            <text:p>96.64</text:p>
          </table:table-cell>
          <table:table-cell office:value-type="float" office:value="-20.42" calcext:value-type="float">
            <text:p>-20.42</text:p>
          </table:table-cell>
          <table:table-cell office:value-type="float" office:value="151.72323" calcext:value-type="float">
            <text:p>151.72</text:p>
          </table:table-cell>
          <table:table-cell office:value-type="float" office:value="-20.2286150587773" calcext:value-type="float">
            <text:p>-20.23</text:p>
          </table:table-cell>
          <table:table-cell office:value-type="float" office:value="-17.792666916321" calcext:value-type="float">
            <text:p>-17.79</text:p>
          </table:table-cell>
          <table:table-cell office:value-type="float" office:value="1.08619958936137" calcext:value-type="float">
            <text:p>1.09</text:p>
          </table:table-cell>
        </table:table-row>
        <table:table-row table:style-name="ro4">
          <table:table-cell office:value-type="float" office:value="33" calcext:value-type="float">
            <text:p>3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823-2</text:p>
          </table:table-cell>
          <table:table-cell office:value-type="float" office:value="0.336" calcext:value-type="float">
            <text:p>0.34</text:p>
          </table:table-cell>
          <table:table-cell office:value-type="float" office:value="58.976" calcext:value-type="float">
            <text:p>58.98</text:p>
          </table:table-cell>
          <table:table-cell table:number-columns-repeated="2" office:value-type="float" office:value="14.795" calcext:value-type="float">
            <text:p>14.80</text:p>
          </table:table-cell>
          <table:table-cell office:value-type="float" office:value="15.2348652931854" calcext:value-type="float">
            <text:p>15.23</text:p>
          </table:table-cell>
          <table:table-cell office:value-type="float" office:value="0.372034419885966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9.73" calcext:value-type="float">
            <text:p>89.73</text:p>
          </table:table-cell>
          <table:table-cell office:value-type="float" office:value="-20.356" calcext:value-type="float">
            <text:p>-20.36</text:p>
          </table:table-cell>
          <table:table-cell office:value-type="float" office:value="140.8761" calcext:value-type="float">
            <text:p>140.88</text:p>
          </table:table-cell>
          <table:table-cell office:value-type="float" office:value="-20.1481359026767" calcext:value-type="float">
            <text:p>-20.15</text:p>
          </table:table-cell>
          <table:table-cell office:value-type="float" office:value="-17.7133324853844" calcext:value-type="float">
            <text:p>-17.71</text:p>
          </table:table-cell>
          <table:table-cell office:value-type="float" office:value="1.08628637036737" calcext:value-type="float">
            <text:p>1.09</text:p>
          </table:table-cell>
        </table:table-row>
        <table:table-row table:style-name="ro4">
          <table:table-cell office:value-type="float" office:value="34" calcext:value-type="float">
            <text:p>3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824-1</text:p>
          </table:table-cell>
          <table:table-cell office:value-type="float" office:value="0.389" calcext:value-type="float">
            <text:p>0.39</text:p>
          </table:table-cell>
          <table:table-cell office:value-type="float" office:value="69.799" calcext:value-type="float">
            <text:p>69.80</text:p>
          </table:table-cell>
          <table:table-cell table:number-columns-repeated="2" office:value-type="float" office:value="14.719" calcext:value-type="float">
            <text:p>14.72</text:p>
          </table:table-cell>
          <table:table-cell office:value-type="float" office:value="15.1601901743265" calcext:value-type="float">
            <text:p>15.16</text:p>
          </table:table-cell>
          <table:table-cell office:value-type="float" office:value="0.372007156869787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0.918" calcext:value-type="float">
            <text:p>40.92</text:p>
          </table:table-cell>
          <table:table-cell office:value-type="float" office:value="-20.228" calcext:value-type="float">
            <text:p>-20.23</text:p>
          </table:table-cell>
          <table:table-cell office:value-type="float" office:value="72.83404" calcext:value-type="float">
            <text:p>72.83</text:p>
          </table:table-cell>
          <table:table-cell office:value-type="float" office:value="-19.8118613794985" calcext:value-type="float">
            <text:p>-19.81</text:p>
          </table:table-cell>
          <table:table-cell office:value-type="float" office:value="-17.3818410877679" calcext:value-type="float">
            <text:p>-17.38</text:p>
          </table:table-cell>
          <table:table-cell office:value-type="float" office:value="1.08664897492545" calcext:value-type="float">
            <text:p>1.09</text:p>
          </table:table-cell>
        </table:table-row>
        <table:table-row table:style-name="ro4">
          <table:table-cell office:value-type="float" office:value="35" calcext:value-type="float">
            <text:p>3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824-2</text:p>
          </table:table-cell>
          <table:table-cell office:value-type="float" office:value="0.292" calcext:value-type="float">
            <text:p>0.29</text:p>
          </table:table-cell>
          <table:table-cell office:value-type="float" office:value="49.623" calcext:value-type="float">
            <text:p>49.62</text:p>
          </table:table-cell>
          <table:table-cell table:number-columns-repeated="2" office:value-type="float" office:value="14.813" calcext:value-type="float">
            <text:p>14.81</text:p>
          </table:table-cell>
          <table:table-cell office:value-type="float" office:value="15.2525515055468" calcext:value-type="float">
            <text:p>15.25</text:p>
          </table:table-cell>
          <table:table-cell office:value-type="float" office:value="0.372040876913928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5.369" calcext:value-type="float">
            <text:p>75.37</text:p>
          </table:table-cell>
          <table:table-cell office:value-type="float" office:value="-20.001" calcext:value-type="float">
            <text:p>-20.00</text:p>
          </table:table-cell>
          <table:table-cell office:value-type="float" office:value="118.32933" calcext:value-type="float">
            <text:p>118.33</text:p>
          </table:table-cell>
          <table:table-cell office:value-type="float" office:value="-19.7430851343006" calcext:value-type="float">
            <text:p>-19.74</text:p>
          </table:table-cell>
          <table:table-cell office:value-type="float" office:value="-17.3140431070347" calcext:value-type="float">
            <text:p>-17.31</text:p>
          </table:table-cell>
          <table:table-cell office:value-type="float" office:value="1.08672313596995" calcext:value-type="float">
            <text:p>1.09</text:p>
          </table:table-cell>
        </table:table-row>
        <table:table-row table:style-name="ro4">
          <table:table-cell office:value-type="float" office:value="36" calcext:value-type="float">
            <text:p>3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827-1</text:p>
          </table:table-cell>
          <table:table-cell office:value-type="float" office:value="0.328" calcext:value-type="float">
            <text:p>0.33</text:p>
          </table:table-cell>
          <table:table-cell office:value-type="float" office:value="55.965" calcext:value-type="float">
            <text:p>55.97</text:p>
          </table:table-cell>
          <table:table-cell table:number-columns-repeated="2" office:value-type="float" office:value="14.621" calcext:value-type="float">
            <text:p>14.62</text:p>
          </table:table-cell>
          <table:table-cell office:value-type="float" office:value="15.0638985736926" calcext:value-type="float">
            <text:p>15.06</text:p>
          </table:table-cell>
          <table:table-cell office:value-type="float" office:value="0.371972001905846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9.595" calcext:value-type="float">
            <text:p>89.60</text:p>
          </table:table-cell>
          <table:table-cell office:value-type="float" office:value="-20.443" calcext:value-type="float">
            <text:p>-20.44</text:p>
          </table:table-cell>
          <table:table-cell office:value-type="float" office:value="140.66415" calcext:value-type="float">
            <text:p>140.66</text:p>
          </table:table-cell>
          <table:table-cell office:value-type="float" office:value="-20.2367446167027" calcext:value-type="float">
            <text:p>-20.24</text:p>
          </table:table-cell>
          <table:table-cell office:value-type="float" office:value="-17.8006808404602" calcext:value-type="float">
            <text:p>-17.80</text:p>
          </table:table-cell>
          <table:table-cell office:value-type="float" office:value="1.08619082321705" calcext:value-type="float">
            <text:p>1.09</text:p>
          </table:table-cell>
        </table:table-row>
        <table:table-row table:style-name="ro4">
          <table:table-cell office:value-type="float" office:value="37" calcext:value-type="float">
            <text:p>3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827-2</text:p>
          </table:table-cell>
          <table:table-cell office:value-type="float" office:value="0.309" calcext:value-type="float">
            <text:p>0.31</text:p>
          </table:table-cell>
          <table:table-cell office:value-type="float" office:value="54.579" calcext:value-type="float">
            <text:p>54.58</text:p>
          </table:table-cell>
          <table:table-cell table:number-columns-repeated="2" office:value-type="float" office:value="14.921" calcext:value-type="float">
            <text:p>14.92</text:p>
          </table:table-cell>
          <table:table-cell office:value-type="float" office:value="15.3586687797147" calcext:value-type="float">
            <text:p>15.36</text:p>
          </table:table-cell>
          <table:table-cell office:value-type="float" office:value="0.37207961906412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5.016" calcext:value-type="float">
            <text:p>85.02</text:p>
          </table:table-cell>
          <table:table-cell office:value-type="float" office:value="-20.999" calcext:value-type="float">
            <text:p>-21.00</text:p>
          </table:table-cell>
          <table:table-cell office:value-type="float" office:value="133.47512" calcext:value-type="float">
            <text:p>133.48</text:p>
          </table:table-cell>
          <table:table-cell office:value-type="float" office:value="-20.7943821961766" calcext:value-type="float">
            <text:p>-20.79</text:p>
          </table:table-cell>
          <table:table-cell office:value-type="float" office:value="-18.3503866547344" calcext:value-type="float">
            <text:p>-18.35</text:p>
          </table:table-cell>
          <table:table-cell office:value-type="float" office:value="1.08558951602534" calcext:value-type="float">
            <text:p>1.09</text:p>
          </table:table-cell>
        </table:table-row>
        <table:table-row table:style-name="ro4">
          <table:table-cell office:value-type="float" office:value="38" calcext:value-type="float">
            <text:p>3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831-1</text:p>
          </table:table-cell>
          <table:table-cell office:value-type="float" office:value="0.33" calcext:value-type="float">
            <text:p>0.33</text:p>
          </table:table-cell>
          <table:table-cell office:value-type="float" office:value="58.833" calcext:value-type="float">
            <text:p>58.83</text:p>
          </table:table-cell>
          <table:table-cell table:number-columns-repeated="2" office:value-type="float" office:value="14.921" calcext:value-type="float">
            <text:p>14.92</text:p>
          </table:table-cell>
          <table:table-cell office:value-type="float" office:value="15.3586687797147" calcext:value-type="float">
            <text:p>15.36</text:p>
          </table:table-cell>
          <table:table-cell office:value-type="float" office:value="0.37207961906412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1.13" calcext:value-type="float">
            <text:p>91.13</text:p>
          </table:table-cell>
          <table:table-cell office:value-type="float" office:value="-19.267" calcext:value-type="float">
            <text:p>-19.27</text:p>
          </table:table-cell>
          <table:table-cell office:value-type="float" office:value="143.0741" calcext:value-type="float">
            <text:p>143.07</text:p>
          </table:table-cell>
          <table:table-cell office:value-type="float" office:value="-19.0386703243965" calcext:value-type="float">
            <text:p>-19.04</text:p>
          </table:table-cell>
          <table:table-cell office:value-type="float" office:value="-16.6196478027755" calcext:value-type="float">
            <text:p>-16.62</text:p>
          </table:table-cell>
          <table:table-cell office:value-type="float" office:value="1.08748269615808" calcext:value-type="float">
            <text:p>1.09</text:p>
          </table:table-cell>
        </table:table-row>
        <table:table-row table:style-name="ro4">
          <table:table-cell office:value-type="float" office:value="39" calcext:value-type="float">
            <text:p>3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EL A</text:p>
          </table:table-cell>
          <table:table-cell office:value-type="float" office:value="0.368" calcext:value-type="float">
            <text:p>0.37</text:p>
          </table:table-cell>
          <table:table-cell office:value-type="float" office:value="78.295" calcext:value-type="float">
            <text:p>78.30</text:p>
          </table:table-cell>
          <table:table-cell table:number-columns-repeated="2" office:value-type="float" office:value="4.877" calcext:value-type="float">
            <text:p>4.88</text:p>
          </table:table-cell>
          <table:table-cell office:value-type="float" office:value="5.48976228209192" calcext:value-type="float">
            <text:p>5.49</text:p>
          </table:table-cell>
          <table:table-cell office:value-type="float" office:value="0.36847647018991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101.447" calcext:value-type="float">
            <text:p>101.45</text:p>
          </table:table-cell>
          <table:table-cell office:value-type="float" office:value="-24.44" calcext:value-type="float">
            <text:p>-24.44</text:p>
          </table:table-cell>
          <table:table-cell office:value-type="float" office:value="159.27179" calcext:value-type="float">
            <text:p>159.27</text:p>
          </table:table-cell>
          <table:table-cell office:value-type="float" office:value="-24.3363735492568" calcext:value-type="float">
            <text:p>-24.34</text:p>
          </table:table-cell>
          <table:table-cell office:value-type="float" office:value="-21.8419971784263" calcext:value-type="float">
            <text:p>-21.84</text:p>
          </table:table-cell>
          <table:table-cell office:value-type="float" office:value="1.08176997418974" calcext:value-type="float">
            <text:p>1.08</text:p>
          </table:table-cell>
        </table:table-row>
        <table:table-row table:style-name="ro4">
          <table:table-cell office:value-type="float" office:value="40" calcext:value-type="float">
            <text:p>4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GEL A</text:p>
          </table:table-cell>
          <table:table-cell office:value-type="float" office:value="0.103" calcext:value-type="float">
            <text:p>0.10</text:p>
          </table:table-cell>
          <table:table-cell office:value-type="float" office:value="21.489" calcext:value-type="float">
            <text:p>21.49</text:p>
          </table:table-cell>
          <table:table-cell table:number-columns-repeated="2" office:value-type="float" office:value="4.802" calcext:value-type="float">
            <text:p>4.80</text:p>
          </table:table-cell>
          <table:table-cell office:value-type="float" office:value="5.41606973058637" calcext:value-type="float">
            <text:p>5.42</text:p>
          </table:table-cell>
          <table:table-cell office:value-type="float" office:value="0.368449563976068" calcext:value-type="float">
            <text:p>0.37</text:p>
          </table:table-cell>
          <table:table-cell office:value-type="float" office:value="50" calcext:value-type="float">
            <text:p>50.00</text:p>
          </table:table-cell>
          <table:table-cell office:value-type="float" office:value="35.895" calcext:value-type="float">
            <text:p>35.90</text:p>
          </table:table-cell>
          <table:table-cell office:value-type="float" office:value="-24.365" calcext:value-type="float">
            <text:p>-24.37</text:p>
          </table:table-cell>
          <table:table-cell office:value-type="float" office:value="53.8425" calcext:value-type="float">
            <text:p>53.84</text:p>
          </table:table-cell>
          <table:table-cell office:value-type="float" office:value="-24.0417681403384" calcext:value-type="float">
            <text:p>-24.04</text:p>
          </table:table-cell>
          <table:table-cell office:value-type="float" office:value="-21.5515821989483" calcext:value-type="float">
            <text:p>-21.55</text:p>
          </table:table-cell>
          <table:table-cell office:value-type="float" office:value="1.08208767612896" calcext:value-type="float">
            <text:p>1.08</text:p>
          </table:table-cell>
        </table:table-row>
        <table:table-row table:style-name="ro4">
          <table:table-cell office:value-type="float" office:value="41" calcext:value-type="float">
            <text:p>4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831-2</text:p>
          </table:table-cell>
          <table:table-cell office:value-type="float" office:value="0.349" calcext:value-type="float">
            <text:p>0.35</text:p>
          </table:table-cell>
          <table:table-cell office:value-type="float" office:value="62.367" calcext:value-type="float">
            <text:p>62.37</text:p>
          </table:table-cell>
          <table:table-cell table:number-columns-repeated="2" office:value-type="float" office:value="14.757" calcext:value-type="float">
            <text:p>14.76</text:p>
          </table:table-cell>
          <table:table-cell office:value-type="float" office:value="15.1975277337559" calcext:value-type="float">
            <text:p>15.20</text:p>
          </table:table-cell>
          <table:table-cell office:value-type="float" office:value="0.37202078837974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5.706" calcext:value-type="float">
            <text:p>95.71</text:p>
          </table:table-cell>
          <table:table-cell office:value-type="float" office:value="-19.264" calcext:value-type="float">
            <text:p>-19.26</text:p>
          </table:table-cell>
          <table:table-cell office:value-type="float" office:value="150.25842" calcext:value-type="float">
            <text:p>150.26</text:p>
          </table:table-cell>
          <table:table-cell office:value-type="float" office:value="-19.0467515623873" calcext:value-type="float">
            <text:p>-19.05</text:p>
          </table:table-cell>
          <table:table-cell office:value-type="float" office:value="-16.6276140942766" calcext:value-type="float">
            <text:p>-16.63</text:p>
          </table:table-cell>
          <table:table-cell office:value-type="float" office:value="1.08747398234348" calcext:value-type="float">
            <text:p>1.09</text:p>
          </table:table-cell>
        </table:table-row>
        <table:table-row table:style-name="ro4">
          <table:table-cell office:value-type="float" office:value="42" calcext:value-type="float">
            <text:p>4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832-1</text:p>
          </table:table-cell>
          <table:table-cell office:value-type="float" office:value="0.308" calcext:value-type="float">
            <text:p>0.31</text:p>
          </table:table-cell>
          <table:table-cell office:value-type="float" office:value="53.062" calcext:value-type="float">
            <text:p>53.06</text:p>
          </table:table-cell>
          <table:table-cell table:number-columns-repeated="2" office:value-type="float" office:value="14.442" calcext:value-type="float">
            <text:p>14.44</text:p>
          </table:table-cell>
          <table:table-cell office:value-type="float" office:value="14.8880190174327" calcext:value-type="float">
            <text:p>14.89</text:p>
          </table:table-cell>
          <table:table-cell office:value-type="float" office:value="0.371907790223994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185.536" calcext:value-type="float">
            <text:p>185.54</text:p>
          </table:table-cell>
          <table:table-cell office:value-type="float" office:value="-19.212" calcext:value-type="float">
            <text:p>-19.21</text:p>
          </table:table-cell>
          <table:table-cell office:value-type="float" office:value="291.29152" calcext:value-type="float">
            <text:p>291.29</text:p>
          </table:table-cell>
          <table:table-cell office:value-type="float" office:value="-19.1004985566915" calcext:value-type="float">
            <text:p>-19.10</text:p>
          </table:table-cell>
          <table:table-cell office:value-type="float" office:value="-16.6805965982475" calcext:value-type="float">
            <text:p>-16.68</text:p>
          </table:table-cell>
          <table:table-cell office:value-type="float" office:value="1.08741602814639" calcext:value-type="float">
            <text:p>1.09</text:p>
          </table:table-cell>
        </table:table-row>
        <table:table-row table:style-name="ro4">
          <table:table-cell office:value-type="float" office:value="43" calcext:value-type="float">
            <text:p>4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832-2</text:p>
          </table:table-cell>
          <table:table-cell office:value-type="float" office:value="0.31" calcext:value-type="float">
            <text:p>0.31</text:p>
          </table:table-cell>
          <table:table-cell office:value-type="float" office:value="52.533" calcext:value-type="float">
            <text:p>52.53</text:p>
          </table:table-cell>
          <table:table-cell table:number-columns-repeated="2" office:value-type="float" office:value="14.567" calcext:value-type="float">
            <text:p>14.57</text:p>
          </table:table-cell>
          <table:table-cell office:value-type="float" office:value="15.0108399366086" calcext:value-type="float">
            <text:p>15.01</text:p>
          </table:table-cell>
          <table:table-cell office:value-type="float" office:value="0.371952630792665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3.432" calcext:value-type="float">
            <text:p>83.43</text:p>
          </table:table-cell>
          <table:table-cell office:value-type="float" office:value="-20.966" calcext:value-type="float">
            <text:p>-20.97</text:p>
          </table:table-cell>
          <table:table-cell office:value-type="float" office:value="130.98824" calcext:value-type="float">
            <text:p>130.99</text:p>
          </table:table-cell>
          <table:table-cell office:value-type="float" office:value="-20.756617806043" calcext:value-type="float">
            <text:p>-20.76</text:p>
          </table:table-cell>
          <table:table-cell office:value-type="float" office:value="-18.3131594204283" calcext:value-type="float">
            <text:p>-18.31</text:p>
          </table:table-cell>
          <table:table-cell office:value-type="float" office:value="1.08563023804428" calcext:value-type="float">
            <text:p>1.09</text:p>
          </table:table-cell>
        </table:table-row>
        <table:table-row table:style-name="ro4">
          <table:table-cell office:value-type="float" office:value="44" calcext:value-type="float">
            <text:p>4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834-1</text:p>
          </table:table-cell>
          <table:table-cell office:value-type="float" office:value="0.389" calcext:value-type="float">
            <text:p>0.39</text:p>
          </table:table-cell>
          <table:table-cell office:value-type="float" office:value="70.209" calcext:value-type="float">
            <text:p>70.21</text:p>
          </table:table-cell>
          <table:table-cell table:number-columns-repeated="2" office:value-type="float" office:value="15.421" calcext:value-type="float">
            <text:p>15.42</text:p>
          </table:table-cell>
          <table:table-cell office:value-type="float" office:value="15.8499524564184" calcext:value-type="float">
            <text:p>15.85</text:p>
          </table:table-cell>
          <table:table-cell office:value-type="float" office:value="0.372258980477938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1.172" calcext:value-type="float">
            <text:p>41.17</text:p>
          </table:table-cell>
          <table:table-cell office:value-type="float" office:value="-20.501" calcext:value-type="float">
            <text:p>-20.50</text:p>
          </table:table-cell>
          <table:table-cell office:value-type="float" office:value="73.28616" calcext:value-type="float">
            <text:p>73.29</text:p>
          </table:table-cell>
          <table:table-cell office:value-type="float" office:value="-20.0993992205613" calcext:value-type="float">
            <text:p>-20.10</text:p>
          </table:table-cell>
          <table:table-cell office:value-type="float" office:value="-17.6652890275663" calcext:value-type="float">
            <text:p>-17.67</text:p>
          </table:table-cell>
          <table:table-cell office:value-type="float" office:value="1.0863389232587" calcext:value-type="float">
            <text:p>1.09</text:p>
          </table:table-cell>
        </table:table-row>
        <table:table-row table:style-name="ro4">
          <table:table-cell office:value-type="float" office:value="45" calcext:value-type="float">
            <text:p>4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834-2</text:p>
          </table:table-cell>
          <table:table-cell office:value-type="float" office:value="0.378" calcext:value-type="float">
            <text:p>0.38</text:p>
          </table:table-cell>
          <table:table-cell office:value-type="float" office:value="66.533" calcext:value-type="float">
            <text:p>66.53</text:p>
          </table:table-cell>
          <table:table-cell table:number-columns-repeated="2" office:value-type="float" office:value="15.221" calcext:value-type="float">
            <text:p>15.22</text:p>
          </table:table-cell>
          <table:table-cell office:value-type="float" office:value="15.6534389857369" calcext:value-type="float">
            <text:p>15.65</text:p>
          </table:table-cell>
          <table:table-cell office:value-type="float" office:value="0.37218723598991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103.256" calcext:value-type="float">
            <text:p>103.26</text:p>
          </table:table-cell>
          <table:table-cell office:value-type="float" office:value="-20.67" calcext:value-type="float">
            <text:p>-20.67</text:p>
          </table:table-cell>
          <table:table-cell office:value-type="float" office:value="162.11192" calcext:value-type="float">
            <text:p>162.11</text:p>
          </table:table-cell>
          <table:table-cell office:value-type="float" office:value="-20.4959102487273" calcext:value-type="float">
            <text:p>-20.50</text:p>
          </table:table-cell>
          <table:table-cell office:value-type="float" office:value="-18.0561601338722" calcext:value-type="float">
            <text:p>-18.06</text:p>
          </table:table-cell>
          <table:table-cell office:value-type="float" office:value="1.08591136276271" calcext:value-type="float">
            <text:p>1.09</text:p>
          </table:table-cell>
        </table:table-row>
        <table:table-row table:style-name="ro4">
          <table:table-cell office:value-type="float" office:value="46" calcext:value-type="float">
            <text:p>4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836-1</text:p>
          </table:table-cell>
          <table:table-cell office:value-type="float" office:value="0.349" calcext:value-type="float">
            <text:p>0.35</text:p>
          </table:table-cell>
          <table:table-cell office:value-type="float" office:value="61.687" calcext:value-type="float">
            <text:p>61.69</text:p>
          </table:table-cell>
          <table:table-cell table:number-columns-repeated="2" office:value-type="float" office:value="14.615" calcext:value-type="float">
            <text:p>14.62</text:p>
          </table:table-cell>
          <table:table-cell office:value-type="float" office:value="15.0580031695721" calcext:value-type="float">
            <text:p>15.06</text:p>
          </table:table-cell>
          <table:table-cell office:value-type="float" office:value="0.37196984956030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5.746" calcext:value-type="float">
            <text:p>95.75</text:p>
          </table:table-cell>
          <table:table-cell office:value-type="float" office:value="-20.526" calcext:value-type="float">
            <text:p>-20.53</text:p>
          </table:table-cell>
          <table:table-cell office:value-type="float" office:value="150.32122" calcext:value-type="float">
            <text:p>150.32</text:p>
          </table:table-cell>
          <table:table-cell office:value-type="float" office:value="-20.3349890814314" calcext:value-type="float">
            <text:p>-20.33</text:p>
          </table:table-cell>
          <table:table-cell office:value-type="float" office:value="-17.8975278885601" calcext:value-type="float">
            <text:p>-17.90</text:p>
          </table:table-cell>
          <table:table-cell office:value-type="float" office:value="1.0860848855803" calcext:value-type="float">
            <text:p>1.09</text:p>
          </table:table-cell>
        </table:table-row>
        <table:table-row table:style-name="ro4">
          <table:table-cell office:value-type="float" office:value="47" calcext:value-type="float">
            <text:p>4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836-2</text:p>
          </table:table-cell>
          <table:table-cell office:value-type="float" office:value="0.55" calcext:value-type="float">
            <text:p>0.55</text:p>
          </table:table-cell>
          <table:table-cell office:value-type="float" office:value="43.579" calcext:value-type="float">
            <text:p>43.58</text:p>
          </table:table-cell>
          <table:table-cell table:number-columns-repeated="2" office:value-type="float" office:value="14.163" calcext:value-type="float">
            <text:p>14.16</text:p>
          </table:table-cell>
          <table:table-cell office:value-type="float" office:value="14.613882725832" calcext:value-type="float">
            <text:p>14.61</text:p>
          </table:table-cell>
          <table:table-cell office:value-type="float" office:value="0.371807705929131" calcext:value-type="float">
            <text:p>0.37</text:p>
          </table:table-cell>
          <table:table-cell office:value-type="float" office:value="33" calcext:value-type="float">
            <text:p>33.00</text:p>
          </table:table-cell>
          <table:table-cell office:value-type="float" office:value="56.783" calcext:value-type="float">
            <text:p>56.78</text:p>
          </table:table-cell>
          <table:table-cell office:value-type="float" office:value="-20.451" calcext:value-type="float">
            <text:p>-20.45</text:p>
          </table:table-cell>
          <table:table-cell office:value-type="float" office:value="75.52139" calcext:value-type="float">
            <text:p>75.52</text:p>
          </table:table-cell>
          <table:table-cell office:value-type="float" office:value="-20.0596809385185" calcext:value-type="float">
            <text:p>-20.06</text:p>
          </table:table-cell>
          <table:table-cell office:value-type="float" office:value="-17.6261356932582" calcext:value-type="float">
            <text:p>-17.63</text:p>
          </table:table-cell>
          <table:table-cell office:value-type="float" office:value="1.08638175154444" calcext:value-type="float">
            <text:p>1.09</text:p>
          </table:table-cell>
        </table:table-row>
        <table:table-row table:style-name="ro4">
          <table:table-cell office:value-type="float" office:value="48" calcext:value-type="float">
            <text:p>4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839-1</text:p>
          </table:table-cell>
          <table:table-cell office:value-type="float" office:value="0.325" calcext:value-type="float">
            <text:p>0.33</text:p>
          </table:table-cell>
          <table:table-cell office:value-type="float" office:value="59.614" calcext:value-type="float">
            <text:p>59.61</text:p>
          </table:table-cell>
          <table:table-cell table:number-columns-repeated="2" office:value-type="float" office:value="14.507" calcext:value-type="float">
            <text:p>14.51</text:p>
          </table:table-cell>
          <table:table-cell office:value-type="float" office:value="14.9518858954041" calcext:value-type="float">
            <text:p>14.95</text:p>
          </table:table-cell>
          <table:table-cell office:value-type="float" office:value="0.37193110732474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7.847" calcext:value-type="float">
            <text:p>87.85</text:p>
          </table:table-cell>
          <table:table-cell office:value-type="float" office:value="-19.843" calcext:value-type="float">
            <text:p>-19.84</text:p>
          </table:table-cell>
          <table:table-cell office:value-type="float" office:value="137.91979" calcext:value-type="float">
            <text:p>137.92</text:p>
          </table:table-cell>
          <table:table-cell office:value-type="float" office:value="-19.6189744637733" calcext:value-type="float">
            <text:p>-19.62</text:p>
          </table:table-cell>
          <table:table-cell office:value-type="float" office:value="-17.1916977707202" calcext:value-type="float">
            <text:p>-17.19</text:p>
          </table:table-cell>
          <table:table-cell office:value-type="float" office:value="1.08685696353758" calcext:value-type="float">
            <text:p>1.09</text:p>
          </table:table-cell>
        </table:table-row>
        <table:table-row table:style-name="ro4">
          <table:table-cell office:value-type="float" office:value="49" calcext:value-type="float">
            <text:p>4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839-2</text:p>
          </table:table-cell>
          <table:table-cell office:value-type="float" office:value="0.282" calcext:value-type="float">
            <text:p>0.28</text:p>
          </table:table-cell>
          <table:table-cell office:value-type="float" office:value="50.255" calcext:value-type="float">
            <text:p>50.26</text:p>
          </table:table-cell>
          <table:table-cell table:number-columns-repeated="2" office:value-type="float" office:value="14.109" calcext:value-type="float">
            <text:p>14.11</text:p>
          </table:table-cell>
          <table:table-cell office:value-type="float" office:value="14.560824088748" calcext:value-type="float">
            <text:p>14.56</text:p>
          </table:table-cell>
          <table:table-cell office:value-type="float" office:value="0.37178833475206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5.761" calcext:value-type="float">
            <text:p>75.76</text:p>
          </table:table-cell>
          <table:table-cell office:value-type="float" office:value="-19.9" calcext:value-type="float">
            <text:p>-19.90</text:p>
          </table:table-cell>
          <table:table-cell office:value-type="float" office:value="118.94477" calcext:value-type="float">
            <text:p>118.94</text:p>
          </table:table-cell>
          <table:table-cell office:value-type="float" office:value="-19.6407958512351" calcext:value-type="float">
            <text:p>-19.64</text:p>
          </table:table-cell>
          <table:table-cell office:value-type="float" office:value="-17.2132087735738" calcext:value-type="float">
            <text:p>-17.21</text:p>
          </table:table-cell>
          <table:table-cell office:value-type="float" office:value="1.08683343373199" calcext:value-type="float">
            <text:p>1.09</text:p>
          </table:table-cell>
        </table:table-row>
        <table:table-row table:style-name="ro4">
          <table:table-cell office:value-type="float" office:value="50" calcext:value-type="float">
            <text:p>5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840-1</text:p>
          </table:table-cell>
          <table:table-cell office:value-type="float" office:value="0.261" calcext:value-type="float">
            <text:p>0.26</text:p>
          </table:table-cell>
          <table:table-cell office:value-type="float" office:value="44.364" calcext:value-type="float">
            <text:p>44.36</text:p>
          </table:table-cell>
          <table:table-cell table:number-columns-repeated="2" office:value-type="float" office:value="14.019" calcext:value-type="float">
            <text:p>14.02</text:p>
          </table:table-cell>
          <table:table-cell office:value-type="float" office:value="14.4723930269414" calcext:value-type="float">
            <text:p>14.47</text:p>
          </table:table-cell>
          <table:table-cell office:value-type="float" office:value="0.371756049440202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67.127" calcext:value-type="float">
            <text:p>67.13</text:p>
          </table:table-cell>
          <table:table-cell office:value-type="float" office:value="-19.345" calcext:value-type="float">
            <text:p>-19.35</text:p>
          </table:table-cell>
          <table:table-cell office:value-type="float" office:value="105.38939" calcext:value-type="float">
            <text:p>105.39</text:p>
          </table:table-cell>
          <table:table-cell office:value-type="float" office:value="-19.0349164526626" calcext:value-type="float">
            <text:p>-19.03</text:p>
          </table:table-cell>
          <table:table-cell office:value-type="float" office:value="-16.6159473256303" calcext:value-type="float">
            <text:p>-16.62</text:p>
          </table:table-cell>
          <table:table-cell office:value-type="float" office:value="1.08748674387182" calcext:value-type="float">
            <text:p>1.09</text:p>
          </table:table-cell>
        </table:table-row>
        <table:table-row table:style-name="ro4">
          <table:table-cell office:value-type="float" office:value="51" calcext:value-type="float">
            <text:p>5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EL A</text:p>
          </table:table-cell>
          <table:table-cell office:value-type="float" office:value="0.338" calcext:value-type="float">
            <text:p>0.34</text:p>
          </table:table-cell>
          <table:table-cell office:value-type="float" office:value="72.615" calcext:value-type="float">
            <text:p>72.62</text:p>
          </table:table-cell>
          <table:table-cell table:number-columns-repeated="2" office:value-type="float" office:value="4.603" calcext:value-type="float">
            <text:p>4.60</text:p>
          </table:table-cell>
          <table:table-cell office:value-type="float" office:value="5.22053882725832" calcext:value-type="float">
            <text:p>5.22</text:p>
          </table:table-cell>
          <table:table-cell office:value-type="float" office:value="0.368378172751547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3.48" calcext:value-type="float">
            <text:p>93.48</text:p>
          </table:table-cell>
          <table:table-cell office:value-type="float" office:value="-24.525" calcext:value-type="float">
            <text:p>-24.53</text:p>
          </table:table-cell>
          <table:table-cell office:value-type="float" office:value="146.7636" calcext:value-type="float">
            <text:p>146.76</text:p>
          </table:table-cell>
          <table:table-cell office:value-type="float" office:value="-24.4141588420222" calcext:value-type="float">
            <text:p>-24.41</text:p>
          </table:table-cell>
          <table:table-cell office:value-type="float" office:value="-21.9186760631932" calcext:value-type="float">
            <text:p>-21.92</text:p>
          </table:table-cell>
          <table:table-cell office:value-type="float" office:value="1.08168609033041" calcext:value-type="float">
            <text:p>1.08</text:p>
          </table:table-cell>
        </table:table-row>
        <table:table-row table:style-name="ro4">
          <table:table-cell office:value-type="float" office:value="52" calcext:value-type="float">
            <text:p>5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EL A</text:p>
          </table:table-cell>
          <table:table-cell office:value-type="float" office:value="0.465" calcext:value-type="float">
            <text:p>0.47</text:p>
          </table:table-cell>
          <table:table-cell office:value-type="float" office:value="44.788" calcext:value-type="float">
            <text:p>44.79</text:p>
          </table:table-cell>
          <table:table-cell table:number-columns-repeated="2" office:value-type="float" office:value="4.391" calcext:value-type="float">
            <text:p>4.39</text:p>
          </table:table-cell>
          <table:table-cell office:value-type="float" office:value="5.01223454833598" calcext:value-type="float">
            <text:p>5.01</text:p>
          </table:table-cell>
          <table:table-cell office:value-type="float" office:value="0.368302117666136" calcext:value-type="float">
            <text:p>0.37</text:p>
          </table:table-cell>
          <table:table-cell office:value-type="float" office:value="33" calcext:value-type="float">
            <text:p>33.00</text:p>
          </table:table-cell>
          <table:table-cell office:value-type="float" office:value="48.411" calcext:value-type="float">
            <text:p>48.41</text:p>
          </table:table-cell>
          <table:table-cell office:value-type="float" office:value="-24.279" calcext:value-type="float">
            <text:p>-24.28</text:p>
          </table:table-cell>
          <table:table-cell office:value-type="float" office:value="64.38663" calcext:value-type="float">
            <text:p>64.39</text:p>
          </table:table-cell>
          <table:table-cell office:value-type="float" office:value="-24.0070566450528" calcext:value-type="float">
            <text:p>-24.01</text:p>
          </table:table-cell>
          <table:table-cell office:value-type="float" office:value="-21.5173644355066" calcext:value-type="float">
            <text:p>-21.52</text:p>
          </table:table-cell>
          <table:table-cell office:value-type="float" office:value="1.08212510880819" calcext:value-type="float">
            <text:p>1.08</text:p>
          </table:table-cell>
        </table:table-row>
        <table:table-row table:style-name="ro4">
          <table:table-cell office:value-type="float" office:value="53" calcext:value-type="float">
            <text:p>5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EL A</text:p>
          </table:table-cell>
          <table:table-cell office:value-type="float" office:value="0.333" calcext:value-type="float">
            <text:p>0.33</text:p>
          </table:table-cell>
          <table:table-cell office:value-type="float" office:value="71.649" calcext:value-type="float">
            <text:p>71.65</text:p>
          </table:table-cell>
          <table:table-cell table:number-columns-repeated="2" office:value-type="float" office:value="4.647" calcext:value-type="float">
            <text:p>4.65</text:p>
          </table:table-cell>
          <table:table-cell office:value-type="float" office:value="5.26377179080824" calcext:value-type="float">
            <text:p>5.26</text:p>
          </table:table-cell>
          <table:table-cell office:value-type="float" office:value="0.368393957754723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1.378" calcext:value-type="float">
            <text:p>91.38</text:p>
          </table:table-cell>
          <table:table-cell office:value-type="float" office:value="-25.758" calcext:value-type="float">
            <text:p>-25.76</text:p>
          </table:table-cell>
          <table:table-cell office:value-type="float" office:value="143.46346" calcext:value-type="float">
            <text:p>143.46</text:p>
          </table:table-cell>
          <table:table-cell office:value-type="float" office:value="-25.6713453825964" calcext:value-type="float">
            <text:p>-25.67</text:p>
          </table:table-cell>
          <table:table-cell office:value-type="float" office:value="-23.1579805441303" calcext:value-type="float">
            <text:p>-23.16</text:p>
          </table:table-cell>
          <table:table-cell office:value-type="float" office:value="1.08033031740713" calcext:value-type="float">
            <text:p>1.08</text:p>
          </table:table-cell>
        </table:table-row>
        <table:table-row table:style-name="ro4">
          <table:table-cell office:value-type="float" office:value="54" calcext:value-type="float">
            <text:p>5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840-2</text:p>
          </table:table-cell>
          <table:table-cell office:value-type="float" office:value="0.232" calcext:value-type="float">
            <text:p>0.23</text:p>
          </table:table-cell>
          <table:table-cell office:value-type="float" office:value="39.157" calcext:value-type="float">
            <text:p>39.16</text:p>
          </table:table-cell>
          <table:table-cell table:number-columns-repeated="2" office:value-type="float" office:value="14.036" calcext:value-type="float">
            <text:p>14.04</text:p>
          </table:table-cell>
          <table:table-cell office:value-type="float" office:value="14.4890966719493" calcext:value-type="float">
            <text:p>14.49</text:p>
          </table:table-cell>
          <table:table-cell office:value-type="float" office:value="0.37176214777848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59.656" calcext:value-type="float">
            <text:p>59.66</text:p>
          </table:table-cell>
          <table:table-cell office:value-type="float" office:value="-19.294" calcext:value-type="float">
            <text:p>-19.29</text:p>
          </table:table-cell>
          <table:table-cell office:value-type="float" office:value="93.65992" calcext:value-type="float">
            <text:p>93.66</text:p>
          </table:table-cell>
          <table:table-cell office:value-type="float" office:value="-18.9420583589342" calcext:value-type="float">
            <text:p>-18.94</text:p>
          </table:table-cell>
          <table:table-cell office:value-type="float" office:value="-16.5244100334824" calcext:value-type="float">
            <text:p>-16.52</text:p>
          </table:table-cell>
          <table:table-cell office:value-type="float" office:value="1.08758687051789" calcext:value-type="float">
            <text:p>1.09</text:p>
          </table:table-cell>
        </table:table-row>
        <table:table-row table:style-name="ro4">
          <table:table-cell office:value-type="float" office:value="55" calcext:value-type="float">
            <text:p>5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841-1</text:p>
          </table:table-cell>
          <table:table-cell office:value-type="float" office:value="0.439" calcext:value-type="float">
            <text:p>0.44</text:p>
          </table:table-cell>
          <table:table-cell office:value-type="float" office:value="80.106" calcext:value-type="float">
            <text:p>80.11</text:p>
          </table:table-cell>
          <table:table-cell table:number-columns-repeated="2" office:value-type="float" office:value="14.817" calcext:value-type="float">
            <text:p>14.82</text:p>
          </table:table-cell>
          <table:table-cell office:value-type="float" office:value="15.2564817749604" calcext:value-type="float">
            <text:p>15.26</text:p>
          </table:table-cell>
          <table:table-cell office:value-type="float" office:value="0.372042311808917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7.334" calcext:value-type="float">
            <text:p>47.33</text:p>
          </table:table-cell>
          <table:table-cell office:value-type="float" office:value="-21.891" calcext:value-type="float">
            <text:p>-21.89</text:p>
          </table:table-cell>
          <table:table-cell office:value-type="float" office:value="84.25452" calcext:value-type="float">
            <text:p>84.25</text:p>
          </table:table-cell>
          <table:table-cell office:value-type="float" office:value="-21.595869875099" calcext:value-type="float">
            <text:p>-21.60</text:p>
          </table:table-cell>
          <table:table-cell office:value-type="float" office:value="-19.1404740760098" calcext:value-type="float">
            <text:p>-19.14</text:p>
          </table:table-cell>
          <table:table-cell office:value-type="float" office:value="1.08472524958437" calcext:value-type="float">
            <text:p>1.08</text:p>
          </table:table-cell>
        </table:table-row>
        <table:table-row table:style-name="ro4">
          <table:table-cell office:value-type="float" office:value="56" calcext:value-type="float">
            <text:p>5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841-2</text:p>
          </table:table-cell>
          <table:table-cell office:value-type="float" office:value="0.361" calcext:value-type="float">
            <text:p>0.36</text:p>
          </table:table-cell>
          <table:table-cell office:value-type="float" office:value="65.136" calcext:value-type="float">
            <text:p>65.14</text:p>
          </table:table-cell>
          <table:table-cell table:number-columns-repeated="2" office:value-type="float" office:value="14.707" calcext:value-type="float">
            <text:p>14.71</text:p>
          </table:table-cell>
          <table:table-cell office:value-type="float" office:value="15.1483993660856" calcext:value-type="float">
            <text:p>15.15</text:p>
          </table:table-cell>
          <table:table-cell office:value-type="float" office:value="0.372002852181657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8.685" calcext:value-type="float">
            <text:p>98.69</text:p>
          </table:table-cell>
          <table:table-cell office:value-type="float" office:value="-19.596" calcext:value-type="float">
            <text:p>-19.60</text:p>
          </table:table-cell>
          <table:table-cell office:value-type="float" office:value="154.93545" calcext:value-type="float">
            <text:p>154.94</text:p>
          </table:table-cell>
          <table:table-cell office:value-type="float" office:value="-19.3921104642378" calcext:value-type="float">
            <text:p>-19.39</text:p>
          </table:table-cell>
          <table:table-cell office:value-type="float" office:value="-16.9680606555319" calcext:value-type="float">
            <text:p>-16.97</text:p>
          </table:table-cell>
          <table:table-cell office:value-type="float" office:value="1.08710158828217" calcext:value-type="float">
            <text:p>1.09</text:p>
          </table:table-cell>
        </table:table-row>
        <table:table-row table:style-name="ro4">
          <table:table-cell office:value-type="float" office:value="57" calcext:value-type="float">
            <text:p>5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842-1</text:p>
          </table:table-cell>
          <table:table-cell office:value-type="float" office:value="0.343" calcext:value-type="float">
            <text:p>0.34</text:p>
          </table:table-cell>
          <table:table-cell office:value-type="float" office:value="62.803" calcext:value-type="float">
            <text:p>62.80</text:p>
          </table:table-cell>
          <table:table-cell table:number-columns-repeated="2" office:value-type="float" office:value="15.36" calcext:value-type="float">
            <text:p>15.36</text:p>
          </table:table-cell>
          <table:table-cell office:value-type="float" office:value="15.7900158478605" calcext:value-type="float">
            <text:p>15.79</text:p>
          </table:table-cell>
          <table:table-cell office:value-type="float" office:value="0.372237098420042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94.589" calcext:value-type="float">
            <text:p>94.59</text:p>
          </table:table-cell>
          <table:table-cell office:value-type="float" office:value="-20.391" calcext:value-type="float">
            <text:p>-20.39</text:p>
          </table:table-cell>
          <table:table-cell office:value-type="float" office:value="148.50473" calcext:value-type="float">
            <text:p>148.50</text:p>
          </table:table-cell>
          <table:table-cell office:value-type="float" office:value="-20.1947719280214" calcext:value-type="float">
            <text:p>-20.19</text:p>
          </table:table-cell>
          <table:table-cell office:value-type="float" office:value="-17.7593051659036" calcext:value-type="float">
            <text:p>-17.76</text:p>
          </table:table-cell>
          <table:table-cell office:value-type="float" office:value="1.08623608256742" calcext:value-type="float">
            <text:p>1.09</text:p>
          </table:table-cell>
        </table:table-row>
        <table:table-row table:style-name="ro4">
          <table:table-cell office:value-type="float" office:value="58" calcext:value-type="float">
            <text:p>5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842-2</text:p>
          </table:table-cell>
          <table:table-cell office:value-type="float" office:value="0.39" calcext:value-type="float">
            <text:p>0.39</text:p>
          </table:table-cell>
          <table:table-cell office:value-type="float" office:value="70.057" calcext:value-type="float">
            <text:p>70.06</text:p>
          </table:table-cell>
          <table:table-cell table:number-columns-repeated="2" office:value-type="float" office:value="15.735" calcext:value-type="float">
            <text:p>15.74</text:p>
          </table:table-cell>
          <table:table-cell office:value-type="float" office:value="16.1584786053883" calcext:value-type="float">
            <text:p>16.16</text:p>
          </table:table-cell>
          <table:table-cell office:value-type="float" office:value="0.37237161911567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104.903" calcext:value-type="float">
            <text:p>104.90</text:p>
          </table:table-cell>
          <table:table-cell office:value-type="float" office:value="-20.396" calcext:value-type="float">
            <text:p>-20.40</text:p>
          </table:table-cell>
          <table:table-cell office:value-type="float" office:value="164.69771" calcext:value-type="float">
            <text:p>164.70</text:p>
          </table:table-cell>
          <table:table-cell office:value-type="float" office:value="-20.2195234728873" calcext:value-type="float">
            <text:p>-20.22</text:p>
          </table:table-cell>
          <table:table-cell office:value-type="float" office:value="-17.7837046479792" calcext:value-type="float">
            <text:p>-17.78</text:p>
          </table:table-cell>
          <table:table-cell office:value-type="float" office:value="1.08620939286356" calcext:value-type="float">
            <text:p>1.09</text:p>
          </table:table-cell>
        </table:table-row>
        <table:table-row table:style-name="ro4">
          <table:table-cell office:value-type="float" office:value="59" calcext:value-type="float">
            <text:p>5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843-1</text:p>
          </table:table-cell>
          <table:table-cell office:value-type="float" office:value="0.298" calcext:value-type="float">
            <text:p>0.30</text:p>
          </table:table-cell>
          <table:table-cell office:value-type="float" office:value="49.025" calcext:value-type="float">
            <text:p>49.03</text:p>
          </table:table-cell>
          <table:table-cell table:number-columns-repeated="2" office:value-type="float" office:value="16.263" calcext:value-type="float">
            <text:p>16.26</text:p>
          </table:table-cell>
          <table:table-cell office:value-type="float" office:value="16.6772741679873" calcext:value-type="float">
            <text:p>16.68</text:p>
          </table:table-cell>
          <table:table-cell office:value-type="float" office:value="0.372561023639312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8.147" calcext:value-type="float">
            <text:p>78.15</text:p>
          </table:table-cell>
          <table:table-cell office:value-type="float" office:value="-20.145" calcext:value-type="float">
            <text:p>-20.15</text:p>
          </table:table-cell>
          <table:table-cell office:value-type="float" office:value="122.69079" calcext:value-type="float">
            <text:p>122.69</text:p>
          </table:table-cell>
          <table:table-cell office:value-type="float" office:value="-19.9001596254056" calcext:value-type="float">
            <text:p>-19.90</text:p>
          </table:table-cell>
          <table:table-cell office:value-type="float" office:value="-17.4688833907832" calcext:value-type="float">
            <text:p>-17.47</text:p>
          </table:table-cell>
          <table:table-cell office:value-type="float" office:value="1.08655376325261" calcext:value-type="float">
            <text:p>1.09</text:p>
          </table:table-cell>
        </table:table-row>
        <table:table-row table:style-name="ro4">
          <table:table-cell office:value-type="float" office:value="60" calcext:value-type="float">
            <text:p>6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843-2</text:p>
          </table:table-cell>
          <table:table-cell office:value-type="float" office:value="0.315" calcext:value-type="float">
            <text:p>0.32</text:p>
          </table:table-cell>
          <table:table-cell office:value-type="float" office:value="51.594" calcext:value-type="float">
            <text:p>51.59</text:p>
          </table:table-cell>
          <table:table-cell table:number-columns-repeated="2" office:value-type="float" office:value="16.091" calcext:value-type="float">
            <text:p>16.09</text:p>
          </table:table-cell>
          <table:table-cell office:value-type="float" office:value="16.5082725832013" calcext:value-type="float">
            <text:p>16.51</text:p>
          </table:table-cell>
          <table:table-cell office:value-type="float" office:value="0.372499323759944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1.784" calcext:value-type="float">
            <text:p>81.78</text:p>
          </table:table-cell>
          <table:table-cell office:value-type="float" office:value="-20.172" calcext:value-type="float">
            <text:p>-20.17</text:p>
          </table:table-cell>
          <table:table-cell office:value-type="float" office:value="128.40088" calcext:value-type="float">
            <text:p>128.40</text:p>
          </table:table-cell>
          <table:table-cell office:value-type="float" office:value="-19.9389700681006" calcext:value-type="float">
            <text:p>-19.94</text:p>
          </table:table-cell>
          <table:table-cell office:value-type="float" office:value="-17.5071417987337" calcext:value-type="float">
            <text:p>-17.51</text:p>
          </table:table-cell>
          <table:table-cell office:value-type="float" office:value="1.08651191403744" calcext:value-type="float">
            <text:p>1.09</text:p>
          </table:table-cell>
        </table:table-row>
        <table:table-row table:style-name="ro4">
          <table:table-cell office:value-type="float" office:value="61" calcext:value-type="float">
            <text:p>6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843-3</text:p>
          </table:table-cell>
          <table:table-cell office:value-type="float" office:value="0.332" calcext:value-type="float">
            <text:p>0.33</text:p>
          </table:table-cell>
          <table:table-cell office:value-type="float" office:value="54.147" calcext:value-type="float">
            <text:p>54.15</text:p>
          </table:table-cell>
          <table:table-cell table:number-columns-repeated="2" office:value-type="float" office:value="15.944" calcext:value-type="float">
            <text:p>15.94</text:p>
          </table:table-cell>
          <table:table-cell office:value-type="float" office:value="16.3638351822504" calcext:value-type="float">
            <text:p>16.36</text:p>
          </table:table-cell>
          <table:table-cell office:value-type="float" office:value="0.37244659182573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5.855" calcext:value-type="float">
            <text:p>85.86</text:p>
          </table:table-cell>
          <table:table-cell office:value-type="float" office:value="-20.13" calcext:value-type="float">
            <text:p>-20.13</text:p>
          </table:table-cell>
          <table:table-cell office:value-type="float" office:value="134.79235" calcext:value-type="float">
            <text:p>134.79</text:p>
          </table:table-cell>
          <table:table-cell office:value-type="float" office:value="-19.9073029045171" calcext:value-type="float">
            <text:p>-19.91</text:p>
          </table:table-cell>
          <table:table-cell office:value-type="float" office:value="-17.4759250648115" calcext:value-type="float">
            <text:p>-17.48</text:p>
          </table:table-cell>
          <table:table-cell office:value-type="float" office:value="1.08654606067308" calcext:value-type="float">
            <text:p>1.09</text:p>
          </table:table-cell>
        </table:table-row>
        <table:table-row table:style-name="ro4">
          <table:table-cell office:value-type="float" office:value="62" calcext:value-type="float">
            <text:p>6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844-1</text:p>
          </table:table-cell>
          <table:table-cell office:value-type="float" office:value="0.403" calcext:value-type="float">
            <text:p>0.40</text:p>
          </table:table-cell>
          <table:table-cell office:value-type="float" office:value="74.287" calcext:value-type="float">
            <text:p>74.29</text:p>
          </table:table-cell>
          <table:table-cell table:number-columns-repeated="2" office:value-type="float" office:value="14.881" calcext:value-type="float">
            <text:p>14.88</text:p>
          </table:table-cell>
          <table:table-cell office:value-type="float" office:value="15.3193660855785" calcext:value-type="float">
            <text:p>15.32</text:p>
          </table:table-cell>
          <table:table-cell office:value-type="float" office:value="0.372065270123121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3.012" calcext:value-type="float">
            <text:p>43.01</text:p>
          </table:table-cell>
          <table:table-cell office:value-type="float" office:value="-20.17" calcext:value-type="float">
            <text:p>-20.17</text:p>
          </table:table-cell>
          <table:table-cell office:value-type="float" office:value="76.56136" calcext:value-type="float">
            <text:p>76.56</text:p>
          </table:table-cell>
          <table:table-cell office:value-type="float" office:value="-19.7725543066311" calcext:value-type="float">
            <text:p>-19.77</text:p>
          </table:table-cell>
          <table:table-cell office:value-type="float" office:value="-17.3430931136487" calcext:value-type="float">
            <text:p>-17.34</text:p>
          </table:table-cell>
          <table:table-cell office:value-type="float" office:value="1.08669135953816" calcext:value-type="float">
            <text:p>1.09</text:p>
          </table:table-cell>
        </table:table-row>
        <table:table-row table:style-name="ro4">
          <table:table-cell office:value-type="float" office:value="63" calcext:value-type="float">
            <text:p>6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EL A</text:p>
          </table:table-cell>
          <table:table-cell office:value-type="float" office:value="0.292" calcext:value-type="float">
            <text:p>0.29</text:p>
          </table:table-cell>
          <table:table-cell office:value-type="float" office:value="63.307" calcext:value-type="float">
            <text:p>63.31</text:p>
          </table:table-cell>
          <table:table-cell table:number-columns-repeated="2" office:value-type="float" office:value="5.068" calcext:value-type="float">
            <text:p>5.07</text:p>
          </table:table-cell>
          <table:table-cell office:value-type="float" office:value="5.67743264659271" calcext:value-type="float">
            <text:p>5.68</text:p>
          </table:table-cell>
          <table:table-cell office:value-type="float" office:value="0.36854499128223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0.083" calcext:value-type="float">
            <text:p>80.08</text:p>
          </table:table-cell>
          <table:table-cell office:value-type="float" office:value="-24.375" calcext:value-type="float">
            <text:p>-24.38</text:p>
          </table:table-cell>
          <table:table-cell office:value-type="float" office:value="125.73031" calcext:value-type="float">
            <text:p>125.73</text:p>
          </table:table-cell>
          <table:table-cell office:value-type="float" office:value="-24.2414247377981" calcext:value-type="float">
            <text:p>-24.24</text:p>
          </table:table-cell>
          <table:table-cell office:value-type="float" office:value="-21.7483989066482" calcext:value-type="float">
            <text:p>-21.75</text:p>
          </table:table-cell>
          <table:table-cell office:value-type="float" office:value="1.08187236703886" calcext:value-type="float">
            <text:p>1.08</text:p>
          </table:table-cell>
        </table:table-row>
        <table:table-row table:style-name="ro4">
          <table:table-cell office:value-type="float" office:value="64" calcext:value-type="float">
            <text:p>6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EL A</text:p>
          </table:table-cell>
          <table:table-cell office:value-type="float" office:value="0.209" calcext:value-type="float">
            <text:p>0.21</text:p>
          </table:table-cell>
          <table:table-cell office:value-type="float" office:value="45.218" calcext:value-type="float">
            <text:p>45.22</text:p>
          </table:table-cell>
          <table:table-cell table:number-columns-repeated="2" office:value-type="float" office:value="4.804" calcext:value-type="float">
            <text:p>4.80</text:p>
          </table:table-cell>
          <table:table-cell office:value-type="float" office:value="5.41803486529319" calcext:value-type="float">
            <text:p>5.42</text:p>
          </table:table-cell>
          <table:table-cell office:value-type="float" office:value="0.368450281475293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56.598" calcext:value-type="float">
            <text:p>56.60</text:p>
          </table:table-cell>
          <table:table-cell office:value-type="float" office:value="-24.502" calcext:value-type="float">
            <text:p>-24.50</text:p>
          </table:table-cell>
          <table:table-cell office:value-type="float" office:value="88.85886" calcext:value-type="float">
            <text:p>88.86</text:p>
          </table:table-cell>
          <table:table-cell office:value-type="float" office:value="-24.3155433746978" calcext:value-type="float">
            <text:p>-24.32</text:p>
          </table:table-cell>
          <table:table-cell office:value-type="float" office:value="-21.8214632895908" calcext:value-type="float">
            <text:p>-21.82</text:p>
          </table:table-cell>
          <table:table-cell office:value-type="float" office:value="1.08179243747929" calcext:value-type="float">
            <text:p>1.08</text:p>
          </table:table-cell>
        </table:table-row>
        <table:table-row table:style-name="ro4">
          <table:table-cell office:value-type="float" office:value="65" calcext:value-type="float">
            <text:p>65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844-2</text:p>
          </table:table-cell>
          <table:table-cell office:value-type="float" office:value="0.382" calcext:value-type="float">
            <text:p>0.38</text:p>
          </table:table-cell>
          <table:table-cell office:value-type="float" office:value="68.394" calcext:value-type="float">
            <text:p>68.39</text:p>
          </table:table-cell>
          <table:table-cell table:number-columns-repeated="2" office:value-type="float" office:value="14.859" calcext:value-type="float">
            <text:p>14.86</text:p>
          </table:table-cell>
          <table:table-cell office:value-type="float" office:value="15.2977496038035" calcext:value-type="float">
            <text:p>15.30</text:p>
          </table:table-cell>
          <table:table-cell office:value-type="float" office:value="0.372057378203807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105.06" calcext:value-type="float">
            <text:p>105.06</text:p>
          </table:table-cell>
          <table:table-cell office:value-type="float" office:value="-20.326" calcext:value-type="float">
            <text:p>-20.33</text:p>
          </table:table-cell>
          <table:table-cell office:value-type="float" office:value="164.9442" calcext:value-type="float">
            <text:p>164.94</text:p>
          </table:table-cell>
          <table:table-cell office:value-type="float" office:value="-20.1484729636575" calcext:value-type="float">
            <text:p>-20.15</text:p>
          </table:table-cell>
          <table:table-cell office:value-type="float" office:value="-17.7136647520532" calcext:value-type="float">
            <text:p>-17.71</text:p>
          </table:table-cell>
          <table:table-cell office:value-type="float" office:value="1.08628600691344" calcext:value-type="float">
            <text:p>1.09</text:p>
          </table:table-cell>
        </table:table-row>
        <table:table-row table:style-name="ro4">
          <table:table-cell office:value-type="float" office:value="66" calcext:value-type="float">
            <text:p>66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512-1</text:p>
          </table:table-cell>
          <table:table-cell office:value-type="float" office:value="0.272" calcext:value-type="float">
            <text:p>0.27</text:p>
          </table:table-cell>
          <table:table-cell office:value-type="float" office:value="46.762" calcext:value-type="float">
            <text:p>46.76</text:p>
          </table:table-cell>
          <table:table-cell table:number-columns-repeated="2" office:value-type="float" office:value="14.235" calcext:value-type="float">
            <text:p>14.24</text:p>
          </table:table-cell>
          <table:table-cell office:value-type="float" office:value="14.6846275752773" calcext:value-type="float">
            <text:p>14.68</text:p>
          </table:table-cell>
          <table:table-cell office:value-type="float" office:value="0.371833534153507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70.804" calcext:value-type="float">
            <text:p>70.80</text:p>
          </table:table-cell>
          <table:table-cell office:value-type="float" office:value="-20.21" calcext:value-type="float">
            <text:p>-20.21</text:p>
          </table:table-cell>
          <table:table-cell office:value-type="float" office:value="111.16228" calcext:value-type="float">
            <text:p>111.16</text:p>
          </table:table-cell>
          <table:table-cell office:value-type="float" office:value="-19.9408852878257" calcext:value-type="float">
            <text:p>-19.94</text:p>
          </table:table-cell>
          <table:table-cell office:value-type="float" office:value="-17.5090297766197" calcext:value-type="float">
            <text:p>-17.51</text:p>
          </table:table-cell>
          <table:table-cell office:value-type="float" office:value="1.08650984885929" calcext:value-type="float">
            <text:p>1.09</text:p>
          </table:table-cell>
        </table:table-row>
        <table:table-row table:style-name="ro4">
          <table:table-cell office:value-type="float" office:value="67" calcext:value-type="float">
            <text:p>67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512-2</text:p>
          </table:table-cell>
          <table:table-cell office:value-type="float" office:value="0.344" calcext:value-type="float">
            <text:p>0.34</text:p>
          </table:table-cell>
          <table:table-cell office:value-type="float" office:value="58.743" calcext:value-type="float">
            <text:p>58.74</text:p>
          </table:table-cell>
          <table:table-cell table:number-columns-repeated="2" office:value-type="float" office:value="14.306" calcext:value-type="float">
            <text:p>14.31</text:p>
          </table:table-cell>
          <table:table-cell office:value-type="float" office:value="14.7543898573693" calcext:value-type="float">
            <text:p>14.75</text:p>
          </table:table-cell>
          <table:table-cell office:value-type="float" office:value="0.37185900363943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9.447" calcext:value-type="float">
            <text:p>89.45</text:p>
          </table:table-cell>
          <table:table-cell office:value-type="float" office:value="-20.164" calcext:value-type="float">
            <text:p>-20.16</text:p>
          </table:table-cell>
          <table:table-cell office:value-type="float" office:value="140.43179" calcext:value-type="float">
            <text:p>140.43</text:p>
          </table:table-cell>
          <table:table-cell office:value-type="float" office:value="-19.9511996368633" calcext:value-type="float">
            <text:p>-19.95</text:p>
          </table:table-cell>
          <table:table-cell office:value-type="float" office:value="-17.5191974156835" calcext:value-type="float">
            <text:p>-17.52</text:p>
          </table:table-cell>
          <table:table-cell office:value-type="float" office:value="1.08649872691294" calcext:value-type="float">
            <text:p>1.09</text:p>
          </table:table-cell>
        </table:table-row>
        <table:table-row table:style-name="ro4">
          <table:table-cell office:value-type="float" office:value="68" calcext:value-type="float">
            <text:p>68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514-1</text:p>
          </table:table-cell>
          <table:table-cell office:value-type="float" office:value="0.308" calcext:value-type="float">
            <text:p>0.31</text:p>
          </table:table-cell>
          <table:table-cell office:value-type="float" office:value="53.317" calcext:value-type="float">
            <text:p>53.32</text:p>
          </table:table-cell>
          <table:table-cell table:number-columns-repeated="2" office:value-type="float" office:value="13.513" calcext:value-type="float">
            <text:p>13.51</text:p>
          </table:table-cell>
          <table:table-cell office:value-type="float" office:value="13.9752139461173" calcext:value-type="float">
            <text:p>13.98</text:p>
          </table:table-cell>
          <table:table-cell office:value-type="float" office:value="0.371574533852896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2.741" calcext:value-type="float">
            <text:p>82.74</text:p>
          </table:table-cell>
          <table:table-cell office:value-type="float" office:value="-20.72" calcext:value-type="float">
            <text:p>-20.72</text:p>
          </table:table-cell>
          <table:table-cell office:value-type="float" office:value="129.90337" calcext:value-type="float">
            <text:p>129.90</text:p>
          </table:table-cell>
          <table:table-cell office:value-type="float" office:value="-20.5029104336009" calcext:value-type="float">
            <text:p>-20.50</text:p>
          </table:table-cell>
          <table:table-cell office:value-type="float" office:value="-18.0630607490166" calcext:value-type="float">
            <text:p>-18.06</text:p>
          </table:table-cell>
          <table:table-cell office:value-type="float" office:value="1.0859038143833" calcext:value-type="float">
            <text:p>1.09</text:p>
          </table:table-cell>
        </table:table-row>
        <table:table-row table:style-name="ro4">
          <table:table-cell office:value-type="float" office:value="69" calcext:value-type="float">
            <text:p>69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514-2</text:p>
          </table:table-cell>
          <table:table-cell office:value-type="float" office:value="0.344" calcext:value-type="float">
            <text:p>0.34</text:p>
          </table:table-cell>
          <table:table-cell office:value-type="float" office:value="58.949" calcext:value-type="float">
            <text:p>58.95</text:p>
          </table:table-cell>
          <table:table-cell table:number-columns-repeated="2" office:value-type="float" office:value="13.686" calcext:value-type="float">
            <text:p>13.69</text:p>
          </table:table-cell>
          <table:table-cell office:value-type="float" office:value="14.1451980982567" calcext:value-type="float">
            <text:p>14.15</text:p>
          </table:table-cell>
          <table:table-cell office:value-type="float" office:value="0.37163659360438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9.189" calcext:value-type="float">
            <text:p>89.19</text:p>
          </table:table-cell>
          <table:table-cell office:value-type="float" office:value="-20.366" calcext:value-type="float">
            <text:p>-20.37</text:p>
          </table:table-cell>
          <table:table-cell office:value-type="float" office:value="140.02673" calcext:value-type="float">
            <text:p>140.03</text:p>
          </table:table-cell>
          <table:table-cell office:value-type="float" office:value="-20.15706970264" calcext:value-type="float">
            <text:p>-20.16</text:p>
          </table:table-cell>
          <table:table-cell office:value-type="float" office:value="-17.7221392121263" calcext:value-type="float">
            <text:p>-17.72</text:p>
          </table:table-cell>
          <table:table-cell office:value-type="float" office:value="1.08627673702153" calcext:value-type="float">
            <text:p>1.09</text:p>
          </table:table-cell>
        </table:table-row>
        <table:table-row table:style-name="ro4">
          <table:table-cell office:value-type="float" office:value="70" calcext:value-type="float">
            <text:p>70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516-1</text:p>
          </table:table-cell>
          <table:table-cell office:value-type="float" office:value="0.329" calcext:value-type="float">
            <text:p>0.33</text:p>
          </table:table-cell>
          <table:table-cell office:value-type="float" office:value="57.75" calcext:value-type="float">
            <text:p>57.75</text:p>
          </table:table-cell>
          <table:table-cell table:number-columns-repeated="2" office:value-type="float" office:value="15.002" calcext:value-type="float">
            <text:p>15.00</text:p>
          </table:table-cell>
          <table:table-cell office:value-type="float" office:value="15.4382567353407" calcext:value-type="float">
            <text:p>15.44</text:p>
          </table:table-cell>
          <table:table-cell office:value-type="float" office:value="0.372108675657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8.068" calcext:value-type="float">
            <text:p>88.07</text:p>
          </table:table-cell>
          <table:table-cell office:value-type="float" office:value="-19.944" calcext:value-type="float">
            <text:p>-19.94</text:p>
          </table:table-cell>
          <table:table-cell office:value-type="float" office:value="138.26676" calcext:value-type="float">
            <text:p>138.27</text:p>
          </table:table-cell>
          <table:table-cell office:value-type="float" office:value="-19.7228282815553" calcext:value-type="float">
            <text:p>-19.72</text:p>
          </table:table-cell>
          <table:table-cell office:value-type="float" office:value="-17.2940743851572" calcext:value-type="float">
            <text:p>-17.29</text:p>
          </table:table-cell>
          <table:table-cell office:value-type="float" office:value="1.08674497880094" calcext:value-type="float">
            <text:p>1.09</text:p>
          </table:table-cell>
        </table:table-row>
        <table:table-row table:style-name="ro4">
          <table:table-cell office:value-type="float" office:value="71" calcext:value-type="float">
            <text:p>71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516-2</text:p>
          </table:table-cell>
          <table:table-cell office:value-type="float" office:value="0.413" calcext:value-type="float">
            <text:p>0.41</text:p>
          </table:table-cell>
          <table:table-cell office:value-type="float" office:value="72.132" calcext:value-type="float">
            <text:p>72.13</text:p>
          </table:table-cell>
          <table:table-cell table:number-columns-repeated="2" office:value-type="float" office:value="14.858" calcext:value-type="float">
            <text:p>14.86</text:p>
          </table:table-cell>
          <table:table-cell office:value-type="float" office:value="15.2967670364501" calcext:value-type="float">
            <text:p>15.30</text:p>
          </table:table-cell>
          <table:table-cell office:value-type="float" office:value="0.372057019480172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2.063" calcext:value-type="float">
            <text:p>42.06</text:p>
          </table:table-cell>
          <table:table-cell office:value-type="float" office:value="-19.784" calcext:value-type="float">
            <text:p>-19.78</text:p>
          </table:table-cell>
          <table:table-cell office:value-type="float" office:value="74.87214" calcext:value-type="float">
            <text:p>74.87</text:p>
          </table:table-cell>
          <table:table-cell office:value-type="float" office:value="-19.360808972957" calcext:value-type="float">
            <text:p>-19.36</text:p>
          </table:table-cell>
          <table:table-cell office:value-type="float" office:value="-16.9372043926366" calcext:value-type="float">
            <text:p>-16.94</text:p>
          </table:table-cell>
          <table:table-cell office:value-type="float" office:value="1.08713534021186" calcext:value-type="float">
            <text:p>1.09</text:p>
          </table:table-cell>
        </table:table-row>
        <table:table-row table:style-name="ro4">
          <table:table-cell office:value-type="float" office:value="72" calcext:value-type="float">
            <text:p>72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518-1</text:p>
          </table:table-cell>
          <table:table-cell office:value-type="float" office:value="0.31" calcext:value-type="float">
            <text:p>0.31</text:p>
          </table:table-cell>
          <table:table-cell office:value-type="float" office:value="55.132" calcext:value-type="float">
            <text:p>55.13</text:p>
          </table:table-cell>
          <table:table-cell table:number-columns-repeated="2" office:value-type="float" office:value="14.655" calcext:value-type="float">
            <text:p>14.66</text:p>
          </table:table-cell>
          <table:table-cell office:value-type="float" office:value="15.0973058637084" calcext:value-type="float">
            <text:p>15.10</text:p>
          </table:table-cell>
          <table:table-cell office:value-type="float" office:value="0.371984198528799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2.926" calcext:value-type="float">
            <text:p>82.93</text:p>
          </table:table-cell>
          <table:table-cell office:value-type="float" office:value="-19.155" calcext:value-type="float">
            <text:p>-19.16</text:p>
          </table:table-cell>
          <table:table-cell office:value-type="float" office:value="130.19382" calcext:value-type="float">
            <text:p>130.19</text:p>
          </table:table-cell>
          <table:table-cell office:value-type="float" office:value="-18.9008516257544" calcext:value-type="float">
            <text:p>-18.90</text:p>
          </table:table-cell>
          <table:table-cell office:value-type="float" office:value="-16.4837894195748" calcext:value-type="float">
            <text:p>-16.48</text:p>
          </table:table-cell>
          <table:table-cell office:value-type="float" office:value="1.08763130268092" calcext:value-type="float">
            <text:p>1.09</text:p>
          </table:table-cell>
        </table:table-row>
        <table:table-row table:style-name="ro4">
          <table:table-cell office:value-type="float" office:value="73" calcext:value-type="float">
            <text:p>73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518-2</text:p>
          </table:table-cell>
          <table:table-cell office:value-type="float" office:value="0.403" calcext:value-type="float">
            <text:p>0.40</text:p>
          </table:table-cell>
          <table:table-cell office:value-type="float" office:value="70.58" calcext:value-type="float">
            <text:p>70.58</text:p>
          </table:table-cell>
          <table:table-cell table:number-columns-repeated="2" office:value-type="float" office:value="14.6" calcext:value-type="float">
            <text:p>14.60</text:p>
          </table:table-cell>
          <table:table-cell office:value-type="float" office:value="15.043264659271" calcext:value-type="float">
            <text:p>15.04</text:p>
          </table:table-cell>
          <table:table-cell office:value-type="float" office:value="0.37196446869606" calcext:value-type="float">
            <text:p>0.37</text:p>
          </table:table-cell>
          <table:table-cell office:value-type="float" office:value="78" calcext:value-type="float">
            <text:p>78.00</text:p>
          </table:table-cell>
          <table:table-cell office:value-type="float" office:value="40.818" calcext:value-type="float">
            <text:p>40.82</text:p>
          </table:table-cell>
          <table:table-cell office:value-type="float" office:value="-19.14" calcext:value-type="float">
            <text:p>-19.14</text:p>
          </table:table-cell>
          <table:table-cell office:value-type="float" office:value="72.65604" calcext:value-type="float">
            <text:p>72.66</text:p>
          </table:table-cell>
          <table:table-cell office:value-type="float" office:value="-18.6751068543312" calcext:value-type="float">
            <text:p>-18.68</text:p>
          </table:table-cell>
          <table:table-cell office:value-type="float" office:value="-16.2612556127421" calcext:value-type="float">
            <text:p>-16.26</text:p>
          </table:table-cell>
          <table:table-cell office:value-type="float" office:value="1.08787471676699" calcext:value-type="float">
            <text:p>1.09</text:p>
          </table:table-cell>
        </table:table-row>
        <table:table-row table:style-name="ro4">
          <table:table-cell office:value-type="float" office:value="74" calcext:value-type="float">
            <text:p>74.00</text:p>
          </table:table-cell>
          <table:table-cell office:value-type="string" calcext:value-type="string">
            <text:p>Martin2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519-1</text:p>
          </table:table-cell>
          <table:table-cell office:value-type="float" office:value="0.328" calcext:value-type="float">
            <text:p>0.33</text:p>
          </table:table-cell>
          <table:table-cell office:value-type="float" office:value="57.942" calcext:value-type="float">
            <text:p>57.94</text:p>
          </table:table-cell>
          <table:table-cell table:number-columns-repeated="2" office:value-type="float" office:value="13.667" calcext:value-type="float">
            <text:p>13.67</text:p>
          </table:table-cell>
          <table:table-cell office:value-type="float" office:value="14.126529318542" calcext:value-type="float">
            <text:p>14.13</text:p>
          </table:table-cell>
          <table:table-cell office:value-type="float" office:value="0.371629777797311" calcext:value-type="float">
            <text:p>0.37</text:p>
          </table:table-cell>
          <table:table-cell office:value-type="float" office:value="57" calcext:value-type="float">
            <text:p>57.00</text:p>
          </table:table-cell>
          <table:table-cell office:value-type="float" office:value="85.925" calcext:value-type="float">
            <text:p>85.93</text:p>
          </table:table-cell>
          <table:table-cell office:value-type="float" office:value="-20.202" calcext:value-type="float">
            <text:p>-20.20</text:p>
          </table:table-cell>
          <table:table-cell office:value-type="float" office:value="134.90225" calcext:value-type="float">
            <text:p>134.90</text:p>
          </table:table-cell>
          <table:table-cell office:value-type="float" office:value="-19.981154585186" calcext:value-type="float">
            <text:p>-19.98</text:p>
          </table:table-cell>
          <table:table-cell office:value-type="float" office:value="-17.5487262886743" calcext:value-type="float">
            <text:p>-17.55</text:p>
          </table:table-cell>
          <table:table-cell office:value-type="float" office:value="1.08646642652508" calcext:value-type="float">
            <text:p>1.09</text:p>
          </table:table-cell>
        </table:table-row>
      </table:table>
      <table:table table:name="Sheet6" table:style-name="ta1">
        <table:table-column table:style-name="co6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Normalized d15N</text:p>
          </table:table-cell>
          <table:table-cell office:value-type="string" calcext:value-type="string">
            <text:p>Normalized d13C</text:p>
          </table:table-cell>
        </table:table-row>
        <table:table-row table:style-name="ro2">
          <table:table-cell table:formula="of:=['cnea BY HAND'.G2]-['CNEA by helpR'.I2]" office:value-type="float" office:value="-0.00129850006955046" calcext:value-type="float">
            <text:p>-0.0012985001</text:p>
          </table:table-cell>
          <table:table-cell table:formula="of:=['cnea BY HAND'.N2]-['CNEA by helpR'.P2]" office:value-type="float" office:value="0.0482203781628776" calcext:value-type="float">
            <text:p>0.0482203782</text:p>
          </table:table-cell>
        </table:table-row>
        <table:table-row table:style-name="ro2">
          <table:table-cell table:formula="of:=['cnea BY HAND'.G3]-['CNEA by helpR'.I3]" office:value-type="float" office:value="-0.00125470125020044" calcext:value-type="float">
            <text:p>-0.0012547013</text:p>
          </table:table-cell>
          <table:table-cell table:formula="of:=['cnea BY HAND'.N3]-['CNEA by helpR'.P3]" office:value-type="float" office:value="0.0512765242672373" calcext:value-type="float">
            <text:p>0.0512765243</text:p>
          </table:table-cell>
        </table:table-row>
        <table:table-row table:style-name="ro2">
          <table:table-cell table:formula="of:=['cnea BY HAND'.G4]-['CNEA by helpR'.I4]" office:value-type="float" office:value="0.000766894493957615" calcext:value-type="float">
            <text:p>0.0007668945</text:p>
          </table:table-cell>
          <table:table-cell table:formula="of:=['cnea BY HAND'.N4]-['CNEA by helpR'.P4]" office:value-type="float" office:value="0.0760160266629519" calcext:value-type="float">
            <text:p>0.0760160267</text:p>
          </table:table-cell>
        </table:table-row>
        <table:table-row table:style-name="ro2">
          <table:table-cell table:formula="of:=['cnea BY HAND'.G5]-['CNEA by helpR'.I5]" office:value-type="float" office:value="0.000922577501261124" calcext:value-type="float">
            <text:p>0.0009225775</text:p>
          </table:table-cell>
          <table:table-cell table:formula="of:=['cnea BY HAND'.N5]-['CNEA by helpR'.P5]" office:value-type="float" office:value="0.00338237938149533" calcext:value-type="float">
            <text:p>0.0033823794</text:p>
          </table:table-cell>
        </table:table-row>
        <table:table-row table:style-name="ro2">
          <table:table-cell table:formula="of:=['cnea BY HAND'.G6]-['CNEA by helpR'.I6]" office:value-type="float" office:value="0.000850133008536425" calcext:value-type="float">
            <text:p>0.000850133</text:p>
          </table:table-cell>
          <table:table-cell table:formula="of:=['cnea BY HAND'.N6]-['CNEA by helpR'.P6]" office:value-type="float" office:value="0.0770845070725166" calcext:value-type="float">
            <text:p>0.0770845071</text:p>
          </table:table-cell>
        </table:table-row>
        <table:table-row table:style-name="ro2">
          <table:table-cell table:formula="of:=['cnea BY HAND'.G7]-['CNEA by helpR'.I7]" office:value-type="float" office:value="-0.00123726475339403" calcext:value-type="float">
            <text:p>-0.0012372648</text:p>
          </table:table-cell>
          <table:table-cell table:formula="of:=['cnea BY HAND'.N7]-['CNEA by helpR'.P7]" office:value-type="float" office:value="-0.0330632820797589" calcext:value-type="float">
            <text:p>-0.0330632821</text:p>
          </table:table-cell>
        </table:table-row>
        <table:table-row table:style-name="ro2">
          <table:table-cell table:formula="of:=['cnea BY HAND'.G8]-['CNEA by helpR'.I8]" office:value-type="float" office:value="-0.00117561428247015" calcext:value-type="float">
            <text:p>-0.0011756143</text:p>
          </table:table-cell>
          <table:table-cell table:formula="of:=['cnea BY HAND'.N8]-['CNEA by helpR'.P8]" office:value-type="float" office:value="0.0515538281549759" calcext:value-type="float">
            <text:p>0.0515538282</text:p>
          </table:table-cell>
        </table:table-row>
        <table:table-row table:style-name="ro2">
          <table:table-cell table:formula="of:=['cnea BY HAND'.G9]-['CNEA by helpR'.I9]" office:value-type="float" office:value="-0.0011664808793963" calcext:value-type="float">
            <text:p>-0.0011664809</text:p>
          </table:table-cell>
          <table:table-cell table:formula="of:=['cnea BY HAND'.N9]-['CNEA by helpR'.P9]" office:value-type="float" office:value="0.0532257821459297" calcext:value-type="float">
            <text:p>0.0532257821</text:p>
          </table:table-cell>
        </table:table-row>
        <table:table-row table:style-name="ro2">
          <table:table-cell table:formula="of:=['cnea BY HAND'.G10]-['CNEA by helpR'.I10]" office:value-type="float" office:value="-0.00125926795168851" calcext:value-type="float">
            <text:p>-0.001259268</text:p>
          </table:table-cell>
          <table:table-cell table:formula="of:=['cnea BY HAND'.N10]-['CNEA by helpR'.P10]" office:value-type="float" office:value="-0.0654435570832028" calcext:value-type="float">
            <text:p>-0.0654435571</text:p>
          </table:table-cell>
        </table:table-row>
        <table:table-row table:style-name="ro2">
          <table:table-cell table:formula="of:=['cnea BY HAND'.G11]-['CNEA by helpR'.I11]" office:value-type="float" office:value="-0.00129434852273569" calcext:value-type="float">
            <text:p>-0.0012943485</text:p>
          </table:table-cell>
          <table:table-cell table:formula="of:=['cnea BY HAND'.N11]-['CNEA by helpR'.P11]" office:value-type="float" office:value="0.0469014716937473" calcext:value-type="float">
            <text:p>0.0469014717</text:p>
          </table:table-cell>
        </table:table-row>
        <table:table-row table:style-name="ro2">
          <table:table-cell table:formula="of:=['cnea BY HAND'.G12]-['CNEA by helpR'.I12]" office:value-type="float" office:value="-0.00126860893220204" calcext:value-type="float">
            <text:p>-0.0012686089</text:p>
          </table:table-cell>
          <table:table-cell table:formula="of:=['cnea BY HAND'.N12]-['CNEA by helpR'.P12]" office:value-type="float" office:value="0.0504297541273786" calcext:value-type="float">
            <text:p>0.0504297541</text:p>
          </table:table-cell>
        </table:table-row>
        <table:table-row table:style-name="ro2">
          <table:table-cell table:formula="of:=['cnea BY HAND'.G13]-['CNEA by helpR'.I13]" office:value-type="float" office:value="-0.0012860454290049" calcext:value-type="float">
            <text:p>-0.0012860454</text:p>
          </table:table-cell>
          <table:table-cell table:formula="of:=['cnea BY HAND'.N13]-['CNEA by helpR'.P13]" office:value-type="float" office:value="0.0515930641990892" calcext:value-type="float">
            <text:p>0.0515930642</text:p>
          </table:table-cell>
        </table:table-row>
        <table:table-row table:style-name="ro2">
          <table:table-cell table:formula="of:=['cnea BY HAND'.G14]-['CNEA by helpR'.I14]" office:value-type="float" office:value="-0.00141910250583877" calcext:value-type="float">
            <text:p>-0.0014191025</text:p>
          </table:table-cell>
          <table:table-cell table:formula="of:=['cnea BY HAND'.N14]-['CNEA by helpR'.P14]" office:value-type="float" office:value="0.0456571246895017" calcext:value-type="float">
            <text:p>0.0456571247</text:p>
          </table:table-cell>
        </table:table-row>
        <table:table-row table:style-name="ro2">
          <table:table-cell table:formula="of:=['cnea BY HAND'.G15]-['CNEA by helpR'.I15]" office:value-type="float" office:value="-0.00142865106368362" calcext:value-type="float">
            <text:p>-0.0014286511</text:p>
          </table:table-cell>
          <table:table-cell table:formula="of:=['cnea BY HAND'.N15]-['CNEA by helpR'.P15]" office:value-type="float" office:value="0.0453797577972956" calcext:value-type="float">
            <text:p>0.0453797578</text:p>
          </table:table-cell>
        </table:table-row>
        <table:table-row table:style-name="ro2">
          <table:table-cell table:formula="of:=['cnea BY HAND'.G16]-['CNEA by helpR'.I16]" office:value-type="float" office:value="0.0008231479539349" calcext:value-type="float">
            <text:p>0.000823148</text:p>
          </table:table-cell>
          <table:table-cell table:formula="of:=['cnea BY HAND'.N16]-['CNEA by helpR'.P16]" office:value-type="float" office:value="0.0755676421990792" calcext:value-type="float">
            <text:p>0.0755676422</text:p>
          </table:table-cell>
        </table:table-row>
        <table:table-row table:style-name="ro2">
          <table:table-cell table:formula="of:=['cnea BY HAND'.G17]-['CNEA by helpR'.I17]" office:value-type="float" office:value="0.000816713056293494" calcext:value-type="float">
            <text:p>0.0008167131</text:p>
          </table:table-cell>
          <table:table-cell table:formula="of:=['cnea BY HAND'.N17]-['CNEA by helpR'.P17]" office:value-type="float" office:value="0.0749566559578483" calcext:value-type="float">
            <text:p>0.074956656</text:p>
          </table:table-cell>
        </table:table-row>
        <table:table-row table:style-name="ro2">
          <table:table-cell table:formula="of:=['cnea BY HAND'.G18]-['CNEA by helpR'.I18]" office:value-type="float" office:value="-0.00105978612500834" calcext:value-type="float">
            <text:p>-0.0010597861</text:p>
          </table:table-cell>
          <table:table-cell table:formula="of:=['cnea BY HAND'.N18]-['CNEA by helpR'.P18]" office:value-type="float" office:value="0.0394222047223067" calcext:value-type="float">
            <text:p>0.0394222047</text:p>
          </table:table-cell>
        </table:table-row>
        <table:table-row table:style-name="ro2">
          <table:table-cell table:formula="of:=['cnea BY HAND'.G19]-['CNEA by helpR'.I19]" office:value-type="float" office:value="-0.00109901824287029" calcext:value-type="float">
            <text:p>-0.0010990182</text:p>
          </table:table-cell>
          <table:table-cell table:formula="of:=['cnea BY HAND'.N19]-['CNEA by helpR'.P19]" office:value-type="float" office:value="0.0412942291592984" calcext:value-type="float">
            <text:p>0.0412942292</text:p>
          </table:table-cell>
        </table:table-row>
        <table:table-row table:style-name="ro2">
          <table:table-cell table:formula="of:=['cnea BY HAND'.G20]-['CNEA by helpR'.I20]" office:value-type="float" office:value="-0.00112517298807902" calcext:value-type="float">
            <text:p>-0.001125173</text:p>
          </table:table-cell>
          <table:table-cell table:formula="of:=['cnea BY HAND'.N20]-['CNEA by helpR'.P20]" office:value-type="float" office:value="0.0496489684755517" calcext:value-type="float">
            <text:p>0.0496489685</text:p>
          </table:table-cell>
        </table:table-row>
        <table:table-row table:style-name="ro2">
          <table:table-cell table:formula="of:=['cnea BY HAND'.G21]-['CNEA by helpR'.I21]" office:value-type="float" office:value="-0.00115132773328597" calcext:value-type="float">
            <text:p>-0.0011513277</text:p>
          </table:table-cell>
          <table:table-cell table:formula="of:=['cnea BY HAND'.N21]-['CNEA by helpR'.P21]" office:value-type="float" office:value="0.0497482505551865" calcext:value-type="float">
            <text:p>0.0497482506</text:p>
          </table:table-cell>
        </table:table-row>
        <table:table-row table:style-name="ro2">
          <table:table-cell table:formula="of:=['cnea BY HAND'.G22]-['CNEA by helpR'.I22]" office:value-type="float" office:value="-0.00107556200312509" calcext:value-type="float">
            <text:p>-0.001075562</text:p>
          </table:table-cell>
          <table:table-cell table:formula="of:=['cnea BY HAND'.N22]-['CNEA by helpR'.P22]" office:value-type="float" office:value="0.0453739543551386" calcext:value-type="float">
            <text:p>0.0453739544</text:p>
          </table:table-cell>
        </table:table-row>
        <table:table-row table:style-name="ro2">
          <table:table-cell table:formula="of:=['cnea BY HAND'.G23]-['CNEA by helpR'.I23]" office:value-type="float" office:value="-0.00103134802900762" calcext:value-type="float">
            <text:p>-0.001031348</text:p>
          </table:table-cell>
          <table:table-cell table:formula="of:=['cnea BY HAND'.N23]-['CNEA by helpR'.P23]" office:value-type="float" office:value="0.0449108722093534" calcext:value-type="float">
            <text:p>0.0449108722</text:p>
          </table:table-cell>
        </table:table-row>
        <table:table-row table:style-name="ro2">
          <table:table-cell table:formula="of:=['cnea BY HAND'.G24]-['CNEA by helpR'.I24]" office:value-type="float" office:value="-0.00128355450087625" calcext:value-type="float">
            <text:p>-0.0012835545</text:p>
          </table:table-cell>
          <table:table-cell table:formula="of:=['cnea BY HAND'.N24]-['CNEA by helpR'.P24]" office:value-type="float" office:value="0.0454352631241299" calcext:value-type="float">
            <text:p>0.0454352631</text:p>
          </table:table-cell>
        </table:table-row>
        <table:table-row table:style-name="ro2">
          <table:table-cell table:formula="of:=['cnea BY HAND'.G25]-['CNEA by helpR'.I25]" office:value-type="float" office:value="-0.00129683945076486" calcext:value-type="float">
            <text:p>-0.0012968395</text:p>
          </table:table-cell>
          <table:table-cell table:formula="of:=['cnea BY HAND'.N25]-['CNEA by helpR'.P25]" office:value-type="float" office:value="0.0474237502347528" calcext:value-type="float">
            <text:p>0.0474237502</text:p>
          </table:table-cell>
        </table:table-row>
        <table:table-row table:style-name="ro2">
          <table:table-cell table:formula="of:=['cnea BY HAND'.G26]-['CNEA by helpR'.I26]" office:value-type="float" office:value="-0.00125366336342303" calcext:value-type="float">
            <text:p>-0.0012536634</text:p>
          </table:table-cell>
          <table:table-cell table:formula="of:=['cnea BY HAND'.N26]-['CNEA by helpR'.P26]" office:value-type="float" office:value="0.0486124626457674" calcext:value-type="float">
            <text:p>0.0486124626</text:p>
          </table:table-cell>
        </table:table-row>
        <table:table-row table:style-name="ro2">
          <table:table-cell table:formula="of:=['cnea BY HAND'.G27]-['CNEA by helpR'.I27]" office:value-type="float" office:value="-0.00120737361594436" calcext:value-type="float">
            <text:p>-0.0012073736</text:p>
          </table:table-cell>
          <table:table-cell table:formula="of:=['cnea BY HAND'.N27]-['CNEA by helpR'.P27]" office:value-type="float" office:value="0.0486130361987271" calcext:value-type="float">
            <text:p>0.0486130362</text:p>
          </table:table-cell>
        </table:table-row>
        <table:table-row table:style-name="ro2">
          <table:table-cell table:formula="of:=['cnea BY HAND'.G28]-['CNEA by helpR'.I28]" office:value-type="float" office:value="0.00091801079971443" calcext:value-type="float">
            <text:p>0.0009180108</text:p>
          </table:table-cell>
          <table:table-cell table:formula="of:=['cnea BY HAND'.N28]-['CNEA by helpR'.P28]" office:value-type="float" office:value="0.0775284278390309" calcext:value-type="float">
            <text:p>0.0775284278</text:p>
          </table:table-cell>
        </table:table-row>
        <table:table-row table:style-name="ro2">
          <table:table-cell table:formula="of:=['cnea BY HAND'.G29]-['CNEA by helpR'.I29]" office:value-type="float" office:value="0.00101744034704243" calcext:value-type="float">
            <text:p>0.0010174403</text:p>
          </table:table-cell>
          <table:table-cell table:formula="of:=['cnea BY HAND'.N29]-['CNEA by helpR'.P29]" office:value-type="float" office:value="0.0499281467143504" calcext:value-type="float">
            <text:p>0.0499281467</text:p>
          </table:table-cell>
        </table:table-row>
        <table:table-row table:style-name="ro2">
          <table:table-cell table:formula="of:=['cnea BY HAND'.G30]-['CNEA by helpR'.I30]" office:value-type="float" office:value="0.000838508677320604" calcext:value-type="float">
            <text:p>0.0008385087</text:p>
          </table:table-cell>
          <table:table-cell table:formula="of:=['cnea BY HAND'.N30]-['CNEA by helpR'.P30]" office:value-type="float" office:value="0.0755987006612422" calcext:value-type="float">
            <text:p>0.0755987007</text:p>
          </table:table-cell>
        </table:table-row>
        <table:table-row table:style-name="ro2">
          <table:table-cell table:formula="of:=['cnea BY HAND'.G31]-['CNEA by helpR'.I31]" office:value-type="float" office:value="-0.00132942909368339" calcext:value-type="float">
            <text:p>-0.0013294291</text:p>
          </table:table-cell>
          <table:table-cell table:formula="of:=['cnea BY HAND'.N31]-['CNEA by helpR'.P31]" office:value-type="float" office:value="0.0483270862541794" calcext:value-type="float">
            <text:p>0.0483270863</text:p>
          </table:table-cell>
        </table:table-row>
        <table:table-row table:style-name="ro2">
          <table:table-cell table:formula="of:=['cnea BY HAND'.G32]-['CNEA by helpR'.I32]" office:value-type="float" office:value="-0.0013350336819471" calcext:value-type="float">
            <text:p>-0.0013350337</text:p>
          </table:table-cell>
          <table:table-cell table:formula="of:=['cnea BY HAND'.N32]-['CNEA by helpR'.P32]" office:value-type="float" office:value="0.0500597949921655" calcext:value-type="float">
            <text:p>0.050059795</text:p>
          </table:table-cell>
        </table:table-row>
        <table:table-row table:style-name="ro2">
          <table:table-cell table:formula="of:=['cnea BY HAND'.G33]-['CNEA by helpR'.I33]" office:value-type="float" office:value="-0.00122584799952818" calcext:value-type="float">
            <text:p>-0.001225848</text:p>
          </table:table-cell>
          <table:table-cell table:formula="of:=['cnea BY HAND'.N33]-['CNEA by helpR'.P33]" office:value-type="float" office:value="0.0513175090594729" calcext:value-type="float">
            <text:p>0.0513175091</text:p>
          </table:table-cell>
        </table:table-row>
        <table:table-row table:style-name="ro2">
          <table:table-cell table:formula="of:=['cnea BY HAND'.G34]-['CNEA by helpR'.I34]" office:value-type="float" office:value="-0.00122211160728725" calcext:value-type="float">
            <text:p>-0.0012221116</text:p>
          </table:table-cell>
          <table:table-cell table:formula="of:=['cnea BY HAND'.N34]-['CNEA by helpR'.P34]" office:value-type="float" office:value="0.0508089029335572" calcext:value-type="float">
            <text:p>0.0508089029</text:p>
          </table:table-cell>
        </table:table-row>
        <table:table-row table:style-name="ro2">
          <table:table-cell table:formula="of:=['cnea BY HAND'.G35]-['CNEA by helpR'.I35]" office:value-type="float" office:value="-0.00120633572926465" calcext:value-type="float">
            <text:p>-0.0012063357</text:p>
          </table:table-cell>
          <table:table-cell table:formula="of:=['cnea BY HAND'.N35]-['CNEA by helpR'.P35]" office:value-type="float" office:value="0.0486837404598894" calcext:value-type="float">
            <text:p>0.0486837405</text:p>
          </table:table-cell>
        </table:table-row>
        <table:table-row table:style-name="ro2">
          <table:table-cell table:formula="of:=['cnea BY HAND'.G36]-['CNEA by helpR'.I36]" office:value-type="float" office:value="-0.00122584799952641" calcext:value-type="float">
            <text:p>-0.001225848</text:p>
          </table:table-cell>
          <table:table-cell table:formula="of:=['cnea BY HAND'.N36]-['CNEA by helpR'.P36]" office:value-type="float" office:value="0.0482490935112594" calcext:value-type="float">
            <text:p>0.0482490935</text:p>
          </table:table-cell>
        </table:table-row>
        <table:table-row table:style-name="ro2">
          <table:table-cell table:formula="of:=['cnea BY HAND'.G37]-['CNEA by helpR'.I37]" office:value-type="float" office:value="-0.00118599314965984" calcext:value-type="float">
            <text:p>-0.0011859931</text:p>
          </table:table-cell>
          <table:table-cell table:formula="of:=['cnea BY HAND'.N37]-['CNEA by helpR'.P37]" office:value-type="float" office:value="0.0513688856290209" calcext:value-type="float">
            <text:p>0.0513688856</text:p>
          </table:table-cell>
        </table:table-row>
        <table:table-row table:style-name="ro2">
          <table:table-cell table:formula="of:=['cnea BY HAND'.G38]-['CNEA by helpR'.I38]" office:value-type="float" office:value="-0.00124826635249242" calcext:value-type="float">
            <text:p>-0.0012482664</text:p>
          </table:table-cell>
          <table:table-cell table:formula="of:=['cnea BY HAND'.N38]-['CNEA by helpR'.P38]" office:value-type="float" office:value="0.0548930017191296" calcext:value-type="float">
            <text:p>0.0548930017</text:p>
          </table:table-cell>
        </table:table-row>
        <table:table-row table:style-name="ro2">
          <table:table-cell table:formula="of:=['cnea BY HAND'.G39]-['CNEA by helpR'.I39]" office:value-type="float" office:value="-0.00124826635249242" calcext:value-type="float">
            <text:p>-0.0012482664</text:p>
          </table:table-cell>
          <table:table-cell table:formula="of:=['cnea BY HAND'.N39]-['CNEA by helpR'.P39]" office:value-type="float" office:value="0.0437973857048739" calcext:value-type="float">
            <text:p>0.0437973857</text:p>
          </table:table-cell>
        </table:table-row>
        <table:table-row table:style-name="ro2">
          <table:table-cell table:formula="of:=['cnea BY HAND'.G40]-['CNEA by helpR'.I40]" office:value-type="float" office:value="0.000836640481228557" calcext:value-type="float">
            <text:p>0.0008366405</text:p>
          </table:table-cell>
          <table:table-cell table:formula="of:=['cnea BY HAND'.N40]-['CNEA by helpR'.P40]" office:value-type="float" office:value="0.07727741263027" calcext:value-type="float">
            <text:p>0.0772774126</text:p>
          </table:table-cell>
        </table:table-row>
        <table:table-row table:style-name="ro2">
          <table:table-cell table:formula="of:=['cnea BY HAND'.G41]-['CNEA by helpR'.I41]" office:value-type="float" office:value="0.00085220878196246" calcext:value-type="float">
            <text:p>0.0008522088</text:p>
          </table:table-cell>
          <table:table-cell table:formula="of:=['cnea BY HAND'.N41]-['CNEA by helpR'.P41]" office:value-type="float" office:value="0.0754155874950051" calcext:value-type="float">
            <text:p>0.0754155875</text:p>
          </table:table-cell>
        </table:table-row>
        <table:table-row table:style-name="ro2">
          <table:table-cell table:formula="of:=['cnea BY HAND'.G42]-['CNEA by helpR'.I42]" office:value-type="float" office:value="-0.00121422366822621" calcext:value-type="float">
            <text:p>-0.0012142237</text:p>
          </table:table-cell>
          <table:table-cell table:formula="of:=['cnea BY HAND'.N42]-['CNEA by helpR'.P42]" office:value-type="float" office:value="0.0438484569057032" calcext:value-type="float">
            <text:p>0.0438484569</text:p>
          </table:table-cell>
        </table:table-row>
        <table:table-row table:style-name="ro2">
          <table:table-cell table:formula="of:=['cnea BY HAND'.G43]-['CNEA by helpR'.I43]" office:value-type="float" office:value="-0.00114883680525324" calcext:value-type="float">
            <text:p>-0.0011488368</text:p>
          </table:table-cell>
          <table:table-cell table:formula="of:=['cnea BY HAND'.N43]-['CNEA by helpR'.P43]" office:value-type="float" office:value="0.0441881231233587" calcext:value-type="float">
            <text:p>0.0441881231</text:p>
          </table:table-cell>
        </table:table-row>
        <table:table-row table:style-name="ro2">
          <table:table-cell table:formula="of:=['cnea BY HAND'.G44]-['CNEA by helpR'.I44]" office:value-type="float" office:value="-0.00117478397312532" calcext:value-type="float">
            <text:p>-0.001174784</text:p>
          </table:table-cell>
          <table:table-cell table:formula="of:=['cnea BY HAND'.N44]-['CNEA by helpR'.P44]" office:value-type="float" office:value="0.0546543411628377" calcext:value-type="float">
            <text:p>0.0546543412</text:p>
          </table:table-cell>
        </table:table-row>
        <table:table-row table:style-name="ro2">
          <table:table-cell table:formula="of:=['cnea BY HAND'.G45]-['CNEA by helpR'.I45]" office:value-type="float" office:value="-0.00135205502408375" calcext:value-type="float">
            <text:p>-0.001352055</text:p>
          </table:table-cell>
          <table:table-cell table:formula="of:=['cnea BY HAND'.N45]-['CNEA by helpR'.P45]" office:value-type="float" office:value="0.0505009005105563" calcext:value-type="float">
            <text:p>0.0505009005</text:p>
          </table:table-cell>
        </table:table-row>
        <table:table-row table:style-name="ro2">
          <table:table-cell table:formula="of:=['cnea BY HAND'.G46]-['CNEA by helpR'.I46]" office:value-type="float" office:value="-0.00131053955542448" calcext:value-type="float">
            <text:p>-0.0013105396</text:p>
          </table:table-cell>
          <table:table-cell table:formula="of:=['cnea BY HAND'.N46]-['CNEA by helpR'.P46]" office:value-type="float" office:value="0.0530067411240829" calcext:value-type="float">
            <text:p>0.0530067411</text:p>
          </table:table-cell>
        </table:table-row>
        <table:table-row table:style-name="ro2">
          <table:table-cell table:formula="of:=['cnea BY HAND'.G47]-['CNEA by helpR'.I47]" office:value-type="float" office:value="-0.00118474768554577" calcext:value-type="float">
            <text:p>-0.0011847477</text:p>
          </table:table-cell>
          <table:table-cell table:formula="of:=['cnea BY HAND'.N47]-['CNEA by helpR'.P47]" office:value-type="float" office:value="0.0519897636179749" calcext:value-type="float">
            <text:p>0.0519897636</text:p>
          </table:table-cell>
        </table:table-row>
        <table:table-row table:style-name="ro2">
          <table:table-cell table:formula="of:=['cnea BY HAND'.G48]-['CNEA by helpR'.I48]" office:value-type="float" office:value="-0.0010909227264726" calcext:value-type="float">
            <text:p>-0.0010909227</text:p>
          </table:table-cell>
          <table:table-cell table:formula="of:=['cnea BY HAND'.N48]-['CNEA by helpR'.P48]" office:value-type="float" office:value="-0.0496626763841093" calcext:value-type="float">
            <text:p>-0.0496626764</text:p>
          </table:table-cell>
        </table:table-row>
        <table:table-row table:style-name="ro2">
          <table:table-cell table:formula="of:=['cnea BY HAND'.G49]-['CNEA by helpR'.I49]" office:value-type="float" office:value="-0.00116232933248028" calcext:value-type="float">
            <text:p>-0.0011623293</text:p>
          </table:table-cell>
          <table:table-cell table:formula="of:=['cnea BY HAND'.N49]-['CNEA by helpR'.P49]" office:value-type="float" office:value="0.0474647482177417" calcext:value-type="float">
            <text:p>0.0474647482</text:p>
          </table:table-cell>
        </table:table-row>
        <table:table-row table:style-name="ro2">
          <table:table-cell table:formula="of:=['cnea BY HAND'.G50]-['CNEA by helpR'.I50]" office:value-type="float" office:value="-0.00107971354994163" calcext:value-type="float">
            <text:p>-0.0010797135</text:p>
          </table:table-cell>
          <table:table-cell table:formula="of:=['cnea BY HAND'.N50]-['CNEA by helpR'.P50]" office:value-type="float" office:value="0.0476026533832297" calcext:value-type="float">
            <text:p>0.0476026534</text:p>
          </table:table-cell>
        </table:table-row>
        <table:table-row table:style-name="ro2">
          <table:table-cell table:formula="of:=['cnea BY HAND'.G51]-['CNEA by helpR'.I51]" office:value-type="float" office:value="-0.00106103158912241" calcext:value-type="float">
            <text:p>-0.0010610316</text:p>
          </table:table-cell>
          <table:table-cell table:formula="of:=['cnea BY HAND'.N51]-['CNEA by helpR'.P51]" office:value-type="float" office:value="0.0437736622682685" calcext:value-type="float">
            <text:p>0.0437736623</text:p>
          </table:table-cell>
        </table:table-row>
        <table:table-row table:style-name="ro2">
          <table:table-cell table:formula="of:=['cnea BY HAND'.G52]-['CNEA by helpR'.I52]" office:value-type="float" office:value="0.000893516673233563" calcext:value-type="float">
            <text:p>0.0008935167</text:p>
          </table:table-cell>
          <table:table-cell table:formula="of:=['cnea BY HAND'.N52]-['CNEA by helpR'.P52]" office:value-type="float" office:value="0.0777689942809765" calcext:value-type="float">
            <text:p>0.0777689943</text:p>
          </table:table-cell>
        </table:table-row>
        <table:table-row table:style-name="ro2">
          <table:table-cell table:formula="of:=['cnea BY HAND'.G53]-['CNEA by helpR'.I53]" office:value-type="float" office:value="0.000937523069958424" calcext:value-type="float">
            <text:p>0.0009375231</text:p>
          </table:table-cell>
          <table:table-cell table:formula="of:=['cnea BY HAND'.N53]-['CNEA by helpR'.P53]" office:value-type="float" office:value="0.00538719680164945" calcext:value-type="float">
            <text:p>0.0053871968</text:p>
          </table:table-cell>
        </table:table-row>
        <table:table-row table:style-name="ro2">
          <table:table-cell table:formula="of:=['cnea BY HAND'.G54]-['CNEA by helpR'.I54]" office:value-type="float" office:value="0.000884383270136624" calcext:value-type="float">
            <text:p>0.0008843833</text:p>
          </table:table-cell>
          <table:table-cell table:formula="of:=['cnea BY HAND'.N54]-['CNEA by helpR'.P54]" office:value-type="float" office:value="0.0857140673517556" calcext:value-type="float">
            <text:p>0.0857140674</text:p>
          </table:table-cell>
        </table:table-row>
        <table:table-row table:style-name="ro2">
          <table:table-cell table:formula="of:=['cnea BY HAND'.G55]-['CNEA by helpR'.I55]" office:value-type="float" office:value="-0.00106456040393077" calcext:value-type="float">
            <text:p>-0.0010645604</text:p>
          </table:table-cell>
          <table:table-cell table:formula="of:=['cnea BY HAND'.N55]-['CNEA by helpR'.P55]" office:value-type="float" office:value="0.0431868246621043" calcext:value-type="float">
            <text:p>0.0431868247</text:p>
          </table:table-cell>
        </table:table-row>
        <table:table-row table:style-name="ro2">
          <table:table-cell table:formula="of:=['cnea BY HAND'.G56]-['CNEA by helpR'.I56]" office:value-type="float" office:value="-0.00122667830887302" calcext:value-type="float">
            <text:p>-0.0012266783</text:p>
          </table:table-cell>
          <table:table-cell table:formula="of:=['cnea BY HAND'.N56]-['CNEA by helpR'.P56]" office:value-type="float" office:value="0.0599581833519416" calcext:value-type="float">
            <text:p>0.0599581834</text:p>
          </table:table-cell>
        </table:table-row>
        <table:table-row table:style-name="ro2">
          <table:table-cell table:formula="of:=['cnea BY HAND'.G57]-['CNEA by helpR'.I57]" office:value-type="float" office:value="-0.00120384480113778" calcext:value-type="float">
            <text:p>-0.0012038448</text:p>
          </table:table-cell>
          <table:table-cell table:formula="of:=['cnea BY HAND'.N57]-['CNEA by helpR'.P57]" office:value-type="float" office:value="0.0460310301534825" calcext:value-type="float">
            <text:p>0.0460310302</text:p>
          </table:table-cell>
        </table:table-row>
        <table:table-row table:style-name="ro2">
          <table:table-cell table:formula="of:=['cnea BY HAND'.G58]-['CNEA by helpR'.I58]" office:value-type="float" office:value="-0.00133939280610029" calcext:value-type="float">
            <text:p>-0.0013393928</text:p>
          </table:table-cell>
          <table:table-cell table:formula="of:=['cnea BY HAND'.N58]-['CNEA by helpR'.P58]" office:value-type="float" office:value="0.0511036297837073" calcext:value-type="float">
            <text:p>0.0511036298</text:p>
          </table:table-cell>
        </table:table-row>
        <table:table-row table:style-name="ro2">
          <table:table-cell table:formula="of:=['cnea BY HAND'.G59]-['CNEA by helpR'.I59]" office:value-type="float" office:value="-0.001417234309816" calcext:value-type="float">
            <text:p>-0.0014172343</text:p>
          </table:table-cell>
          <table:table-cell table:formula="of:=['cnea BY HAND'.N59]-['CNEA by helpR'.P59]" office:value-type="float" office:value="0.0512600527378453" calcext:value-type="float">
            <text:p>0.0512600527</text:p>
          </table:table-cell>
        </table:table-row>
        <table:table-row table:style-name="ro2">
          <table:table-cell table:formula="of:=['cnea BY HAND'.G60]-['CNEA by helpR'.I60]" office:value-type="float" office:value="-0.00152683514690466" calcext:value-type="float">
            <text:p>-0.0015268351</text:p>
          </table:table-cell>
          <table:table-cell table:formula="of:=['cnea BY HAND'.N60]-['CNEA by helpR'.P60]" office:value-type="float" office:value="0.0492417610821612" calcext:value-type="float">
            <text:p>0.0492417611</text:p>
          </table:table-cell>
        </table:table-row>
        <table:table-row table:style-name="ro2">
          <table:table-cell table:formula="of:=['cnea BY HAND'.G61]-['CNEA by helpR'.I61]" office:value-type="float" office:value="-0.00149113184395233" calcext:value-type="float">
            <text:p>-0.0014911318</text:p>
          </table:table-cell>
          <table:table-cell table:formula="of:=['cnea BY HAND'.N61]-['CNEA by helpR'.P61]" office:value-type="float" office:value="0.0494870324028724" calcext:value-type="float">
            <text:p>0.0494870324</text:p>
          </table:table-cell>
        </table:table-row>
        <table:table-row table:style-name="ro2">
          <table:table-cell table:formula="of:=['cnea BY HAND'.G62]-['CNEA by helpR'.I62]" office:value-type="float" office:value="-0.00146061797449448" calcext:value-type="float">
            <text:p>-0.001460618</text:p>
          </table:table-cell>
          <table:table-cell table:formula="of:=['cnea BY HAND'.N62]-['CNEA by helpR'.P62]" office:value-type="float" office:value="0.0492869046409652" calcext:value-type="float">
            <text:p>0.0492869046</text:p>
          </table:table-cell>
        </table:table-row>
        <table:table-row table:style-name="ro2">
          <table:table-cell table:formula="of:=['cnea BY HAND'.G63]-['CNEA by helpR'.I63]" office:value-type="float" office:value="-0.00123996325885933" calcext:value-type="float">
            <text:p>-0.0012399633</text:p>
          </table:table-cell>
          <table:table-cell table:formula="of:=['cnea BY HAND'.N63]-['CNEA by helpR'.P63]" office:value-type="float" office:value="0.0484353305731489" calcext:value-type="float">
            <text:p>0.0484353306</text:p>
          </table:table-cell>
        </table:table-row>
        <table:table-row table:style-name="ro2">
          <table:table-cell table:formula="of:=['cnea BY HAND'.G64]-['CNEA by helpR'.I64]" office:value-type="float" office:value="0.000796993208705743" calcext:value-type="float">
            <text:p>0.0007969932</text:p>
          </table:table-cell>
          <table:table-cell table:formula="of:=['cnea BY HAND'.N64]-['CNEA by helpR'.P64]" office:value-type="float" office:value="0.0766773622632897" calcext:value-type="float">
            <text:p>0.0766773623</text:p>
          </table:table-cell>
        </table:table-row>
        <table:table-row table:style-name="ro2">
          <table:table-cell table:formula="of:=['cnea BY HAND'.G65]-['CNEA by helpR'.I65]" office:value-type="float" office:value="0.000851793627271391" calcext:value-type="float">
            <text:p>0.0008517936</text:p>
          </table:table-cell>
          <table:table-cell table:formula="of:=['cnea BY HAND'.N65]-['CNEA by helpR'.P65]" office:value-type="float" office:value="0.0771457716576407" calcext:value-type="float">
            <text:p>0.0771457717</text:p>
          </table:table-cell>
        </table:table-row>
        <table:table-row table:style-name="ro2">
          <table:table-cell table:formula="of:=['cnea BY HAND'.G66]-['CNEA by helpR'.I66]" office:value-type="float" office:value="-0.00123539655727356" calcext:value-type="float">
            <text:p>-0.0012353966</text:p>
          </table:table-cell>
          <table:table-cell table:formula="of:=['cnea BY HAND'.N66]-['CNEA by helpR'.P66]" office:value-type="float" office:value="0.0508110330661964" calcext:value-type="float">
            <text:p>0.0508110331</text:p>
          </table:table-cell>
        </table:table-row>
        <table:table-row table:style-name="ro2">
          <table:table-cell table:formula="of:=['cnea BY HAND'.G67]-['CNEA by helpR'.I67]" office:value-type="float" office:value="-0.00110586829515213" calcext:value-type="float">
            <text:p>-0.0011058683</text:p>
          </table:table-cell>
          <table:table-cell table:formula="of:=['cnea BY HAND'.N67]-['CNEA by helpR'.P67]" office:value-type="float" office:value="0.0494991360645756" calcext:value-type="float">
            <text:p>0.0494991361</text:p>
          </table:table-cell>
        </table:table-row>
        <table:table-row table:style-name="ro2">
          <table:table-cell table:formula="of:=['cnea BY HAND'.G68]-['CNEA by helpR'.I68]" office:value-type="float" office:value="-0.00112060628659094" calcext:value-type="float">
            <text:p>-0.0011206063</text:p>
          </table:table-cell>
          <table:table-cell table:formula="of:=['cnea BY HAND'.N68]-['CNEA by helpR'.P68]" office:value-type="float" office:value="0.0495643199129603" calcext:value-type="float">
            <text:p>0.0495643199</text:p>
          </table:table-cell>
        </table:table-row>
        <table:table-row table:style-name="ro2">
          <table:table-cell table:formula="of:=['cnea BY HAND'.G69]-['CNEA by helpR'.I69]" office:value-type="float" office:value="-0.000955997453520041" calcext:value-type="float">
            <text:p>-0.0009559975</text:p>
          </table:table-cell>
          <table:table-cell table:formula="of:=['cnea BY HAND'.N69]-['CNEA by helpR'.P69]" office:value-type="float" office:value="0.0530509803666988" calcext:value-type="float">
            <text:p>0.0530509804</text:p>
          </table:table-cell>
        </table:table-row>
        <table:table-row table:style-name="ro2">
          <table:table-cell table:formula="of:=['cnea BY HAND'.G70]-['CNEA by helpR'.I70]" office:value-type="float" office:value="-0.000991908333809022" calcext:value-type="float">
            <text:p>-0.0009919083</text:p>
          </table:table-cell>
          <table:table-cell table:formula="of:=['cnea BY HAND'.N70]-['CNEA by helpR'.P70]" office:value-type="float" office:value="0.0508653620915709" calcext:value-type="float">
            <text:p>0.0508653621</text:p>
          </table:table-cell>
        </table:table-row>
        <table:table-row table:style-name="ro2">
          <table:table-cell table:formula="of:=['cnea BY HAND'.G71]-['CNEA by helpR'.I71]" office:value-type="float" office:value="-0.00126508011729065" calcext:value-type="float">
            <text:p>-0.0012650801</text:p>
          </table:table-cell>
          <table:table-cell table:formula="of:=['cnea BY HAND'.N71]-['CNEA by helpR'.P71]" office:value-type="float" office:value="0.0481210757748123" calcext:value-type="float">
            <text:p>0.0481210758</text:p>
          </table:table-cell>
        </table:table-row>
        <table:table-row table:style-name="ro2">
          <table:table-cell table:formula="of:=['cnea BY HAND'.G72]-['CNEA by helpR'.I72]" office:value-type="float" office:value="-0.00123518897993868" calcext:value-type="float">
            <text:p>-0.001235189</text:p>
          </table:table-cell>
          <table:table-cell table:formula="of:=['cnea BY HAND'.N72]-['CNEA by helpR'.P72]" office:value-type="float" office:value="0.0458332133398969" calcext:value-type="float">
            <text:p>0.0458332133</text:p>
          </table:table-cell>
        </table:table-row>
        <table:table-row table:style-name="ro2">
          <table:table-cell table:formula="of:=['cnea BY HAND'.G73]-['CNEA by helpR'.I73]" office:value-type="float" office:value="-0.00119305077927656" calcext:value-type="float">
            <text:p>-0.0011930508</text:p>
          </table:table-cell>
          <table:table-cell table:formula="of:=['cnea BY HAND'.N73]-['CNEA by helpR'.P73]" office:value-type="float" office:value="0.0429264094448278" calcext:value-type="float">
            <text:p>0.0429264094</text:p>
          </table:table-cell>
        </table:table-row>
        <table:table-row table:style-name="ro2">
          <table:table-cell table:formula="of:=['cnea BY HAND'.G74]-['CNEA by helpR'.I74]" office:value-type="float" office:value="-0.00118163402541072" calcext:value-type="float">
            <text:p>-0.001181634</text:p>
          </table:table-cell>
          <table:table-cell table:formula="of:=['cnea BY HAND'.N74]-['CNEA by helpR'.P74]" office:value-type="float" office:value="0.041499764594306" calcext:value-type="float">
            <text:p>0.0414997646</text:p>
          </table:table-cell>
        </table:table-row>
        <table:table-row table:style-name="ro2">
          <table:table-cell table:formula="of:=['cnea BY HAND'.G75]-['CNEA by helpR'.I75]" office:value-type="float" office:value="-0.00098796436432913" calcext:value-type="float">
            <text:p>-0.0009879644</text:p>
          </table:table-cell>
          <table:table-cell table:formula="of:=['cnea BY HAND'.N75]-['CNEA by helpR'.P75]" office:value-type="float" office:value="0.0497536269453569" calcext:value-type="float">
            <text:p>0.0497536269</text:p>
          </table:table-cell>
        </table:table-row>
        <table:table-row table:style-name="ro2">
          <table:table-cell table:formula="of:=['cnea BY HAND'.G76]-['CNEA by helpR'.I76]" office:value-type="float" office:value="0" calcext:value-type="float">
            <text:p>0</text:p>
          </table:table-cell>
          <table:table-cell table:formula="of:=['cnea BY HAND'.N76]-['CNEA by helpR'.P76]" office:value-type="float" office:value="0" calcext:value-type="float">
            <text:p>0</text:p>
          </table:table-cell>
        </table:table-row>
        <table:table-row table:style-name="ro2">
          <table:table-cell table:formula="of:=['cnea BY HAND'.G77]-['CNEA by helpR'.I77]" office:value-type="float" office:value="0" calcext:value-type="float">
            <text:p>0</text:p>
          </table:table-cell>
          <table:table-cell table:formula="of:=['cnea BY HAND'.N77]-['CNEA by helpR'.P77]" office:value-type="float" office:value="0" calcext:value-type="float">
            <text:p>0</text:p>
          </table:table-cell>
        </table:table-row>
        <table:table-row table:style-name="ro2">
          <table:table-cell table:formula="of:=['cnea BY HAND'.G78]-['CNEA by helpR'.I78]" office:value-type="float" office:value="0" calcext:value-type="float">
            <text:p>0</text:p>
          </table:table-cell>
          <table:table-cell table:formula="of:=['cnea BY HAND'.N78]-['CNEA by helpR'.P78]" office:value-type="float" office:value="0" calcext:value-type="float">
            <text:p>0</text:p>
          </table:table-cell>
        </table:table-row>
        <table:table-row table:style-name="ro2">
          <table:table-cell table:formula="of:=['cnea BY HAND'.G79]-['CNEA by helpR'.I79]" office:value-type="float" office:value="0" calcext:value-type="float">
            <text:p>0</text:p>
          </table:table-cell>
          <table:table-cell table:formula="of:=['cnea BY HAND'.N79]-['CNEA by helpR'.P79]" office:value-type="float" office:value="0" calcext:value-type="float">
            <text:p>0</text:p>
          </table:table-cell>
        </table:table-row>
        <table:table-row table:style-name="ro2">
          <table:table-cell table:formula="of:=['cnea BY HAND'.G80]-['CNEA by helpR'.I80]" office:value-type="float" office:value="0" calcext:value-type="float">
            <text:p>0</text:p>
          </table:table-cell>
          <table:table-cell table:formula="of:=['cnea BY HAND'.N80]-['CNEA by helpR'.P80]" office:value-type="float" office:value="0" calcext:value-type="float">
            <text:p>0</text:p>
          </table:table-cell>
        </table:table-row>
        <table:table-row table:style-name="ro2">
          <table:table-cell table:formula="of:=['cnea BY HAND'.G81]-['CNEA by helpR'.I81]" office:value-type="float" office:value="0" calcext:value-type="float">
            <text:p>0</text:p>
          </table:table-cell>
          <table:table-cell table:formula="of:=['cnea BY HAND'.N81]-['CNEA by helpR'.P81]" office:value-type="float" office:value="0" calcext:value-type="float">
            <text:p>0</text:p>
          </table:table-cell>
        </table:table-row>
        <table:table-row table:style-name="ro2">
          <table:table-cell table:formula="of:=['cnea BY HAND'.G82]-['CNEA by helpR'.I82]" office:value-type="float" office:value="0" calcext:value-type="float">
            <text:p>0</text:p>
          </table:table-cell>
          <table:table-cell table:formula="of:=['cnea BY HAND'.N82]-['CNEA by helpR'.P82]" office:value-type="float" office:value="0" calcext:value-type="float">
            <text:p>0</text:p>
          </table:table-cell>
        </table:table-row>
        <table:table-row table:style-name="ro2">
          <table:table-cell table:formula="of:=['cnea BY HAND'.G83]-['CNEA by helpR'.I83]" office:value-type="float" office:value="0" calcext:value-type="float">
            <text:p>0</text:p>
          </table:table-cell>
          <table:table-cell table:formula="of:=['cnea BY HAND'.N83]-['CNEA by helpR'.P83]" office:value-type="float" office:value="0" calcext:value-type="float">
            <text:p>0</text:p>
          </table:table-cell>
        </table:table-row>
        <table:table-row table:style-name="ro2">
          <table:table-cell table:formula="of:=['cnea BY HAND'.G84]-['CNEA by helpR'.I84]" office:value-type="float" office:value="0" calcext:value-type="float">
            <text:p>0</text:p>
          </table:table-cell>
          <table:table-cell table:formula="of:=['cnea BY HAND'.N84]-['CNEA by helpR'.P84]" office:value-type="float" office:value="0" calcext:value-type="float">
            <text:p>0</text:p>
          </table:table-cell>
        </table:table-row>
        <table:table-row table:style-name="ro2">
          <table:table-cell table:formula="of:=['cnea BY HAND'.G85]-['CNEA by helpR'.I85]" office:value-type="float" office:value="0" calcext:value-type="float">
            <text:p>0</text:p>
          </table:table-cell>
          <table:table-cell table:formula="of:=['cnea BY HAND'.N85]-['CNEA by helpR'.P85]" office:value-type="float" office:value="0" calcext:value-type="float">
            <text:p>0</text:p>
          </table:table-cell>
        </table:table-row>
        <table:table-row table:style-name="ro2">
          <table:table-cell table:formula="of:=['cnea BY HAND'.G86]-['CNEA by helpR'.I86]" office:value-type="float" office:value="0" calcext:value-type="float">
            <text:p>0</text:p>
          </table:table-cell>
          <table:table-cell table:formula="of:=['cnea BY HAND'.N86]-['CNEA by helpR'.P86]" office:value-type="float" office:value="0" calcext:value-type="float">
            <text:p>0</text:p>
          </table:table-cell>
        </table:table-row>
        <table:table-row table:style-name="ro2">
          <table:table-cell table:formula="of:=['cnea BY HAND'.G87]-['CNEA by helpR'.I87]" office:value-type="float" office:value="0" calcext:value-type="float">
            <text:p>0</text:p>
          </table:table-cell>
          <table:table-cell table:formula="of:=['cnea BY HAND'.N87]-['CNEA by helpR'.P87]" office:value-type="float" office:value="0" calcext:value-type="float">
            <text:p>0</text:p>
          </table:table-cell>
        </table:table-row>
        <table:table-row table:style-name="ro2">
          <table:table-cell table:formula="of:=['cnea BY HAND'.G88]-['CNEA by helpR'.I88]" office:value-type="float" office:value="0" calcext:value-type="float">
            <text:p>0</text:p>
          </table:table-cell>
          <table:table-cell table:formula="of:=['cnea BY HAND'.N88]-['CNEA by helpR'.P88]" office:value-type="float" office:value="0" calcext:value-type="float">
            <text:p>0</text:p>
          </table:table-cell>
        </table:table-row>
        <table:table-row table:style-name="ro2">
          <table:table-cell table:formula="of:=['cnea BY HAND'.G89]-['CNEA by helpR'.I89]" office:value-type="float" office:value="0" calcext:value-type="float">
            <text:p>0</text:p>
          </table:table-cell>
          <table:table-cell table:formula="of:=['cnea BY HAND'.N89]-['CNEA by helpR'.P89]" office:value-type="float" office:value="0" calcext:value-type="float">
            <text:p>0</text:p>
          </table:table-cell>
        </table:table-row>
        <table:table-row table:style-name="ro2">
          <table:table-cell table:formula="of:=['cnea BY HAND'.G90]-['CNEA by helpR'.I90]" office:value-type="float" office:value="0" calcext:value-type="float">
            <text:p>0</text:p>
          </table:table-cell>
          <table:table-cell table:formula="of:=['cnea BY HAND'.N90]-['CNEA by helpR'.P90]" office:value-type="float" office:value="0" calcext:value-type="float">
            <text:p>0</text:p>
          </table:table-cell>
        </table:table-row>
        <table:table-row table:style-name="ro2">
          <table:table-cell table:formula="of:=['cnea BY HAND'.G91]-['CNEA by helpR'.I91]" office:value-type="float" office:value="0" calcext:value-type="float">
            <text:p>0</text:p>
          </table:table-cell>
          <table:table-cell table:formula="of:=['cnea BY HAND'.N91]-['CNEA by helpR'.P91]" office:value-type="float" office:value="0" calcext:value-type="float">
            <text:p>0</text:p>
          </table:table-cell>
        </table:table-row>
        <table:table-row table:style-name="ro2">
          <table:table-cell table:formula="of:=['cnea BY HAND'.G92]-['CNEA by helpR'.I92]" office:value-type="float" office:value="0" calcext:value-type="float">
            <text:p>0</text:p>
          </table:table-cell>
          <table:table-cell table:formula="of:=['cnea BY HAND'.N92]-['CNEA by helpR'.P92]" office:value-type="float" office:value="0" calcext:value-type="float">
            <text:p>0</text:p>
          </table:table-cell>
        </table:table-row>
        <table:table-row table:style-name="ro2">
          <table:table-cell table:formula="of:=['cnea BY HAND'.G93]-['CNEA by helpR'.I93]" office:value-type="float" office:value="0" calcext:value-type="float">
            <text:p>0</text:p>
          </table:table-cell>
          <table:table-cell table:formula="of:=['cnea BY HAND'.N93]-['CNEA by helpR'.P93]" office:value-type="float" office:value="0" calcext:value-type="float">
            <text:p>0</text:p>
          </table:table-cell>
        </table:table-row>
        <table:table-row table:style-name="ro2">
          <table:table-cell table:formula="of:=['cnea BY HAND'.G94]-['CNEA by helpR'.I94]" office:value-type="float" office:value="0" calcext:value-type="float">
            <text:p>0</text:p>
          </table:table-cell>
          <table:table-cell table:formula="of:=['cnea BY HAND'.N94]-['CNEA by helpR'.P94]" office:value-type="float" office:value="0" calcext:value-type="float">
            <text:p>0</text:p>
          </table:table-cell>
        </table:table-row>
        <table:table-row table:style-name="ro2">
          <table:table-cell table:formula="of:=['cnea BY HAND'.G95]-['CNEA by helpR'.I95]" office:value-type="float" office:value="0" calcext:value-type="float">
            <text:p>0</text:p>
          </table:table-cell>
          <table:table-cell table:formula="of:=['cnea BY HAND'.N95]-['CNEA by helpR'.P95]" office:value-type="float" office:value="0" calcext:value-type="float">
            <text:p>0</text:p>
          </table:table-cell>
        </table:table-row>
        <table:table-row table:style-name="ro2">
          <table:table-cell table:formula="of:=['cnea BY HAND'.G96]-['CNEA by helpR'.I96]" office:value-type="float" office:value="0" calcext:value-type="float">
            <text:p>0</text:p>
          </table:table-cell>
          <table:table-cell table:formula="of:=['cnea BY HAND'.N96]-['CNEA by helpR'.P96]" office:value-type="float" office:value="0" calcext:value-type="float">
            <text:p>0</text:p>
          </table:table-cell>
        </table:table-row>
        <table:table-row table:style-name="ro2">
          <table:table-cell table:formula="of:=['cnea BY HAND'.G97]-['CNEA by helpR'.I97]" office:value-type="float" office:value="0" calcext:value-type="float">
            <text:p>0</text:p>
          </table:table-cell>
          <table:table-cell table:formula="of:=['cnea BY HAND'.N97]-['CNEA by helpR'.P97]" office:value-type="float" office:value="0" calcext:value-type="float">
            <text:p>0</text:p>
          </table:table-cell>
        </table:table-row>
        <table:table-row table:style-name="ro2">
          <table:table-cell table:formula="of:=['cnea BY HAND'.G98]-['CNEA by helpR'.I98]" office:value-type="float" office:value="0" calcext:value-type="float">
            <text:p>0</text:p>
          </table:table-cell>
          <table:table-cell table:formula="of:=['cnea BY HAND'.N98]-['CNEA by helpR'.P98]" office:value-type="float" office:value="0" calcext:value-type="float">
            <text:p>0</text:p>
          </table:table-cell>
        </table:table-row>
        <table:table-row table:style-name="ro2">
          <table:table-cell table:formula="of:=['cnea BY HAND'.G99]-['CNEA by helpR'.I99]" office:value-type="float" office:value="0" calcext:value-type="float">
            <text:p>0</text:p>
          </table:table-cell>
          <table:table-cell table:formula="of:=['cnea BY HAND'.N99]-['CNEA by helpR'.P99]" office:value-type="float" office:value="0" calcext:value-type="float">
            <text:p>0</text:p>
          </table:table-cell>
        </table:table-row>
        <table:table-row table:style-name="ro2">
          <table:table-cell table:formula="of:=['cnea BY HAND'.G100]-['CNEA by helpR'.I100]" office:value-type="float" office:value="0" calcext:value-type="float">
            <text:p>0</text:p>
          </table:table-cell>
          <table:table-cell table:formula="of:=['cnea BY HAND'.N100]-['CNEA by helpR'.P100]" office:value-type="float" office:value="0" calcext:value-type="float">
            <text:p>0</text:p>
          </table:table-cell>
        </table:table-row>
        <table:table-row table:style-name="ro2">
          <table:table-cell table:formula="of:=['cnea BY HAND'.G101]-['CNEA by helpR'.I101]" office:value-type="float" office:value="0" calcext:value-type="float">
            <text:p>0</text:p>
          </table:table-cell>
          <table:table-cell table:formula="of:=['cnea BY HAND'.N101]-['CNEA by helpR'.P101]" office:value-type="float" office:value="0" calcext:value-type="float">
            <text:p>0</text:p>
          </table:table-cell>
        </table:table-row>
        <table:table-row table:style-name="ro2">
          <table:table-cell table:formula="of:=['cnea BY HAND'.G102]-['CNEA by helpR'.I102]" office:value-type="float" office:value="0" calcext:value-type="float">
            <text:p>0</text:p>
          </table:table-cell>
          <table:table-cell table:formula="of:=['cnea BY HAND'.N102]-['CNEA by helpR'.P102]" office:value-type="float" office:value="0" calcext:value-type="float">
            <text:p>0</text:p>
          </table:table-cell>
        </table:table-row>
        <table:table-row table:style-name="ro2">
          <table:table-cell table:formula="of:=['cnea BY HAND'.G103]-['CNEA by helpR'.I103]" office:value-type="float" office:value="0" calcext:value-type="float">
            <text:p>0</text:p>
          </table:table-cell>
          <table:table-cell table:formula="of:=['cnea BY HAND'.N103]-['CNEA by helpR'.P103]" office:value-type="float" office:value="0" calcext:value-type="float">
            <text:p>0</text:p>
          </table:table-cell>
        </table:table-row>
        <table:table-row table:style-name="ro2">
          <table:table-cell table:formula="of:=['cnea BY HAND'.G104]-['CNEA by helpR'.I104]" office:value-type="float" office:value="0" calcext:value-type="float">
            <text:p>0</text:p>
          </table:table-cell>
          <table:table-cell table:formula="of:=['cnea BY HAND'.N104]-['CNEA by helpR'.P104]" office:value-type="float" office:value="0" calcext:value-type="float">
            <text:p>0</text:p>
          </table:table-cell>
        </table:table-row>
        <table:table-row table:style-name="ro2">
          <table:table-cell table:formula="of:=['cnea BY HAND'.G105]-['CNEA by helpR'.I105]" office:value-type="float" office:value="0" calcext:value-type="float">
            <text:p>0</text:p>
          </table:table-cell>
          <table:table-cell table:formula="of:=['cnea BY HAND'.N105]-['CNEA by helpR'.P105]" office:value-type="float" office:value="0" calcext:value-type="float">
            <text:p>0</text:p>
          </table:table-cell>
        </table:table-row>
        <table:table-row table:style-name="ro2">
          <table:table-cell table:formula="of:=['cnea BY HAND'.G106]-['CNEA by helpR'.I106]" office:value-type="float" office:value="0" calcext:value-type="float">
            <text:p>0</text:p>
          </table:table-cell>
          <table:table-cell table:formula="of:=['cnea BY HAND'.N106]-['CNEA by helpR'.P106]" office:value-type="float" office:value="0" calcext:value-type="float">
            <text:p>0</text:p>
          </table:table-cell>
        </table:table-row>
        <table:table-row table:style-name="ro2">
          <table:table-cell table:formula="of:=['cnea BY HAND'.G107]-['CNEA by helpR'.I107]" office:value-type="float" office:value="0" calcext:value-type="float">
            <text:p>0</text:p>
          </table:table-cell>
          <table:table-cell table:formula="of:=['cnea BY HAND'.N107]-['CNEA by helpR'.P107]" office:value-type="float" office:value="0" calcext:value-type="float">
            <text:p>0</text:p>
          </table:table-cell>
        </table:table-row>
        <table:table-row table:style-name="ro2">
          <table:table-cell table:formula="of:=['cnea BY HAND'.G108]-['CNEA by helpR'.I108]" office:value-type="float" office:value="0" calcext:value-type="float">
            <text:p>0</text:p>
          </table:table-cell>
          <table:table-cell table:formula="of:=['cnea BY HAND'.N108]-['CNEA by helpR'.P108]" office:value-type="float" office:value="0" calcext:value-type="float">
            <text:p>0</text:p>
          </table:table-cell>
        </table:table-row>
        <table:table-row table:style-name="ro2">
          <table:table-cell table:formula="of:=['cnea BY HAND'.G109]-['CNEA by helpR'.I109]" office:value-type="float" office:value="0" calcext:value-type="float">
            <text:p>0</text:p>
          </table:table-cell>
          <table:table-cell table:formula="of:=['cnea BY HAND'.N109]-['CNEA by helpR'.P109]" office:value-type="float" office:value="0" calcext:value-type="float">
            <text:p>0</text:p>
          </table:table-cell>
        </table:table-row>
        <table:table-row table:style-name="ro2">
          <table:table-cell table:formula="of:=['cnea BY HAND'.G110]-['CNEA by helpR'.I110]" office:value-type="float" office:value="0" calcext:value-type="float">
            <text:p>0</text:p>
          </table:table-cell>
          <table:table-cell table:formula="of:=['cnea BY HAND'.N110]-['CNEA by helpR'.P110]" office:value-type="float" office:value="0" calcext:value-type="float">
            <text:p>0</text:p>
          </table:table-cell>
        </table:table-row>
        <table:table-row table:style-name="ro2">
          <table:table-cell table:formula="of:=['cnea BY HAND'.G111]-['CNEA by helpR'.I111]" office:value-type="float" office:value="0" calcext:value-type="float">
            <text:p>0</text:p>
          </table:table-cell>
          <table:table-cell table:formula="of:=['cnea BY HAND'.N111]-['CNEA by helpR'.P111]" office:value-type="float" office:value="0" calcext:value-type="float">
            <text:p>0</text:p>
          </table:table-cell>
        </table:table-row>
        <table:table-row table:style-name="ro2">
          <table:table-cell table:formula="of:=['cnea BY HAND'.G112]-['CNEA by helpR'.I112]" office:value-type="float" office:value="0" calcext:value-type="float">
            <text:p>0</text:p>
          </table:table-cell>
          <table:table-cell table:formula="of:=['cnea BY HAND'.N112]-['CNEA by helpR'.P112]" office:value-type="float" office:value="0" calcext:value-type="float">
            <text:p>0</text:p>
          </table:table-cell>
        </table:table-row>
        <table:table-row table:style-name="ro2">
          <table:table-cell table:formula="of:=['cnea BY HAND'.G113]-['CNEA by helpR'.I113]" office:value-type="float" office:value="0" calcext:value-type="float">
            <text:p>0</text:p>
          </table:table-cell>
          <table:table-cell table:formula="of:=['cnea BY HAND'.N113]-['CNEA by helpR'.P113]" office:value-type="float" office:value="0" calcext:value-type="float">
            <text:p>0</text:p>
          </table:table-cell>
        </table:table-row>
        <table:table-row table:style-name="ro2">
          <table:table-cell table:formula="of:=['cnea BY HAND'.G114]-['CNEA by helpR'.I114]" office:value-type="float" office:value="0" calcext:value-type="float">
            <text:p>0</text:p>
          </table:table-cell>
          <table:table-cell table:formula="of:=['cnea BY HAND'.N114]-['CNEA by helpR'.P114]" office:value-type="float" office:value="0" calcext:value-type="float">
            <text:p>0</text:p>
          </table:table-cell>
        </table:table-row>
        <table:table-row table:style-name="ro2">
          <table:table-cell table:formula="of:=['cnea BY HAND'.G115]-['CNEA by helpR'.I115]" office:value-type="float" office:value="0" calcext:value-type="float">
            <text:p>0</text:p>
          </table:table-cell>
          <table:table-cell table:formula="of:=['cnea BY HAND'.N115]-['CNEA by helpR'.P115]" office:value-type="float" office:value="0" calcext:value-type="float">
            <text:p>0</text:p>
          </table:table-cell>
        </table:table-row>
        <table:table-row table:style-name="ro2">
          <table:table-cell table:formula="of:=['cnea BY HAND'.G116]-['CNEA by helpR'.I116]" office:value-type="float" office:value="0" calcext:value-type="float">
            <text:p>0</text:p>
          </table:table-cell>
          <table:table-cell table:formula="of:=['cnea BY HAND'.N116]-['CNEA by helpR'.P116]" office:value-type="float" office:value="0" calcext:value-type="float">
            <text:p>0</text:p>
          </table:table-cell>
        </table:table-row>
        <table:table-row table:style-name="ro2">
          <table:table-cell table:formula="of:=['cnea BY HAND'.G117]-['CNEA by helpR'.I117]" office:value-type="float" office:value="0" calcext:value-type="float">
            <text:p>0</text:p>
          </table:table-cell>
          <table:table-cell table:formula="of:=['cnea BY HAND'.N117]-['CNEA by helpR'.P117]" office:value-type="float" office:value="0" calcext:value-type="float">
            <text:p>0</text:p>
          </table:table-cell>
        </table:table-row>
        <table:table-row table:style-name="ro2">
          <table:table-cell table:formula="of:=['cnea BY HAND'.G118]-['CNEA by helpR'.I118]" office:value-type="float" office:value="0" calcext:value-type="float">
            <text:p>0</text:p>
          </table:table-cell>
          <table:table-cell table:formula="of:=['cnea BY HAND'.N118]-['CNEA by helpR'.P118]" office:value-type="float" office:value="0" calcext:value-type="float">
            <text:p>0</text:p>
          </table:table-cell>
        </table:table-row>
        <table:table-row table:style-name="ro2">
          <table:table-cell table:formula="of:=['cnea BY HAND'.G119]-['CNEA by helpR'.I119]" office:value-type="float" office:value="0" calcext:value-type="float">
            <text:p>0</text:p>
          </table:table-cell>
          <table:table-cell table:formula="of:=['cnea BY HAND'.N119]-['CNEA by helpR'.P119]" office:value-type="float" office:value="0" calcext:value-type="float">
            <text:p>0</text:p>
          </table:table-cell>
        </table:table-row>
        <table:table-row table:style-name="ro2">
          <table:table-cell table:formula="of:=['cnea BY HAND'.G120]-['CNEA by helpR'.I120]" office:value-type="float" office:value="0" calcext:value-type="float">
            <text:p>0</text:p>
          </table:table-cell>
          <table:table-cell table:formula="of:=['cnea BY HAND'.N120]-['CNEA by helpR'.P120]" office:value-type="float" office:value="0" calcext:value-type="float">
            <text:p>0</text:p>
          </table:table-cell>
        </table:table-row>
        <table:table-row table:style-name="ro2">
          <table:table-cell table:formula="of:=['cnea BY HAND'.G121]-['CNEA by helpR'.I121]" office:value-type="float" office:value="0" calcext:value-type="float">
            <text:p>0</text:p>
          </table:table-cell>
          <table:table-cell table:formula="of:=['cnea BY HAND'.N121]-['CNEA by helpR'.P121]" office:value-type="float" office:value="0" calcext:value-type="float">
            <text:p>0</text:p>
          </table:table-cell>
        </table:table-row>
        <table:table-row table:style-name="ro2">
          <table:table-cell table:formula="of:=['cnea BY HAND'.G122]-['CNEA by helpR'.I122]" office:value-type="float" office:value="0" calcext:value-type="float">
            <text:p>0</text:p>
          </table:table-cell>
          <table:table-cell table:formula="of:=['cnea BY HAND'.N122]-['CNEA by helpR'.P122]" office:value-type="float" office:value="0" calcext:value-type="float">
            <text:p>0</text:p>
          </table:table-cell>
        </table:table-row>
        <table:table-row table:style-name="ro2">
          <table:table-cell table:formula="of:=['cnea BY HAND'.G123]-['CNEA by helpR'.I123]" office:value-type="float" office:value="0" calcext:value-type="float">
            <text:p>0</text:p>
          </table:table-cell>
          <table:table-cell table:formula="of:=['cnea BY HAND'.N123]-['CNEA by helpR'.P123]" office:value-type="float" office:value="0" calcext:value-type="float">
            <text:p>0</text:p>
          </table:table-cell>
        </table:table-row>
        <table:table-row table:style-name="ro2">
          <table:table-cell table:formula="of:=['cnea BY HAND'.G124]-['CNEA by helpR'.I124]" office:value-type="float" office:value="0" calcext:value-type="float">
            <text:p>0</text:p>
          </table:table-cell>
          <table:table-cell table:formula="of:=['cnea BY HAND'.N124]-['CNEA by helpR'.P124]" office:value-type="float" office:value="0" calcext:value-type="float">
            <text:p>0</text:p>
          </table:table-cell>
        </table:table-row>
        <table:table-row table:style-name="ro2">
          <table:table-cell table:formula="of:=['cnea BY HAND'.G125]-['CNEA by helpR'.I125]" office:value-type="float" office:value="0" calcext:value-type="float">
            <text:p>0</text:p>
          </table:table-cell>
          <table:table-cell table:formula="of:=['cnea BY HAND'.N125]-['CNEA by helpR'.P125]" office:value-type="float" office:value="0" calcext:value-type="float">
            <text:p>0</text:p>
          </table:table-cell>
        </table:table-row>
        <table:table-row table:style-name="ro2">
          <table:table-cell table:formula="of:=['cnea BY HAND'.G126]-['CNEA by helpR'.I126]" office:value-type="float" office:value="0" calcext:value-type="float">
            <text:p>0</text:p>
          </table:table-cell>
          <table:table-cell table:formula="of:=['cnea BY HAND'.N126]-['CNEA by helpR'.P126]" office:value-type="float" office:value="0" calcext:value-type="float">
            <text:p>0</text:p>
          </table:table-cell>
        </table:table-row>
        <table:table-row table:style-name="ro2">
          <table:table-cell table:formula="of:=['cnea BY HAND'.G127]-['CNEA by helpR'.I127]" office:value-type="float" office:value="0" calcext:value-type="float">
            <text:p>0</text:p>
          </table:table-cell>
          <table:table-cell table:formula="of:=['cnea BY HAND'.N127]-['CNEA by helpR'.P127]" office:value-type="float" office:value="0" calcext:value-type="float">
            <text:p>0</text:p>
          </table:table-cell>
        </table:table-row>
        <table:table-row table:style-name="ro2">
          <table:table-cell table:formula="of:=['cnea BY HAND'.G128]-['CNEA by helpR'.I128]" office:value-type="float" office:value="0" calcext:value-type="float">
            <text:p>0</text:p>
          </table:table-cell>
          <table:table-cell table:formula="of:=['cnea BY HAND'.N128]-['CNEA by helpR'.P128]" office:value-type="float" office:value="0" calcext:value-type="float">
            <text:p>0</text:p>
          </table:table-cell>
        </table:table-row>
        <table:table-row table:style-name="ro2">
          <table:table-cell table:formula="of:=['cnea BY HAND'.G129]-['CNEA by helpR'.I129]" office:value-type="float" office:value="0" calcext:value-type="float">
            <text:p>0</text:p>
          </table:table-cell>
          <table:table-cell table:formula="of:=['cnea BY HAND'.N129]-['CNEA by helpR'.P129]" office:value-type="float" office:value="0" calcext:value-type="float">
            <text:p>0</text:p>
          </table:table-cell>
        </table:table-row>
        <table:table-row table:style-name="ro2">
          <table:table-cell table:formula="of:=['cnea BY HAND'.G130]-['CNEA by helpR'.I130]" office:value-type="float" office:value="0" calcext:value-type="float">
            <text:p>0</text:p>
          </table:table-cell>
          <table:table-cell table:formula="of:=['cnea BY HAND'.N130]-['CNEA by helpR'.P130]" office:value-type="float" office:value="0" calcext:value-type="float">
            <text:p>0</text:p>
          </table:table-cell>
        </table:table-row>
        <table:table-row table:style-name="ro2">
          <table:table-cell table:formula="of:=['cnea BY HAND'.G131]-['CNEA by helpR'.I131]" office:value-type="float" office:value="0" calcext:value-type="float">
            <text:p>0</text:p>
          </table:table-cell>
          <table:table-cell table:formula="of:=['cnea BY HAND'.N131]-['CNEA by helpR'.P131]" office:value-type="float" office:value="0" calcext:value-type="float">
            <text:p>0</text:p>
          </table:table-cell>
        </table:table-row>
        <table:table-row table:style-name="ro2">
          <table:table-cell table:formula="of:=['cnea BY HAND'.G132]-['CNEA by helpR'.I132]" office:value-type="float" office:value="0" calcext:value-type="float">
            <text:p>0</text:p>
          </table:table-cell>
          <table:table-cell table:formula="of:=['cnea BY HAND'.N132]-['CNEA by helpR'.P132]" office:value-type="float" office:value="0" calcext:value-type="float">
            <text:p>0</text:p>
          </table:table-cell>
        </table:table-row>
        <table:table-row table:style-name="ro2">
          <table:table-cell table:formula="of:=['cnea BY HAND'.G133]-['CNEA by helpR'.I133]" office:value-type="float" office:value="0" calcext:value-type="float">
            <text:p>0</text:p>
          </table:table-cell>
          <table:table-cell table:formula="of:=['cnea BY HAND'.N133]-['CNEA by helpR'.P133]" office:value-type="float" office:value="0" calcext:value-type="float">
            <text:p>0</text:p>
          </table:table-cell>
        </table:table-row>
        <table:table-row table:style-name="ro2">
          <table:table-cell table:formula="of:=['cnea BY HAND'.G134]-['CNEA by helpR'.I134]" office:value-type="float" office:value="0" calcext:value-type="float">
            <text:p>0</text:p>
          </table:table-cell>
          <table:table-cell table:formula="of:=['cnea BY HAND'.N134]-['CNEA by helpR'.P134]" office:value-type="float" office:value="0" calcext:value-type="float">
            <text:p>0</text:p>
          </table:table-cell>
        </table:table-row>
        <table:table-row table:style-name="ro2">
          <table:table-cell table:formula="of:=['cnea BY HAND'.G135]-['CNEA by helpR'.I135]" office:value-type="float" office:value="0" calcext:value-type="float">
            <text:p>0</text:p>
          </table:table-cell>
          <table:table-cell table:formula="of:=['cnea BY HAND'.N135]-['CNEA by helpR'.P135]" office:value-type="float" office:value="0" calcext:value-type="float">
            <text:p>0</text:p>
          </table:table-cell>
        </table:table-row>
        <table:table-row table:style-name="ro2">
          <table:table-cell table:formula="of:=['cnea BY HAND'.G136]-['CNEA by helpR'.I136]" office:value-type="float" office:value="0" calcext:value-type="float">
            <text:p>0</text:p>
          </table:table-cell>
          <table:table-cell table:formula="of:=['cnea BY HAND'.N136]-['CNEA by helpR'.P136]" office:value-type="float" office:value="0" calcext:value-type="float">
            <text:p>0</text:p>
          </table:table-cell>
        </table:table-row>
        <table:table-row table:style-name="ro2">
          <table:table-cell table:formula="of:=['cnea BY HAND'.G137]-['CNEA by helpR'.I137]" office:value-type="float" office:value="0" calcext:value-type="float">
            <text:p>0</text:p>
          </table:table-cell>
          <table:table-cell table:formula="of:=['cnea BY HAND'.N137]-['CNEA by helpR'.P137]" office:value-type="float" office:value="0" calcext:value-type="float">
            <text:p>0</text:p>
          </table:table-cell>
        </table:table-row>
        <table:table-row table:style-name="ro2">
          <table:table-cell table:formula="of:=['cnea BY HAND'.G138]-['CNEA by helpR'.I138]" office:value-type="float" office:value="0" calcext:value-type="float">
            <text:p>0</text:p>
          </table:table-cell>
          <table:table-cell table:formula="of:=['cnea BY HAND'.N138]-['CNEA by helpR'.P138]" office:value-type="float" office:value="0" calcext:value-type="float">
            <text:p>0</text:p>
          </table:table-cell>
        </table:table-row>
        <table:table-row table:style-name="ro2">
          <table:table-cell table:formula="of:=['cnea BY HAND'.G139]-['CNEA by helpR'.I139]" office:value-type="float" office:value="0" calcext:value-type="float">
            <text:p>0</text:p>
          </table:table-cell>
          <table:table-cell table:formula="of:=['cnea BY HAND'.N139]-['CNEA by helpR'.P139]" office:value-type="float" office:value="0" calcext:value-type="float">
            <text:p>0</text:p>
          </table:table-cell>
        </table:table-row>
        <table:table-row table:style-name="ro2">
          <table:table-cell table:formula="of:=['cnea BY HAND'.G140]-['CNEA by helpR'.I140]" office:value-type="float" office:value="0" calcext:value-type="float">
            <text:p>0</text:p>
          </table:table-cell>
          <table:table-cell table:formula="of:=['cnea BY HAND'.N140]-['CNEA by helpR'.P140]" office:value-type="float" office:value="0" calcext:value-type="float">
            <text:p>0</text:p>
          </table:table-cell>
        </table:table-row>
        <table:table-row table:style-name="ro2">
          <table:table-cell table:formula="of:=['cnea BY HAND'.G141]-['CNEA by helpR'.I141]" office:value-type="float" office:value="0" calcext:value-type="float">
            <text:p>0</text:p>
          </table:table-cell>
          <table:table-cell table:formula="of:=['cnea BY HAND'.N141]-['CNEA by helpR'.P141]" office:value-type="float" office:value="0" calcext:value-type="float">
            <text:p>0</text:p>
          </table:table-cell>
        </table:table-row>
        <table:table-row table:style-name="ro2">
          <table:table-cell table:formula="of:=['cnea BY HAND'.G142]-['CNEA by helpR'.I142]" office:value-type="float" office:value="0" calcext:value-type="float">
            <text:p>0</text:p>
          </table:table-cell>
          <table:table-cell table:formula="of:=['cnea BY HAND'.N142]-['CNEA by helpR'.P142]" office:value-type="float" office:value="0" calcext:value-type="float">
            <text:p>0</text:p>
          </table:table-cell>
        </table:table-row>
        <table:table-row table:style-name="ro2">
          <table:table-cell table:formula="of:=['cnea BY HAND'.G143]-['CNEA by helpR'.I143]" office:value-type="float" office:value="0" calcext:value-type="float">
            <text:p>0</text:p>
          </table:table-cell>
          <table:table-cell table:formula="of:=['cnea BY HAND'.N143]-['CNEA by helpR'.P1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S Sans Serif1" svg:font-family="'MS Sans Serif'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1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1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8:13:45.651796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57:51.288613574</meta:creation-date>
    <dc:date>2018-03-18T18:16:22.737447089</dc:date>
    <meta:editing-duration>PT5M10S</meta:editing-duration>
    <meta:editing-cycles>2</meta:editing-cycles>
    <meta:generator>LibreOffice/5.1.6.2$Linux_X86_64 LibreOffice_project/10m0$Build-2</meta:generator>
    <meta:document-statistic meta:table-count="6" meta:cell-count="5172" meta:object-count="0"/>
  </office:meta>
</office:document-meta>
</file>